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1354in" style:rel-column-width="20202*"/>
    </style:style>
    <style:style style:name="Table1.B" style:family="table-column">
      <style:table-column-properties style:column-width="4.7917in" style:rel-column-width="4533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0.75in" style:rel-column-width="7095*"/>
    </style:style>
    <style:style style:name="Table2.C" style:family="table-column">
      <style:table-column-properties style:column-width="0.7396in" style:rel-column-width="6996*"/>
    </style:style>
    <style:style style:name="Table2.D" style:family="table-column">
      <style:table-column-properties style:column-width="0.7813in" style:rel-column-width="7391*"/>
    </style:style>
    <style:style style:name="Table2.F" style:family="table-column">
      <style:table-column-properties style:column-width="0.7708in" style:rel-column-width="7292*"/>
    </style:style>
    <style:style style:name="Table2.G" style:family="table-column">
      <style:table-column-properties style:column-width="0.6563in" style:rel-column-width="6208*"/>
    </style:style>
    <style:style style:name="Table2.H" style:family="table-column">
      <style:table-column-properties style:column-width="0.9792in" style:rel-column-width="9263*"/>
    </style:style>
    <style:style style:name="Table2.I" style:family="table-column">
      <style:table-column-properties style:column-width="0.8132in" style:rel-column-width="7692*"/>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2.I3"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979in" style:rel-column-width="6602*"/>
    </style:style>
    <style:style style:name="Table3.B" style:family="table-column">
      <style:table-column-properties style:column-width="0.75in" style:rel-column-width="7095*"/>
    </style:style>
    <style:style style:name="Table3.C" style:family="table-column">
      <style:table-column-properties style:column-width="0.7396in" style:rel-column-width="6996*"/>
    </style:style>
    <style:style style:name="Table3.D" style:family="table-column">
      <style:table-column-properties style:column-width="0.7813in" style:rel-column-width="7391*"/>
    </style:style>
    <style:style style:name="Table3.F" style:family="table-column">
      <style:table-column-properties style:column-width="0.7708in" style:rel-column-width="7292*"/>
    </style:style>
    <style:style style:name="Table3.G" style:family="table-column">
      <style:table-column-properties style:column-width="0.6563in" style:rel-column-width="6208*"/>
    </style:style>
    <style:style style:name="Table3.H" style:family="table-column">
      <style:table-column-properties style:column-width="0.9792in" style:rel-column-width="9263*"/>
    </style:style>
    <style:style style:name="Table3.I" style:family="table-column">
      <style:table-column-properties style:column-width="0.8132in" style:rel-column-width="7692*"/>
    </style:style>
    <style:style style:name="Table3.A1" style:family="table-cell">
      <style:table-cell-properties fo:padding="0.0382in" fo:border-left="0.0007in solid #000000" fo:border-right="none" fo:border-top="0.0007in solid #000000" fo:border-bottom="0.0007in solid #000000"/>
    </style:style>
    <style:style style:name="Table3.I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I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979in" style:rel-column-width="6602*"/>
    </style:style>
    <style:style style:name="Table4.B" style:family="table-column">
      <style:table-column-properties style:column-width="0.75in" style:rel-column-width="7095*"/>
    </style:style>
    <style:style style:name="Table4.C" style:family="table-column">
      <style:table-column-properties style:column-width="0.7396in" style:rel-column-width="6996*"/>
    </style:style>
    <style:style style:name="Table4.D" style:family="table-column">
      <style:table-column-properties style:column-width="0.7813in" style:rel-column-width="7391*"/>
    </style:style>
    <style:style style:name="Table4.F" style:family="table-column">
      <style:table-column-properties style:column-width="0.7708in" style:rel-column-width="7292*"/>
    </style:style>
    <style:style style:name="Table4.G" style:family="table-column">
      <style:table-column-properties style:column-width="0.6563in" style:rel-column-width="6208*"/>
    </style:style>
    <style:style style:name="Table4.H" style:family="table-column">
      <style:table-column-properties style:column-width="0.9792in" style:rel-column-width="9263*"/>
    </style:style>
    <style:style style:name="Table4.I" style:family="table-column">
      <style:table-column-properties style:column-width="0.8132in" style:rel-column-width="7692*"/>
    </style:style>
    <style:style style:name="Table4.A1" style:family="table-cell">
      <style:table-cell-properties fo:padding="0.0382in" fo:border-left="0.0007in solid #000000" fo:border-right="none" fo:border-top="0.0007in solid #000000" fo:border-bottom="0.0007in solid #000000"/>
    </style:style>
    <style:style style:name="Table4.I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I2"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354in" style:rel-column-width="20202*"/>
    </style:style>
    <style:style style:name="Table5.B" style:family="table-column">
      <style:table-column-properties style:column-width="4.7917in" style:rel-column-width="453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9271in" fo:margin-left="0in" fo:margin-right="-0.0021in" table:align="margins"/>
    </style:style>
    <style:style style:name="Table6.A" style:family="table-column">
      <style:table-column-properties style:column-width="0.6979in" style:rel-column-width="6602*"/>
    </style:style>
    <style:style style:name="Table6.B" style:family="table-column">
      <style:table-column-properties style:column-width="0.75in" style:rel-column-width="7095*"/>
    </style:style>
    <style:style style:name="Table6.C" style:family="table-column">
      <style:table-column-properties style:column-width="0.7396in" style:rel-column-width="6996*"/>
    </style:style>
    <style:style style:name="Table6.D" style:family="table-column">
      <style:table-column-properties style:column-width="0.7813in" style:rel-column-width="7391*"/>
    </style:style>
    <style:style style:name="Table6.F" style:family="table-column">
      <style:table-column-properties style:column-width="0.7708in" style:rel-column-width="7292*"/>
    </style:style>
    <style:style style:name="Table6.G" style:family="table-column">
      <style:table-column-properties style:column-width="0.6563in" style:rel-column-width="6208*"/>
    </style:style>
    <style:style style:name="Table6.H" style:family="table-column">
      <style:table-column-properties style:column-width="0.9792in" style:rel-column-width="9263*"/>
    </style:style>
    <style:style style:name="Table6.I" style:family="table-column">
      <style:table-column-properties style:column-width="0.8132in" style:rel-column-width="7692*"/>
    </style:style>
    <style:style style:name="Table6.A1" style:family="table-cell">
      <style:table-cell-properties fo:padding="0.0382in" fo:border-left="0.0007in solid #000000" fo:border-right="none" fo:border-top="0.0007in solid #000000" fo:border-bottom="0.0007in solid #000000"/>
    </style:style>
    <style:style style:name="Table6.I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I2" style:family="table-cell">
      <style:table-cell-properties fo:padding="0.0382in" fo:border-left="0.0007in solid #000000" fo:border-right="0.0007in solid #000000" fo:border-top="none" fo:border-bottom="0.0007in solid #000000"/>
    </style:style>
    <style:style style:name="Table6.I3"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0.6979in" style:rel-column-width="6602*"/>
    </style:style>
    <style:style style:name="Table7.B" style:family="table-column">
      <style:table-column-properties style:column-width="0.75in" style:rel-column-width="7095*"/>
    </style:style>
    <style:style style:name="Table7.C" style:family="table-column">
      <style:table-column-properties style:column-width="0.7396in" style:rel-column-width="6996*"/>
    </style:style>
    <style:style style:name="Table7.D" style:family="table-column">
      <style:table-column-properties style:column-width="0.7813in" style:rel-column-width="7391*"/>
    </style:style>
    <style:style style:name="Table7.F" style:family="table-column">
      <style:table-column-properties style:column-width="0.7708in" style:rel-column-width="7292*"/>
    </style:style>
    <style:style style:name="Table7.G" style:family="table-column">
      <style:table-column-properties style:column-width="0.6563in" style:rel-column-width="6208*"/>
    </style:style>
    <style:style style:name="Table7.H" style:family="table-column">
      <style:table-column-properties style:column-width="0.9792in" style:rel-column-width="9263*"/>
    </style:style>
    <style:style style:name="Table7.I" style:family="table-column">
      <style:table-column-properties style:column-width="0.8132in" style:rel-column-width="7692*"/>
    </style:style>
    <style:style style:name="Table7.A1" style:family="table-cell">
      <style:table-cell-properties fo:padding="0.0382in" fo:border-left="0.0007in solid #000000" fo:border-right="none" fo:border-top="0.0007in solid #000000" fo:border-bottom="0.0007in solid #000000"/>
    </style:style>
    <style:style style:name="Table7.I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I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2.1354in" style:rel-column-width="20202*"/>
    </style:style>
    <style:style style:name="Table8.B" style:family="table-column">
      <style:table-column-properties style:column-width="4.7917in" style:rel-column-width="4533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28" style:family="table">
      <style:table-properties style:width="6.9271in" fo:margin-left="0in" fo:margin-right="-0.0021in" table:align="margins"/>
    </style:style>
    <style:style style:name="Table28.A" style:family="table-column">
      <style:table-column-properties style:column-width="0.6979in" style:rel-column-width="6602*"/>
    </style:style>
    <style:style style:name="Table28.B" style:family="table-column">
      <style:table-column-properties style:column-width="0.75in" style:rel-column-width="7095*"/>
    </style:style>
    <style:style style:name="Table28.C" style:family="table-column">
      <style:table-column-properties style:column-width="0.7396in" style:rel-column-width="6996*"/>
    </style:style>
    <style:style style:name="Table28.D" style:family="table-column">
      <style:table-column-properties style:column-width="0.7813in" style:rel-column-width="7391*"/>
    </style:style>
    <style:style style:name="Table28.F" style:family="table-column">
      <style:table-column-properties style:column-width="0.7708in" style:rel-column-width="7292*"/>
    </style:style>
    <style:style style:name="Table28.G" style:family="table-column">
      <style:table-column-properties style:column-width="0.6563in" style:rel-column-width="6208*"/>
    </style:style>
    <style:style style:name="Table28.H" style:family="table-column">
      <style:table-column-properties style:column-width="0.9792in" style:rel-column-width="9263*"/>
    </style:style>
    <style:style style:name="Table28.I" style:family="table-column">
      <style:table-column-properties style:column-width="0.8132in" style:rel-column-width="7692*"/>
    </style:style>
    <style:style style:name="Table28.A1" style:family="table-cell">
      <style:table-cell-properties fo:padding="0.0382in" fo:border-left="0.0007in solid #000000" fo:border-right="none" fo:border-top="0.0007in solid #000000" fo:border-bottom="0.0007in solid #000000"/>
    </style:style>
    <style:style style:name="Table28.I1" style:family="table-cell">
      <style:table-cell-properties fo:padding="0.0382in" fo:border="0.0007in solid #000000"/>
    </style:style>
    <style:style style:name="Table28.A2" style:family="table-cell" style:data-style-name="N0">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none" fo:border-top="none" fo:border-bottom="0.0007in solid #000000"/>
    </style:style>
    <style:style style:name="Table28.I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2.1354in" style:rel-column-width="20202*"/>
    </style:style>
    <style:style style:name="Table9.B" style:family="table-column">
      <style:table-column-properties style:column-width="4.7917in" style:rel-column-width="45333*"/>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29" style:family="table">
      <style:table-properties style:width="6.9271in" fo:margin-left="0in" fo:margin-right="-0.0021in" table:align="margins"/>
    </style:style>
    <style:style style:name="Table29.A" style:family="table-column">
      <style:table-column-properties style:column-width="0.6979in" style:rel-column-width="6602*"/>
    </style:style>
    <style:style style:name="Table29.B" style:family="table-column">
      <style:table-column-properties style:column-width="0.75in" style:rel-column-width="7095*"/>
    </style:style>
    <style:style style:name="Table29.C" style:family="table-column">
      <style:table-column-properties style:column-width="0.7396in" style:rel-column-width="6996*"/>
    </style:style>
    <style:style style:name="Table29.D" style:family="table-column">
      <style:table-column-properties style:column-width="0.7813in" style:rel-column-width="7391*"/>
    </style:style>
    <style:style style:name="Table29.F" style:family="table-column">
      <style:table-column-properties style:column-width="0.7708in" style:rel-column-width="7292*"/>
    </style:style>
    <style:style style:name="Table29.G" style:family="table-column">
      <style:table-column-properties style:column-width="0.6563in" style:rel-column-width="6208*"/>
    </style:style>
    <style:style style:name="Table29.H" style:family="table-column">
      <style:table-column-properties style:column-width="0.9792in" style:rel-column-width="9263*"/>
    </style:style>
    <style:style style:name="Table29.I" style:family="table-column">
      <style:table-column-properties style:column-width="0.8132in" style:rel-column-width="7692*"/>
    </style:style>
    <style:style style:name="Table29.A1" style:family="table-cell">
      <style:table-cell-properties fo:padding="0.0382in" fo:border-left="0.0007in solid #000000" fo:border-right="none" fo:border-top="0.0007in solid #000000" fo:border-bottom="0.0007in solid #000000"/>
    </style:style>
    <style:style style:name="Table29.I1" style:family="table-cell">
      <style:table-cell-properties fo:padding="0.0382in" fo:border="0.0007in solid #000000"/>
    </style:style>
    <style:style style:name="Table29.A2" style:family="table-cell" style:data-style-name="N0">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none" fo:border-top="none" fo:border-bottom="0.0007in solid #000000"/>
    </style:style>
    <style:style style:name="Table29.I2" style:family="table-cell">
      <style:table-cell-properties fo:padding="0.0382in" fo:border-left="0.0007in solid #000000" fo:border-right="0.0007in solid #000000" fo:border-top="none" fo:border-bottom="0.0007in solid #000000"/>
    </style:style>
    <style:style style:name="Table29.I3" style:family="table-cell" style:data-style-name="N0">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2.1354in" style:rel-column-width="20202*"/>
    </style:style>
    <style:style style:name="Table10.B" style:family="table-column">
      <style:table-column-properties style:column-width="4.7917in" style:rel-column-width="45333*"/>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30" style:family="table">
      <style:table-properties style:width="6.9271in" fo:margin-left="0in" fo:margin-right="-0.0021in" table:align="margins"/>
    </style:style>
    <style:style style:name="Table30.A" style:family="table-column">
      <style:table-column-properties style:column-width="0.6979in" style:rel-column-width="6602*"/>
    </style:style>
    <style:style style:name="Table30.B" style:family="table-column">
      <style:table-column-properties style:column-width="0.75in" style:rel-column-width="7095*"/>
    </style:style>
    <style:style style:name="Table30.C" style:family="table-column">
      <style:table-column-properties style:column-width="0.7396in" style:rel-column-width="6996*"/>
    </style:style>
    <style:style style:name="Table30.D" style:family="table-column">
      <style:table-column-properties style:column-width="0.7813in" style:rel-column-width="7391*"/>
    </style:style>
    <style:style style:name="Table30.F" style:family="table-column">
      <style:table-column-properties style:column-width="0.7708in" style:rel-column-width="7292*"/>
    </style:style>
    <style:style style:name="Table30.G" style:family="table-column">
      <style:table-column-properties style:column-width="0.6563in" style:rel-column-width="6208*"/>
    </style:style>
    <style:style style:name="Table30.H" style:family="table-column">
      <style:table-column-properties style:column-width="0.9792in" style:rel-column-width="9263*"/>
    </style:style>
    <style:style style:name="Table30.I" style:family="table-column">
      <style:table-column-properties style:column-width="0.8132in" style:rel-column-width="7692*"/>
    </style:style>
    <style:style style:name="Table30.A1" style:family="table-cell">
      <style:table-cell-properties fo:padding="0.0382in" fo:border-left="0.0007in solid #000000" fo:border-right="none" fo:border-top="0.0007in solid #000000" fo:border-bottom="0.0007in solid #000000"/>
    </style:style>
    <style:style style:name="Table30.I1" style:family="table-cell">
      <style:table-cell-properties fo:padding="0.0382in" fo:border="0.0007in solid #000000"/>
    </style:style>
    <style:style style:name="Table30.A2" style:family="table-cell" style:data-style-name="N0">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none" fo:border-top="none" fo:border-bottom="0.0007in solid #000000"/>
    </style:style>
    <style:style style:name="Table30.I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2.1354in" style:rel-column-width="20202*"/>
    </style:style>
    <style:style style:name="Table11.B" style:family="table-column">
      <style:table-column-properties style:column-width="4.7917in" style:rel-column-width="45333*"/>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31" style:family="table">
      <style:table-properties style:width="6.9271in" fo:margin-left="0in" fo:margin-right="-0.0021in" table:align="margins"/>
    </style:style>
    <style:style style:name="Table31.A" style:family="table-column">
      <style:table-column-properties style:column-width="0.6979in" style:rel-column-width="6602*"/>
    </style:style>
    <style:style style:name="Table31.B" style:family="table-column">
      <style:table-column-properties style:column-width="0.75in" style:rel-column-width="7095*"/>
    </style:style>
    <style:style style:name="Table31.C" style:family="table-column">
      <style:table-column-properties style:column-width="0.7396in" style:rel-column-width="6996*"/>
    </style:style>
    <style:style style:name="Table31.D" style:family="table-column">
      <style:table-column-properties style:column-width="0.7813in" style:rel-column-width="7391*"/>
    </style:style>
    <style:style style:name="Table31.F" style:family="table-column">
      <style:table-column-properties style:column-width="0.7708in" style:rel-column-width="7292*"/>
    </style:style>
    <style:style style:name="Table31.G" style:family="table-column">
      <style:table-column-properties style:column-width="0.6563in" style:rel-column-width="6208*"/>
    </style:style>
    <style:style style:name="Table31.H" style:family="table-column">
      <style:table-column-properties style:column-width="0.9792in" style:rel-column-width="9263*"/>
    </style:style>
    <style:style style:name="Table31.I" style:family="table-column">
      <style:table-column-properties style:column-width="0.8132in" style:rel-column-width="7692*"/>
    </style:style>
    <style:style style:name="Table31.A1" style:family="table-cell">
      <style:table-cell-properties fo:padding="0.0382in" fo:border-left="0.0007in solid #000000" fo:border-right="none" fo:border-top="0.0007in solid #000000" fo:border-bottom="0.0007in solid #000000"/>
    </style:style>
    <style:style style:name="Table31.I1" style:family="table-cell">
      <style:table-cell-properties fo:padding="0.0382in" fo:border="0.0007in solid #000000"/>
    </style:style>
    <style:style style:name="Table31.A2" style:family="table-cell" style:data-style-name="N0">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none" fo:border-top="none" fo:border-bottom="0.0007in solid #000000"/>
    </style:style>
    <style:style style:name="Table31.I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2.1354in" style:rel-column-width="20202*"/>
    </style:style>
    <style:style style:name="Table12.B" style:family="table-column">
      <style:table-column-properties style:column-width="4.7917in" style:rel-column-width="45333*"/>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32" style:family="table">
      <style:table-properties style:width="6.9271in" fo:margin-left="0in" fo:margin-right="-0.0021in" table:align="margins"/>
    </style:style>
    <style:style style:name="Table32.A" style:family="table-column">
      <style:table-column-properties style:column-width="0.6979in" style:rel-column-width="6602*"/>
    </style:style>
    <style:style style:name="Table32.B" style:family="table-column">
      <style:table-column-properties style:column-width="0.75in" style:rel-column-width="7095*"/>
    </style:style>
    <style:style style:name="Table32.C" style:family="table-column">
      <style:table-column-properties style:column-width="0.7396in" style:rel-column-width="6996*"/>
    </style:style>
    <style:style style:name="Table32.D" style:family="table-column">
      <style:table-column-properties style:column-width="0.7813in" style:rel-column-width="7391*"/>
    </style:style>
    <style:style style:name="Table32.F" style:family="table-column">
      <style:table-column-properties style:column-width="0.7708in" style:rel-column-width="7292*"/>
    </style:style>
    <style:style style:name="Table32.G" style:family="table-column">
      <style:table-column-properties style:column-width="0.6563in" style:rel-column-width="6208*"/>
    </style:style>
    <style:style style:name="Table32.H" style:family="table-column">
      <style:table-column-properties style:column-width="0.9792in" style:rel-column-width="9263*"/>
    </style:style>
    <style:style style:name="Table32.I" style:family="table-column">
      <style:table-column-properties style:column-width="0.8132in" style:rel-column-width="7692*"/>
    </style:style>
    <style:style style:name="Table32.A1" style:family="table-cell">
      <style:table-cell-properties fo:padding="0.0382in" fo:border-left="0.0007in solid #000000" fo:border-right="none" fo:border-top="0.0007in solid #000000" fo:border-bottom="0.0007in solid #000000"/>
    </style:style>
    <style:style style:name="Table32.I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I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1354in" style:rel-column-width="20202*"/>
    </style:style>
    <style:style style:name="Table13.B" style:family="table-column">
      <style:table-column-properties style:column-width="4.7917in" style:rel-column-width="45333*"/>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33" style:family="table">
      <style:table-properties style:width="6.9271in" fo:margin-left="0in" fo:margin-right="-0.0021in" table:align="margins"/>
    </style:style>
    <style:style style:name="Table33.A" style:family="table-column">
      <style:table-column-properties style:column-width="0.6979in" style:rel-column-width="6602*"/>
    </style:style>
    <style:style style:name="Table33.B" style:family="table-column">
      <style:table-column-properties style:column-width="0.75in" style:rel-column-width="7095*"/>
    </style:style>
    <style:style style:name="Table33.C" style:family="table-column">
      <style:table-column-properties style:column-width="0.7396in" style:rel-column-width="6996*"/>
    </style:style>
    <style:style style:name="Table33.D" style:family="table-column">
      <style:table-column-properties style:column-width="0.7813in" style:rel-column-width="7391*"/>
    </style:style>
    <style:style style:name="Table33.F" style:family="table-column">
      <style:table-column-properties style:column-width="0.7708in" style:rel-column-width="7292*"/>
    </style:style>
    <style:style style:name="Table33.G" style:family="table-column">
      <style:table-column-properties style:column-width="0.6563in" style:rel-column-width="6208*"/>
    </style:style>
    <style:style style:name="Table33.H" style:family="table-column">
      <style:table-column-properties style:column-width="0.9792in" style:rel-column-width="9263*"/>
    </style:style>
    <style:style style:name="Table33.I" style:family="table-column">
      <style:table-column-properties style:column-width="0.8132in" style:rel-column-width="7692*"/>
    </style:style>
    <style:style style:name="Table33.A1" style:family="table-cell">
      <style:table-cell-properties fo:padding="0.0382in" fo:border-left="0.0007in solid #000000" fo:border-right="none" fo:border-top="0.0007in solid #000000" fo:border-bottom="0.0007in solid #000000"/>
    </style:style>
    <style:style style:name="Table33.I1" style:family="table-cell">
      <style:table-cell-properties fo:padding="0.0382in" fo:border="0.0007in solid #000000"/>
    </style:style>
    <style:style style:name="Table33.A2" style:family="table-cell" style:data-style-name="N0">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none" fo:border-top="none" fo:border-bottom="0.0007in solid #000000"/>
    </style:style>
    <style:style style:name="Table33.I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1354in" style:rel-column-width="20202*"/>
    </style:style>
    <style:style style:name="Table14.B" style:family="table-column">
      <style:table-column-properties style:column-width="4.7917in" style:rel-column-width="45333*"/>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34" style:family="table">
      <style:table-properties style:width="6.9271in" fo:margin-left="0in" fo:margin-right="-0.0021in" table:align="margins"/>
    </style:style>
    <style:style style:name="Table34.A" style:family="table-column">
      <style:table-column-properties style:column-width="0.6979in" style:rel-column-width="6602*"/>
    </style:style>
    <style:style style:name="Table34.B" style:family="table-column">
      <style:table-column-properties style:column-width="0.75in" style:rel-column-width="7095*"/>
    </style:style>
    <style:style style:name="Table34.C" style:family="table-column">
      <style:table-column-properties style:column-width="0.7396in" style:rel-column-width="6996*"/>
    </style:style>
    <style:style style:name="Table34.D" style:family="table-column">
      <style:table-column-properties style:column-width="0.7813in" style:rel-column-width="7391*"/>
    </style:style>
    <style:style style:name="Table34.F" style:family="table-column">
      <style:table-column-properties style:column-width="0.7708in" style:rel-column-width="7292*"/>
    </style:style>
    <style:style style:name="Table34.G" style:family="table-column">
      <style:table-column-properties style:column-width="0.6563in" style:rel-column-width="6208*"/>
    </style:style>
    <style:style style:name="Table34.H" style:family="table-column">
      <style:table-column-properties style:column-width="0.9792in" style:rel-column-width="9263*"/>
    </style:style>
    <style:style style:name="Table34.I" style:family="table-column">
      <style:table-column-properties style:column-width="0.8132in" style:rel-column-width="7692*"/>
    </style:style>
    <style:style style:name="Table34.A1" style:family="table-cell">
      <style:table-cell-properties fo:padding="0.0382in" fo:border-left="0.0007in solid #000000" fo:border-right="none" fo:border-top="0.0007in solid #000000" fo:border-bottom="0.0007in solid #000000"/>
    </style:style>
    <style:style style:name="Table34.I1" style:family="table-cell">
      <style:table-cell-properties fo:padding="0.0382in" fo:border="0.0007in solid #000000"/>
    </style:style>
    <style:style style:name="Table34.A2" style:family="table-cell" style:data-style-name="N0">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none" fo:border-top="none" fo:border-bottom="0.0007in solid #000000"/>
    </style:style>
    <style:style style:name="Table34.I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1354in" style:rel-column-width="20202*"/>
    </style:style>
    <style:style style:name="Table15.B" style:family="table-column">
      <style:table-column-properties style:column-width="4.7917in" style:rel-column-width="45333*"/>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35" style:family="table">
      <style:table-properties style:width="6.9271in" fo:margin-left="0in" fo:margin-right="-0.0021in" table:align="margins"/>
    </style:style>
    <style:style style:name="Table35.A" style:family="table-column">
      <style:table-column-properties style:column-width="0.6979in" style:rel-column-width="6602*"/>
    </style:style>
    <style:style style:name="Table35.B" style:family="table-column">
      <style:table-column-properties style:column-width="0.75in" style:rel-column-width="7095*"/>
    </style:style>
    <style:style style:name="Table35.C" style:family="table-column">
      <style:table-column-properties style:column-width="0.7396in" style:rel-column-width="6996*"/>
    </style:style>
    <style:style style:name="Table35.D" style:family="table-column">
      <style:table-column-properties style:column-width="0.7813in" style:rel-column-width="7391*"/>
    </style:style>
    <style:style style:name="Table35.F" style:family="table-column">
      <style:table-column-properties style:column-width="0.7708in" style:rel-column-width="7292*"/>
    </style:style>
    <style:style style:name="Table35.G" style:family="table-column">
      <style:table-column-properties style:column-width="0.6563in" style:rel-column-width="6208*"/>
    </style:style>
    <style:style style:name="Table35.H" style:family="table-column">
      <style:table-column-properties style:column-width="0.9792in" style:rel-column-width="9263*"/>
    </style:style>
    <style:style style:name="Table35.I" style:family="table-column">
      <style:table-column-properties style:column-width="0.8132in" style:rel-column-width="7692*"/>
    </style:style>
    <style:style style:name="Table35.A1" style:family="table-cell">
      <style:table-cell-properties fo:padding="0.0382in" fo:border-left="0.0007in solid #000000" fo:border-right="none" fo:border-top="0.0007in solid #000000" fo:border-bottom="0.0007in solid #000000"/>
    </style:style>
    <style:style style:name="Table35.I1" style:family="table-cell">
      <style:table-cell-properties fo:padding="0.0382in" fo:border="0.0007in solid #000000"/>
    </style:style>
    <style:style style:name="Table35.A2" style:family="table-cell" style:data-style-name="N0">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none" fo:border-top="none" fo:border-bottom="0.0007in solid #000000"/>
    </style:style>
    <style:style style:name="Table35.I2" style:family="table-cell">
      <style:table-cell-properties fo:padding="0.0382in" fo:border-left="0.0007in solid #000000" fo:border-right="0.0007in solid #000000" fo:border-top="none" fo:border-bottom="0.0007in solid #000000"/>
    </style:style>
    <style:style style:name="Table35.I3" style:family="table-cell" style:data-style-name="N0">
      <style:table-cell-properties fo:padding="0.0382in" fo:border-left="0.0007in solid #000000" fo:border-right="0.0007in solid #000000" fo:border-top="none" fo:border-bottom="0.0007in solid #000000"/>
    </style:style>
    <style:style style:name="Table48" style:family="table">
      <style:table-properties style:width="6.9271in" fo:margin-left="0in" fo:margin-right="-0.0021in" table:align="margins"/>
    </style:style>
    <style:style style:name="Table48.A" style:family="table-column">
      <style:table-column-properties style:column-width="0.6979in" style:rel-column-width="6602*"/>
    </style:style>
    <style:style style:name="Table48.B" style:family="table-column">
      <style:table-column-properties style:column-width="0.75in" style:rel-column-width="7095*"/>
    </style:style>
    <style:style style:name="Table48.C" style:family="table-column">
      <style:table-column-properties style:column-width="0.7396in" style:rel-column-width="6996*"/>
    </style:style>
    <style:style style:name="Table48.D" style:family="table-column">
      <style:table-column-properties style:column-width="0.7813in" style:rel-column-width="7391*"/>
    </style:style>
    <style:style style:name="Table48.F" style:family="table-column">
      <style:table-column-properties style:column-width="0.7708in" style:rel-column-width="7292*"/>
    </style:style>
    <style:style style:name="Table48.G" style:family="table-column">
      <style:table-column-properties style:column-width="0.6563in" style:rel-column-width="6208*"/>
    </style:style>
    <style:style style:name="Table48.H" style:family="table-column">
      <style:table-column-properties style:column-width="0.9792in" style:rel-column-width="9263*"/>
    </style:style>
    <style:style style:name="Table48.I" style:family="table-column">
      <style:table-column-properties style:column-width="0.8132in" style:rel-column-width="7692*"/>
    </style:style>
    <style:style style:name="Table48.A1" style:family="table-cell">
      <style:table-cell-properties fo:padding="0.0382in" fo:border-left="0.0007in solid #000000" fo:border-right="none" fo:border-top="0.0007in solid #000000" fo:border-bottom="0.0007in solid #000000"/>
    </style:style>
    <style:style style:name="Table48.I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none" fo:border-top="none" fo:border-bottom="0.0007in solid #000000"/>
    </style:style>
    <style:style style:name="Table48.I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style>
    <style:style style:name="Table49.A" style:family="table-column">
      <style:table-column-properties style:column-width="0.6979in" style:rel-column-width="6602*"/>
    </style:style>
    <style:style style:name="Table49.B" style:family="table-column">
      <style:table-column-properties style:column-width="0.75in" style:rel-column-width="7095*"/>
    </style:style>
    <style:style style:name="Table49.C" style:family="table-column">
      <style:table-column-properties style:column-width="0.7396in" style:rel-column-width="6996*"/>
    </style:style>
    <style:style style:name="Table49.D" style:family="table-column">
      <style:table-column-properties style:column-width="0.7813in" style:rel-column-width="7391*"/>
    </style:style>
    <style:style style:name="Table49.F" style:family="table-column">
      <style:table-column-properties style:column-width="0.7708in" style:rel-column-width="7292*"/>
    </style:style>
    <style:style style:name="Table49.G" style:family="table-column">
      <style:table-column-properties style:column-width="0.6563in" style:rel-column-width="6208*"/>
    </style:style>
    <style:style style:name="Table49.H" style:family="table-column">
      <style:table-column-properties style:column-width="0.9792in" style:rel-column-width="9263*"/>
    </style:style>
    <style:style style:name="Table49.I" style:family="table-column">
      <style:table-column-properties style:column-width="0.8132in" style:rel-column-width="7692*"/>
    </style:style>
    <style:style style:name="Table49.A1" style:family="table-cell">
      <style:table-cell-properties fo:padding="0.0382in" fo:border-left="0.0007in solid #000000" fo:border-right="none" fo:border-top="0.0007in solid #000000" fo:border-bottom="0.0007in solid #000000"/>
    </style:style>
    <style:style style:name="Table49.I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none" fo:border-top="none" fo:border-bottom="0.0007in solid #000000"/>
    </style:style>
    <style:style style:name="Table49.I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style>
    <style:style style:name="Table50.A" style:family="table-column">
      <style:table-column-properties style:column-width="0.6979in" style:rel-column-width="6602*"/>
    </style:style>
    <style:style style:name="Table50.B" style:family="table-column">
      <style:table-column-properties style:column-width="0.75in" style:rel-column-width="7095*"/>
    </style:style>
    <style:style style:name="Table50.C" style:family="table-column">
      <style:table-column-properties style:column-width="0.7396in" style:rel-column-width="6996*"/>
    </style:style>
    <style:style style:name="Table50.D" style:family="table-column">
      <style:table-column-properties style:column-width="0.7813in" style:rel-column-width="7391*"/>
    </style:style>
    <style:style style:name="Table50.F" style:family="table-column">
      <style:table-column-properties style:column-width="0.7708in" style:rel-column-width="7292*"/>
    </style:style>
    <style:style style:name="Table50.G" style:family="table-column">
      <style:table-column-properties style:column-width="0.6563in" style:rel-column-width="6208*"/>
    </style:style>
    <style:style style:name="Table50.H" style:family="table-column">
      <style:table-column-properties style:column-width="0.9792in" style:rel-column-width="9263*"/>
    </style:style>
    <style:style style:name="Table50.I" style:family="table-column">
      <style:table-column-properties style:column-width="0.8132in" style:rel-column-width="7692*"/>
    </style:style>
    <style:style style:name="Table50.A1" style:family="table-cell">
      <style:table-cell-properties fo:padding="0.0382in" fo:border-left="0.0007in solid #000000" fo:border-right="none" fo:border-top="0.0007in solid #000000" fo:border-bottom="0.0007in solid #000000"/>
    </style:style>
    <style:style style:name="Table50.I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none" fo:border-top="none" fo:border-bottom="0.0007in solid #000000"/>
    </style:style>
    <style:style style:name="Table50.I2" style:family="table-cell" style:data-style-name="N0">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2.1354in" style:rel-column-width="20202*"/>
    </style:style>
    <style:style style:name="Table16.B" style:family="table-column">
      <style:table-column-properties style:column-width="4.7917in" style:rel-column-width="45333*"/>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36" style:family="table">
      <style:table-properties style:width="6.9271in" fo:margin-left="0in" fo:margin-right="-0.0021in" table:align="margins"/>
    </style:style>
    <style:style style:name="Table36.A" style:family="table-column">
      <style:table-column-properties style:column-width="0.6979in" style:rel-column-width="6602*"/>
    </style:style>
    <style:style style:name="Table36.B" style:family="table-column">
      <style:table-column-properties style:column-width="0.75in" style:rel-column-width="7095*"/>
    </style:style>
    <style:style style:name="Table36.C" style:family="table-column">
      <style:table-column-properties style:column-width="0.7396in" style:rel-column-width="6996*"/>
    </style:style>
    <style:style style:name="Table36.D" style:family="table-column">
      <style:table-column-properties style:column-width="0.7813in" style:rel-column-width="7391*"/>
    </style:style>
    <style:style style:name="Table36.F" style:family="table-column">
      <style:table-column-properties style:column-width="0.7708in" style:rel-column-width="7292*"/>
    </style:style>
    <style:style style:name="Table36.G" style:family="table-column">
      <style:table-column-properties style:column-width="0.6563in" style:rel-column-width="6208*"/>
    </style:style>
    <style:style style:name="Table36.H" style:family="table-column">
      <style:table-column-properties style:column-width="0.9792in" style:rel-column-width="9263*"/>
    </style:style>
    <style:style style:name="Table36.I" style:family="table-column">
      <style:table-column-properties style:column-width="0.8132in" style:rel-column-width="7692*"/>
    </style:style>
    <style:style style:name="Table36.A1" style:family="table-cell">
      <style:table-cell-properties fo:padding="0.0382in" fo:border-left="0.0007in solid #000000" fo:border-right="none" fo:border-top="0.0007in solid #000000" fo:border-bottom="0.0007in solid #000000"/>
    </style:style>
    <style:style style:name="Table36.I1" style:family="table-cell">
      <style:table-cell-properties fo:padding="0.0382in" fo:border="0.0007in solid #000000"/>
    </style:style>
    <style:style style:name="Table36.A2" style:family="table-cell" style:data-style-name="N0">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none" fo:border-top="none" fo:border-bottom="0.0007in solid #000000"/>
    </style:style>
    <style:style style:name="Table36.I2" style:family="table-cell">
      <style:table-cell-properties fo:padding="0.0382in" fo:border-left="0.0007in solid #000000" fo:border-right="0.0007in solid #000000" fo:border-top="none" fo:border-bottom="0.0007in solid #000000"/>
    </style:style>
    <style:style style:name="Table36.I3" style:family="table-cell" style:data-style-name="N0">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style>
    <style:style style:name="Table51.A" style:family="table-column">
      <style:table-column-properties style:column-width="0.6979in" style:rel-column-width="6602*"/>
    </style:style>
    <style:style style:name="Table51.B" style:family="table-column">
      <style:table-column-properties style:column-width="0.75in" style:rel-column-width="7095*"/>
    </style:style>
    <style:style style:name="Table51.C" style:family="table-column">
      <style:table-column-properties style:column-width="0.7396in" style:rel-column-width="6996*"/>
    </style:style>
    <style:style style:name="Table51.D" style:family="table-column">
      <style:table-column-properties style:column-width="0.7813in" style:rel-column-width="7391*"/>
    </style:style>
    <style:style style:name="Table51.F" style:family="table-column">
      <style:table-column-properties style:column-width="0.7708in" style:rel-column-width="7292*"/>
    </style:style>
    <style:style style:name="Table51.G" style:family="table-column">
      <style:table-column-properties style:column-width="0.6563in" style:rel-column-width="6208*"/>
    </style:style>
    <style:style style:name="Table51.H" style:family="table-column">
      <style:table-column-properties style:column-width="0.9792in" style:rel-column-width="9263*"/>
    </style:style>
    <style:style style:name="Table51.I" style:family="table-column">
      <style:table-column-properties style:column-width="0.8132in" style:rel-column-width="7692*"/>
    </style:style>
    <style:style style:name="Table51.A1" style:family="table-cell">
      <style:table-cell-properties fo:padding="0.0382in" fo:border-left="0.0007in solid #000000" fo:border-right="none" fo:border-top="0.0007in solid #000000" fo:border-bottom="0.0007in solid #000000"/>
    </style:style>
    <style:style style:name="Table51.I1" style:family="table-cell">
      <style:table-cell-properties fo:padding="0.0382in" fo:border="0.0007in solid #000000"/>
    </style:style>
    <style:style style:name="Table51.A2" style:family="table-cell" style:data-style-name="N0">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none" fo:border-top="none" fo:border-bottom="0.0007in solid #000000"/>
    </style:style>
    <style:style style:name="Table51.I2" style:family="table-cell">
      <style:table-cell-properties fo:padding="0.0382in" fo:border-left="0.0007in solid #000000" fo:border-right="0.0007in solid #000000" fo:border-top="none" fo:border-bottom="0.0007in solid #000000"/>
    </style:style>
    <style:style style:name="Table52" style:family="table">
      <style:table-properties style:width="6.9271in" fo:margin-left="0in" fo:margin-right="-0.0021in" table:align="margins"/>
    </style:style>
    <style:style style:name="Table52.A" style:family="table-column">
      <style:table-column-properties style:column-width="0.6979in" style:rel-column-width="6602*"/>
    </style:style>
    <style:style style:name="Table52.B" style:family="table-column">
      <style:table-column-properties style:column-width="0.75in" style:rel-column-width="7095*"/>
    </style:style>
    <style:style style:name="Table52.C" style:family="table-column">
      <style:table-column-properties style:column-width="0.7396in" style:rel-column-width="6996*"/>
    </style:style>
    <style:style style:name="Table52.D" style:family="table-column">
      <style:table-column-properties style:column-width="0.7813in" style:rel-column-width="7391*"/>
    </style:style>
    <style:style style:name="Table52.F" style:family="table-column">
      <style:table-column-properties style:column-width="0.7708in" style:rel-column-width="7292*"/>
    </style:style>
    <style:style style:name="Table52.G" style:family="table-column">
      <style:table-column-properties style:column-width="0.6563in" style:rel-column-width="6208*"/>
    </style:style>
    <style:style style:name="Table52.H" style:family="table-column">
      <style:table-column-properties style:column-width="0.9792in" style:rel-column-width="9263*"/>
    </style:style>
    <style:style style:name="Table52.I" style:family="table-column">
      <style:table-column-properties style:column-width="0.8132in" style:rel-column-width="7692*"/>
    </style:style>
    <style:style style:name="Table52.A1" style:family="table-cell">
      <style:table-cell-properties fo:padding="0.0382in" fo:border-left="0.0007in solid #000000" fo:border-right="none" fo:border-top="0.0007in solid #000000" fo:border-bottom="0.0007in solid #000000"/>
    </style:style>
    <style:style style:name="Table52.I1" style:family="table-cell">
      <style:table-cell-properties fo:padding="0.0382in" fo:border="0.0007in solid #000000"/>
    </style:style>
    <style:style style:name="Table52.A2" style:family="table-cell" style:data-style-name="N0">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none" fo:border-top="none" fo:border-bottom="0.0007in solid #000000"/>
    </style:style>
    <style:style style:name="Table52.I2"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style>
    <style:style style:name="Table53.A" style:family="table-column">
      <style:table-column-properties style:column-width="0.6979in" style:rel-column-width="6602*"/>
    </style:style>
    <style:style style:name="Table53.B" style:family="table-column">
      <style:table-column-properties style:column-width="0.75in" style:rel-column-width="7095*"/>
    </style:style>
    <style:style style:name="Table53.C" style:family="table-column">
      <style:table-column-properties style:column-width="0.7396in" style:rel-column-width="6996*"/>
    </style:style>
    <style:style style:name="Table53.D" style:family="table-column">
      <style:table-column-properties style:column-width="0.7813in" style:rel-column-width="7391*"/>
    </style:style>
    <style:style style:name="Table53.F" style:family="table-column">
      <style:table-column-properties style:column-width="0.7708in" style:rel-column-width="7292*"/>
    </style:style>
    <style:style style:name="Table53.G" style:family="table-column">
      <style:table-column-properties style:column-width="0.6563in" style:rel-column-width="6208*"/>
    </style:style>
    <style:style style:name="Table53.H" style:family="table-column">
      <style:table-column-properties style:column-width="0.9792in" style:rel-column-width="9263*"/>
    </style:style>
    <style:style style:name="Table53.I" style:family="table-column">
      <style:table-column-properties style:column-width="0.8132in" style:rel-column-width="7692*"/>
    </style:style>
    <style:style style:name="Table53.A1" style:family="table-cell">
      <style:table-cell-properties fo:padding="0.0382in" fo:border-left="0.0007in solid #000000" fo:border-right="none" fo:border-top="0.0007in solid #000000" fo:border-bottom="0.0007in solid #000000"/>
    </style:style>
    <style:style style:name="Table53.I1" style:family="table-cell">
      <style:table-cell-properties fo:padding="0.0382in" fo:border="0.0007in solid #000000"/>
    </style:style>
    <style:style style:name="Table53.A2" style:family="table-cell" style:data-style-name="N0">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none" fo:border-top="none" fo:border-bottom="0.0007in solid #000000"/>
    </style:style>
    <style:style style:name="Table53.I2" style:family="table-cell" style:data-style-name="N0">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2.1354in" style:rel-column-width="20202*"/>
    </style:style>
    <style:style style:name="Table17.B" style:family="table-column">
      <style:table-column-properties style:column-width="4.7917in" style:rel-column-width="45333*"/>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37" style:family="table">
      <style:table-properties style:width="6.9271in" fo:margin-left="0in" fo:margin-right="-0.0021in" table:align="margins"/>
    </style:style>
    <style:style style:name="Table37.A" style:family="table-column">
      <style:table-column-properties style:column-width="0.6979in" style:rel-column-width="6602*"/>
    </style:style>
    <style:style style:name="Table37.B" style:family="table-column">
      <style:table-column-properties style:column-width="0.75in" style:rel-column-width="7095*"/>
    </style:style>
    <style:style style:name="Table37.C" style:family="table-column">
      <style:table-column-properties style:column-width="0.7396in" style:rel-column-width="6996*"/>
    </style:style>
    <style:style style:name="Table37.D" style:family="table-column">
      <style:table-column-properties style:column-width="0.7813in" style:rel-column-width="7391*"/>
    </style:style>
    <style:style style:name="Table37.F" style:family="table-column">
      <style:table-column-properties style:column-width="0.7708in" style:rel-column-width="7292*"/>
    </style:style>
    <style:style style:name="Table37.G" style:family="table-column">
      <style:table-column-properties style:column-width="0.6563in" style:rel-column-width="6208*"/>
    </style:style>
    <style:style style:name="Table37.H" style:family="table-column">
      <style:table-column-properties style:column-width="0.9792in" style:rel-column-width="9263*"/>
    </style:style>
    <style:style style:name="Table37.I" style:family="table-column">
      <style:table-column-properties style:column-width="0.8132in" style:rel-column-width="7692*"/>
    </style:style>
    <style:style style:name="Table37.A1" style:family="table-cell">
      <style:table-cell-properties fo:padding="0.0382in" fo:border-left="0.0007in solid #000000" fo:border-right="none" fo:border-top="0.0007in solid #000000" fo:border-bottom="0.0007in solid #000000"/>
    </style:style>
    <style:style style:name="Table37.I1" style:family="table-cell">
      <style:table-cell-properties fo:padding="0.0382in" fo:border="0.0007in solid #000000"/>
    </style:style>
    <style:style style:name="Table37.A2" style:family="table-cell" style:data-style-name="N0">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none" fo:border-top="none" fo:border-bottom="0.0007in solid #000000"/>
    </style:style>
    <style:style style:name="Table37.I2" style:family="table-cell">
      <style:table-cell-properties fo:padding="0.0382in" fo:border-left="0.0007in solid #000000" fo:border-right="0.0007in solid #000000" fo:border-top="none" fo:border-bottom="0.0007in solid #000000"/>
    </style:style>
    <style:style style:name="Table37.I3" style:family="table-cell" style:data-style-name="N0">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2.1354in" style:rel-column-width="20202*"/>
    </style:style>
    <style:style style:name="Table18.B" style:family="table-column">
      <style:table-column-properties style:column-width="4.7917in" style:rel-column-width="4533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38" style:family="table">
      <style:table-properties style:width="6.9271in" fo:margin-left="0in" fo:margin-right="-0.0021in" table:align="margins"/>
    </style:style>
    <style:style style:name="Table38.A" style:family="table-column">
      <style:table-column-properties style:column-width="0.6979in" style:rel-column-width="6602*"/>
    </style:style>
    <style:style style:name="Table38.B" style:family="table-column">
      <style:table-column-properties style:column-width="0.75in" style:rel-column-width="7095*"/>
    </style:style>
    <style:style style:name="Table38.C" style:family="table-column">
      <style:table-column-properties style:column-width="0.7396in" style:rel-column-width="6996*"/>
    </style:style>
    <style:style style:name="Table38.D" style:family="table-column">
      <style:table-column-properties style:column-width="0.7813in" style:rel-column-width="7391*"/>
    </style:style>
    <style:style style:name="Table38.F" style:family="table-column">
      <style:table-column-properties style:column-width="0.7708in" style:rel-column-width="7292*"/>
    </style:style>
    <style:style style:name="Table38.G" style:family="table-column">
      <style:table-column-properties style:column-width="0.6563in" style:rel-column-width="6208*"/>
    </style:style>
    <style:style style:name="Table38.H" style:family="table-column">
      <style:table-column-properties style:column-width="0.9792in" style:rel-column-width="9263*"/>
    </style:style>
    <style:style style:name="Table38.I" style:family="table-column">
      <style:table-column-properties style:column-width="0.8132in" style:rel-column-width="7692*"/>
    </style:style>
    <style:style style:name="Table38.A1" style:family="table-cell">
      <style:table-cell-properties fo:padding="0.0382in" fo:border-left="0.0007in solid #000000" fo:border-right="none" fo:border-top="0.0007in solid #000000" fo:border-bottom="0.0007in solid #000000"/>
    </style:style>
    <style:style style:name="Table38.I1" style:family="table-cell">
      <style:table-cell-properties fo:padding="0.0382in" fo:border="0.0007in solid #000000"/>
    </style:style>
    <style:style style:name="Table38.A2" style:family="table-cell" style:data-style-name="N0">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none" fo:border-top="none" fo:border-bottom="0.0007in solid #000000"/>
    </style:style>
    <style:style style:name="Table38.I2" style:family="table-cell">
      <style:table-cell-properties fo:padding="0.0382in" fo:border-left="0.0007in solid #000000" fo:border-right="0.0007in solid #000000" fo:border-top="none" fo:border-bottom="0.0007in solid #000000"/>
    </style:style>
    <style:style style:name="Table38.I3" style:family="table-cell" style:data-style-name="N0">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1354in" style:rel-column-width="20202*"/>
    </style:style>
    <style:style style:name="Table19.B" style:family="table-column">
      <style:table-column-properties style:column-width="4.7917in" style:rel-column-width="45333*"/>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39" style:family="table">
      <style:table-properties style:width="6.9271in" fo:margin-left="0in" fo:margin-right="-0.0021in" table:align="margins"/>
    </style:style>
    <style:style style:name="Table39.A" style:family="table-column">
      <style:table-column-properties style:column-width="0.6979in" style:rel-column-width="6602*"/>
    </style:style>
    <style:style style:name="Table39.B" style:family="table-column">
      <style:table-column-properties style:column-width="0.75in" style:rel-column-width="7095*"/>
    </style:style>
    <style:style style:name="Table39.C" style:family="table-column">
      <style:table-column-properties style:column-width="0.7396in" style:rel-column-width="6996*"/>
    </style:style>
    <style:style style:name="Table39.D" style:family="table-column">
      <style:table-column-properties style:column-width="0.7813in" style:rel-column-width="7391*"/>
    </style:style>
    <style:style style:name="Table39.F" style:family="table-column">
      <style:table-column-properties style:column-width="0.7708in" style:rel-column-width="7292*"/>
    </style:style>
    <style:style style:name="Table39.G" style:family="table-column">
      <style:table-column-properties style:column-width="0.6563in" style:rel-column-width="6208*"/>
    </style:style>
    <style:style style:name="Table39.H" style:family="table-column">
      <style:table-column-properties style:column-width="0.9792in" style:rel-column-width="9263*"/>
    </style:style>
    <style:style style:name="Table39.I" style:family="table-column">
      <style:table-column-properties style:column-width="0.8132in" style:rel-column-width="7692*"/>
    </style:style>
    <style:style style:name="Table39.A1" style:family="table-cell">
      <style:table-cell-properties fo:padding="0.0382in" fo:border-left="0.0007in solid #000000" fo:border-right="none" fo:border-top="0.0007in solid #000000" fo:border-bottom="0.0007in solid #000000"/>
    </style:style>
    <style:style style:name="Table39.I1" style:family="table-cell">
      <style:table-cell-properties fo:padding="0.0382in" fo:border="0.0007in solid #000000"/>
    </style:style>
    <style:style style:name="Table39.A2" style:family="table-cell" style:data-style-name="N0">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none" fo:border-top="none" fo:border-bottom="0.0007in solid #000000"/>
    </style:style>
    <style:style style:name="Table39.I2" style:family="table-cell">
      <style:table-cell-properties fo:padding="0.0382in" fo:border-left="0.0007in solid #000000" fo:border-right="0.0007in solid #000000" fo:border-top="none" fo:border-bottom="0.0007in solid #000000"/>
    </style:style>
    <style:style style:name="Table39.I3" style:family="table-cell" style:data-style-name="N0">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2.1354in" style:rel-column-width="20202*"/>
    </style:style>
    <style:style style:name="Table20.B" style:family="table-column">
      <style:table-column-properties style:column-width="4.7917in" style:rel-column-width="45333*"/>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40" style:family="table">
      <style:table-properties style:width="6.9271in" fo:margin-left="0in" fo:margin-right="-0.0021in" table:align="margins"/>
    </style:style>
    <style:style style:name="Table40.A" style:family="table-column">
      <style:table-column-properties style:column-width="0.6979in" style:rel-column-width="6602*"/>
    </style:style>
    <style:style style:name="Table40.B" style:family="table-column">
      <style:table-column-properties style:column-width="0.75in" style:rel-column-width="7095*"/>
    </style:style>
    <style:style style:name="Table40.C" style:family="table-column">
      <style:table-column-properties style:column-width="0.7396in" style:rel-column-width="6996*"/>
    </style:style>
    <style:style style:name="Table40.D" style:family="table-column">
      <style:table-column-properties style:column-width="0.7813in" style:rel-column-width="7391*"/>
    </style:style>
    <style:style style:name="Table40.F" style:family="table-column">
      <style:table-column-properties style:column-width="0.7708in" style:rel-column-width="7292*"/>
    </style:style>
    <style:style style:name="Table40.G" style:family="table-column">
      <style:table-column-properties style:column-width="0.6563in" style:rel-column-width="6208*"/>
    </style:style>
    <style:style style:name="Table40.H" style:family="table-column">
      <style:table-column-properties style:column-width="0.9792in" style:rel-column-width="9263*"/>
    </style:style>
    <style:style style:name="Table40.I" style:family="table-column">
      <style:table-column-properties style:column-width="0.8132in" style:rel-column-width="7692*"/>
    </style:style>
    <style:style style:name="Table40.A1" style:family="table-cell">
      <style:table-cell-properties fo:padding="0.0382in" fo:border-left="0.0007in solid #000000" fo:border-right="none" fo:border-top="0.0007in solid #000000" fo:border-bottom="0.0007in solid #000000"/>
    </style:style>
    <style:style style:name="Table40.I1" style:family="table-cell">
      <style:table-cell-properties fo:padding="0.0382in" fo:border="0.0007in solid #000000"/>
    </style:style>
    <style:style style:name="Table40.A2" style:family="table-cell" style:data-style-name="N0">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none" fo:border-top="none" fo:border-bottom="0.0007in solid #000000"/>
    </style:style>
    <style:style style:name="Table40.I2" style:family="table-cell">
      <style:table-cell-properties fo:padding="0.0382in" fo:border-left="0.0007in solid #000000" fo:border-right="0.0007in solid #000000" fo:border-top="none" fo:border-bottom="0.0007in solid #000000"/>
    </style:style>
    <style:style style:name="Table40.I3" style:family="table-cell" style:data-style-name="N0">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style>
    <style:style style:name="Table54.A" style:family="table-column">
      <style:table-column-properties style:column-width="0.6979in" style:rel-column-width="6602*"/>
    </style:style>
    <style:style style:name="Table54.B" style:family="table-column">
      <style:table-column-properties style:column-width="0.75in" style:rel-column-width="7095*"/>
    </style:style>
    <style:style style:name="Table54.C" style:family="table-column">
      <style:table-column-properties style:column-width="0.7396in" style:rel-column-width="6996*"/>
    </style:style>
    <style:style style:name="Table54.D" style:family="table-column">
      <style:table-column-properties style:column-width="0.7813in" style:rel-column-width="7391*"/>
    </style:style>
    <style:style style:name="Table54.F" style:family="table-column">
      <style:table-column-properties style:column-width="0.7708in" style:rel-column-width="7292*"/>
    </style:style>
    <style:style style:name="Table54.G" style:family="table-column">
      <style:table-column-properties style:column-width="0.6563in" style:rel-column-width="6208*"/>
    </style:style>
    <style:style style:name="Table54.H" style:family="table-column">
      <style:table-column-properties style:column-width="0.9792in" style:rel-column-width="9263*"/>
    </style:style>
    <style:style style:name="Table54.I" style:family="table-column">
      <style:table-column-properties style:column-width="0.8132in" style:rel-column-width="7692*"/>
    </style:style>
    <style:style style:name="Table54.A1" style:family="table-cell">
      <style:table-cell-properties fo:padding="0.0382in" fo:border-left="0.0007in solid #000000" fo:border-right="none" fo:border-top="0.0007in solid #000000" fo:border-bottom="0.0007in solid #000000"/>
    </style:style>
    <style:style style:name="Table54.I1" style:family="table-cell">
      <style:table-cell-properties fo:padding="0.0382in" fo:border="0.0007in solid #000000"/>
    </style:style>
    <style:style style:name="Table54.A2" style:family="table-cell" style:data-style-name="N0">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none" fo:border-top="none" fo:border-bottom="0.0007in solid #000000"/>
    </style:style>
    <style:style style:name="Table54.I2" style:family="table-cell" style:data-style-name="N0">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2.1354in" style:rel-column-width="20202*"/>
    </style:style>
    <style:style style:name="Table21.B" style:family="table-column">
      <style:table-column-properties style:column-width="4.7917in" style:rel-column-width="45333*"/>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41" style:family="table">
      <style:table-properties style:width="6.9271in" fo:margin-left="0in" fo:margin-right="-0.0021in" table:align="margins"/>
    </style:style>
    <style:style style:name="Table41.A" style:family="table-column">
      <style:table-column-properties style:column-width="0.6979in" style:rel-column-width="6602*"/>
    </style:style>
    <style:style style:name="Table41.B" style:family="table-column">
      <style:table-column-properties style:column-width="0.75in" style:rel-column-width="7095*"/>
    </style:style>
    <style:style style:name="Table41.C" style:family="table-column">
      <style:table-column-properties style:column-width="0.7396in" style:rel-column-width="6996*"/>
    </style:style>
    <style:style style:name="Table41.D" style:family="table-column">
      <style:table-column-properties style:column-width="0.7813in" style:rel-column-width="7391*"/>
    </style:style>
    <style:style style:name="Table41.F" style:family="table-column">
      <style:table-column-properties style:column-width="0.7708in" style:rel-column-width="7292*"/>
    </style:style>
    <style:style style:name="Table41.G" style:family="table-column">
      <style:table-column-properties style:column-width="0.6563in" style:rel-column-width="6208*"/>
    </style:style>
    <style:style style:name="Table41.H" style:family="table-column">
      <style:table-column-properties style:column-width="0.9792in" style:rel-column-width="9263*"/>
    </style:style>
    <style:style style:name="Table41.I" style:family="table-column">
      <style:table-column-properties style:column-width="0.8132in" style:rel-column-width="7692*"/>
    </style:style>
    <style:style style:name="Table41.A1" style:family="table-cell">
      <style:table-cell-properties fo:padding="0.0382in" fo:border-left="0.0007in solid #000000" fo:border-right="none" fo:border-top="0.0007in solid #000000" fo:border-bottom="0.0007in solid #000000"/>
    </style:style>
    <style:style style:name="Table41.I1" style:family="table-cell">
      <style:table-cell-properties fo:padding="0.0382in" fo:border="0.0007in solid #000000"/>
    </style:style>
    <style:style style:name="Table41.A2" style:family="table-cell" style:data-style-name="N0">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none" fo:border-top="none" fo:border-bottom="0.0007in solid #000000"/>
    </style:style>
    <style:style style:name="Table41.I2" style:family="table-cell">
      <style:table-cell-properties fo:padding="0.0382in" fo:border-left="0.0007in solid #000000" fo:border-right="0.0007in solid #000000" fo:border-top="none" fo:border-bottom="0.0007in solid #000000"/>
    </style:style>
    <style:style style:name="Table41.I3" style:family="table-cell" style:data-style-name="N0">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style>
    <style:style style:name="Table55.A" style:family="table-column">
      <style:table-column-properties style:column-width="0.6979in" style:rel-column-width="6602*"/>
    </style:style>
    <style:style style:name="Table55.B" style:family="table-column">
      <style:table-column-properties style:column-width="0.75in" style:rel-column-width="7095*"/>
    </style:style>
    <style:style style:name="Table55.C" style:family="table-column">
      <style:table-column-properties style:column-width="0.7396in" style:rel-column-width="6996*"/>
    </style:style>
    <style:style style:name="Table55.D" style:family="table-column">
      <style:table-column-properties style:column-width="0.7813in" style:rel-column-width="7391*"/>
    </style:style>
    <style:style style:name="Table55.F" style:family="table-column">
      <style:table-column-properties style:column-width="0.7708in" style:rel-column-width="7292*"/>
    </style:style>
    <style:style style:name="Table55.G" style:family="table-column">
      <style:table-column-properties style:column-width="0.6563in" style:rel-column-width="6208*"/>
    </style:style>
    <style:style style:name="Table55.H" style:family="table-column">
      <style:table-column-properties style:column-width="0.9792in" style:rel-column-width="9263*"/>
    </style:style>
    <style:style style:name="Table55.I" style:family="table-column">
      <style:table-column-properties style:column-width="0.8132in" style:rel-column-width="7692*"/>
    </style:style>
    <style:style style:name="Table55.A1" style:family="table-cell">
      <style:table-cell-properties fo:padding="0.0382in" fo:border-left="0.0007in solid #000000" fo:border-right="none" fo:border-top="0.0007in solid #000000" fo:border-bottom="0.0007in solid #000000"/>
    </style:style>
    <style:style style:name="Table55.I1" style:family="table-cell">
      <style:table-cell-properties fo:padding="0.0382in" fo:border="0.0007in solid #000000"/>
    </style:style>
    <style:style style:name="Table55.A2" style:family="table-cell" style:data-style-name="N0">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none" fo:border-top="none" fo:border-bottom="0.0007in solid #000000"/>
    </style:style>
    <style:style style:name="Table55.I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354in" style:rel-column-width="20202*"/>
    </style:style>
    <style:style style:name="Table22.B" style:family="table-column">
      <style:table-column-properties style:column-width="4.7917in" style:rel-column-width="45333*"/>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42" style:family="table">
      <style:table-properties style:width="6.9271in" fo:margin-left="0in" fo:margin-right="-0.0021in" table:align="margins"/>
    </style:style>
    <style:style style:name="Table42.A" style:family="table-column">
      <style:table-column-properties style:column-width="0.6979in" style:rel-column-width="6602*"/>
    </style:style>
    <style:style style:name="Table42.B" style:family="table-column">
      <style:table-column-properties style:column-width="0.75in" style:rel-column-width="7095*"/>
    </style:style>
    <style:style style:name="Table42.C" style:family="table-column">
      <style:table-column-properties style:column-width="0.7396in" style:rel-column-width="6996*"/>
    </style:style>
    <style:style style:name="Table42.D" style:family="table-column">
      <style:table-column-properties style:column-width="0.7813in" style:rel-column-width="7391*"/>
    </style:style>
    <style:style style:name="Table42.F" style:family="table-column">
      <style:table-column-properties style:column-width="0.7708in" style:rel-column-width="7292*"/>
    </style:style>
    <style:style style:name="Table42.G" style:family="table-column">
      <style:table-column-properties style:column-width="0.6563in" style:rel-column-width="6208*"/>
    </style:style>
    <style:style style:name="Table42.H" style:family="table-column">
      <style:table-column-properties style:column-width="0.9792in" style:rel-column-width="9263*"/>
    </style:style>
    <style:style style:name="Table42.I" style:family="table-column">
      <style:table-column-properties style:column-width="0.8132in" style:rel-column-width="7692*"/>
    </style:style>
    <style:style style:name="Table42.A1" style:family="table-cell">
      <style:table-cell-properties fo:padding="0.0382in" fo:border-left="0.0007in solid #000000" fo:border-right="none" fo:border-top="0.0007in solid #000000" fo:border-bottom="0.0007in solid #000000"/>
    </style:style>
    <style:style style:name="Table42.I1" style:family="table-cell">
      <style:table-cell-properties fo:padding="0.0382in" fo:border="0.0007in solid #000000"/>
    </style:style>
    <style:style style:name="Table42.A2" style:family="table-cell" style:data-style-name="N0">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none" fo:border-top="none" fo:border-bottom="0.0007in solid #000000"/>
    </style:style>
    <style:style style:name="Table42.I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style>
    <style:style style:name="Table56.A" style:family="table-column">
      <style:table-column-properties style:column-width="0.6979in" style:rel-column-width="6602*"/>
    </style:style>
    <style:style style:name="Table56.B" style:family="table-column">
      <style:table-column-properties style:column-width="0.75in" style:rel-column-width="7095*"/>
    </style:style>
    <style:style style:name="Table56.C" style:family="table-column">
      <style:table-column-properties style:column-width="0.7396in" style:rel-column-width="6996*"/>
    </style:style>
    <style:style style:name="Table56.D" style:family="table-column">
      <style:table-column-properties style:column-width="0.7813in" style:rel-column-width="7391*"/>
    </style:style>
    <style:style style:name="Table56.F" style:family="table-column">
      <style:table-column-properties style:column-width="0.7708in" style:rel-column-width="7292*"/>
    </style:style>
    <style:style style:name="Table56.G" style:family="table-column">
      <style:table-column-properties style:column-width="0.6563in" style:rel-column-width="6208*"/>
    </style:style>
    <style:style style:name="Table56.H" style:family="table-column">
      <style:table-column-properties style:column-width="0.9792in" style:rel-column-width="9263*"/>
    </style:style>
    <style:style style:name="Table56.I" style:family="table-column">
      <style:table-column-properties style:column-width="0.8132in" style:rel-column-width="7692*"/>
    </style:style>
    <style:style style:name="Table56.A1" style:family="table-cell">
      <style:table-cell-properties fo:padding="0.0382in" fo:border-left="0.0007in solid #000000" fo:border-right="none" fo:border-top="0.0007in solid #000000" fo:border-bottom="0.0007in solid #000000"/>
    </style:style>
    <style:style style:name="Table56.I1" style:family="table-cell">
      <style:table-cell-properties fo:padding="0.0382in" fo:border="0.0007in solid #000000"/>
    </style:style>
    <style:style style:name="Table56.A2" style:family="table-cell" style:data-style-name="N0">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none" fo:border-top="none" fo:border-bottom="0.0007in solid #000000"/>
    </style:style>
    <style:style style:name="Table56.I2" style:family="table-cell" style:data-style-name="N0">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1354in" style:rel-column-width="20202*"/>
    </style:style>
    <style:style style:name="Table23.B" style:family="table-column">
      <style:table-column-properties style:column-width="4.7917in" style:rel-column-width="45333*"/>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43" style:family="table">
      <style:table-properties style:width="6.9271in" fo:margin-left="0in" fo:margin-right="-0.0021in" table:align="margins"/>
    </style:style>
    <style:style style:name="Table43.A" style:family="table-column">
      <style:table-column-properties style:column-width="0.6979in" style:rel-column-width="6602*"/>
    </style:style>
    <style:style style:name="Table43.B" style:family="table-column">
      <style:table-column-properties style:column-width="0.75in" style:rel-column-width="7095*"/>
    </style:style>
    <style:style style:name="Table43.C" style:family="table-column">
      <style:table-column-properties style:column-width="0.7396in" style:rel-column-width="6996*"/>
    </style:style>
    <style:style style:name="Table43.D" style:family="table-column">
      <style:table-column-properties style:column-width="0.7813in" style:rel-column-width="7391*"/>
    </style:style>
    <style:style style:name="Table43.F" style:family="table-column">
      <style:table-column-properties style:column-width="0.7708in" style:rel-column-width="7292*"/>
    </style:style>
    <style:style style:name="Table43.G" style:family="table-column">
      <style:table-column-properties style:column-width="0.6563in" style:rel-column-width="6208*"/>
    </style:style>
    <style:style style:name="Table43.H" style:family="table-column">
      <style:table-column-properties style:column-width="0.9792in" style:rel-column-width="9263*"/>
    </style:style>
    <style:style style:name="Table43.I" style:family="table-column">
      <style:table-column-properties style:column-width="0.8132in" style:rel-column-width="7692*"/>
    </style:style>
    <style:style style:name="Table43.A1" style:family="table-cell">
      <style:table-cell-properties fo:padding="0.0382in" fo:border-left="0.0007in solid #000000" fo:border-right="none" fo:border-top="0.0007in solid #000000" fo:border-bottom="0.0007in solid #000000"/>
    </style:style>
    <style:style style:name="Table43.I1" style:family="table-cell">
      <style:table-cell-properties fo:padding="0.0382in" fo:border="0.0007in solid #000000"/>
    </style:style>
    <style:style style:name="Table43.A2" style:family="table-cell" style:data-style-name="N0">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none" fo:border-top="none" fo:border-bottom="0.0007in solid #000000"/>
    </style:style>
    <style:style style:name="Table43.I2" style:family="table-cell">
      <style:table-cell-properties fo:padding="0.0382in" fo:border-left="0.0007in solid #000000" fo:border-right="0.0007in solid #000000" fo:border-top="none" fo:border-bottom="0.0007in solid #000000"/>
    </style:style>
    <style:style style:name="Table43.I3" style:family="table-cell" style:data-style-name="N0">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1354in" style:rel-column-width="20202*"/>
    </style:style>
    <style:style style:name="Table24.B" style:family="table-column">
      <style:table-column-properties style:column-width="4.7917in" style:rel-column-width="45333*"/>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44" style:family="table">
      <style:table-properties style:width="6.9271in" fo:margin-left="0in" fo:margin-right="-0.0021in" table:align="margins"/>
    </style:style>
    <style:style style:name="Table44.A" style:family="table-column">
      <style:table-column-properties style:column-width="0.6979in" style:rel-column-width="6602*"/>
    </style:style>
    <style:style style:name="Table44.B" style:family="table-column">
      <style:table-column-properties style:column-width="0.75in" style:rel-column-width="7095*"/>
    </style:style>
    <style:style style:name="Table44.C" style:family="table-column">
      <style:table-column-properties style:column-width="0.7396in" style:rel-column-width="6996*"/>
    </style:style>
    <style:style style:name="Table44.D" style:family="table-column">
      <style:table-column-properties style:column-width="0.7813in" style:rel-column-width="7391*"/>
    </style:style>
    <style:style style:name="Table44.F" style:family="table-column">
      <style:table-column-properties style:column-width="0.7708in" style:rel-column-width="7292*"/>
    </style:style>
    <style:style style:name="Table44.G" style:family="table-column">
      <style:table-column-properties style:column-width="0.6563in" style:rel-column-width="6208*"/>
    </style:style>
    <style:style style:name="Table44.H" style:family="table-column">
      <style:table-column-properties style:column-width="0.9792in" style:rel-column-width="9263*"/>
    </style:style>
    <style:style style:name="Table44.I" style:family="table-column">
      <style:table-column-properties style:column-width="0.8132in" style:rel-column-width="7692*"/>
    </style:style>
    <style:style style:name="Table44.A1" style:family="table-cell">
      <style:table-cell-properties fo:padding="0.0382in" fo:border-left="0.0007in solid #000000" fo:border-right="none" fo:border-top="0.0007in solid #000000" fo:border-bottom="0.0007in solid #000000"/>
    </style:style>
    <style:style style:name="Table44.I1" style:family="table-cell">
      <style:table-cell-properties fo:padding="0.0382in" fo:border="0.0007in solid #000000"/>
    </style:style>
    <style:style style:name="Table44.A2" style:family="table-cell" style:data-style-name="N0">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none" fo:border-top="none" fo:border-bottom="0.0007in solid #000000"/>
    </style:style>
    <style:style style:name="Table44.I2" style:family="table-cell">
      <style:table-cell-properties fo:padding="0.0382in" fo:border-left="0.0007in solid #000000" fo:border-right="0.0007in solid #000000" fo:border-top="none" fo:border-bottom="0.0007in solid #000000"/>
    </style:style>
    <style:style style:name="Table44.I3" style:family="table-cell" style:data-style-name="N0">
      <style:table-cell-properties fo:padding="0.0382in" fo:border-left="0.0007in solid #000000" fo:border-right="0.0007in solid #000000" fo:border-top="none" fo:border-bottom="0.0007in solid #000000"/>
    </style:style>
    <style:style style:name="Table57" style:family="table">
      <style:table-properties style:width="6.9271in" fo:margin-left="0in" fo:margin-right="-0.0021in" table:align="margins"/>
    </style:style>
    <style:style style:name="Table57.A" style:family="table-column">
      <style:table-column-properties style:column-width="0.6979in" style:rel-column-width="6602*"/>
    </style:style>
    <style:style style:name="Table57.B" style:family="table-column">
      <style:table-column-properties style:column-width="0.75in" style:rel-column-width="7095*"/>
    </style:style>
    <style:style style:name="Table57.C" style:family="table-column">
      <style:table-column-properties style:column-width="0.7396in" style:rel-column-width="6996*"/>
    </style:style>
    <style:style style:name="Table57.D" style:family="table-column">
      <style:table-column-properties style:column-width="0.7813in" style:rel-column-width="7391*"/>
    </style:style>
    <style:style style:name="Table57.F" style:family="table-column">
      <style:table-column-properties style:column-width="0.7708in" style:rel-column-width="7292*"/>
    </style:style>
    <style:style style:name="Table57.G" style:family="table-column">
      <style:table-column-properties style:column-width="0.6563in" style:rel-column-width="6208*"/>
    </style:style>
    <style:style style:name="Table57.H" style:family="table-column">
      <style:table-column-properties style:column-width="0.9792in" style:rel-column-width="9263*"/>
    </style:style>
    <style:style style:name="Table57.I" style:family="table-column">
      <style:table-column-properties style:column-width="0.8132in" style:rel-column-width="7692*"/>
    </style:style>
    <style:style style:name="Table57.A1" style:family="table-cell">
      <style:table-cell-properties fo:padding="0.0382in" fo:border-left="0.0007in solid #000000" fo:border-right="none" fo:border-top="0.0007in solid #000000" fo:border-bottom="0.0007in solid #000000"/>
    </style:style>
    <style:style style:name="Table57.I1" style:family="table-cell">
      <style:table-cell-properties fo:padding="0.0382in" fo:border="0.0007in solid #000000"/>
    </style:style>
    <style:style style:name="Table57.A2" style:family="table-cell" style:data-style-name="N0">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none" fo:border-top="none" fo:border-bottom="0.0007in solid #000000"/>
    </style:style>
    <style:style style:name="Table57.I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4792in" style:rel-column-width="23454*"/>
    </style:style>
    <style:style style:name="Table25.B" style:family="table-column">
      <style:table-column-properties style:column-width="4.4479in" style:rel-column-width="42081*"/>
    </style:style>
    <style:style style:name="Table25.1" style:family="table-row">
      <style:table-row-properties style:min-row-height="0.25in"/>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45" style:family="table">
      <style:table-properties style:width="6.9271in" fo:margin-left="0in" fo:margin-right="-0.0021in" table:align="margins"/>
    </style:style>
    <style:style style:name="Table45.A" style:family="table-column">
      <style:table-column-properties style:column-width="0.6875in" style:rel-column-width="6504*"/>
    </style:style>
    <style:style style:name="Table45.B" style:family="table-column">
      <style:table-column-properties style:column-width="0.6771in" style:rel-column-width="6405*"/>
    </style:style>
    <style:style style:name="Table45.D" style:family="table-column">
      <style:table-column-properties style:column-width="0.4479in" style:rel-column-width="4237*"/>
    </style:style>
    <style:style style:name="Table45.E" style:family="table-column">
      <style:table-column-properties style:column-width="0.7604in" style:rel-column-width="7194*"/>
    </style:style>
    <style:style style:name="Table45.F" style:family="table-column">
      <style:table-column-properties style:column-width="0.6667in" style:rel-column-width="6307*"/>
    </style:style>
    <style:style style:name="Table45.G" style:family="table-column">
      <style:table-column-properties style:column-width="0.7708in" style:rel-column-width="7292*"/>
    </style:style>
    <style:style style:name="Table45.H" style:family="table-column">
      <style:table-column-properties style:column-width="0.5625in" style:rel-column-width="5321*"/>
    </style:style>
    <style:style style:name="Table45.J" style:family="table-column">
      <style:table-column-properties style:column-width="0.9069in" style:rel-column-width="8578*"/>
    </style:style>
    <style:style style:name="Table45.A1" style:family="table-cell">
      <style:table-cell-properties fo:padding="0.0382in" fo:border-left="0.0007in solid #000000" fo:border-right="none" fo:border-top="0.0007in solid #000000" fo:border-bottom="0.0007in solid #000000"/>
    </style:style>
    <style:style style:name="Table45.J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E2" style:family="table-cell" style:data-style-name="N0">
      <style:table-cell-properties fo:padding="0.0382in" fo:border-left="0.0007in solid #000000" fo:border-right="none" fo:border-top="none" fo:border-bottom="0.0007in solid #000000"/>
    </style:style>
    <style:style style:name="Table45.J2" style:family="table-cell">
      <style:table-cell-properties fo:padding="0.0382in" fo:border-left="0.0007in solid #000000" fo:border-right="0.0007in solid #000000" fo:border-top="none" fo:border-bottom="0.0007in solid #000000"/>
    </style:style>
    <style:style style:name="Table86" style:family="table">
      <style:table-properties style:width="6.9271in" fo:margin-left="0in" fo:margin-right="-0.0021in" table:align="margins"/>
    </style:style>
    <style:style style:name="Table86.A" style:family="table-column">
      <style:table-column-properties style:column-width="0.6875in" style:rel-column-width="6504*"/>
    </style:style>
    <style:style style:name="Table86.B" style:family="table-column">
      <style:table-column-properties style:column-width="0.6771in" style:rel-column-width="6405*"/>
    </style:style>
    <style:style style:name="Table86.D" style:family="table-column">
      <style:table-column-properties style:column-width="0.4479in" style:rel-column-width="4237*"/>
    </style:style>
    <style:style style:name="Table86.E" style:family="table-column">
      <style:table-column-properties style:column-width="0.7604in" style:rel-column-width="7194*"/>
    </style:style>
    <style:style style:name="Table86.F" style:family="table-column">
      <style:table-column-properties style:column-width="0.6667in" style:rel-column-width="6307*"/>
    </style:style>
    <style:style style:name="Table86.G" style:family="table-column">
      <style:table-column-properties style:column-width="0.7708in" style:rel-column-width="7292*"/>
    </style:style>
    <style:style style:name="Table86.H" style:family="table-column">
      <style:table-column-properties style:column-width="0.5625in" style:rel-column-width="5321*"/>
    </style:style>
    <style:style style:name="Table86.J" style:family="table-column">
      <style:table-column-properties style:column-width="0.9069in" style:rel-column-width="8578*"/>
    </style:style>
    <style:style style:name="Table86.A1" style:family="table-cell">
      <style:table-cell-properties fo:padding="0.0382in" fo:border-left="0.0007in solid #000000" fo:border-right="none" fo:border-top="0.0007in solid #000000" fo:border-bottom="0.0007in solid #000000"/>
    </style:style>
    <style:style style:name="Table86.J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E2" style:family="table-cell" style:data-style-name="N0">
      <style:table-cell-properties fo:padding="0.0382in" fo:border-left="0.0007in solid #000000" fo:border-right="none" fo:border-top="none" fo:border-bottom="0.0007in solid #000000"/>
    </style:style>
    <style:style style:name="Table86.J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2.4583in" style:rel-column-width="23257*"/>
    </style:style>
    <style:style style:name="Table26.B" style:family="table-column">
      <style:table-column-properties style:column-width="4.4688in" style:rel-column-width="4227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70" style:family="table">
      <style:table-properties style:width="6.9271in" fo:margin-left="0in" fo:margin-right="-0.0021in" table:align="margins"/>
    </style:style>
    <style:style style:name="Table70.A" style:family="table-column">
      <style:table-column-properties style:column-width="0.6875in" style:rel-column-width="6504*"/>
    </style:style>
    <style:style style:name="Table70.B" style:family="table-column">
      <style:table-column-properties style:column-width="0.6771in" style:rel-column-width="6405*"/>
    </style:style>
    <style:style style:name="Table70.D" style:family="table-column">
      <style:table-column-properties style:column-width="0.4479in" style:rel-column-width="4237*"/>
    </style:style>
    <style:style style:name="Table70.E" style:family="table-column">
      <style:table-column-properties style:column-width="0.7604in" style:rel-column-width="7194*"/>
    </style:style>
    <style:style style:name="Table70.F" style:family="table-column">
      <style:table-column-properties style:column-width="0.6667in" style:rel-column-width="6307*"/>
    </style:style>
    <style:style style:name="Table70.G" style:family="table-column">
      <style:table-column-properties style:column-width="0.7708in" style:rel-column-width="7292*"/>
    </style:style>
    <style:style style:name="Table70.H" style:family="table-column">
      <style:table-column-properties style:column-width="0.5625in" style:rel-column-width="5321*"/>
    </style:style>
    <style:style style:name="Table70.J" style:family="table-column">
      <style:table-column-properties style:column-width="0.9069in" style:rel-column-width="8578*"/>
    </style:style>
    <style:style style:name="Table70.A1" style:family="table-cell">
      <style:table-cell-properties fo:padding="0.0382in" fo:border-left="0.0007in solid #000000" fo:border-right="none" fo:border-top="0.0007in solid #000000" fo:border-bottom="0.0007in solid #000000"/>
    </style:style>
    <style:style style:name="Table70.J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E2" style:family="table-cell" style:data-style-name="N0">
      <style:table-cell-properties fo:padding="0.0382in" fo:border-left="0.0007in solid #000000" fo:border-right="none" fo:border-top="none" fo:border-bottom="0.0007in solid #000000"/>
    </style:style>
    <style:style style:name="Table70.J2" style:family="table-cell">
      <style:table-cell-properties fo:padding="0.0382in" fo:border-left="0.0007in solid #000000" fo:border-right="0.0007in solid #000000" fo:border-top="none" fo:border-bottom="0.0007in solid #000000"/>
    </style:style>
    <style:style style:name="Table87" style:family="table">
      <style:table-properties style:width="6.9271in" fo:margin-left="0in" fo:margin-right="-0.0021in" table:align="margins"/>
    </style:style>
    <style:style style:name="Table87.A" style:family="table-column">
      <style:table-column-properties style:column-width="0.6875in" style:rel-column-width="6504*"/>
    </style:style>
    <style:style style:name="Table87.B" style:family="table-column">
      <style:table-column-properties style:column-width="0.6771in" style:rel-column-width="6405*"/>
    </style:style>
    <style:style style:name="Table87.D" style:family="table-column">
      <style:table-column-properties style:column-width="0.4479in" style:rel-column-width="4237*"/>
    </style:style>
    <style:style style:name="Table87.E" style:family="table-column">
      <style:table-column-properties style:column-width="0.7604in" style:rel-column-width="7194*"/>
    </style:style>
    <style:style style:name="Table87.F" style:family="table-column">
      <style:table-column-properties style:column-width="0.6667in" style:rel-column-width="6307*"/>
    </style:style>
    <style:style style:name="Table87.G" style:family="table-column">
      <style:table-column-properties style:column-width="0.7708in" style:rel-column-width="7292*"/>
    </style:style>
    <style:style style:name="Table87.H" style:family="table-column">
      <style:table-column-properties style:column-width="0.5625in" style:rel-column-width="5321*"/>
    </style:style>
    <style:style style:name="Table87.J" style:family="table-column">
      <style:table-column-properties style:column-width="0.9069in" style:rel-column-width="8578*"/>
    </style:style>
    <style:style style:name="Table87.A1" style:family="table-cell">
      <style:table-cell-properties fo:padding="0.0382in" fo:border-left="0.0007in solid #000000" fo:border-right="none" fo:border-top="0.0007in solid #000000" fo:border-bottom="0.0007in solid #000000"/>
    </style:style>
    <style:style style:name="Table87.J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E2" style:family="table-cell" style:data-style-name="N0">
      <style:table-cell-properties fo:padding="0.0382in" fo:border-left="0.0007in solid #000000" fo:border-right="none" fo:border-top="none" fo:border-bottom="0.0007in solid #000000"/>
    </style:style>
    <style:style style:name="Table87.J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4479in" style:rel-column-width="23158*"/>
    </style:style>
    <style:style style:name="Table27.B" style:family="table-column">
      <style:table-column-properties style:column-width="4.4792in" style:rel-column-width="42377*"/>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71" style:family="table">
      <style:table-properties style:width="6.9271in" fo:margin-left="0in" fo:margin-right="-0.0021in" table:align="margins"/>
    </style:style>
    <style:style style:name="Table71.A" style:family="table-column">
      <style:table-column-properties style:column-width="0.6875in" style:rel-column-width="6504*"/>
    </style:style>
    <style:style style:name="Table71.B" style:family="table-column">
      <style:table-column-properties style:column-width="0.6771in" style:rel-column-width="6405*"/>
    </style:style>
    <style:style style:name="Table71.D" style:family="table-column">
      <style:table-column-properties style:column-width="0.4479in" style:rel-column-width="4237*"/>
    </style:style>
    <style:style style:name="Table71.E" style:family="table-column">
      <style:table-column-properties style:column-width="0.7604in" style:rel-column-width="7194*"/>
    </style:style>
    <style:style style:name="Table71.F" style:family="table-column">
      <style:table-column-properties style:column-width="0.6667in" style:rel-column-width="6307*"/>
    </style:style>
    <style:style style:name="Table71.G" style:family="table-column">
      <style:table-column-properties style:column-width="0.7708in" style:rel-column-width="7292*"/>
    </style:style>
    <style:style style:name="Table71.H" style:family="table-column">
      <style:table-column-properties style:column-width="0.5625in" style:rel-column-width="5321*"/>
    </style:style>
    <style:style style:name="Table71.J" style:family="table-column">
      <style:table-column-properties style:column-width="0.9069in" style:rel-column-width="8578*"/>
    </style:style>
    <style:style style:name="Table71.A1" style:family="table-cell">
      <style:table-cell-properties fo:padding="0.0382in" fo:border-left="0.0007in solid #000000" fo:border-right="none" fo:border-top="0.0007in solid #000000" fo:border-bottom="0.0007in solid #000000"/>
    </style:style>
    <style:style style:name="Table71.J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E2" style:family="table-cell" style:data-style-name="N0">
      <style:table-cell-properties fo:padding="0.0382in" fo:border-left="0.0007in solid #000000" fo:border-right="none" fo:border-top="none" fo:border-bottom="0.0007in solid #000000"/>
    </style:style>
    <style:style style:name="Table71.J2" style:family="table-cell">
      <style:table-cell-properties fo:padding="0.0382in" fo:border-left="0.0007in solid #000000" fo:border-right="0.0007in solid #000000" fo:border-top="none" fo:border-bottom="0.0007in solid #000000"/>
    </style:style>
    <style:style style:name="Table71.J3" style:family="table-cell" style:data-style-name="N0">
      <style:table-cell-properties fo:padding="0.0382in" fo:border-left="0.0007in solid #000000" fo:border-right="0.0007in solid #000000" fo:border-top="none" fo:border-bottom="0.0007in solid #000000"/>
    </style:style>
    <style:style style:name="Table46" style:family="table">
      <style:table-properties style:width="6.9271in" fo:margin-left="0in" fo:margin-right="-0.0021in" table:align="margins"/>
    </style:style>
    <style:style style:name="Table46.A" style:family="table-column">
      <style:table-column-properties style:column-width="2.4271in" style:rel-column-width="22961*"/>
    </style:style>
    <style:style style:name="Table46.B" style:family="table-column">
      <style:table-column-properties style:column-width="4.5in" style:rel-column-width="42574*"/>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72" style:family="table">
      <style:table-properties style:width="6.9271in" fo:margin-left="0in" fo:margin-right="-0.0021in" table:align="margins"/>
    </style:style>
    <style:style style:name="Table72.A" style:family="table-column">
      <style:table-column-properties style:column-width="0.6875in" style:rel-column-width="6504*"/>
    </style:style>
    <style:style style:name="Table72.B" style:family="table-column">
      <style:table-column-properties style:column-width="0.6771in" style:rel-column-width="6405*"/>
    </style:style>
    <style:style style:name="Table72.D" style:family="table-column">
      <style:table-column-properties style:column-width="0.4479in" style:rel-column-width="4237*"/>
    </style:style>
    <style:style style:name="Table72.E" style:family="table-column">
      <style:table-column-properties style:column-width="0.7604in" style:rel-column-width="7194*"/>
    </style:style>
    <style:style style:name="Table72.F" style:family="table-column">
      <style:table-column-properties style:column-width="0.6667in" style:rel-column-width="6307*"/>
    </style:style>
    <style:style style:name="Table72.G" style:family="table-column">
      <style:table-column-properties style:column-width="0.7708in" style:rel-column-width="7292*"/>
    </style:style>
    <style:style style:name="Table72.H" style:family="table-column">
      <style:table-column-properties style:column-width="0.5625in" style:rel-column-width="5321*"/>
    </style:style>
    <style:style style:name="Table72.J" style:family="table-column">
      <style:table-column-properties style:column-width="0.9069in" style:rel-column-width="8578*"/>
    </style:style>
    <style:style style:name="Table72.A1" style:family="table-cell">
      <style:table-cell-properties fo:padding="0.0382in" fo:border-left="0.0007in solid #000000" fo:border-right="none" fo:border-top="0.0007in solid #000000" fo:border-bottom="0.0007in solid #000000"/>
    </style:style>
    <style:style style:name="Table72.J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E2" style:family="table-cell" style:data-style-name="N0">
      <style:table-cell-properties fo:padding="0.0382in" fo:border-left="0.0007in solid #000000" fo:border-right="none" fo:border-top="none" fo:border-bottom="0.0007in solid #000000"/>
    </style:style>
    <style:style style:name="Table72.J2" style:family="table-cell">
      <style:table-cell-properties fo:padding="0.0382in" fo:border-left="0.0007in solid #000000" fo:border-right="0.0007in solid #000000" fo:border-top="none" fo:border-bottom="0.0007in solid #000000"/>
    </style:style>
    <style:style style:name="Table72.J3" style:family="table-cell" style:data-style-name="N0">
      <style:table-cell-properties fo:padding="0.0382in" fo:border-left="0.0007in solid #000000" fo:border-right="0.0007in solid #000000" fo:border-top="none" fo:border-bottom="0.0007in solid #000000"/>
    </style:style>
    <style:style style:name="Table47" style:family="table">
      <style:table-properties style:width="6.9271in" fo:margin-left="0in" fo:margin-right="-0.0021in" table:align="margins"/>
    </style:style>
    <style:style style:name="Table47.A" style:family="table-column">
      <style:table-column-properties style:column-width="2.4271in" style:rel-column-width="22961*"/>
    </style:style>
    <style:style style:name="Table47.B" style:family="table-column">
      <style:table-column-properties style:column-width="4.5in" style:rel-column-width="42574*"/>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73" style:family="table">
      <style:table-properties style:width="6.9271in" fo:margin-left="0in" fo:margin-right="-0.0021in" table:align="margins"/>
    </style:style>
    <style:style style:name="Table73.A" style:family="table-column">
      <style:table-column-properties style:column-width="0.6875in" style:rel-column-width="6504*"/>
    </style:style>
    <style:style style:name="Table73.B" style:family="table-column">
      <style:table-column-properties style:column-width="0.6771in" style:rel-column-width="6405*"/>
    </style:style>
    <style:style style:name="Table73.D" style:family="table-column">
      <style:table-column-properties style:column-width="0.4479in" style:rel-column-width="4237*"/>
    </style:style>
    <style:style style:name="Table73.E" style:family="table-column">
      <style:table-column-properties style:column-width="0.7604in" style:rel-column-width="7194*"/>
    </style:style>
    <style:style style:name="Table73.F" style:family="table-column">
      <style:table-column-properties style:column-width="0.6667in" style:rel-column-width="6307*"/>
    </style:style>
    <style:style style:name="Table73.G" style:family="table-column">
      <style:table-column-properties style:column-width="0.7708in" style:rel-column-width="7292*"/>
    </style:style>
    <style:style style:name="Table73.H" style:family="table-column">
      <style:table-column-properties style:column-width="0.5625in" style:rel-column-width="5321*"/>
    </style:style>
    <style:style style:name="Table73.J" style:family="table-column">
      <style:table-column-properties style:column-width="0.9069in" style:rel-column-width="8578*"/>
    </style:style>
    <style:style style:name="Table73.A1" style:family="table-cell">
      <style:table-cell-properties fo:padding="0.0382in" fo:border-left="0.0007in solid #000000" fo:border-right="none" fo:border-top="0.0007in solid #000000" fo:border-bottom="0.0007in solid #000000"/>
    </style:style>
    <style:style style:name="Table73.J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E2" style:family="table-cell" style:data-style-name="N0">
      <style:table-cell-properties fo:padding="0.0382in" fo:border-left="0.0007in solid #000000" fo:border-right="none" fo:border-top="none" fo:border-bottom="0.0007in solid #000000"/>
    </style:style>
    <style:style style:name="Table73.J2" style:family="table-cell">
      <style:table-cell-properties fo:padding="0.0382in" fo:border-left="0.0007in solid #000000" fo:border-right="0.0007in solid #000000" fo:border-top="none" fo:border-bottom="0.0007in solid #000000"/>
    </style:style>
    <style:style style:name="Table88" style:family="table">
      <style:table-properties style:width="6.9271in" fo:margin-left="0in" fo:margin-right="-0.0021in" table:align="margins"/>
    </style:style>
    <style:style style:name="Table88.A" style:family="table-column">
      <style:table-column-properties style:column-width="0.6875in" style:rel-column-width="6504*"/>
    </style:style>
    <style:style style:name="Table88.B" style:family="table-column">
      <style:table-column-properties style:column-width="0.6771in" style:rel-column-width="6405*"/>
    </style:style>
    <style:style style:name="Table88.D" style:family="table-column">
      <style:table-column-properties style:column-width="0.4479in" style:rel-column-width="4237*"/>
    </style:style>
    <style:style style:name="Table88.E" style:family="table-column">
      <style:table-column-properties style:column-width="0.7604in" style:rel-column-width="7194*"/>
    </style:style>
    <style:style style:name="Table88.F" style:family="table-column">
      <style:table-column-properties style:column-width="0.6667in" style:rel-column-width="6307*"/>
    </style:style>
    <style:style style:name="Table88.G" style:family="table-column">
      <style:table-column-properties style:column-width="0.7708in" style:rel-column-width="7292*"/>
    </style:style>
    <style:style style:name="Table88.H" style:family="table-column">
      <style:table-column-properties style:column-width="0.5625in" style:rel-column-width="5321*"/>
    </style:style>
    <style:style style:name="Table88.J" style:family="table-column">
      <style:table-column-properties style:column-width="0.9069in" style:rel-column-width="8578*"/>
    </style:style>
    <style:style style:name="Table88.A1" style:family="table-cell">
      <style:table-cell-properties fo:padding="0.0382in" fo:border-left="0.0007in solid #000000" fo:border-right="none" fo:border-top="0.0007in solid #000000" fo:border-bottom="0.0007in solid #000000"/>
    </style:style>
    <style:style style:name="Table88.J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E2" style:family="table-cell" style:data-style-name="N0">
      <style:table-cell-properties fo:padding="0.0382in" fo:border-left="0.0007in solid #000000" fo:border-right="none" fo:border-top="none" fo:border-bottom="0.0007in solid #000000"/>
    </style:style>
    <style:style style:name="Table88.J2" style:family="table-cell">
      <style:table-cell-properties fo:padding="0.0382in" fo:border-left="0.0007in solid #000000" fo:border-right="0.0007in solid #000000" fo:border-top="none" fo:border-bottom="0.0007in solid #000000"/>
    </style:style>
    <style:style style:name="Table89" style:family="table">
      <style:table-properties style:width="6.9271in" fo:margin-left="0in" fo:margin-right="-0.0021in" table:align="margins"/>
    </style:style>
    <style:style style:name="Table89.A" style:family="table-column">
      <style:table-column-properties style:column-width="0.6875in" style:rel-column-width="6504*"/>
    </style:style>
    <style:style style:name="Table89.B" style:family="table-column">
      <style:table-column-properties style:column-width="0.6771in" style:rel-column-width="6405*"/>
    </style:style>
    <style:style style:name="Table89.D" style:family="table-column">
      <style:table-column-properties style:column-width="0.4479in" style:rel-column-width="4237*"/>
    </style:style>
    <style:style style:name="Table89.E" style:family="table-column">
      <style:table-column-properties style:column-width="0.7604in" style:rel-column-width="7194*"/>
    </style:style>
    <style:style style:name="Table89.F" style:family="table-column">
      <style:table-column-properties style:column-width="0.6667in" style:rel-column-width="6307*"/>
    </style:style>
    <style:style style:name="Table89.G" style:family="table-column">
      <style:table-column-properties style:column-width="0.7708in" style:rel-column-width="7292*"/>
    </style:style>
    <style:style style:name="Table89.H" style:family="table-column">
      <style:table-column-properties style:column-width="0.5625in" style:rel-column-width="5321*"/>
    </style:style>
    <style:style style:name="Table89.J" style:family="table-column">
      <style:table-column-properties style:column-width="0.9069in" style:rel-column-width="8578*"/>
    </style:style>
    <style:style style:name="Table89.A1" style:family="table-cell">
      <style:table-cell-properties fo:padding="0.0382in" fo:border-left="0.0007in solid #000000" fo:border-right="none" fo:border-top="0.0007in solid #000000" fo:border-bottom="0.0007in solid #000000"/>
    </style:style>
    <style:style style:name="Table89.J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E2" style:family="table-cell" style:data-style-name="N0">
      <style:table-cell-properties fo:padding="0.0382in" fo:border-left="0.0007in solid #000000" fo:border-right="none" fo:border-top="none" fo:border-bottom="0.0007in solid #000000"/>
    </style:style>
    <style:style style:name="Table89.J2" style:family="table-cell">
      <style:table-cell-properties fo:padding="0.0382in" fo:border-left="0.0007in solid #000000" fo:border-right="0.0007in solid #000000" fo:border-top="none" fo:border-bottom="0.0007in solid #000000"/>
    </style:style>
    <style:style style:name="Table58" style:family="table">
      <style:table-properties style:width="6.9271in" fo:margin-left="0in" fo:margin-right="-0.0021in" table:align="margins"/>
    </style:style>
    <style:style style:name="Table58.A" style:family="table-column">
      <style:table-column-properties style:column-width="2.4063in" style:rel-column-width="22764*"/>
    </style:style>
    <style:style style:name="Table58.B" style:family="table-column">
      <style:table-column-properties style:column-width="4.5208in" style:rel-column-width="42771*"/>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74" style:family="table">
      <style:table-properties style:width="6.9271in" fo:margin-left="0in" fo:margin-right="-0.0021in" table:align="margins"/>
    </style:style>
    <style:style style:name="Table74.A" style:family="table-column">
      <style:table-column-properties style:column-width="0.6875in" style:rel-column-width="6504*"/>
    </style:style>
    <style:style style:name="Table74.B" style:family="table-column">
      <style:table-column-properties style:column-width="0.6771in" style:rel-column-width="6405*"/>
    </style:style>
    <style:style style:name="Table74.D" style:family="table-column">
      <style:table-column-properties style:column-width="0.4479in" style:rel-column-width="4237*"/>
    </style:style>
    <style:style style:name="Table74.E" style:family="table-column">
      <style:table-column-properties style:column-width="0.7604in" style:rel-column-width="7194*"/>
    </style:style>
    <style:style style:name="Table74.F" style:family="table-column">
      <style:table-column-properties style:column-width="0.6667in" style:rel-column-width="6307*"/>
    </style:style>
    <style:style style:name="Table74.G" style:family="table-column">
      <style:table-column-properties style:column-width="0.7708in" style:rel-column-width="7292*"/>
    </style:style>
    <style:style style:name="Table74.H" style:family="table-column">
      <style:table-column-properties style:column-width="0.5625in" style:rel-column-width="5321*"/>
    </style:style>
    <style:style style:name="Table74.J" style:family="table-column">
      <style:table-column-properties style:column-width="0.9069in" style:rel-column-width="8578*"/>
    </style:style>
    <style:style style:name="Table74.A1" style:family="table-cell">
      <style:table-cell-properties fo:padding="0.0382in" fo:border-left="0.0007in solid #000000" fo:border-right="none" fo:border-top="0.0007in solid #000000" fo:border-bottom="0.0007in solid #000000"/>
    </style:style>
    <style:style style:name="Table74.J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E2" style:family="table-cell" style:data-style-name="N0">
      <style:table-cell-properties fo:padding="0.0382in" fo:border-left="0.0007in solid #000000" fo:border-right="none" fo:border-top="none" fo:border-bottom="0.0007in solid #000000"/>
    </style:style>
    <style:style style:name="Table74.J2" style:family="table-cell">
      <style:table-cell-properties fo:padding="0.0382in" fo:border-left="0.0007in solid #000000" fo:border-right="0.0007in solid #000000" fo:border-top="none" fo:border-bottom="0.0007in solid #000000"/>
    </style:style>
    <style:style style:name="Table90" style:family="table">
      <style:table-properties style:width="6.9271in" fo:margin-left="0in" fo:margin-right="-0.0021in" table:align="margins"/>
    </style:style>
    <style:style style:name="Table90.A" style:family="table-column">
      <style:table-column-properties style:column-width="0.6875in" style:rel-column-width="6504*"/>
    </style:style>
    <style:style style:name="Table90.B" style:family="table-column">
      <style:table-column-properties style:column-width="0.6771in" style:rel-column-width="6405*"/>
    </style:style>
    <style:style style:name="Table90.D" style:family="table-column">
      <style:table-column-properties style:column-width="0.4479in" style:rel-column-width="4237*"/>
    </style:style>
    <style:style style:name="Table90.E" style:family="table-column">
      <style:table-column-properties style:column-width="0.7604in" style:rel-column-width="7194*"/>
    </style:style>
    <style:style style:name="Table90.F" style:family="table-column">
      <style:table-column-properties style:column-width="0.6667in" style:rel-column-width="6307*"/>
    </style:style>
    <style:style style:name="Table90.G" style:family="table-column">
      <style:table-column-properties style:column-width="0.7708in" style:rel-column-width="7292*"/>
    </style:style>
    <style:style style:name="Table90.H" style:family="table-column">
      <style:table-column-properties style:column-width="0.5625in" style:rel-column-width="5321*"/>
    </style:style>
    <style:style style:name="Table90.J" style:family="table-column">
      <style:table-column-properties style:column-width="0.9069in" style:rel-column-width="8578*"/>
    </style:style>
    <style:style style:name="Table90.A1" style:family="table-cell">
      <style:table-cell-properties fo:padding="0.0382in" fo:border-left="0.0007in solid #000000" fo:border-right="none" fo:border-top="0.0007in solid #000000" fo:border-bottom="0.0007in solid #000000"/>
    </style:style>
    <style:style style:name="Table90.J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E2" style:family="table-cell" style:data-style-name="N0">
      <style:table-cell-properties fo:padding="0.0382in" fo:border-left="0.0007in solid #000000" fo:border-right="none" fo:border-top="none" fo:border-bottom="0.0007in solid #000000"/>
    </style:style>
    <style:style style:name="Table90.J2" style:family="table-cell">
      <style:table-cell-properties fo:padding="0.0382in" fo:border-left="0.0007in solid #000000" fo:border-right="0.0007in solid #000000" fo:border-top="none" fo:border-bottom="0.0007in solid #000000"/>
    </style:style>
    <style:style style:name="Table91" style:family="table">
      <style:table-properties style:width="6.9271in" fo:margin-left="0in" fo:margin-right="-0.0021in" table:align="margins"/>
    </style:style>
    <style:style style:name="Table91.A" style:family="table-column">
      <style:table-column-properties style:column-width="0.6875in" style:rel-column-width="6504*"/>
    </style:style>
    <style:style style:name="Table91.B" style:family="table-column">
      <style:table-column-properties style:column-width="0.6771in" style:rel-column-width="6405*"/>
    </style:style>
    <style:style style:name="Table91.D" style:family="table-column">
      <style:table-column-properties style:column-width="0.4479in" style:rel-column-width="4237*"/>
    </style:style>
    <style:style style:name="Table91.E" style:family="table-column">
      <style:table-column-properties style:column-width="0.7604in" style:rel-column-width="7194*"/>
    </style:style>
    <style:style style:name="Table91.F" style:family="table-column">
      <style:table-column-properties style:column-width="0.6667in" style:rel-column-width="6307*"/>
    </style:style>
    <style:style style:name="Table91.G" style:family="table-column">
      <style:table-column-properties style:column-width="0.7708in" style:rel-column-width="7292*"/>
    </style:style>
    <style:style style:name="Table91.H" style:family="table-column">
      <style:table-column-properties style:column-width="0.5625in" style:rel-column-width="5321*"/>
    </style:style>
    <style:style style:name="Table91.J" style:family="table-column">
      <style:table-column-properties style:column-width="0.9069in" style:rel-column-width="8578*"/>
    </style:style>
    <style:style style:name="Table91.A1" style:family="table-cell">
      <style:table-cell-properties fo:padding="0.0382in" fo:border-left="0.0007in solid #000000" fo:border-right="none" fo:border-top="0.0007in solid #000000" fo:border-bottom="0.0007in solid #000000"/>
    </style:style>
    <style:style style:name="Table91.J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E2" style:family="table-cell" style:data-style-name="N0">
      <style:table-cell-properties fo:padding="0.0382in" fo:border-left="0.0007in solid #000000" fo:border-right="none" fo:border-top="none" fo:border-bottom="0.0007in solid #000000"/>
    </style:style>
    <style:style style:name="Table91.J2" style:family="table-cell">
      <style:table-cell-properties fo:padding="0.0382in" fo:border-left="0.0007in solid #000000" fo:border-right="0.0007in solid #000000" fo:border-top="none" fo:border-bottom="0.0007in solid #000000"/>
    </style:style>
    <style:style style:name="Table59" style:family="table">
      <style:table-properties style:width="6.9271in" fo:margin-left="0in" fo:margin-right="-0.0021in" table:align="margins"/>
    </style:style>
    <style:style style:name="Table59.A" style:family="table-column">
      <style:table-column-properties style:column-width="2.4167in" style:rel-column-width="22863*"/>
    </style:style>
    <style:style style:name="Table59.B" style:family="table-column">
      <style:table-column-properties style:column-width="4.5104in" style:rel-column-width="42672*"/>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75" style:family="table">
      <style:table-properties style:width="6.9271in" fo:margin-left="0in" fo:margin-right="-0.0021in" table:align="margins"/>
    </style:style>
    <style:style style:name="Table75.A" style:family="table-column">
      <style:table-column-properties style:column-width="0.6875in" style:rel-column-width="6504*"/>
    </style:style>
    <style:style style:name="Table75.B" style:family="table-column">
      <style:table-column-properties style:column-width="0.6771in" style:rel-column-width="6405*"/>
    </style:style>
    <style:style style:name="Table75.D" style:family="table-column">
      <style:table-column-properties style:column-width="0.4479in" style:rel-column-width="4237*"/>
    </style:style>
    <style:style style:name="Table75.E" style:family="table-column">
      <style:table-column-properties style:column-width="0.7604in" style:rel-column-width="7194*"/>
    </style:style>
    <style:style style:name="Table75.F" style:family="table-column">
      <style:table-column-properties style:column-width="0.6667in" style:rel-column-width="6307*"/>
    </style:style>
    <style:style style:name="Table75.G" style:family="table-column">
      <style:table-column-properties style:column-width="0.7708in" style:rel-column-width="7292*"/>
    </style:style>
    <style:style style:name="Table75.H" style:family="table-column">
      <style:table-column-properties style:column-width="0.5625in" style:rel-column-width="5321*"/>
    </style:style>
    <style:style style:name="Table75.J" style:family="table-column">
      <style:table-column-properties style:column-width="0.9069in" style:rel-column-width="8578*"/>
    </style:style>
    <style:style style:name="Table75.A1" style:family="table-cell">
      <style:table-cell-properties fo:padding="0.0382in" fo:border-left="0.0007in solid #000000" fo:border-right="none" fo:border-top="0.0007in solid #000000" fo:border-bottom="0.0007in solid #000000"/>
    </style:style>
    <style:style style:name="Table75.J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E2" style:family="table-cell" style:data-style-name="N0">
      <style:table-cell-properties fo:padding="0.0382in" fo:border-left="0.0007in solid #000000" fo:border-right="none" fo:border-top="none" fo:border-bottom="0.0007in solid #000000"/>
    </style:style>
    <style:style style:name="Table75.J2" style:family="table-cell">
      <style:table-cell-properties fo:padding="0.0382in" fo:border-left="0.0007in solid #000000" fo:border-right="0.0007in solid #000000" fo:border-top="none" fo:border-bottom="0.0007in solid #000000"/>
    </style:style>
    <style:style style:name="Table92" style:family="table">
      <style:table-properties style:width="6.9271in" fo:margin-left="0in" fo:margin-right="-0.0021in" table:align="margins"/>
    </style:style>
    <style:style style:name="Table92.A" style:family="table-column">
      <style:table-column-properties style:column-width="0.6875in" style:rel-column-width="6504*"/>
    </style:style>
    <style:style style:name="Table92.B" style:family="table-column">
      <style:table-column-properties style:column-width="0.6771in" style:rel-column-width="6405*"/>
    </style:style>
    <style:style style:name="Table92.D" style:family="table-column">
      <style:table-column-properties style:column-width="0.4479in" style:rel-column-width="4237*"/>
    </style:style>
    <style:style style:name="Table92.E" style:family="table-column">
      <style:table-column-properties style:column-width="0.7604in" style:rel-column-width="7194*"/>
    </style:style>
    <style:style style:name="Table92.F" style:family="table-column">
      <style:table-column-properties style:column-width="0.6667in" style:rel-column-width="6307*"/>
    </style:style>
    <style:style style:name="Table92.G" style:family="table-column">
      <style:table-column-properties style:column-width="0.7708in" style:rel-column-width="7292*"/>
    </style:style>
    <style:style style:name="Table92.H" style:family="table-column">
      <style:table-column-properties style:column-width="0.5625in" style:rel-column-width="5321*"/>
    </style:style>
    <style:style style:name="Table92.J" style:family="table-column">
      <style:table-column-properties style:column-width="0.9069in" style:rel-column-width="8578*"/>
    </style:style>
    <style:style style:name="Table92.A1" style:family="table-cell">
      <style:table-cell-properties fo:padding="0.0382in" fo:border-left="0.0007in solid #000000" fo:border-right="none" fo:border-top="0.0007in solid #000000" fo:border-bottom="0.0007in solid #000000"/>
    </style:style>
    <style:style style:name="Table92.J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E2" style:family="table-cell" style:data-style-name="N0">
      <style:table-cell-properties fo:padding="0.0382in" fo:border-left="0.0007in solid #000000" fo:border-right="none" fo:border-top="none" fo:border-bottom="0.0007in solid #000000"/>
    </style:style>
    <style:style style:name="Table92.J2" style:family="table-cell">
      <style:table-cell-properties fo:padding="0.0382in" fo:border-left="0.0007in solid #000000" fo:border-right="0.0007in solid #000000" fo:border-top="none" fo:border-bottom="0.0007in solid #000000"/>
    </style:style>
    <style:style style:name="Table93" style:family="table">
      <style:table-properties style:width="6.9271in" fo:margin-left="0in" fo:margin-right="-0.0021in" table:align="margins"/>
    </style:style>
    <style:style style:name="Table93.A" style:family="table-column">
      <style:table-column-properties style:column-width="0.6875in" style:rel-column-width="6504*"/>
    </style:style>
    <style:style style:name="Table93.B" style:family="table-column">
      <style:table-column-properties style:column-width="0.6771in" style:rel-column-width="6405*"/>
    </style:style>
    <style:style style:name="Table93.D" style:family="table-column">
      <style:table-column-properties style:column-width="0.4479in" style:rel-column-width="4237*"/>
    </style:style>
    <style:style style:name="Table93.E" style:family="table-column">
      <style:table-column-properties style:column-width="0.7604in" style:rel-column-width="7194*"/>
    </style:style>
    <style:style style:name="Table93.F" style:family="table-column">
      <style:table-column-properties style:column-width="0.6667in" style:rel-column-width="6307*"/>
    </style:style>
    <style:style style:name="Table93.G" style:family="table-column">
      <style:table-column-properties style:column-width="0.7708in" style:rel-column-width="7292*"/>
    </style:style>
    <style:style style:name="Table93.H" style:family="table-column">
      <style:table-column-properties style:column-width="0.5625in" style:rel-column-width="5321*"/>
    </style:style>
    <style:style style:name="Table93.J" style:family="table-column">
      <style:table-column-properties style:column-width="0.9069in" style:rel-column-width="8578*"/>
    </style:style>
    <style:style style:name="Table93.A1" style:family="table-cell">
      <style:table-cell-properties fo:padding="0.0382in" fo:border-left="0.0007in solid #000000" fo:border-right="none" fo:border-top="0.0007in solid #000000" fo:border-bottom="0.0007in solid #000000"/>
    </style:style>
    <style:style style:name="Table93.J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E2" style:family="table-cell" style:data-style-name="N0">
      <style:table-cell-properties fo:padding="0.0382in" fo:border-left="0.0007in solid #000000" fo:border-right="none" fo:border-top="none" fo:border-bottom="0.0007in solid #000000"/>
    </style:style>
    <style:style style:name="Table93.J2" style:family="table-cell">
      <style:table-cell-properties fo:padding="0.0382in" fo:border-left="0.0007in solid #000000" fo:border-right="0.0007in solid #000000" fo:border-top="none" fo:border-bottom="0.0007in solid #000000"/>
    </style:style>
    <style:style style:name="Table60" style:family="table">
      <style:table-properties style:width="6.9271in" fo:margin-left="0in" fo:margin-right="-0.0021in" table:align="margins"/>
    </style:style>
    <style:style style:name="Table60.A" style:family="table-column">
      <style:table-column-properties style:column-width="2.3958in" style:rel-column-width="22666*"/>
    </style:style>
    <style:style style:name="Table60.B" style:family="table-column">
      <style:table-column-properties style:column-width="4.5313in" style:rel-column-width="42869*"/>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76" style:family="table">
      <style:table-properties style:width="6.9271in" fo:margin-left="0in" fo:margin-right="-0.0021in" table:align="margins"/>
    </style:style>
    <style:style style:name="Table76.A" style:family="table-column">
      <style:table-column-properties style:column-width="0.6875in" style:rel-column-width="6504*"/>
    </style:style>
    <style:style style:name="Table76.B" style:family="table-column">
      <style:table-column-properties style:column-width="0.6771in" style:rel-column-width="6405*"/>
    </style:style>
    <style:style style:name="Table76.D" style:family="table-column">
      <style:table-column-properties style:column-width="0.4479in" style:rel-column-width="4237*"/>
    </style:style>
    <style:style style:name="Table76.E" style:family="table-column">
      <style:table-column-properties style:column-width="0.7604in" style:rel-column-width="7194*"/>
    </style:style>
    <style:style style:name="Table76.F" style:family="table-column">
      <style:table-column-properties style:column-width="0.6667in" style:rel-column-width="6307*"/>
    </style:style>
    <style:style style:name="Table76.G" style:family="table-column">
      <style:table-column-properties style:column-width="0.7708in" style:rel-column-width="7292*"/>
    </style:style>
    <style:style style:name="Table76.H" style:family="table-column">
      <style:table-column-properties style:column-width="0.5625in" style:rel-column-width="5321*"/>
    </style:style>
    <style:style style:name="Table76.J" style:family="table-column">
      <style:table-column-properties style:column-width="0.9069in" style:rel-column-width="8578*"/>
    </style:style>
    <style:style style:name="Table76.A1" style:family="table-cell">
      <style:table-cell-properties fo:padding="0.0382in" fo:border-left="0.0007in solid #000000" fo:border-right="none" fo:border-top="0.0007in solid #000000" fo:border-bottom="0.0007in solid #000000"/>
    </style:style>
    <style:style style:name="Table76.J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E2" style:family="table-cell" style:data-style-name="N0">
      <style:table-cell-properties fo:padding="0.0382in" fo:border-left="0.0007in solid #000000" fo:border-right="none" fo:border-top="none" fo:border-bottom="0.0007in solid #000000"/>
    </style:style>
    <style:style style:name="Table76.J2" style:family="table-cell">
      <style:table-cell-properties fo:padding="0.0382in" fo:border-left="0.0007in solid #000000" fo:border-right="0.0007in solid #000000" fo:border-top="none" fo:border-bottom="0.0007in solid #000000"/>
    </style:style>
    <style:style style:name="Table76.J3" style:family="table-cell" style:data-style-name="N0">
      <style:table-cell-properties fo:padding="0.0382in" fo:border-left="0.0007in solid #000000" fo:border-right="0.0007in solid #000000" fo:border-top="none" fo:border-bottom="0.0007in solid #000000"/>
    </style:style>
    <style:style style:name="Table63" style:family="table">
      <style:table-properties style:width="6.9271in" fo:margin-left="0in" fo:margin-right="-0.0021in" table:align="margins"/>
    </style:style>
    <style:style style:name="Table63.A" style:family="table-column">
      <style:table-column-properties style:column-width="2.375in" style:rel-column-width="22469*"/>
    </style:style>
    <style:style style:name="Table63.B" style:family="table-column">
      <style:table-column-properties style:column-width="4.5521in" style:rel-column-width="43066*"/>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79" style:family="table">
      <style:table-properties style:width="6.9271in" fo:margin-left="0in" fo:margin-right="-0.0021in" table:align="margins"/>
    </style:style>
    <style:style style:name="Table79.A" style:family="table-column">
      <style:table-column-properties style:column-width="0.6875in" style:rel-column-width="6504*"/>
    </style:style>
    <style:style style:name="Table79.B" style:family="table-column">
      <style:table-column-properties style:column-width="0.6771in" style:rel-column-width="6405*"/>
    </style:style>
    <style:style style:name="Table79.D" style:family="table-column">
      <style:table-column-properties style:column-width="0.4479in" style:rel-column-width="4237*"/>
    </style:style>
    <style:style style:name="Table79.E" style:family="table-column">
      <style:table-column-properties style:column-width="0.7604in" style:rel-column-width="7194*"/>
    </style:style>
    <style:style style:name="Table79.F" style:family="table-column">
      <style:table-column-properties style:column-width="0.6667in" style:rel-column-width="6307*"/>
    </style:style>
    <style:style style:name="Table79.G" style:family="table-column">
      <style:table-column-properties style:column-width="0.7708in" style:rel-column-width="7292*"/>
    </style:style>
    <style:style style:name="Table79.H" style:family="table-column">
      <style:table-column-properties style:column-width="0.5625in" style:rel-column-width="5321*"/>
    </style:style>
    <style:style style:name="Table79.J" style:family="table-column">
      <style:table-column-properties style:column-width="0.9069in" style:rel-column-width="8578*"/>
    </style:style>
    <style:style style:name="Table79.A1" style:family="table-cell">
      <style:table-cell-properties fo:padding="0.0382in" fo:border-left="0.0007in solid #000000" fo:border-right="none" fo:border-top="0.0007in solid #000000" fo:border-bottom="0.0007in solid #000000"/>
    </style:style>
    <style:style style:name="Table79.J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E2" style:family="table-cell" style:data-style-name="N0">
      <style:table-cell-properties fo:padding="0.0382in" fo:border-left="0.0007in solid #000000" fo:border-right="none" fo:border-top="none" fo:border-bottom="0.0007in solid #000000"/>
    </style:style>
    <style:style style:name="Table79.J2" style:family="table-cell">
      <style:table-cell-properties fo:padding="0.0382in" fo:border-left="0.0007in solid #000000" fo:border-right="0.0007in solid #000000" fo:border-top="none" fo:border-bottom="0.0007in solid #000000"/>
    </style:style>
    <style:style style:name="Table64" style:family="table">
      <style:table-properties style:width="6.9271in" fo:margin-left="0in" fo:margin-right="-0.0021in" table:align="margins"/>
    </style:style>
    <style:style style:name="Table64.A" style:family="table-column">
      <style:table-column-properties style:column-width="2.375in" style:rel-column-width="22469*"/>
    </style:style>
    <style:style style:name="Table64.B" style:family="table-column">
      <style:table-column-properties style:column-width="4.5521in" style:rel-column-width="43066*"/>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80" style:family="table">
      <style:table-properties style:width="6.9271in" fo:margin-left="0in" fo:margin-right="-0.0021in" table:align="margins"/>
    </style:style>
    <style:style style:name="Table80.A" style:family="table-column">
      <style:table-column-properties style:column-width="0.6875in" style:rel-column-width="6504*"/>
    </style:style>
    <style:style style:name="Table80.B" style:family="table-column">
      <style:table-column-properties style:column-width="0.6771in" style:rel-column-width="6405*"/>
    </style:style>
    <style:style style:name="Table80.D" style:family="table-column">
      <style:table-column-properties style:column-width="0.4479in" style:rel-column-width="4237*"/>
    </style:style>
    <style:style style:name="Table80.E" style:family="table-column">
      <style:table-column-properties style:column-width="0.7604in" style:rel-column-width="7194*"/>
    </style:style>
    <style:style style:name="Table80.F" style:family="table-column">
      <style:table-column-properties style:column-width="0.6667in" style:rel-column-width="6307*"/>
    </style:style>
    <style:style style:name="Table80.G" style:family="table-column">
      <style:table-column-properties style:column-width="0.7708in" style:rel-column-width="7292*"/>
    </style:style>
    <style:style style:name="Table80.H" style:family="table-column">
      <style:table-column-properties style:column-width="0.5625in" style:rel-column-width="5321*"/>
    </style:style>
    <style:style style:name="Table80.J" style:family="table-column">
      <style:table-column-properties style:column-width="0.9069in" style:rel-column-width="8578*"/>
    </style:style>
    <style:style style:name="Table80.A1" style:family="table-cell">
      <style:table-cell-properties fo:padding="0.0382in" fo:border-left="0.0007in solid #000000" fo:border-right="none" fo:border-top="0.0007in solid #000000" fo:border-bottom="0.0007in solid #000000"/>
    </style:style>
    <style:style style:name="Table80.J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E2" style:family="table-cell" style:data-style-name="N0">
      <style:table-cell-properties fo:padding="0.0382in" fo:border-left="0.0007in solid #000000" fo:border-right="none" fo:border-top="none" fo:border-bottom="0.0007in solid #000000"/>
    </style:style>
    <style:style style:name="Table80.J2" style:family="table-cell">
      <style:table-cell-properties fo:padding="0.0382in" fo:border-left="0.0007in solid #000000" fo:border-right="0.0007in solid #000000" fo:border-top="none" fo:border-bottom="0.0007in solid #000000"/>
    </style:style>
    <style:style style:name="Table65" style:family="table">
      <style:table-properties style:width="6.9271in" fo:margin-left="0in" fo:margin-right="-0.0021in" table:align="margins"/>
    </style:style>
    <style:style style:name="Table65.A" style:family="table-column">
      <style:table-column-properties style:column-width="2.3646in" style:rel-column-width="22370*"/>
    </style:style>
    <style:style style:name="Table65.B" style:family="table-column">
      <style:table-column-properties style:column-width="4.5625in" style:rel-column-width="43165*"/>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81" style:family="table">
      <style:table-properties style:width="6.9271in" fo:margin-left="0in" fo:margin-right="-0.0021in" table:align="margins"/>
    </style:style>
    <style:style style:name="Table81.A" style:family="table-column">
      <style:table-column-properties style:column-width="0.6875in" style:rel-column-width="6504*"/>
    </style:style>
    <style:style style:name="Table81.B" style:family="table-column">
      <style:table-column-properties style:column-width="0.6771in" style:rel-column-width="6405*"/>
    </style:style>
    <style:style style:name="Table81.D" style:family="table-column">
      <style:table-column-properties style:column-width="0.4479in" style:rel-column-width="4237*"/>
    </style:style>
    <style:style style:name="Table81.E" style:family="table-column">
      <style:table-column-properties style:column-width="0.7604in" style:rel-column-width="7194*"/>
    </style:style>
    <style:style style:name="Table81.F" style:family="table-column">
      <style:table-column-properties style:column-width="0.6667in" style:rel-column-width="6307*"/>
    </style:style>
    <style:style style:name="Table81.G" style:family="table-column">
      <style:table-column-properties style:column-width="0.7708in" style:rel-column-width="7292*"/>
    </style:style>
    <style:style style:name="Table81.H" style:family="table-column">
      <style:table-column-properties style:column-width="0.5625in" style:rel-column-width="5321*"/>
    </style:style>
    <style:style style:name="Table81.J" style:family="table-column">
      <style:table-column-properties style:column-width="0.9069in" style:rel-column-width="8578*"/>
    </style:style>
    <style:style style:name="Table81.A1" style:family="table-cell">
      <style:table-cell-properties fo:padding="0.0382in" fo:border-left="0.0007in solid #000000" fo:border-right="none" fo:border-top="0.0007in solid #000000" fo:border-bottom="0.0007in solid #000000"/>
    </style:style>
    <style:style style:name="Table81.J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E2" style:family="table-cell" style:data-style-name="N0">
      <style:table-cell-properties fo:padding="0.0382in" fo:border-left="0.0007in solid #000000" fo:border-right="none" fo:border-top="none" fo:border-bottom="0.0007in solid #000000"/>
    </style:style>
    <style:style style:name="Table81.J2" style:family="table-cell">
      <style:table-cell-properties fo:padding="0.0382in" fo:border-left="0.0007in solid #000000" fo:border-right="0.0007in solid #000000" fo:border-top="none" fo:border-bottom="0.0007in solid #000000"/>
    </style:style>
    <style:style style:name="Table81.J3" style:family="table-cell" style:data-style-name="N0">
      <style:table-cell-properties fo:padding="0.0382in" fo:border-left="0.0007in solid #000000" fo:border-right="0.0007in solid #000000" fo:border-top="none" fo:border-bottom="0.0007in solid #000000"/>
    </style:style>
    <style:style style:name="Table66" style:family="table">
      <style:table-properties style:width="6.9271in" fo:margin-left="0in" fo:margin-right="-0.0021in" table:align="margins"/>
    </style:style>
    <style:style style:name="Table66.A" style:family="table-column">
      <style:table-column-properties style:column-width="2.2813in" style:rel-column-width="21582*"/>
    </style:style>
    <style:style style:name="Table66.B" style:family="table-column">
      <style:table-column-properties style:column-width="4.6458in" style:rel-column-width="43953*"/>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82" style:family="table">
      <style:table-properties style:width="6.9271in" fo:margin-left="0in" fo:margin-right="-0.0021in" table:align="margins"/>
    </style:style>
    <style:style style:name="Table82.A" style:family="table-column">
      <style:table-column-properties style:column-width="0.6875in" style:rel-column-width="6504*"/>
    </style:style>
    <style:style style:name="Table82.B" style:family="table-column">
      <style:table-column-properties style:column-width="0.6771in" style:rel-column-width="6405*"/>
    </style:style>
    <style:style style:name="Table82.D" style:family="table-column">
      <style:table-column-properties style:column-width="0.4479in" style:rel-column-width="4237*"/>
    </style:style>
    <style:style style:name="Table82.E" style:family="table-column">
      <style:table-column-properties style:column-width="0.7604in" style:rel-column-width="7194*"/>
    </style:style>
    <style:style style:name="Table82.F" style:family="table-column">
      <style:table-column-properties style:column-width="0.6667in" style:rel-column-width="6307*"/>
    </style:style>
    <style:style style:name="Table82.G" style:family="table-column">
      <style:table-column-properties style:column-width="0.7708in" style:rel-column-width="7292*"/>
    </style:style>
    <style:style style:name="Table82.H" style:family="table-column">
      <style:table-column-properties style:column-width="0.5625in" style:rel-column-width="5321*"/>
    </style:style>
    <style:style style:name="Table82.J" style:family="table-column">
      <style:table-column-properties style:column-width="0.9069in" style:rel-column-width="8578*"/>
    </style:style>
    <style:style style:name="Table82.A1" style:family="table-cell">
      <style:table-cell-properties fo:padding="0.0382in" fo:border-left="0.0007in solid #000000" fo:border-right="none" fo:border-top="0.0007in solid #000000" fo:border-bottom="0.0007in solid #000000"/>
    </style:style>
    <style:style style:name="Table82.J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E2" style:family="table-cell" style:data-style-name="N0">
      <style:table-cell-properties fo:padding="0.0382in" fo:border-left="0.0007in solid #000000" fo:border-right="none" fo:border-top="none" fo:border-bottom="0.0007in solid #000000"/>
    </style:style>
    <style:style style:name="Table82.J2" style:family="table-cell">
      <style:table-cell-properties fo:padding="0.0382in" fo:border-left="0.0007in solid #000000" fo:border-right="0.0007in solid #000000" fo:border-top="none" fo:border-bottom="0.0007in solid #000000"/>
    </style:style>
    <style:style style:name="Table82.J4" style:family="table-cell" style:data-style-name="N0">
      <style:table-cell-properties fo:padding="0.0382in" fo:border-left="0.0007in solid #000000" fo:border-right="0.0007in solid #000000" fo:border-top="none" fo:border-bottom="0.0007in solid #000000"/>
    </style:style>
    <style:style style:name="Table67" style:family="table">
      <style:table-properties style:width="6.9271in" fo:margin-left="0in" fo:margin-right="-0.0021in" table:align="margins"/>
    </style:style>
    <style:style style:name="Table67.A" style:family="table-column">
      <style:table-column-properties style:column-width="2.3542in" style:rel-column-width="22272*"/>
    </style:style>
    <style:style style:name="Table67.B" style:family="table-column">
      <style:table-column-properties style:column-width="4.5729in" style:rel-column-width="43263*"/>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83" style:family="table">
      <style:table-properties style:width="6.9271in" fo:margin-left="0in" fo:margin-right="-0.0021in" table:align="margins"/>
    </style:style>
    <style:style style:name="Table83.A" style:family="table-column">
      <style:table-column-properties style:column-width="0.6875in" style:rel-column-width="6504*"/>
    </style:style>
    <style:style style:name="Table83.B" style:family="table-column">
      <style:table-column-properties style:column-width="0.6771in" style:rel-column-width="6405*"/>
    </style:style>
    <style:style style:name="Table83.D" style:family="table-column">
      <style:table-column-properties style:column-width="0.4479in" style:rel-column-width="4237*"/>
    </style:style>
    <style:style style:name="Table83.E" style:family="table-column">
      <style:table-column-properties style:column-width="0.7604in" style:rel-column-width="7194*"/>
    </style:style>
    <style:style style:name="Table83.F" style:family="table-column">
      <style:table-column-properties style:column-width="0.6667in" style:rel-column-width="6307*"/>
    </style:style>
    <style:style style:name="Table83.G" style:family="table-column">
      <style:table-column-properties style:column-width="0.7708in" style:rel-column-width="7292*"/>
    </style:style>
    <style:style style:name="Table83.H" style:family="table-column">
      <style:table-column-properties style:column-width="0.5625in" style:rel-column-width="5321*"/>
    </style:style>
    <style:style style:name="Table83.J" style:family="table-column">
      <style:table-column-properties style:column-width="0.9069in" style:rel-column-width="8578*"/>
    </style:style>
    <style:style style:name="Table83.A1" style:family="table-cell">
      <style:table-cell-properties fo:padding="0.0382in" fo:border-left="0.0007in solid #000000" fo:border-right="none" fo:border-top="0.0007in solid #000000" fo:border-bottom="0.0007in solid #000000"/>
    </style:style>
    <style:style style:name="Table83.J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E2" style:family="table-cell" style:data-style-name="N0">
      <style:table-cell-properties fo:padding="0.0382in" fo:border-left="0.0007in solid #000000" fo:border-right="none" fo:border-top="none" fo:border-bottom="0.0007in solid #000000"/>
    </style:style>
    <style:style style:name="Table83.J2" style:family="table-cell">
      <style:table-cell-properties fo:padding="0.0382in" fo:border-left="0.0007in solid #000000" fo:border-right="0.0007in solid #000000" fo:border-top="none" fo:border-bottom="0.0007in solid #000000"/>
    </style:style>
    <style:style style:name="Table83.J4"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6.9271in" fo:margin-left="0in" fo:margin-right="-0.0021in" table:align="margins"/>
    </style:style>
    <style:style style:name="Table68.A" style:family="table-column">
      <style:table-column-properties style:column-width="2.3542in" style:rel-column-width="22272*"/>
    </style:style>
    <style:style style:name="Table68.B" style:family="table-column">
      <style:table-column-properties style:column-width="4.5729in" style:rel-column-width="43263*"/>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84" style:family="table">
      <style:table-properties style:width="6.9271in" fo:margin-left="0in" fo:margin-right="-0.0021in" table:align="margins"/>
    </style:style>
    <style:style style:name="Table84.A" style:family="table-column">
      <style:table-column-properties style:column-width="0.6875in" style:rel-column-width="6504*"/>
    </style:style>
    <style:style style:name="Table84.B" style:family="table-column">
      <style:table-column-properties style:column-width="0.6771in" style:rel-column-width="6405*"/>
    </style:style>
    <style:style style:name="Table84.D" style:family="table-column">
      <style:table-column-properties style:column-width="0.4479in" style:rel-column-width="4237*"/>
    </style:style>
    <style:style style:name="Table84.E" style:family="table-column">
      <style:table-column-properties style:column-width="0.7604in" style:rel-column-width="7194*"/>
    </style:style>
    <style:style style:name="Table84.F" style:family="table-column">
      <style:table-column-properties style:column-width="0.6667in" style:rel-column-width="6307*"/>
    </style:style>
    <style:style style:name="Table84.G" style:family="table-column">
      <style:table-column-properties style:column-width="0.7708in" style:rel-column-width="7292*"/>
    </style:style>
    <style:style style:name="Table84.H" style:family="table-column">
      <style:table-column-properties style:column-width="0.5625in" style:rel-column-width="5321*"/>
    </style:style>
    <style:style style:name="Table84.J" style:family="table-column">
      <style:table-column-properties style:column-width="0.9069in" style:rel-column-width="8578*"/>
    </style:style>
    <style:style style:name="Table84.A1" style:family="table-cell">
      <style:table-cell-properties fo:padding="0.0382in" fo:border-left="0.0007in solid #000000" fo:border-right="none" fo:border-top="0.0007in solid #000000" fo:border-bottom="0.0007in solid #000000"/>
    </style:style>
    <style:style style:name="Table84.J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E2" style:family="table-cell" style:data-style-name="N0">
      <style:table-cell-properties fo:padding="0.0382in" fo:border-left="0.0007in solid #000000" fo:border-right="none" fo:border-top="none" fo:border-bottom="0.0007in solid #000000"/>
    </style:style>
    <style:style style:name="Table84.J2" style:family="table-cell">
      <style:table-cell-properties fo:padding="0.0382in" fo:border-left="0.0007in solid #000000" fo:border-right="0.0007in solid #000000" fo:border-top="none" fo:border-bottom="0.0007in solid #000000"/>
    </style:style>
    <style:style style:name="Table84.J4"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6.9271in" fo:margin-left="0in" fo:margin-right="-0.0021in" table:align="margins"/>
    </style:style>
    <style:style style:name="Table69.A" style:family="table-column">
      <style:table-column-properties style:column-width="2.3438in" style:rel-column-width="22173*"/>
    </style:style>
    <style:style style:name="Table69.B" style:family="table-column">
      <style:table-column-properties style:column-width="4.5833in" style:rel-column-width="43362*"/>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85" style:family="table">
      <style:table-properties style:width="6.9271in" fo:margin-left="0in" fo:margin-right="-0.0021in" table:align="margins"/>
    </style:style>
    <style:style style:name="Table85.A" style:family="table-column">
      <style:table-column-properties style:column-width="0.6875in" style:rel-column-width="6504*"/>
    </style:style>
    <style:style style:name="Table85.B" style:family="table-column">
      <style:table-column-properties style:column-width="0.6771in" style:rel-column-width="6405*"/>
    </style:style>
    <style:style style:name="Table85.D" style:family="table-column">
      <style:table-column-properties style:column-width="0.4479in" style:rel-column-width="4237*"/>
    </style:style>
    <style:style style:name="Table85.E" style:family="table-column">
      <style:table-column-properties style:column-width="0.7604in" style:rel-column-width="7194*"/>
    </style:style>
    <style:style style:name="Table85.F" style:family="table-column">
      <style:table-column-properties style:column-width="0.6667in" style:rel-column-width="6307*"/>
    </style:style>
    <style:style style:name="Table85.G" style:family="table-column">
      <style:table-column-properties style:column-width="0.7708in" style:rel-column-width="7292*"/>
    </style:style>
    <style:style style:name="Table85.H" style:family="table-column">
      <style:table-column-properties style:column-width="0.5625in" style:rel-column-width="5321*"/>
    </style:style>
    <style:style style:name="Table85.J" style:family="table-column">
      <style:table-column-properties style:column-width="0.9069in" style:rel-column-width="8578*"/>
    </style:style>
    <style:style style:name="Table85.A1" style:family="table-cell">
      <style:table-cell-properties fo:padding="0.0382in" fo:border-left="0.0007in solid #000000" fo:border-right="none" fo:border-top="0.0007in solid #000000" fo:border-bottom="0.0007in solid #000000"/>
    </style:style>
    <style:style style:name="Table85.J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E2" style:family="table-cell" style:data-style-name="N0">
      <style:table-cell-properties fo:padding="0.0382in" fo:border-left="0.0007in solid #000000" fo:border-right="none" fo:border-top="none" fo:border-bottom="0.0007in solid #000000"/>
    </style:style>
    <style:style style:name="Table85.J2" style:family="table-cell">
      <style:table-cell-properties fo:padding="0.0382in" fo:border-left="0.0007in solid #000000" fo:border-right="0.0007in solid #000000" fo:border-top="none" fo:border-bottom="0.0007in solid #000000"/>
    </style:style>
    <style:style style:name="Table85.J3" style:family="table-cell" style:data-style-name="N0">
      <style:table-cell-properties fo:padding="0.0382in" fo:border-left="0.0007in solid #000000" fo:border-right="0.0007in solid #000000" fo:border-top="none" fo:border-bottom="0.0007in solid #000000"/>
    </style:style>
    <style:style style:name="Table61" style:family="table">
      <style:table-properties style:width="6.9271in" fo:margin-left="0in" fo:margin-right="-0.0021in" table:align="margins"/>
    </style:style>
    <style:style style:name="Table61.A" style:family="table-column">
      <style:table-column-properties style:column-width="2.3958in" style:rel-column-width="22666*"/>
    </style:style>
    <style:style style:name="Table61.B" style:family="table-column">
      <style:table-column-properties style:column-width="4.5313in" style:rel-column-width="42869*"/>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77" style:family="table">
      <style:table-properties style:width="6.9271in" fo:margin-left="0in" fo:margin-right="-0.0021in" table:align="margins"/>
    </style:style>
    <style:style style:name="Table77.A" style:family="table-column">
      <style:table-column-properties style:column-width="0.6875in" style:rel-column-width="6504*"/>
    </style:style>
    <style:style style:name="Table77.B" style:family="table-column">
      <style:table-column-properties style:column-width="0.6771in" style:rel-column-width="6405*"/>
    </style:style>
    <style:style style:name="Table77.D" style:family="table-column">
      <style:table-column-properties style:column-width="0.4479in" style:rel-column-width="4237*"/>
    </style:style>
    <style:style style:name="Table77.E" style:family="table-column">
      <style:table-column-properties style:column-width="0.7604in" style:rel-column-width="7194*"/>
    </style:style>
    <style:style style:name="Table77.F" style:family="table-column">
      <style:table-column-properties style:column-width="0.6667in" style:rel-column-width="6307*"/>
    </style:style>
    <style:style style:name="Table77.G" style:family="table-column">
      <style:table-column-properties style:column-width="0.7708in" style:rel-column-width="7292*"/>
    </style:style>
    <style:style style:name="Table77.H" style:family="table-column">
      <style:table-column-properties style:column-width="0.5625in" style:rel-column-width="5321*"/>
    </style:style>
    <style:style style:name="Table77.J" style:family="table-column">
      <style:table-column-properties style:column-width="0.9069in" style:rel-column-width="8578*"/>
    </style:style>
    <style:style style:name="Table77.A1" style:family="table-cell">
      <style:table-cell-properties fo:padding="0.0382in" fo:border-left="0.0007in solid #000000" fo:border-right="none" fo:border-top="0.0007in solid #000000" fo:border-bottom="0.0007in solid #000000"/>
    </style:style>
    <style:style style:name="Table77.J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E2" style:family="table-cell" style:data-style-name="N0">
      <style:table-cell-properties fo:padding="0.0382in" fo:border-left="0.0007in solid #000000" fo:border-right="none" fo:border-top="none" fo:border-bottom="0.0007in solid #000000"/>
    </style:style>
    <style:style style:name="Table77.J2" style:family="table-cell">
      <style:table-cell-properties fo:padding="0.0382in" fo:border-left="0.0007in solid #000000" fo:border-right="0.0007in solid #000000" fo:border-top="none" fo:border-bottom="0.0007in solid #000000"/>
    </style:style>
    <style:style style:name="Table77.J3" style:family="table-cell" style:data-style-name="N0">
      <style:table-cell-properties fo:padding="0.0382in" fo:border-left="0.0007in solid #000000" fo:border-right="0.0007in solid #000000" fo:border-top="none" fo:border-bottom="0.0007in solid #000000"/>
    </style:style>
    <style:style style:name="Table98" style:family="table">
      <style:table-properties style:width="6.9271in" fo:margin-left="0in" fo:margin-right="-0.0021in" table:align="margins"/>
    </style:style>
    <style:style style:name="Table98.A" style:family="table-column">
      <style:table-column-properties style:column-width="2.4792in" style:rel-column-width="23454*"/>
    </style:style>
    <style:style style:name="Table98.B" style:family="table-column">
      <style:table-column-properties style:column-width="4.4479in" style:rel-column-width="42081*"/>
    </style:style>
    <style:style style:name="Table98.A1" style:family="table-cell">
      <style:table-cell-properties fo:padding="0.0382in" fo:border-left="0.0007in solid #000000" fo:border-right="none" fo:border-top="0.0007in solid #000000" fo:border-bottom="0.0007in solid #000000"/>
    </style:style>
    <style:style style:name="Table98.B1" style:family="table-cell">
      <style:table-cell-properties fo:padding="0.0382in" fo:border="0.0007in solid #000000"/>
    </style:style>
    <style:style style:name="Table99" style:family="table">
      <style:table-properties style:width="6.9271in" fo:margin-left="0in" fo:margin-right="-0.0021in" table:align="margins"/>
    </style:style>
    <style:style style:name="Table99.A" style:family="table-column">
      <style:table-column-properties style:column-width="0.6042in" style:rel-column-width="5715*"/>
    </style:style>
    <style:style style:name="Table99.B" style:family="table-column">
      <style:table-column-properties style:column-width="0.6875in" style:rel-column-width="6504*"/>
    </style:style>
    <style:style style:name="Table99.C" style:family="table-column">
      <style:table-column-properties style:column-width="0.7292in" style:rel-column-width="6898*"/>
    </style:style>
    <style:style style:name="Table99.D" style:family="table-column">
      <style:table-column-properties style:column-width="0.6563in" style:rel-column-width="6208*"/>
    </style:style>
    <style:style style:name="Table99.E" style:family="table-column">
      <style:table-column-properties style:column-width="0.75in" style:rel-column-width="7095*"/>
    </style:style>
    <style:style style:name="Table99.F" style:family="table-column">
      <style:table-column-properties style:column-width="0.6354in" style:rel-column-width="6011*"/>
    </style:style>
    <style:style style:name="Table99.H" style:family="table-column">
      <style:table-column-properties style:column-width="0.5938in" style:rel-column-width="5617*"/>
    </style:style>
    <style:style style:name="Table99.J" style:family="table-column">
      <style:table-column-properties style:column-width="0.7924in" style:rel-column-width="7494*"/>
    </style:style>
    <style:style style:name="Table99.A1" style:family="table-cell">
      <style:table-cell-properties fo:padding="0.0382in" fo:border-left="0.0007in solid #000000" fo:border-right="none" fo:border-top="0.0007in solid #000000" fo:border-bottom="0.0007in solid #000000"/>
    </style:style>
    <style:style style:name="Table99.J1" style:family="table-cell">
      <style:table-cell-properties fo:padding="0.0382in" fo:border="0.0007in solid #000000"/>
    </style:style>
    <style:style style:name="Table99.A2" style:family="table-cell" style:data-style-name="N0">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none" fo:border-top="none" fo:border-bottom="0.0007in solid #000000"/>
    </style:style>
    <style:style style:name="Table99.J2" style:family="table-cell">
      <style:table-cell-properties fo:padding="0.0382in" fo:border-left="0.0007in solid #000000" fo:border-right="0.0007in solid #000000" fo:border-top="none" fo:border-bottom="0.0007in solid #000000"/>
    </style:style>
    <style:style style:name="Table99.J3" style:family="table-cell" style:data-style-name="N0">
      <style:table-cell-properties fo:padding="0.0382in" fo:border-left="0.0007in solid #000000" fo:border-right="0.0007in solid #000000" fo:border-top="none" fo:border-bottom="0.0007in solid #000000"/>
    </style:style>
    <style:style style:name="Table94" style:family="table">
      <style:table-properties style:width="6.9271in" fo:margin-left="0in" fo:margin-right="-0.0021in" table:align="margins"/>
    </style:style>
    <style:style style:name="Table94.A" style:family="table-column">
      <style:table-column-properties style:column-width="2.4792in" style:rel-column-width="23454*"/>
    </style:style>
    <style:style style:name="Table94.B" style:family="table-column">
      <style:table-column-properties style:column-width="4.4479in" style:rel-column-width="42081*"/>
    </style:style>
    <style:style style:name="Table94.A1" style:family="table-cell">
      <style:table-cell-properties fo:padding="0.0382in" fo:border-left="0.0007in solid #000000" fo:border-right="none" fo:border-top="0.0007in solid #000000" fo:border-bottom="0.0007in solid #000000"/>
    </style:style>
    <style:style style:name="Table94.B1" style:family="table-cell">
      <style:table-cell-properties fo:padding="0.0382in" fo:border="0.0007in solid #000000"/>
    </style:style>
    <style:style style:name="Table95" style:family="table">
      <style:table-properties style:width="6.9271in" fo:margin-left="0in" fo:margin-right="-0.0021in" table:align="margins"/>
    </style:style>
    <style:style style:name="Table95.A" style:family="table-column">
      <style:table-column-properties style:column-width="0.6042in" style:rel-column-width="5715*"/>
    </style:style>
    <style:style style:name="Table95.B" style:family="table-column">
      <style:table-column-properties style:column-width="0.6875in" style:rel-column-width="6504*"/>
    </style:style>
    <style:style style:name="Table95.C" style:family="table-column">
      <style:table-column-properties style:column-width="0.7292in" style:rel-column-width="6898*"/>
    </style:style>
    <style:style style:name="Table95.D" style:family="table-column">
      <style:table-column-properties style:column-width="0.6563in" style:rel-column-width="6208*"/>
    </style:style>
    <style:style style:name="Table95.E" style:family="table-column">
      <style:table-column-properties style:column-width="0.75in" style:rel-column-width="7095*"/>
    </style:style>
    <style:style style:name="Table95.F" style:family="table-column">
      <style:table-column-properties style:column-width="0.6354in" style:rel-column-width="6011*"/>
    </style:style>
    <style:style style:name="Table95.H" style:family="table-column">
      <style:table-column-properties style:column-width="0.5938in" style:rel-column-width="5617*"/>
    </style:style>
    <style:style style:name="Table95.J" style:family="table-column">
      <style:table-column-properties style:column-width="0.7924in" style:rel-column-width="7494*"/>
    </style:style>
    <style:style style:name="Table95.A1" style:family="table-cell">
      <style:table-cell-properties fo:padding="0.0382in" fo:border-left="0.0007in solid #000000" fo:border-right="none" fo:border-top="0.0007in solid #000000" fo:border-bottom="0.0007in solid #000000"/>
    </style:style>
    <style:style style:name="Table95.J1" style:family="table-cell">
      <style:table-cell-properties fo:padding="0.0382in" fo:border="0.0007in solid #000000"/>
    </style:style>
    <style:style style:name="Table95.A2" style:family="table-cell" style:data-style-name="N0">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none" fo:border-top="none" fo:border-bottom="0.0007in solid #000000"/>
    </style:style>
    <style:style style:name="Table95.J2" style:family="table-cell">
      <style:table-cell-properties fo:padding="0.0382in" fo:border-left="0.0007in solid #000000" fo:border-right="0.0007in solid #000000" fo:border-top="none" fo:border-bottom="0.0007in solid #000000"/>
    </style:style>
    <style:style style:name="Table95.J3" style:family="table-cell" style:data-style-name="N0">
      <style:table-cell-properties fo:padding="0.0382in" fo:border-left="0.0007in solid #000000" fo:border-right="0.0007in solid #000000" fo:border-top="none" fo:border-bottom="0.0007in solid #000000"/>
    </style:style>
    <style:style style:name="Table100" style:family="table">
      <style:table-properties style:width="6.9271in" fo:margin-left="0in" fo:margin-right="-0.0021in" table:align="margins"/>
    </style:style>
    <style:style style:name="Table100.A" style:family="table-column">
      <style:table-column-properties style:column-width="2.3958in" style:rel-column-width="22666*"/>
    </style:style>
    <style:style style:name="Table100.B" style:family="table-column">
      <style:table-column-properties style:column-width="4.5313in" style:rel-column-width="42869*"/>
    </style:style>
    <style:style style:name="Table100.A1" style:family="table-cell">
      <style:table-cell-properties fo:padding="0.0382in" fo:border-left="0.0007in solid #000000" fo:border-right="none" fo:border-top="0.0007in solid #000000" fo:border-bottom="0.0007in solid #000000"/>
    </style:style>
    <style:style style:name="Table100.B1" style:family="table-cell">
      <style:table-cell-properties fo:padding="0.0382in" fo:border="0.0007in solid #000000"/>
    </style:style>
    <style:style style:name="Table101" style:family="table">
      <style:table-properties style:width="6.9271in" fo:margin-left="0in" fo:margin-right="-0.0021in" table:align="margins"/>
    </style:style>
    <style:style style:name="Table101.A" style:family="table-column">
      <style:table-column-properties style:column-width="0.6875in" style:rel-column-width="6504*"/>
    </style:style>
    <style:style style:name="Table101.B" style:family="table-column">
      <style:table-column-properties style:column-width="0.6771in" style:rel-column-width="6405*"/>
    </style:style>
    <style:style style:name="Table101.D" style:family="table-column">
      <style:table-column-properties style:column-width="0.4479in" style:rel-column-width="4237*"/>
    </style:style>
    <style:style style:name="Table101.E" style:family="table-column">
      <style:table-column-properties style:column-width="0.7604in" style:rel-column-width="7194*"/>
    </style:style>
    <style:style style:name="Table101.F" style:family="table-column">
      <style:table-column-properties style:column-width="0.6667in" style:rel-column-width="6307*"/>
    </style:style>
    <style:style style:name="Table101.G" style:family="table-column">
      <style:table-column-properties style:column-width="0.7708in" style:rel-column-width="7292*"/>
    </style:style>
    <style:style style:name="Table101.H" style:family="table-column">
      <style:table-column-properties style:column-width="0.5625in" style:rel-column-width="5321*"/>
    </style:style>
    <style:style style:name="Table101.J" style:family="table-column">
      <style:table-column-properties style:column-width="0.9069in" style:rel-column-width="8578*"/>
    </style:style>
    <style:style style:name="Table101.A1" style:family="table-cell">
      <style:table-cell-properties fo:padding="0.0382in" fo:border-left="0.0007in solid #000000" fo:border-right="none" fo:border-top="0.0007in solid #000000" fo:border-bottom="0.0007in solid #000000"/>
    </style:style>
    <style:style style:name="Table101.J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E2" style:family="table-cell" style:data-style-name="N0">
      <style:table-cell-properties fo:padding="0.0382in" fo:border-left="0.0007in solid #000000" fo:border-right="none" fo:border-top="none" fo:border-bottom="0.0007in solid #000000"/>
    </style:style>
    <style:style style:name="Table101.J2" style:family="table-cell">
      <style:table-cell-properties fo:padding="0.0382in" fo:border-left="0.0007in solid #000000" fo:border-right="0.0007in solid #000000" fo:border-top="none" fo:border-bottom="0.0007in solid #000000"/>
    </style:style>
    <style:style style:name="Table101.J3" style:family="table-cell" style:data-style-name="N0">
      <style:table-cell-properties fo:padding="0.0382in" fo:border-left="0.0007in solid #000000" fo:border-right="0.0007in solid #000000" fo:border-top="none" fo:border-bottom="0.0007in solid #000000"/>
    </style:style>
    <style:style style:name="Table104" style:family="table">
      <style:table-properties style:width="6.9271in" fo:margin-left="0in" fo:margin-right="-0.0021in" table:align="margins"/>
    </style:style>
    <style:style style:name="Table104.A" style:family="table-column">
      <style:table-column-properties style:column-width="2.4792in" style:rel-column-width="23454*"/>
    </style:style>
    <style:style style:name="Table104.B" style:family="table-column">
      <style:table-column-properties style:column-width="4.4479in" style:rel-column-width="42081*"/>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5" style:family="table">
      <style:table-properties style:width="6.9271in" fo:margin-left="0in" fo:margin-right="-0.0021in" table:align="margins"/>
    </style:style>
    <style:style style:name="Table105.A" style:family="table-column">
      <style:table-column-properties style:column-width="0.6042in" style:rel-column-width="5715*"/>
    </style:style>
    <style:style style:name="Table105.B" style:family="table-column">
      <style:table-column-properties style:column-width="0.6875in" style:rel-column-width="6504*"/>
    </style:style>
    <style:style style:name="Table105.C" style:family="table-column">
      <style:table-column-properties style:column-width="0.7292in" style:rel-column-width="6898*"/>
    </style:style>
    <style:style style:name="Table105.D" style:family="table-column">
      <style:table-column-properties style:column-width="0.6563in" style:rel-column-width="6208*"/>
    </style:style>
    <style:style style:name="Table105.E" style:family="table-column">
      <style:table-column-properties style:column-width="0.75in" style:rel-column-width="7095*"/>
    </style:style>
    <style:style style:name="Table105.F" style:family="table-column">
      <style:table-column-properties style:column-width="0.6354in" style:rel-column-width="6011*"/>
    </style:style>
    <style:style style:name="Table105.H" style:family="table-column">
      <style:table-column-properties style:column-width="0.5938in" style:rel-column-width="5617*"/>
    </style:style>
    <style:style style:name="Table105.J" style:family="table-column">
      <style:table-column-properties style:column-width="0.7924in" style:rel-column-width="7494*"/>
    </style:style>
    <style:style style:name="Table105.A1" style:family="table-cell">
      <style:table-cell-properties fo:padding="0.0382in" fo:border-left="0.0007in solid #000000" fo:border-right="none" fo:border-top="0.0007in solid #000000" fo:border-bottom="0.0007in solid #000000"/>
    </style:style>
    <style:style style:name="Table105.J1" style:family="table-cell">
      <style:table-cell-properties fo:padding="0.0382in" fo:border="0.0007in solid #000000"/>
    </style:style>
    <style:style style:name="Table105.A2" style:family="table-cell" style:data-style-name="N0">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none" fo:border-top="none" fo:border-bottom="0.0007in solid #000000"/>
    </style:style>
    <style:style style:name="Table105.J2" style:family="table-cell">
      <style:table-cell-properties fo:padding="0.0382in" fo:border-left="0.0007in solid #000000" fo:border-right="0.0007in solid #000000" fo:border-top="none" fo:border-bottom="0.0007in solid #000000"/>
    </style:style>
    <style:style style:name="Table105.J3" style:family="table-cell" style:data-style-name="N0">
      <style:table-cell-properties fo:padding="0.0382in" fo:border-left="0.0007in solid #000000" fo:border-right="0.0007in solid #000000" fo:border-top="none" fo:border-bottom="0.0007in solid #000000"/>
    </style:style>
    <style:style style:name="Table96" style:family="table">
      <style:table-properties style:width="6.9271in" fo:margin-left="0in" fo:margin-right="-0.0021in" table:align="margins"/>
    </style:style>
    <style:style style:name="Table96.A" style:family="table-column">
      <style:table-column-properties style:column-width="2.4792in" style:rel-column-width="23454*"/>
    </style:style>
    <style:style style:name="Table96.B" style:family="table-column">
      <style:table-column-properties style:column-width="4.4479in" style:rel-column-width="42081*"/>
    </style:style>
    <style:style style:name="Table96.A1" style:family="table-cell">
      <style:table-cell-properties fo:padding="0.0382in" fo:border-left="0.0007in solid #000000" fo:border-right="none" fo:border-top="0.0007in solid #000000" fo:border-bottom="0.0007in solid #000000"/>
    </style:style>
    <style:style style:name="Table96.B1" style:family="table-cell">
      <style:table-cell-properties fo:padding="0.0382in" fo:border="0.0007in solid #000000"/>
    </style:style>
    <style:style style:name="Table97" style:family="table">
      <style:table-properties style:width="6.9271in" fo:margin-left="0in" fo:margin-right="-0.0021in" table:align="margins"/>
    </style:style>
    <style:style style:name="Table97.A" style:family="table-column">
      <style:table-column-properties style:column-width="0.6042in" style:rel-column-width="5715*"/>
    </style:style>
    <style:style style:name="Table97.B" style:family="table-column">
      <style:table-column-properties style:column-width="0.6875in" style:rel-column-width="6504*"/>
    </style:style>
    <style:style style:name="Table97.C" style:family="table-column">
      <style:table-column-properties style:column-width="0.7292in" style:rel-column-width="6898*"/>
    </style:style>
    <style:style style:name="Table97.D" style:family="table-column">
      <style:table-column-properties style:column-width="0.6563in" style:rel-column-width="6208*"/>
    </style:style>
    <style:style style:name="Table97.E" style:family="table-column">
      <style:table-column-properties style:column-width="0.75in" style:rel-column-width="7095*"/>
    </style:style>
    <style:style style:name="Table97.F" style:family="table-column">
      <style:table-column-properties style:column-width="0.6354in" style:rel-column-width="6011*"/>
    </style:style>
    <style:style style:name="Table97.H" style:family="table-column">
      <style:table-column-properties style:column-width="0.5938in" style:rel-column-width="5617*"/>
    </style:style>
    <style:style style:name="Table97.J" style:family="table-column">
      <style:table-column-properties style:column-width="0.7924in" style:rel-column-width="7494*"/>
    </style:style>
    <style:style style:name="Table97.A1" style:family="table-cell">
      <style:table-cell-properties fo:padding="0.0382in" fo:border-left="0.0007in solid #000000" fo:border-right="none" fo:border-top="0.0007in solid #000000" fo:border-bottom="0.0007in solid #000000"/>
    </style:style>
    <style:style style:name="Table97.J1" style:family="table-cell">
      <style:table-cell-properties fo:padding="0.0382in" fo:border="0.0007in solid #000000"/>
    </style:style>
    <style:style style:name="Table97.A2" style:family="table-cell" style:data-style-name="N0">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none" fo:border-top="none" fo:border-bottom="0.0007in solid #000000"/>
    </style:style>
    <style:style style:name="Table97.J2" style:family="table-cell">
      <style:table-cell-properties fo:padding="0.0382in" fo:border-left="0.0007in solid #000000" fo:border-right="0.0007in solid #000000" fo:border-top="none" fo:border-bottom="0.0007in solid #000000"/>
    </style:style>
    <style:style style:name="Table97.J3" style:family="table-cell" style:data-style-name="N0">
      <style:table-cell-properties fo:padding="0.0382in" fo:border-left="0.0007in solid #000000" fo:border-right="0.0007in solid #000000" fo:border-top="none" fo:border-bottom="0.0007in solid #000000"/>
    </style:style>
    <style:style style:name="Table62" style:family="table">
      <style:table-properties style:width="6.9271in" fo:margin-left="0in" fo:margin-right="-0.0021in" table:align="margins"/>
    </style:style>
    <style:style style:name="Table62.A" style:family="table-column">
      <style:table-column-properties style:column-width="2.375in" style:rel-column-width="22469*"/>
    </style:style>
    <style:style style:name="Table62.B" style:family="table-column">
      <style:table-column-properties style:column-width="4.5521in" style:rel-column-width="43066*"/>
    </style:style>
    <style:style style:name="Table62.A1" style:family="table-cell">
      <style:table-cell-properties fo:padding="0.0382in" fo:border-left="0.0007in solid #000000" fo:border-right="none" fo:border-top="0.0007in solid #000000" fo:border-bottom="0.0007in solid #000000"/>
    </style:style>
    <style:style style:name="Table62.B1" style:family="table-cell">
      <style:table-cell-properties fo:padding="0.0382in" fo:border="0.0007in solid #000000"/>
    </style:style>
    <style:style style:name="Table78" style:family="table">
      <style:table-properties style:width="6.9271in" fo:margin-left="0in" fo:margin-right="-0.0021in" table:align="margins"/>
    </style:style>
    <style:style style:name="Table78.A" style:family="table-column">
      <style:table-column-properties style:column-width="0.6875in" style:rel-column-width="6504*"/>
    </style:style>
    <style:style style:name="Table78.B" style:family="table-column">
      <style:table-column-properties style:column-width="0.6771in" style:rel-column-width="6405*"/>
    </style:style>
    <style:style style:name="Table78.D" style:family="table-column">
      <style:table-column-properties style:column-width="0.4479in" style:rel-column-width="4237*"/>
    </style:style>
    <style:style style:name="Table78.E" style:family="table-column">
      <style:table-column-properties style:column-width="0.7604in" style:rel-column-width="7194*"/>
    </style:style>
    <style:style style:name="Table78.F" style:family="table-column">
      <style:table-column-properties style:column-width="0.6667in" style:rel-column-width="6307*"/>
    </style:style>
    <style:style style:name="Table78.G" style:family="table-column">
      <style:table-column-properties style:column-width="0.7708in" style:rel-column-width="7292*"/>
    </style:style>
    <style:style style:name="Table78.H" style:family="table-column">
      <style:table-column-properties style:column-width="0.5625in" style:rel-column-width="5321*"/>
    </style:style>
    <style:style style:name="Table78.J" style:family="table-column">
      <style:table-column-properties style:column-width="0.9069in" style:rel-column-width="8578*"/>
    </style:style>
    <style:style style:name="Table78.A1" style:family="table-cell">
      <style:table-cell-properties fo:padding="0.0382in" fo:border-left="0.0007in solid #000000" fo:border-right="none" fo:border-top="0.0007in solid #000000" fo:border-bottom="0.0007in solid #000000"/>
    </style:style>
    <style:style style:name="Table78.J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E2" style:family="table-cell" style:data-style-name="N0">
      <style:table-cell-properties fo:padding="0.0382in" fo:border-left="0.0007in solid #000000" fo:border-right="none" fo:border-top="none" fo:border-bottom="0.0007in solid #000000"/>
    </style:style>
    <style:style style:name="Table78.J2" style:family="table-cell">
      <style:table-cell-properties fo:padding="0.0382in" fo:border-left="0.0007in solid #000000" fo:border-right="0.0007in solid #000000" fo:border-top="none" fo:border-bottom="0.0007in solid #000000"/>
    </style:style>
    <style:style style:name="Table102" style:family="table">
      <style:table-properties style:width="6.9271in" fo:margin-left="0in" fo:margin-right="-0.0021in" table:align="margins"/>
    </style:style>
    <style:style style:name="Table102.A" style:family="table-column">
      <style:table-column-properties style:column-width="2.4792in" style:rel-column-width="23454*"/>
    </style:style>
    <style:style style:name="Table102.B" style:family="table-column">
      <style:table-column-properties style:column-width="4.4479in" style:rel-column-width="42081*"/>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3" style:family="table">
      <style:table-properties style:width="6.9271in" fo:margin-left="0in" fo:margin-right="-0.0021in" table:align="margins"/>
    </style:style>
    <style:style style:name="Table103.A" style:family="table-column">
      <style:table-column-properties style:column-width="0.6042in" style:rel-column-width="5715*"/>
    </style:style>
    <style:style style:name="Table103.B" style:family="table-column">
      <style:table-column-properties style:column-width="0.6875in" style:rel-column-width="6504*"/>
    </style:style>
    <style:style style:name="Table103.C" style:family="table-column">
      <style:table-column-properties style:column-width="0.7292in" style:rel-column-width="6898*"/>
    </style:style>
    <style:style style:name="Table103.D" style:family="table-column">
      <style:table-column-properties style:column-width="0.6563in" style:rel-column-width="6208*"/>
    </style:style>
    <style:style style:name="Table103.E" style:family="table-column">
      <style:table-column-properties style:column-width="0.75in" style:rel-column-width="7095*"/>
    </style:style>
    <style:style style:name="Table103.F" style:family="table-column">
      <style:table-column-properties style:column-width="0.6354in" style:rel-column-width="6011*"/>
    </style:style>
    <style:style style:name="Table103.H" style:family="table-column">
      <style:table-column-properties style:column-width="0.5938in" style:rel-column-width="5617*"/>
    </style:style>
    <style:style style:name="Table103.J" style:family="table-column">
      <style:table-column-properties style:column-width="0.7924in" style:rel-column-width="7494*"/>
    </style:style>
    <style:style style:name="Table103.A1" style:family="table-cell">
      <style:table-cell-properties fo:padding="0.0382in" fo:border-left="0.0007in solid #000000" fo:border-right="none" fo:border-top="0.0007in solid #000000" fo:border-bottom="0.0007in solid #000000"/>
    </style:style>
    <style:style style:name="Table103.J1" style:family="table-cell">
      <style:table-cell-properties fo:padding="0.0382in" fo:border="0.0007in solid #000000"/>
    </style:style>
    <style:style style:name="Table103.A2" style:family="table-cell" style:data-style-name="N0">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none" fo:border-top="none" fo:border-bottom="0.0007in solid #000000"/>
    </style:style>
    <style:style style:name="Table103.J2" style:family="table-cell">
      <style:table-cell-properties fo:padding="0.0382in" fo:border-left="0.0007in solid #000000" fo:border-right="0.0007in solid #000000" fo:border-top="none" fo:border-bottom="0.0007in solid #000000"/>
    </style:style>
    <style:style style:name="Table103.J3" style:family="table-cell" style:data-style-name="N0">
      <style:table-cell-properties fo:padding="0.0382in" fo:border-left="0.0007in solid #000000" fo:border-right="0.0007in solid #000000" fo:border-top="none" fo:border-bottom="0.0007in solid #000000"/>
    </style:style>
    <style:style style:name="Table110" style:family="table">
      <style:table-properties style:width="6.9271in" fo:margin-left="0in" fo:margin-right="-0.0021in" table:align="margins"/>
    </style:style>
    <style:style style:name="Table110.A" style:family="table-column">
      <style:table-column-properties style:column-width="2.4792in" style:rel-column-width="23454*"/>
    </style:style>
    <style:style style:name="Table110.B" style:family="table-column">
      <style:table-column-properties style:column-width="4.4479in" style:rel-column-width="42081*"/>
    </style:style>
    <style:style style:name="Table110.A1" style:family="table-cell">
      <style:table-cell-properties fo:padding="0.0382in" fo:border-left="0.0007in solid #000000" fo:border-right="none" fo:border-top="0.0007in solid #000000" fo:border-bottom="0.0007in solid #000000"/>
    </style:style>
    <style:style style:name="Table110.B1" style:family="table-cell">
      <style:table-cell-properties fo:padding="0.0382in" fo:border="0.0007in solid #000000"/>
    </style:style>
    <style:style style:name="Table111" style:family="table">
      <style:table-properties style:width="6.9271in" fo:margin-left="0in" fo:margin-right="-0.0021in" table:align="margins"/>
    </style:style>
    <style:style style:name="Table111.A" style:family="table-column">
      <style:table-column-properties style:column-width="0.6042in" style:rel-column-width="5715*"/>
    </style:style>
    <style:style style:name="Table111.B" style:family="table-column">
      <style:table-column-properties style:column-width="0.6875in" style:rel-column-width="6504*"/>
    </style:style>
    <style:style style:name="Table111.C" style:family="table-column">
      <style:table-column-properties style:column-width="0.7292in" style:rel-column-width="6898*"/>
    </style:style>
    <style:style style:name="Table111.D" style:family="table-column">
      <style:table-column-properties style:column-width="0.6563in" style:rel-column-width="6208*"/>
    </style:style>
    <style:style style:name="Table111.E" style:family="table-column">
      <style:table-column-properties style:column-width="0.75in" style:rel-column-width="7095*"/>
    </style:style>
    <style:style style:name="Table111.F" style:family="table-column">
      <style:table-column-properties style:column-width="0.6354in" style:rel-column-width="6011*"/>
    </style:style>
    <style:style style:name="Table111.H" style:family="table-column">
      <style:table-column-properties style:column-width="0.5938in" style:rel-column-width="5617*"/>
    </style:style>
    <style:style style:name="Table111.J" style:family="table-column">
      <style:table-column-properties style:column-width="0.7924in" style:rel-column-width="7494*"/>
    </style:style>
    <style:style style:name="Table111.A1" style:family="table-cell">
      <style:table-cell-properties fo:padding="0.0382in" fo:border-left="0.0007in solid #000000" fo:border-right="none" fo:border-top="0.0007in solid #000000" fo:border-bottom="0.0007in solid #000000"/>
    </style:style>
    <style:style style:name="Table111.J1" style:family="table-cell">
      <style:table-cell-properties fo:padding="0.0382in" fo:border="0.0007in solid #000000"/>
    </style:style>
    <style:style style:name="Table111.A2" style:family="table-cell" style:data-style-name="N0">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none" fo:border-top="none" fo:border-bottom="0.0007in solid #000000"/>
    </style:style>
    <style:style style:name="Table111.J2" style:family="table-cell">
      <style:table-cell-properties fo:padding="0.0382in" fo:border-left="0.0007in solid #000000" fo:border-right="0.0007in solid #000000" fo:border-top="none" fo:border-bottom="0.0007in solid #000000"/>
    </style:style>
    <style:style style:name="Table111.J3" style:family="table-cell" style:data-style-name="N0">
      <style:table-cell-properties fo:padding="0.0382in" fo:border-left="0.0007in solid #000000" fo:border-right="0.0007in solid #000000" fo:border-top="none" fo:border-bottom="0.0007in solid #000000"/>
    </style:style>
    <style:style style:name="Table106" style:family="table">
      <style:table-properties style:width="6.9271in" fo:margin-left="0in" fo:margin-right="-0.0021in" table:align="margins"/>
    </style:style>
    <style:style style:name="Table106.A" style:family="table-column">
      <style:table-column-properties style:column-width="2.375in" style:rel-column-width="22469*"/>
    </style:style>
    <style:style style:name="Table106.B" style:family="table-column">
      <style:table-column-properties style:column-width="4.5521in" style:rel-column-width="43066*"/>
    </style:style>
    <style:style style:name="Table106.A1" style:family="table-cell">
      <style:table-cell-properties fo:padding="0.0382in" fo:border-left="0.0007in solid #000000" fo:border-right="none" fo:border-top="0.0007in solid #000000" fo:border-bottom="0.0007in solid #000000"/>
    </style:style>
    <style:style style:name="Table106.B1" style:family="table-cell">
      <style:table-cell-properties fo:padding="0.0382in" fo:border="0.0007in solid #000000"/>
    </style:style>
    <style:style style:name="Table107" style:family="table">
      <style:table-properties style:width="6.9271in" fo:margin-left="0in" fo:margin-right="-0.0021in" table:align="margins"/>
    </style:style>
    <style:style style:name="Table107.A" style:family="table-column">
      <style:table-column-properties style:column-width="0.6875in" style:rel-column-width="6504*"/>
    </style:style>
    <style:style style:name="Table107.B" style:family="table-column">
      <style:table-column-properties style:column-width="0.6771in" style:rel-column-width="6405*"/>
    </style:style>
    <style:style style:name="Table107.D" style:family="table-column">
      <style:table-column-properties style:column-width="0.4479in" style:rel-column-width="4237*"/>
    </style:style>
    <style:style style:name="Table107.E" style:family="table-column">
      <style:table-column-properties style:column-width="0.7604in" style:rel-column-width="7194*"/>
    </style:style>
    <style:style style:name="Table107.F" style:family="table-column">
      <style:table-column-properties style:column-width="0.6667in" style:rel-column-width="6307*"/>
    </style:style>
    <style:style style:name="Table107.G" style:family="table-column">
      <style:table-column-properties style:column-width="0.7708in" style:rel-column-width="7292*"/>
    </style:style>
    <style:style style:name="Table107.H" style:family="table-column">
      <style:table-column-properties style:column-width="0.5625in" style:rel-column-width="5321*"/>
    </style:style>
    <style:style style:name="Table107.J" style:family="table-column">
      <style:table-column-properties style:column-width="0.9069in" style:rel-column-width="8578*"/>
    </style:style>
    <style:style style:name="Table107.A1" style:family="table-cell">
      <style:table-cell-properties fo:padding="0.0382in" fo:border-left="0.0007in solid #000000" fo:border-right="none" fo:border-top="0.0007in solid #000000" fo:border-bottom="0.0007in solid #000000"/>
    </style:style>
    <style:style style:name="Table107.J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E2" style:family="table-cell" style:data-style-name="N0">
      <style:table-cell-properties fo:padding="0.0382in" fo:border-left="0.0007in solid #000000" fo:border-right="none" fo:border-top="none" fo:border-bottom="0.0007in solid #000000"/>
    </style:style>
    <style:style style:name="Table107.J2" style:family="table-cell">
      <style:table-cell-properties fo:padding="0.0382in" fo:border-left="0.0007in solid #000000" fo:border-right="0.0007in solid #000000" fo:border-top="none" fo:border-bottom="0.0007in solid #000000"/>
    </style:style>
    <style:style style:name="Table108" style:family="table">
      <style:table-properties style:width="6.9271in" fo:margin-left="0in" fo:margin-right="-0.0021in" table:align="margins"/>
    </style:style>
    <style:style style:name="Table108.A" style:family="table-column">
      <style:table-column-properties style:column-width="2.4792in" style:rel-column-width="23454*"/>
    </style:style>
    <style:style style:name="Table108.B" style:family="table-column">
      <style:table-column-properties style:column-width="4.4479in" style:rel-column-width="42081*"/>
    </style:style>
    <style:style style:name="Table108.A1" style:family="table-cell">
      <style:table-cell-properties fo:padding="0.0382in" fo:border-left="0.0007in solid #000000" fo:border-right="none" fo:border-top="0.0007in solid #000000" fo:border-bottom="0.0007in solid #000000"/>
    </style:style>
    <style:style style:name="Table108.B1" style:family="table-cell">
      <style:table-cell-properties fo:padding="0.0382in" fo:border="0.0007in solid #000000"/>
    </style:style>
    <style:style style:name="Table109" style:family="table">
      <style:table-properties style:width="6.9271in" fo:margin-left="0in" fo:margin-right="-0.0021in" table:align="margins"/>
    </style:style>
    <style:style style:name="Table109.A" style:family="table-column">
      <style:table-column-properties style:column-width="0.6042in" style:rel-column-width="5715*"/>
    </style:style>
    <style:style style:name="Table109.B" style:family="table-column">
      <style:table-column-properties style:column-width="0.6875in" style:rel-column-width="6504*"/>
    </style:style>
    <style:style style:name="Table109.C" style:family="table-column">
      <style:table-column-properties style:column-width="0.7292in" style:rel-column-width="6898*"/>
    </style:style>
    <style:style style:name="Table109.D" style:family="table-column">
      <style:table-column-properties style:column-width="0.6563in" style:rel-column-width="6208*"/>
    </style:style>
    <style:style style:name="Table109.E" style:family="table-column">
      <style:table-column-properties style:column-width="0.75in" style:rel-column-width="7095*"/>
    </style:style>
    <style:style style:name="Table109.F" style:family="table-column">
      <style:table-column-properties style:column-width="0.6354in" style:rel-column-width="6011*"/>
    </style:style>
    <style:style style:name="Table109.H" style:family="table-column">
      <style:table-column-properties style:column-width="0.5938in" style:rel-column-width="5617*"/>
    </style:style>
    <style:style style:name="Table109.J" style:family="table-column">
      <style:table-column-properties style:column-width="0.7924in" style:rel-column-width="7494*"/>
    </style:style>
    <style:style style:name="Table109.A1" style:family="table-cell">
      <style:table-cell-properties fo:padding="0.0382in" fo:border-left="0.0007in solid #000000" fo:border-right="none" fo:border-top="0.0007in solid #000000" fo:border-bottom="0.0007in solid #000000"/>
    </style:style>
    <style:style style:name="Table109.J1" style:family="table-cell">
      <style:table-cell-properties fo:padding="0.0382in" fo:border="0.0007in solid #000000"/>
    </style:style>
    <style:style style:name="Table109.A2" style:family="table-cell" style:data-style-name="N0">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none" fo:border-top="none" fo:border-bottom="0.0007in solid #000000"/>
    </style:style>
    <style:style style:name="Table109.J2" style:family="table-cell">
      <style:table-cell-properties fo:padding="0.0382in" fo:border-left="0.0007in solid #000000" fo:border-right="0.0007in solid #000000" fo:border-top="none" fo:border-bottom="0.0007in solid #000000"/>
    </style:style>
    <style:style style:name="Table109.J3" style:family="table-cell" style:data-style-name="N0">
      <style:table-cell-properties fo:padding="0.0382in" fo:border-left="0.0007in solid #000000" fo:border-right="0.0007in solid #000000" fo:border-top="none" fo:border-bottom="0.0007in solid #000000"/>
    </style:style>
    <style:style style:name="Table112" style:family="table">
      <style:table-properties style:width="6.9271in" fo:margin-left="0in" fo:margin-right="-0.0021in" table:align="margins"/>
    </style:style>
    <style:style style:name="Table112.A" style:family="table-column">
      <style:table-column-properties style:column-width="2.4792in" style:rel-column-width="23454*"/>
    </style:style>
    <style:style style:name="Table112.B" style:family="table-column">
      <style:table-column-properties style:column-width="4.4479in" style:rel-column-width="42081*"/>
    </style:style>
    <style:style style:name="Table112.A1" style:family="table-cell">
      <style:table-cell-properties fo:padding="0.0382in" fo:border-left="0.0007in solid #000000" fo:border-right="none" fo:border-top="0.0007in solid #000000" fo:border-bottom="0.0007in solid #000000"/>
    </style:style>
    <style:style style:name="Table112.B1" style:family="table-cell">
      <style:table-cell-properties fo:padding="0.0382in" fo:border="0.0007in solid #000000"/>
    </style:style>
    <style:style style:name="Table113" style:family="table">
      <style:table-properties style:width="6.9271in" fo:margin-left="0in" fo:margin-right="-0.0021in" table:align="margins"/>
    </style:style>
    <style:style style:name="Table113.A" style:family="table-column">
      <style:table-column-properties style:column-width="0.6042in" style:rel-column-width="5715*"/>
    </style:style>
    <style:style style:name="Table113.B" style:family="table-column">
      <style:table-column-properties style:column-width="0.6875in" style:rel-column-width="6504*"/>
    </style:style>
    <style:style style:name="Table113.C" style:family="table-column">
      <style:table-column-properties style:column-width="0.7292in" style:rel-column-width="6898*"/>
    </style:style>
    <style:style style:name="Table113.D" style:family="table-column">
      <style:table-column-properties style:column-width="0.6563in" style:rel-column-width="6208*"/>
    </style:style>
    <style:style style:name="Table113.E" style:family="table-column">
      <style:table-column-properties style:column-width="0.75in" style:rel-column-width="7095*"/>
    </style:style>
    <style:style style:name="Table113.F" style:family="table-column">
      <style:table-column-properties style:column-width="0.6354in" style:rel-column-width="6011*"/>
    </style:style>
    <style:style style:name="Table113.H" style:family="table-column">
      <style:table-column-properties style:column-width="0.5938in" style:rel-column-width="5617*"/>
    </style:style>
    <style:style style:name="Table113.J" style:family="table-column">
      <style:table-column-properties style:column-width="0.7924in" style:rel-column-width="7494*"/>
    </style:style>
    <style:style style:name="Table113.A1" style:family="table-cell">
      <style:table-cell-properties fo:padding="0.0382in" fo:border-left="0.0007in solid #000000" fo:border-right="none" fo:border-top="0.0007in solid #000000" fo:border-bottom="0.0007in solid #000000"/>
    </style:style>
    <style:style style:name="Table113.J1" style:family="table-cell">
      <style:table-cell-properties fo:padding="0.0382in" fo:border="0.0007in solid #000000"/>
    </style:style>
    <style:style style:name="Table113.A2" style:family="table-cell" style:data-style-name="N0">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none" fo:border-top="none" fo:border-bottom="0.0007in solid #000000"/>
    </style:style>
    <style:style style:name="Table113.J2" style:family="table-cell">
      <style:table-cell-properties fo:padding="0.0382in" fo:border-left="0.0007in solid #000000" fo:border-right="0.0007in solid #000000" fo:border-top="none" fo:border-bottom="0.0007in solid #000000"/>
    </style:style>
    <style:style style:name="Table113.J3" style:family="table-cell" style:data-style-name="N0">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1pt" fo:font-weight="bold"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color="#ff3366" fo:font-weight="bold" style:font-weight-asian="bold" style:font-weight-complex="bold"/>
    </style:style>
    <style:style style:name="P4" style:family="paragraph" style:parent-style-name="Table_20_Contents">
      <style:text-properties fo:color="#ff3366" fo:font-size="12pt" fo:font-weight="bold" style:font-size-asian="12pt" style:font-weight-asian="bold" style:font-size-complex="12pt" style:font-weight-complex="bold"/>
    </style:style>
    <style:style style:name="P5" style:family="paragraph" style:parent-style-name="Table_20_Contents">
      <style:text-properties fo:color="#0000ff"/>
    </style:style>
    <style:style style:name="P6" style:family="paragraph" style:parent-style-name="Table_20_Contents">
      <style:text-properties fo:color="#0000ff" fo:font-style="normal" fo:font-weight="normal" style:font-style-asian="normal" style:font-weight-asian="normal" style:font-style-complex="normal" style:font-weight-complex="normal"/>
    </style:style>
    <style:style style:name="P7" style:family="paragraph" style:parent-style-name="Table_20_Contents">
      <style:text-properties fo:color="#ff00ff" fo:font-weight="bold" style:font-weight-asian="bold" style:font-weight-complex="bold"/>
    </style:style>
    <style:style style:name="P8" style:family="paragraph" style:parent-style-name="Table_20_Contents">
      <style:text-properties fo:color="#ff00ff" fo:font-style="normal" fo:font-weight="bold" style:font-style-asian="normal" style:font-weight-asian="bold" style:font-style-complex="normal" style:font-weight-complex="bold"/>
    </style:style>
    <style:style style:name="P9" style:family="paragraph" style:parent-style-name="Table_20_Contents">
      <style:text-properties fo:color="#3deb3d" fo:font-style="italic" style:text-underline-style="none" fo:font-weight="bold" style:font-style-asian="italic" style:font-weight-asian="bold" style:font-style-complex="italic" style:font-weight-complex="bold"/>
    </style:style>
    <style:style style:name="P10" style:family="paragraph" style:parent-style-name="Table_20_Contents">
      <style:text-properties fo:color="#3deb3d" fo:font-style="italic" fo:font-weight="bold" style:font-style-asian="italic" style:font-weight-asian="bold" style:font-style-complex="italic" style:font-weight-complex="bold"/>
    </style:style>
    <style:style style:name="P11" style:family="paragraph" style:parent-style-name="Table_20_Contents">
      <style:text-properties fo:color="#000000"/>
    </style:style>
    <style:style style:name="P12" style:family="paragraph" style:parent-style-name="Table_20_Contents">
      <style:text-properties fo:color="#000000" fo:font-weight="bold" style:font-weight-asian="bold" style:font-weight-complex="bold"/>
    </style:style>
    <style:style style:name="P13" style:family="paragraph" style:parent-style-name="Table_20_Contents">
      <style:text-properties fo:color="#000000" fo:font-weight="normal" style:font-weight-asian="normal" style:font-weight-complex="normal"/>
    </style:style>
    <style:style style:name="P14" style:family="paragraph" style:parent-style-name="Table_20_Contents">
      <style:text-properties fo:font-size="10.5pt" fo:font-weight="bold" style:font-size-asian="10.5pt" style:font-weight-asian="bold" style:font-size-complex="10.5pt" style:font-weight-complex="bold"/>
    </style:style>
    <style:style style:name="P15" style:family="paragraph" style:parent-style-name="Table_20_Contents">
      <style:text-properties fo:color="#cc6633"/>
    </style:style>
    <style:style style:name="P1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text-properties fo:color="#00ae00" fo:font-size="15pt" fo:font-weight="bold" style:font-size-asian="15pt" style:font-weight-asian="bold" style:font-size-complex="15pt" style:font-weight-complex="bold"/>
    </style:style>
    <style:style style:name="P20" style:family="paragraph" style:parent-style-name="Standard">
      <style:paragraph-properties fo:text-align="start" style:justify-single-word="false"/>
      <style:text-properties fo:color="#00ae00" fo:font-size="11pt" fo:font-weight="normal"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ae00" fo:font-size="15pt" fo:font-weight="bold" style:font-size-asian="15pt" style:font-weight-asian="bold" style:font-size-complex="15pt" style:font-weight-complex="bold"/>
    </style:style>
    <style:style style:name="P22"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outline="false" style:text-line-through-style="none" style:font-name="Arial1" fo:font-style="normal" fo:text-shadow="none" style:text-underline-style="none" style:font-name-asian="Arial1" style:font-style-asian="normal" style:font-name-complex="Arial1" style:font-style-complex="normal" style:text-emphasize="none" style:text-overline-style="none" style:text-overline-color="font-color"/>
    </style:style>
    <style:style style:name="T3" style:family="text">
      <style:text-properties style:text-outline="false" style:text-line-through-style="none" style:font-name="Arial1" fo:font-size="12pt" fo:font-style="normal" fo:text-shadow="none" style:text-underline-style="none" style:font-name-asian="Arial1" style:font-size-asian="12pt" style:font-style-asian="normal" style:font-name-complex="Arial1" style:font-size-complex="12pt" style:font-style-complex="normal" style:text-emphasize="none" style:text-overline-style="none" style:text-overline-color="font-color"/>
    </style:style>
    <style:style style:name="T4" style:family="text">
      <style:text-properties fo:color="#000000" fo:font-size="12pt" style:font-size-asian="12pt" style:font-size-complex="12pt"/>
    </style:style>
    <style:style style:name="T5" style:family="text">
      <style:text-properties fo:color="#000000" fo:font-size="12pt" fo:font-weight="normal" style:font-size-asian="12pt" style:font-weight-asian="normal" style:font-size-complex="12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span text:style-name="T1">Goods Receipt</text:span></text:p>
      <table:table table:name="Table1" table:style-name="Table1">
        <table:table-column table:style-name="Table1.A"/>
        <table:table-column table:style-name="Table1.B"/>
        <table:table-row>
          <table:table-cell table:style-name="Table1.A1" office:value-type="string">
            <text:p text:style-name="P3">Movement <text:s/>Code <text:s text:c="4"/>(101)</text:p>
          </table:table-cell>
          <table:table-cell table:style-name="Table1.B1" office:value-type="string">
            <text:p text:style-name="P3"><text:s text:c="3"/>GR Against PO </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table-cell table:style-name="Table2.A1" office:value-type="string">
            <text:p text:style-name="P1">Item ID</text:p>
          </table:table-cell>
          <table:table-cell table:style-name="Table2.A1" office:value-type="string">
            <text:p text:style-name="P1">Delta CD</text:p>
          </table:table-cell>
          <table:table-cell table:style-name="Table2.A1" office:value-type="string">
            <text:p text:style-name="P1">SP Stock</text:p>
          </table:table-cell>
          <table:table-cell table:style-name="Table2.A1" office:value-type="string">
            <text:p text:style-name="P1">Mat Dept.</text:p>
          </table:table-cell>
          <table:table-cell table:style-name="Table2.A1" office:value-type="string">
            <text:p text:style-name="P1">Campus </text:p>
          </table:table-cell>
          <table:table-cell table:style-name="Table2.A1" office:value-type="string">
            <text:p text:style-name="P1">Customer</text:p>
          </table:table-cell>
          <table:table-cell table:style-name="Table2.A1" office:value-type="string">
            <text:p text:style-name="P1">Vendor</text:p>
          </table:table-cell>
          <table:table-cell table:style-name="Table2.A1" office:value-type="string">
            <text:p text:style-name="P1">Qty Dept.</text:p>
          </table:table-cell>
          <table:table-cell table:style-name="Table2.I1" office:value-type="string">
            <text:p text:style-name="P1">Qty Camp</text:p>
          </table:table-cell>
        </table:table-row>
        <table:table-row>
          <table:table-cell table:style-name="Table2.A2" office:value-type="float" office:value="4988">
            <text:p text:style-name="Table_20_Contents">4988</text:p>
          </table:table-cell>
          <table:table-cell table:style-name="Table2.B2" office:value-type="string">
            <text:p text:style-name="Table_20_Contents">D</text:p>
          </table:table-cell>
          <table:table-cell table:style-name="Table2.B2" office:value-type="string">
            <text:p text:style-name="P5">N</text:p>
          </table:table-cell>
          <table:table-cell table:style-name="Table2.A2" office:value-type="float" office:value="37">
            <text:p text:style-name="P7">37</text:p>
          </table:table-cell>
          <table:table-cell table:style-name="Table2.B2" office:value-type="string">
            <text:p text:style-name="Table_20_Contents">NULL</text:p>
          </table:table-cell>
          <table:table-cell table:style-name="Table2.B2" office:value-type="string">
            <text:p text:style-name="Table_20_Contents">NULL</text:p>
          </table:table-cell>
          <table:table-cell table:style-name="Table2.B2" office:value-type="string">
            <text:p text:style-name="Table_20_Contents">NULL</text:p>
          </table:table-cell>
          <table:table-cell table:style-name="Table2.A2" office:value-type="float" office:value="50">
            <text:p text:style-name="Table_20_Contents">50</text:p>
          </table:table-cell>
          <table:table-cell table:style-name="Table2.I2" office:value-type="string">
            <text:p text:style-name="Table_20_Contents">NULL</text:p>
          </table:table-cell>
        </table:table-row>
        <table:table-row>
          <table:table-cell table:style-name="Table2.A2" office:value-type="float" office:value="4988">
            <text:p text:style-name="Table_20_Contents">4988</text:p>
          </table:table-cell>
          <table:table-cell table:style-name="Table2.B2" office:value-type="string">
            <text:p text:style-name="Table_20_Contents">C</text:p>
          </table:table-cell>
          <table:table-cell table:style-name="Table2.B2" office:value-type="string">
            <text:p text:style-name="P5">N</text:p>
          </table:table-cell>
          <table:table-cell table:style-name="Table2.B2" office:value-type="string">
            <text:p text:style-name="Table_20_Contents">NULL</text:p>
          </table:table-cell>
          <table:table-cell table:style-name="Table2.A2" office:value-type="float" office:value="3">
            <text:p text:style-name="P7">3</text:p>
          </table:table-cell>
          <table:table-cell table:style-name="Table2.B2" office:value-type="string">
            <text:p text:style-name="Table_20_Contents">NULL</text:p>
          </table:table-cell>
          <table:table-cell table:style-name="Table2.B2" office:value-type="string">
            <text:p text:style-name="Table_20_Contents">NULL</text:p>
          </table:table-cell>
          <table:table-cell table:style-name="Table2.B2" office:value-type="string">
            <text:p text:style-name="Table_20_Contents">NULL</text:p>
          </table:table-cell>
          <table:table-cell table:style-name="Table2.I3" office:value-type="float" office:value="50">
            <text:p text:style-name="Table_20_Contents">50</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table-cell table:style-name="Table3.A1" office:value-type="string">
            <text:p text:style-name="P1">Item ID</text:p>
          </table:table-cell>
          <table:table-cell table:style-name="Table3.A1" office:value-type="string">
            <text:p text:style-name="P1">Delta CD</text:p>
          </table:table-cell>
          <table:table-cell table:style-name="Table3.A1" office:value-type="string">
            <text:p text:style-name="P1">SP Stock</text:p>
          </table:table-cell>
          <table:table-cell table:style-name="Table3.A1" office:value-type="string">
            <text:p text:style-name="P1">Mat Dept.</text:p>
          </table:table-cell>
          <table:table-cell table:style-name="Table3.A1" office:value-type="string">
            <text:p text:style-name="P1">Campus </text:p>
          </table:table-cell>
          <table:table-cell table:style-name="Table3.A1" office:value-type="string">
            <text:p text:style-name="P1">Customer</text:p>
          </table:table-cell>
          <table:table-cell table:style-name="Table3.A1" office:value-type="string">
            <text:p text:style-name="P1">Vendor</text:p>
          </table:table-cell>
          <table:table-cell table:style-name="Table3.A1" office:value-type="string">
            <text:p text:style-name="P1">Qty Dept.</text:p>
          </table:table-cell>
          <table:table-cell table:style-name="Table3.I1" office:value-type="string">
            <text:p text:style-name="P1">Qty Camp</text:p>
          </table:table-cell>
        </table:table-row>
        <table:table-row>
          <table:table-cell table:style-name="Table3.A2" office:value-type="float" office:value="4988">
            <text:p text:style-name="Table_20_Contents">4988</text:p>
          </table:table-cell>
          <table:table-cell table:style-name="Table3.B2" office:value-type="string">
            <text:p text:style-name="Table_20_Contents">C</text:p>
          </table:table-cell>
          <table:table-cell table:style-name="Table3.B2" office:value-type="string">
            <text:p text:style-name="P5">C</text:p>
          </table:table-cell>
          <table:table-cell table:style-name="Table3.B2" office:value-type="string">
            <text:p text:style-name="Table_20_Contents">NULL</text:p>
          </table:table-cell>
          <table:table-cell table:style-name="Table3.A2" office:value-type="float" office:value="3">
            <text:p text:style-name="P7">3</text:p>
          </table:table-cell>
          <table:table-cell table:style-name="Table3.B2" office:value-type="string">
            <text:p text:style-name="Table_20_Contents">NULL</text:p>
          </table:table-cell>
          <table:table-cell table:style-name="Table3.B2" office:value-type="string">
            <text:p text:style-name="Table_20_Contents">NULL</text:p>
          </table:table-cell>
          <table:table-cell table:style-name="Table3.B2" office:value-type="string">
            <text:p text:style-name="Table_20_Contents">NULL</text:p>
          </table:table-cell>
          <table:table-cell table:style-name="Table3.I2" office:value-type="float" office:value="50">
            <text:p text:style-name="Table_20_Contents">50</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Item ID</text:p>
          </table:table-cell>
          <table:table-cell table:style-name="Table4.A1" office:value-type="string">
            <text:p text:style-name="P1">Delta CD</text:p>
          </table:table-cell>
          <table:table-cell table:style-name="Table4.A1" office:value-type="string">
            <text:p text:style-name="P1">SP Stock</text:p>
          </table:table-cell>
          <table:table-cell table:style-name="Table4.A1" office:value-type="string">
            <text:p text:style-name="P1">Mat Dept.</text:p>
          </table:table-cell>
          <table:table-cell table:style-name="Table4.A1" office:value-type="string">
            <text:p text:style-name="P1">Campus </text:p>
          </table:table-cell>
          <table:table-cell table:style-name="Table4.A1" office:value-type="string">
            <text:p text:style-name="P1">Customer</text:p>
          </table:table-cell>
          <table:table-cell table:style-name="Table4.A1" office:value-type="string">
            <text:p text:style-name="P1">Vendor</text:p>
          </table:table-cell>
          <table:table-cell table:style-name="Table4.A1" office:value-type="string">
            <text:p text:style-name="P1">Qty Dept.</text:p>
          </table:table-cell>
          <table:table-cell table:style-name="Table4.I1" office:value-type="string">
            <text:p text:style-name="P1">Qty Camp</text:p>
          </table:table-cell>
        </table:table-row>
        <table:table-row>
          <table:table-cell table:style-name="Table4.A2" office:value-type="float" office:value="4988">
            <text:p text:style-name="Table_20_Contents">4988</text:p>
          </table:table-cell>
          <table:table-cell table:style-name="Table4.B2" office:value-type="string">
            <text:p text:style-name="Table_20_Contents">C</text:p>
          </table:table-cell>
          <table:table-cell table:style-name="Table4.B2" office:value-type="string">
            <text:p text:style-name="P5">V</text:p>
          </table:table-cell>
          <table:table-cell table:style-name="Table4.B2" office:value-type="string">
            <text:p text:style-name="Table_20_Contents">NULL</text:p>
          </table:table-cell>
          <table:table-cell table:style-name="Table4.A2" office:value-type="float" office:value="3">
            <text:p text:style-name="P7">3</text:p>
          </table:table-cell>
          <table:table-cell table:style-name="Table4.B2" office:value-type="string">
            <text:p text:style-name="Table_20_Contents">NULL</text:p>
          </table:table-cell>
          <table:table-cell table:style-name="Table4.B2" office:value-type="string">
            <text:p text:style-name="Table_20_Contents">NULL</text:p>
          </table:table-cell>
          <table:table-cell table:style-name="Table4.B2" office:value-type="string">
            <text:p text:style-name="Table_20_Contents">NULL</text:p>
          </table:table-cell>
          <table:table-cell table:style-name="Table4.I2" office:value-type="float" office:value="50">
            <text:p text:style-name="Table_20_Contents">50</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P3">Movement <text:s/>Code <text:s text:c="4"/>(131)</text:p>
          </table:table-cell>
          <table:table-cell table:style-name="Table5.B1" office:value-type="string">
            <text:p text:style-name="P3"><text:s text:c="3"/>GR Without PO from Vendor </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table-cell table:style-name="Table6.A1" office:value-type="string">
            <text:p text:style-name="P1">Item ID</text:p>
          </table:table-cell>
          <table:table-cell table:style-name="Table6.A1" office:value-type="string">
            <text:p text:style-name="P1">Delta CD</text:p>
          </table:table-cell>
          <table:table-cell table:style-name="Table6.A1" office:value-type="string">
            <text:p text:style-name="P1">SP Stock</text:p>
          </table:table-cell>
          <table:table-cell table:style-name="Table6.A1" office:value-type="string">
            <text:p text:style-name="P1">Mat Dept.</text:p>
          </table:table-cell>
          <table:table-cell table:style-name="Table6.A1" office:value-type="string">
            <text:p text:style-name="P1">Campus </text:p>
          </table:table-cell>
          <table:table-cell table:style-name="Table6.A1" office:value-type="string">
            <text:p text:style-name="P1">Customer</text:p>
          </table:table-cell>
          <table:table-cell table:style-name="Table6.A1" office:value-type="string">
            <text:p text:style-name="P1">Vendor</text:p>
          </table:table-cell>
          <table:table-cell table:style-name="Table6.A1" office:value-type="string">
            <text:p text:style-name="P1">Qty Dept.</text:p>
          </table:table-cell>
          <table:table-cell table:style-name="Table6.I1" office:value-type="string">
            <text:p text:style-name="P1">Qty Camp</text:p>
          </table:table-cell>
        </table:table-row>
        <table:table-row>
          <table:table-cell table:style-name="Table6.A2" office:value-type="float" office:value="4988">
            <text:p text:style-name="Table_20_Contents">4988</text:p>
          </table:table-cell>
          <table:table-cell table:style-name="Table6.B2" office:value-type="string">
            <text:p text:style-name="Table_20_Contents">D</text:p>
          </table:table-cell>
          <table:table-cell table:style-name="Table6.B2" office:value-type="string">
            <text:p text:style-name="P5">N</text:p>
          </table:table-cell>
          <table:table-cell table:style-name="Table6.A2" office:value-type="float" office:value="37">
            <text:p text:style-name="P7">37</text:p>
          </table:table-cell>
          <table:table-cell table:style-name="Table6.B2" office:value-type="string">
            <text:p text:style-name="Table_20_Contents">NULL</text:p>
          </table:table-cell>
          <table:table-cell table:style-name="Table6.B2" office:value-type="string">
            <text:p text:style-name="Table_20_Contents">NULL</text:p>
          </table:table-cell>
          <table:table-cell table:style-name="Table6.B2" office:value-type="string">
            <text:p text:style-name="Table_20_Contents">NULL</text:p>
          </table:table-cell>
          <table:table-cell table:style-name="Table6.A2" office:value-type="float" office:value="50">
            <text:p text:style-name="Table_20_Contents">50</text:p>
          </table:table-cell>
          <table:table-cell table:style-name="Table6.I2" office:value-type="string">
            <text:p text:style-name="Table_20_Contents">NULL</text:p>
          </table:table-cell>
        </table:table-row>
        <table:table-row>
          <table:table-cell table:style-name="Table6.A2" office:value-type="float" office:value="4988">
            <text:p text:style-name="Table_20_Contents">4988</text:p>
          </table:table-cell>
          <table:table-cell table:style-name="Table6.B2" office:value-type="string">
            <text:p text:style-name="Table_20_Contents">C</text:p>
          </table:table-cell>
          <table:table-cell table:style-name="Table6.B2" office:value-type="string">
            <text:p text:style-name="P5">N</text:p>
          </table:table-cell>
          <table:table-cell table:style-name="Table6.B2" office:value-type="string">
            <text:p text:style-name="Table_20_Contents">NULL</text:p>
          </table:table-cell>
          <table:table-cell table:style-name="Table6.A2" office:value-type="float" office:value="3">
            <text:p text:style-name="P7">3</text:p>
          </table:table-cell>
          <table:table-cell table:style-name="Table6.B2" office:value-type="string">
            <text:p text:style-name="Table_20_Contents">NULL</text:p>
          </table:table-cell>
          <table:table-cell table:style-name="Table6.B2" office:value-type="string">
            <text:p text:style-name="Table_20_Contents">NULL</text:p>
          </table:table-cell>
          <table:table-cell table:style-name="Table6.B2" office:value-type="string">
            <text:p text:style-name="Table_20_Contents">NULL</text:p>
          </table:table-cell>
          <table:table-cell table:style-name="Table6.I3" office:value-type="float" office:value="50">
            <text:p text:style-name="Table_20_Contents">50</text:p>
          </table:table-cell>
        </table:table-row>
      </table:table>
      <text:p text:style-name="Standard"/>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column table:style-name="Table7.G"/>
        <table:table-column table:style-name="Table7.H"/>
        <table:table-column table:style-name="Table7.I"/>
        <table:table-row>
          <table:table-cell table:style-name="Table7.A1" office:value-type="string">
            <text:p text:style-name="P1">Item ID</text:p>
          </table:table-cell>
          <table:table-cell table:style-name="Table7.A1" office:value-type="string">
            <text:p text:style-name="P1">Delta CD</text:p>
          </table:table-cell>
          <table:table-cell table:style-name="Table7.A1" office:value-type="string">
            <text:p text:style-name="P1">SP Stock</text:p>
          </table:table-cell>
          <table:table-cell table:style-name="Table7.A1" office:value-type="string">
            <text:p text:style-name="P1">Mat Dept.</text:p>
          </table:table-cell>
          <table:table-cell table:style-name="Table7.A1" office:value-type="string">
            <text:p text:style-name="P1">Campus </text:p>
          </table:table-cell>
          <table:table-cell table:style-name="Table7.A1" office:value-type="string">
            <text:p text:style-name="P1">Customer</text:p>
          </table:table-cell>
          <table:table-cell table:style-name="Table7.A1" office:value-type="string">
            <text:p text:style-name="P1">Vendor</text:p>
          </table:table-cell>
          <table:table-cell table:style-name="Table7.A1" office:value-type="string">
            <text:p text:style-name="P1">Qty Dept.</text:p>
          </table:table-cell>
          <table:table-cell table:style-name="Table7.I1" office:value-type="string">
            <text:p text:style-name="P1">Qty Camp</text:p>
          </table:table-cell>
        </table:table-row>
        <table:table-row>
          <table:table-cell table:style-name="Table7.A2" office:value-type="float" office:value="4988">
            <text:p text:style-name="Table_20_Contents">4988</text:p>
          </table:table-cell>
          <table:table-cell table:style-name="Table7.B2" office:value-type="string">
            <text:p text:style-name="Table_20_Contents">D</text:p>
          </table:table-cell>
          <table:table-cell table:style-name="Table7.B2" office:value-type="string">
            <text:p text:style-name="P5">K</text:p>
          </table:table-cell>
          <table:table-cell table:style-name="Table7.A2" office:value-type="float" office:value="37">
            <text:p text:style-name="P7">37</text:p>
          </table:table-cell>
          <table:table-cell table:style-name="Table7.B2" office:value-type="string">
            <text:p text:style-name="Table_20_Contents">NULL</text:p>
          </table:table-cell>
          <table:table-cell table:style-name="Table7.B2" office:value-type="string">
            <text:p text:style-name="Table_20_Contents">NULL</text:p>
          </table:table-cell>
          <table:table-cell table:style-name="Table7.A2" office:value-type="float" office:value="4665">
            <text:p text:style-name="P7">4665</text:p>
          </table:table-cell>
          <table:table-cell table:style-name="Table7.A2" office:value-type="float" office:value="50">
            <text:p text:style-name="Table_20_Contents">50</text:p>
          </table:table-cell>
          <table:table-cell table:style-name="Table7.I2" office:value-type="string">
            <text:p text:style-name="Table_20_Contents">NULL</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3">Movement <text:s/>Code <text:s text:c="4"/>(141)</text:p>
          </table:table-cell>
          <table:table-cell table:style-name="Table8.B1" office:value-type="string">
            <text:p text:style-name="P3"><text:s text:c="3"/>GR Without MO from Shop Floor</text:p>
          </table:table-cell>
        </table:table-row>
      </table:table>
      <table:table table:name="Table28" table:style-name="Table28">
        <table:table-column table:style-name="Table28.A"/>
        <table:table-column table:style-name="Table28.B"/>
        <table:table-column table:style-name="Table28.C"/>
        <table:table-column table:style-name="Table28.D"/>
        <table:table-column table:style-name="Table28.C"/>
        <table:table-column table:style-name="Table28.F"/>
        <table:table-column table:style-name="Table28.G"/>
        <table:table-column table:style-name="Table28.H"/>
        <table:table-column table:style-name="Table28.I"/>
        <table:table-row>
          <table:table-cell table:style-name="Table28.A1" office:value-type="string">
            <text:p text:style-name="P1">Item ID</text:p>
          </table:table-cell>
          <table:table-cell table:style-name="Table28.A1" office:value-type="string">
            <text:p text:style-name="P1">Delta CD</text:p>
          </table:table-cell>
          <table:table-cell table:style-name="Table28.A1" office:value-type="string">
            <text:p text:style-name="P1">SP Stock</text:p>
          </table:table-cell>
          <table:table-cell table:style-name="Table28.A1" office:value-type="string">
            <text:p text:style-name="P1">Mat Dept.</text:p>
          </table:table-cell>
          <table:table-cell table:style-name="Table28.A1" office:value-type="string">
            <text:p text:style-name="P1">Campus </text:p>
          </table:table-cell>
          <table:table-cell table:style-name="Table28.A1" office:value-type="string">
            <text:p text:style-name="P1">Customer</text:p>
          </table:table-cell>
          <table:table-cell table:style-name="Table28.A1" office:value-type="string">
            <text:p text:style-name="P1">Vendor</text:p>
          </table:table-cell>
          <table:table-cell table:style-name="Table28.A1" office:value-type="string">
            <text:p text:style-name="P1">Qty Dept.</text:p>
          </table:table-cell>
          <table:table-cell table:style-name="Table28.I1" office:value-type="string">
            <text:p text:style-name="P1">Qty Camp</text:p>
          </table:table-cell>
        </table:table-row>
        <table:table-row>
          <table:table-cell table:style-name="Table28.A2" office:value-type="float" office:value="4988">
            <text:p text:style-name="Table_20_Contents">4988</text:p>
          </table:table-cell>
          <table:table-cell table:style-name="Table28.B2" office:value-type="string">
            <text:p text:style-name="Table_20_Contents">D</text:p>
          </table:table-cell>
          <table:table-cell table:style-name="Table28.B2" office:value-type="string">
            <text:p text:style-name="P5">N</text:p>
          </table:table-cell>
          <table:table-cell table:style-name="Table28.A2" office:value-type="float" office:value="37">
            <text:p text:style-name="P7">37</text:p>
          </table:table-cell>
          <table:table-cell table:style-name="Table28.B2" office:value-type="string">
            <text:p text:style-name="Table_20_Contents">NULL</text:p>
          </table:table-cell>
          <table:table-cell table:style-name="Table28.B2" office:value-type="string">
            <text:p text:style-name="Table_20_Contents">NULL</text:p>
          </table:table-cell>
          <table:table-cell table:style-name="Table28.B2" office:value-type="string">
            <text:p text:style-name="Table_20_Contents">NULL</text:p>
          </table:table-cell>
          <table:table-cell table:style-name="Table28.A2" office:value-type="float" office:value="50">
            <text:p text:style-name="Table_20_Contents">50</text:p>
          </table:table-cell>
          <table:table-cell table:style-name="Table28.I2" office:value-type="string">
            <text:p text:style-name="Table_20_Contents">NULL</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3">Movement <text:s/>Code <text:s text:c="4"/>(151)</text:p>
          </table:table-cell>
          <table:table-cell table:style-name="Table9.B1" office:value-type="string">
            <text:p text:style-name="P3"><text:s text:c="3"/>GR Scrap Without MO from Shop Floor</text:p>
          </table:table-cell>
        </table:table-row>
      </table:table>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F"/>
        <table:table-column table:style-name="Table29.G"/>
        <table:table-column table:style-name="Table29.H"/>
        <table:table-column table:style-name="Table29.I"/>
        <table:table-row>
          <table:table-cell table:style-name="Table29.A1" office:value-type="string">
            <text:p text:style-name="P1">Item ID</text:p>
          </table:table-cell>
          <table:table-cell table:style-name="Table29.A1" office:value-type="string">
            <text:p text:style-name="P1">Delta CD</text:p>
          </table:table-cell>
          <table:table-cell table:style-name="Table29.A1" office:value-type="string">
            <text:p text:style-name="P1">SP Stock</text:p>
          </table:table-cell>
          <table:table-cell table:style-name="Table29.A1" office:value-type="string">
            <text:p text:style-name="P1">Mat Dept.</text:p>
          </table:table-cell>
          <table:table-cell table:style-name="Table29.A1" office:value-type="string">
            <text:p text:style-name="P1">Campus </text:p>
          </table:table-cell>
          <table:table-cell table:style-name="Table29.A1" office:value-type="string">
            <text:p text:style-name="P1">Customer</text:p>
          </table:table-cell>
          <table:table-cell table:style-name="Table29.A1" office:value-type="string">
            <text:p text:style-name="P1">Vendor</text:p>
          </table:table-cell>
          <table:table-cell table:style-name="Table29.A1" office:value-type="string">
            <text:p text:style-name="P1">Qty Dept.</text:p>
          </table:table-cell>
          <table:table-cell table:style-name="Table29.I1" office:value-type="string">
            <text:p text:style-name="P1">Qty Camp</text:p>
          </table:table-cell>
        </table:table-row>
        <table:table-row>
          <table:table-cell table:style-name="Table29.A2" office:value-type="float" office:value="4988">
            <text:p text:style-name="Table_20_Contents">4988</text:p>
          </table:table-cell>
          <table:table-cell table:style-name="Table29.B2" office:value-type="string">
            <text:p text:style-name="Table_20_Contents">D</text:p>
          </table:table-cell>
          <table:table-cell table:style-name="Table29.B2" office:value-type="string">
            <text:p text:style-name="P5">N</text:p>
          </table:table-cell>
          <table:table-cell table:style-name="Table29.A2" office:value-type="float" office:value="37">
            <text:p text:style-name="P7">37</text:p>
          </table:table-cell>
          <table:table-cell table:style-name="Table29.B2" office:value-type="string">
            <text:p text:style-name="Table_20_Contents">NULL</text:p>
          </table:table-cell>
          <table:table-cell table:style-name="Table29.B2" office:value-type="string">
            <text:p text:style-name="Table_20_Contents">NULL</text:p>
          </table:table-cell>
          <table:table-cell table:style-name="Table29.B2" office:value-type="string">
            <text:p text:style-name="Table_20_Contents">NULL</text:p>
          </table:table-cell>
          <table:table-cell table:style-name="Table29.A2" office:value-type="float" office:value="50">
            <text:p text:style-name="Table_20_Contents">50</text:p>
          </table:table-cell>
          <table:table-cell table:style-name="Table29.I2" office:value-type="string">
            <text:p text:style-name="Table_20_Contents">NULL</text:p>
          </table:table-cell>
        </table:table-row>
        <table:table-row>
          <table:table-cell table:style-name="Table29.A2" office:value-type="float" office:value="4988">
            <text:p text:style-name="Table_20_Contents">4988</text:p>
          </table:table-cell>
          <table:table-cell table:style-name="Table29.B2" office:value-type="string">
            <text:p text:style-name="Table_20_Contents">C</text:p>
          </table:table-cell>
          <table:table-cell table:style-name="Table29.B2" office:value-type="string">
            <text:p text:style-name="P5">N</text:p>
          </table:table-cell>
          <table:table-cell table:style-name="Table29.B2" office:value-type="string">
            <text:p text:style-name="Table_20_Contents">NULL</text:p>
          </table:table-cell>
          <table:table-cell table:style-name="Table29.A2" office:value-type="float" office:value="3">
            <text:p text:style-name="P7">3</text:p>
          </table:table-cell>
          <table:table-cell table:style-name="Table29.B2" office:value-type="string">
            <text:p text:style-name="Table_20_Contents">NULL</text:p>
          </table:table-cell>
          <table:table-cell table:style-name="Table29.B2" office:value-type="string">
            <text:p text:style-name="Table_20_Contents">NULL</text:p>
          </table:table-cell>
          <table:table-cell table:style-name="Table29.B2" office:value-type="string">
            <text:p text:style-name="Table_20_Contents">NULL</text:p>
          </table:table-cell>
          <table:table-cell table:style-name="Table29.I3" office:value-type="float" office:value="50">
            <text:p text:style-name="Table_20_Contents">50</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3">Movement <text:s/>Code <text:s text:c="4"/>(161)</text:p>
          </table:table-cell>
          <table:table-cell table:style-name="Table10.B1" office:value-type="string">
            <text:p text:style-name="P3"><text:s text:c="3"/>GR from Customer </text:p>
          </table:table-cell>
        </table:table-row>
      </table:table>
      <table:table table:name="Table30" table:style-name="Table30">
        <table:table-column table:style-name="Table30.A"/>
        <table:table-column table:style-name="Table30.B"/>
        <table:table-column table:style-name="Table30.C"/>
        <table:table-column table:style-name="Table30.D"/>
        <table:table-column table:style-name="Table30.C"/>
        <table:table-column table:style-name="Table30.F"/>
        <table:table-column table:style-name="Table30.G"/>
        <table:table-column table:style-name="Table30.H"/>
        <table:table-column table:style-name="Table30.I"/>
        <table:table-row>
          <table:table-cell table:style-name="Table30.A1" office:value-type="string">
            <text:p text:style-name="P1">Item ID</text:p>
          </table:table-cell>
          <table:table-cell table:style-name="Table30.A1" office:value-type="string">
            <text:p text:style-name="P1">Delta CD</text:p>
          </table:table-cell>
          <table:table-cell table:style-name="Table30.A1" office:value-type="string">
            <text:p text:style-name="P1">SP Stock</text:p>
          </table:table-cell>
          <table:table-cell table:style-name="Table30.A1" office:value-type="string">
            <text:p text:style-name="P1">Mat Dept.</text:p>
          </table:table-cell>
          <table:table-cell table:style-name="Table30.A1" office:value-type="string">
            <text:p text:style-name="P1">Campus </text:p>
          </table:table-cell>
          <table:table-cell table:style-name="Table30.A1" office:value-type="string">
            <text:p text:style-name="P1">Customer</text:p>
          </table:table-cell>
          <table:table-cell table:style-name="Table30.A1" office:value-type="string">
            <text:p text:style-name="P1">Vendor</text:p>
          </table:table-cell>
          <table:table-cell table:style-name="Table30.A1" office:value-type="string">
            <text:p text:style-name="P1">Qty Dept.</text:p>
          </table:table-cell>
          <table:table-cell table:style-name="Table30.I1" office:value-type="string">
            <text:p text:style-name="P1">Qty Camp</text:p>
          </table:table-cell>
        </table:table-row>
        <table:table-row>
          <table:table-cell table:style-name="Table30.A2" office:value-type="float" office:value="4988">
            <text:p text:style-name="Table_20_Contents">4988</text:p>
          </table:table-cell>
          <table:table-cell table:style-name="Table30.B2" office:value-type="string">
            <text:p text:style-name="Table_20_Contents">D</text:p>
          </table:table-cell>
          <table:table-cell table:style-name="Table30.B2" office:value-type="string">
            <text:p text:style-name="P5">J</text:p>
          </table:table-cell>
          <table:table-cell table:style-name="Table30.A2" office:value-type="float" office:value="37">
            <text:p text:style-name="P7">37</text:p>
          </table:table-cell>
          <table:table-cell table:style-name="Table30.B2" office:value-type="string">
            <text:p text:style-name="Table_20_Contents">NULL</text:p>
          </table:table-cell>
          <table:table-cell table:style-name="Table30.A2" office:value-type="float" office:value="2395">
            <text:p text:style-name="P7">2395</text:p>
          </table:table-cell>
          <table:table-cell table:style-name="Table30.B2" office:value-type="string">
            <text:p text:style-name="Table_20_Contents">NULL</text:p>
          </table:table-cell>
          <table:table-cell table:style-name="Table30.A2" office:value-type="float" office:value="50">
            <text:p text:style-name="Table_20_Contents">50</text:p>
          </table:table-cell>
          <table:table-cell table:style-name="Table30.I2" office:value-type="string">
            <text:p text:style-name="Table_20_Contents">NULL</text:p>
          </table:table-cell>
        </table:table-row>
      </table:table>
      <text:p text:style-name="Standard"/>
      <text:p text:style-name="Standard"/>
      <text:p text:style-name="Standard"/>
      <table:table table:name="Table11" table:style-name="Table11">
        <table:table-column table:style-name="Table11.A"/>
        <table:table-column table:style-name="Table11.B"/>
        <text:soft-page-break/>
        <table:table-row>
          <table:table-cell table:style-name="Table11.A1" office:value-type="string">
            <text:p text:style-name="P3">Movement <text:s/>Code <text:s text:c="4"/>(162)</text:p>
          </table:table-cell>
          <table:table-cell table:style-name="Table11.B1" office:value-type="string">
            <text:p text:style-name="P3"><text:s text:c="3"/>GR Against Customer Repair Order</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F"/>
        <table:table-column table:style-name="Table31.G"/>
        <table:table-column table:style-name="Table31.H"/>
        <table:table-column table:style-name="Table31.I"/>
        <table:table-row>
          <table:table-cell table:style-name="Table31.A1" office:value-type="string">
            <text:p text:style-name="P1">Item ID</text:p>
          </table:table-cell>
          <table:table-cell table:style-name="Table31.A1" office:value-type="string">
            <text:p text:style-name="P1">Delta CD</text:p>
          </table:table-cell>
          <table:table-cell table:style-name="Table31.A1" office:value-type="string">
            <text:p text:style-name="P1">SP Stock</text:p>
          </table:table-cell>
          <table:table-cell table:style-name="Table31.A1" office:value-type="string">
            <text:p text:style-name="P1">Mat Dept.</text:p>
          </table:table-cell>
          <table:table-cell table:style-name="Table31.A1" office:value-type="string">
            <text:p text:style-name="P1">Campus </text:p>
          </table:table-cell>
          <table:table-cell table:style-name="Table31.A1" office:value-type="string">
            <text:p text:style-name="P1">Customer</text:p>
          </table:table-cell>
          <table:table-cell table:style-name="Table31.A1" office:value-type="string">
            <text:p text:style-name="P1">Vendor</text:p>
          </table:table-cell>
          <table:table-cell table:style-name="Table31.A1" office:value-type="string">
            <text:p text:style-name="P1">Qty Dept.</text:p>
          </table:table-cell>
          <table:table-cell table:style-name="Table31.I1" office:value-type="string">
            <text:p text:style-name="P1">Qty Camp</text:p>
          </table:table-cell>
        </table:table-row>
        <table:table-row>
          <table:table-cell table:style-name="Table31.A2" office:value-type="float" office:value="4988">
            <text:p text:style-name="Table_20_Contents">4988</text:p>
          </table:table-cell>
          <table:table-cell table:style-name="Table31.B2" office:value-type="string">
            <text:p text:style-name="Table_20_Contents">D</text:p>
          </table:table-cell>
          <table:table-cell table:style-name="Table31.B2" office:value-type="string">
            <text:p text:style-name="P5">J</text:p>
          </table:table-cell>
          <table:table-cell table:style-name="Table31.A2" office:value-type="float" office:value="37">
            <text:p text:style-name="P7">37</text:p>
          </table:table-cell>
          <table:table-cell table:style-name="Table31.B2" office:value-type="string">
            <text:p text:style-name="Table_20_Contents">NULL</text:p>
          </table:table-cell>
          <table:table-cell table:style-name="Table31.A2" office:value-type="float" office:value="2395">
            <text:p text:style-name="P7">2395</text:p>
          </table:table-cell>
          <table:table-cell table:style-name="Table31.B2" office:value-type="string">
            <text:p text:style-name="Table_20_Contents">NULL</text:p>
          </table:table-cell>
          <table:table-cell table:style-name="Table31.A2" office:value-type="float" office:value="50">
            <text:p text:style-name="Table_20_Contents">50</text:p>
          </table:table-cell>
          <table:table-cell table:style-name="Table31.I2" office:value-type="string">
            <text:p text:style-name="Table_20_Contents">NULL</text:p>
          </table:table-cell>
        </table:table-row>
      </table:table>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P3">Movement <text:s/>Code <text:s text:c="4"/>(163)</text:p>
          </table:table-cell>
          <table:table-cell table:style-name="Table12.B1" office:value-type="string">
            <text:p text:style-name="P3"><text:s text:c="3"/>Returns from Customer</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C"/>
        <table:table-column table:style-name="Table32.F"/>
        <table:table-column table:style-name="Table32.G"/>
        <table:table-column table:style-name="Table32.H"/>
        <table:table-column table:style-name="Table32.I"/>
        <table:table-row>
          <table:table-cell table:style-name="Table32.A1" office:value-type="string">
            <text:p text:style-name="P1">Item ID</text:p>
          </table:table-cell>
          <table:table-cell table:style-name="Table32.A1" office:value-type="string">
            <text:p text:style-name="P1">Delta CD</text:p>
          </table:table-cell>
          <table:table-cell table:style-name="Table32.A1" office:value-type="string">
            <text:p text:style-name="P1">SP Stock</text:p>
          </table:table-cell>
          <table:table-cell table:style-name="Table32.A1" office:value-type="string">
            <text:p text:style-name="P1">Mat Dept.</text:p>
          </table:table-cell>
          <table:table-cell table:style-name="Table32.A1" office:value-type="string">
            <text:p text:style-name="P1">Campus </text:p>
          </table:table-cell>
          <table:table-cell table:style-name="Table32.A1" office:value-type="string">
            <text:p text:style-name="P1">Customer</text:p>
          </table:table-cell>
          <table:table-cell table:style-name="Table32.A1" office:value-type="string">
            <text:p text:style-name="P1">Vendor</text:p>
          </table:table-cell>
          <table:table-cell table:style-name="Table32.A1" office:value-type="string">
            <text:p text:style-name="P1">Qty Dept.</text:p>
          </table:table-cell>
          <table:table-cell table:style-name="Table32.I1" office:value-type="string">
            <text:p text:style-name="P1">Qty Camp</text:p>
          </table:table-cell>
        </table:table-row>
        <table:table-row>
          <table:table-cell table:style-name="Table32.A2" office:value-type="float" office:value="4988">
            <text:p text:style-name="Table_20_Contents">4988</text:p>
          </table:table-cell>
          <table:table-cell table:style-name="Table32.B2" office:value-type="string">
            <text:p text:style-name="Table_20_Contents">D</text:p>
          </table:table-cell>
          <table:table-cell table:style-name="Table32.B2" office:value-type="string">
            <text:p text:style-name="P5">N</text:p>
          </table:table-cell>
          <table:table-cell table:style-name="Table32.A2" office:value-type="float" office:value="37">
            <text:p text:style-name="P7">37</text:p>
          </table:table-cell>
          <table:table-cell table:style-name="Table32.B2" office:value-type="string">
            <text:p text:style-name="Table_20_Contents">NULL</text:p>
          </table:table-cell>
          <table:table-cell table:style-name="Table32.B2" office:value-type="string">
            <text:p text:style-name="Table_20_Contents">NULL</text:p>
          </table:table-cell>
          <table:table-cell table:style-name="Table32.B2" office:value-type="string">
            <text:p text:style-name="Table_20_Contents">NULL</text:p>
          </table:table-cell>
          <table:table-cell table:style-name="Table32.A2" office:value-type="float" office:value="50">
            <text:p text:style-name="Table_20_Contents">50</text:p>
          </table:table-cell>
          <table:table-cell table:style-name="Table32.I2" office:value-type="string">
            <text:p text:style-name="Table_20_Contents">NULL</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3">Movement <text:s/>Code <text:s text:c="4"/>(164)</text:p>
          </table:table-cell>
          <table:table-cell table:style-name="Table13.B1" office:value-type="string">
            <text:p text:style-name="P3"><text:s text:c="3"/>Returns from Shop Shop Floor</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C"/>
        <table:table-column table:style-name="Table33.F"/>
        <table:table-column table:style-name="Table33.G"/>
        <table:table-column table:style-name="Table33.H"/>
        <table:table-column table:style-name="Table33.I"/>
        <table:table-row>
          <table:table-cell table:style-name="Table33.A1" office:value-type="string">
            <text:p text:style-name="P1">Item ID</text:p>
          </table:table-cell>
          <table:table-cell table:style-name="Table33.A1" office:value-type="string">
            <text:p text:style-name="P1">Delta CD</text:p>
          </table:table-cell>
          <table:table-cell table:style-name="Table33.A1" office:value-type="string">
            <text:p text:style-name="P1">SP Stock</text:p>
          </table:table-cell>
          <table:table-cell table:style-name="Table33.A1" office:value-type="string">
            <text:p text:style-name="P1">Mat Dept.</text:p>
          </table:table-cell>
          <table:table-cell table:style-name="Table33.A1" office:value-type="string">
            <text:p text:style-name="P1">Campus </text:p>
          </table:table-cell>
          <table:table-cell table:style-name="Table33.A1" office:value-type="string">
            <text:p text:style-name="P1">Customer</text:p>
          </table:table-cell>
          <table:table-cell table:style-name="Table33.A1" office:value-type="string">
            <text:p text:style-name="P1">Vendor</text:p>
          </table:table-cell>
          <table:table-cell table:style-name="Table33.A1" office:value-type="string">
            <text:p text:style-name="P1">Qty Dept.</text:p>
          </table:table-cell>
          <table:table-cell table:style-name="Table33.I1" office:value-type="string">
            <text:p text:style-name="P1">Qty Camp</text:p>
          </table:table-cell>
        </table:table-row>
        <table:table-row>
          <table:table-cell table:style-name="Table33.A2" office:value-type="float" office:value="4988">
            <text:p text:style-name="Table_20_Contents">4988</text:p>
          </table:table-cell>
          <table:table-cell table:style-name="Table33.B2" office:value-type="string">
            <text:p text:style-name="Table_20_Contents">D</text:p>
          </table:table-cell>
          <table:table-cell table:style-name="Table33.B2" office:value-type="string">
            <text:p text:style-name="P5">N</text:p>
          </table:table-cell>
          <table:table-cell table:style-name="Table33.A2" office:value-type="float" office:value="37">
            <text:p text:style-name="P7">37</text:p>
          </table:table-cell>
          <table:table-cell table:style-name="Table33.B2" office:value-type="string">
            <text:p text:style-name="Table_20_Contents">NULL</text:p>
          </table:table-cell>
          <table:table-cell table:style-name="Table33.B2" office:value-type="string">
            <text:p text:style-name="Table_20_Contents">NULL</text:p>
          </table:table-cell>
          <table:table-cell table:style-name="Table33.B2" office:value-type="string">
            <text:p text:style-name="Table_20_Contents">NULL</text:p>
          </table:table-cell>
          <table:table-cell table:style-name="Table33.A2" office:value-type="float" office:value="50">
            <text:p text:style-name="Table_20_Contents">50</text:p>
          </table:table-cell>
          <table:table-cell table:style-name="Table33.I2" office:value-type="string">
            <text:p text:style-name="Table_20_Contents">NULL</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3">Movement <text:s/>Code <text:s text:c="4"/>(165)</text:p>
          </table:table-cell>
          <table:table-cell table:style-name="Table14.B1" office:value-type="string">
            <text:p text:style-name="P3"><text:s text:c="3"/>Inter Unit</text:p>
          </table:table-cell>
        </table:table-row>
      </table:table>
      <table:table table:name="Table34" table:style-name="Table34">
        <table:table-column table:style-name="Table34.A"/>
        <table:table-column table:style-name="Table34.B"/>
        <table:table-column table:style-name="Table34.C"/>
        <table:table-column table:style-name="Table34.D"/>
        <table:table-column table:style-name="Table34.C"/>
        <table:table-column table:style-name="Table34.F"/>
        <table:table-column table:style-name="Table34.G"/>
        <table:table-column table:style-name="Table34.H"/>
        <table:table-column table:style-name="Table34.I"/>
        <table:table-row>
          <table:table-cell table:style-name="Table34.A1" office:value-type="string">
            <text:p text:style-name="P1">Item ID</text:p>
          </table:table-cell>
          <table:table-cell table:style-name="Table34.A1" office:value-type="string">
            <text:p text:style-name="P1">Delta CD</text:p>
          </table:table-cell>
          <table:table-cell table:style-name="Table34.A1" office:value-type="string">
            <text:p text:style-name="P1">SP Stock</text:p>
          </table:table-cell>
          <table:table-cell table:style-name="Table34.A1" office:value-type="string">
            <text:p text:style-name="P1">Mat Dept.</text:p>
          </table:table-cell>
          <table:table-cell table:style-name="Table34.A1" office:value-type="string">
            <text:p text:style-name="P1">Campus </text:p>
          </table:table-cell>
          <table:table-cell table:style-name="Table34.A1" office:value-type="string">
            <text:p text:style-name="P1">Customer</text:p>
          </table:table-cell>
          <table:table-cell table:style-name="Table34.A1" office:value-type="string">
            <text:p text:style-name="P1">Vendor</text:p>
          </table:table-cell>
          <table:table-cell table:style-name="Table34.A1" office:value-type="string">
            <text:p text:style-name="P1">Qty Dept.</text:p>
          </table:table-cell>
          <table:table-cell table:style-name="Table34.I1" office:value-type="string">
            <text:p text:style-name="P1">Qty Camp</text:p>
          </table:table-cell>
        </table:table-row>
        <table:table-row>
          <table:table-cell table:style-name="Table34.A2" office:value-type="float" office:value="4988">
            <text:p text:style-name="Table_20_Contents">4988</text:p>
          </table:table-cell>
          <table:table-cell table:style-name="Table34.B2" office:value-type="string">
            <text:p text:style-name="Table_20_Contents">D</text:p>
          </table:table-cell>
          <table:table-cell table:style-name="Table34.B2" office:value-type="string">
            <text:p text:style-name="P5">N</text:p>
          </table:table-cell>
          <table:table-cell table:style-name="Table34.A2" office:value-type="float" office:value="37">
            <text:p text:style-name="P7">37</text:p>
          </table:table-cell>
          <table:table-cell table:style-name="Table34.B2" office:value-type="string">
            <text:p text:style-name="Table_20_Contents">NULL</text:p>
          </table:table-cell>
          <table:table-cell table:style-name="Table34.B2" office:value-type="string">
            <text:p text:style-name="Table_20_Contents">NULL</text:p>
          </table:table-cell>
          <table:table-cell table:style-name="Table34.B2" office:value-type="string">
            <text:p text:style-name="Table_20_Contents">NULL</text:p>
          </table:table-cell>
          <table:table-cell table:style-name="Table34.A2" office:value-type="float" office:value="50">
            <text:p text:style-name="Table_20_Contents">50</text:p>
          </table:table-cell>
          <table:table-cell table:style-name="Table34.I2" office:value-type="string">
            <text:p text:style-name="Table_20_Contents">NULL</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3">Movement <text:s/>Code <text:s text:c="4"/>(501)</text:p>
          </table:table-cell>
          <table:table-cell table:style-name="Table15.B1" office:value-type="string">
            <text:p text:style-name="P3"><text:s text:c="3"/>Initial Entry of Stock</text:p>
          </table:table-cell>
        </table:table-row>
      </table:table>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G"/>
        <table:table-column table:style-name="Table35.H"/>
        <table:table-column table:style-name="Table35.I"/>
        <table:table-row>
          <table:table-cell table:style-name="Table35.A1" office:value-type="string">
            <text:p text:style-name="P1">Item ID</text:p>
          </table:table-cell>
          <table:table-cell table:style-name="Table35.A1" office:value-type="string">
            <text:p text:style-name="P1">Delta CD</text:p>
          </table:table-cell>
          <table:table-cell table:style-name="Table35.A1" office:value-type="string">
            <text:p text:style-name="P1">SP Stock</text:p>
          </table:table-cell>
          <table:table-cell table:style-name="Table35.A1" office:value-type="string">
            <text:p text:style-name="P1">Mat Dept.</text:p>
          </table:table-cell>
          <table:table-cell table:style-name="Table35.A1" office:value-type="string">
            <text:p text:style-name="P1">Campus </text:p>
          </table:table-cell>
          <table:table-cell table:style-name="Table35.A1" office:value-type="string">
            <text:p text:style-name="P1">Customer</text:p>
          </table:table-cell>
          <table:table-cell table:style-name="Table35.A1" office:value-type="string">
            <text:p text:style-name="P1">Vendor</text:p>
          </table:table-cell>
          <table:table-cell table:style-name="Table35.A1" office:value-type="string">
            <text:p text:style-name="P1">Qty Dept.</text:p>
          </table:table-cell>
          <table:table-cell table:style-name="Table35.I1" office:value-type="string">
            <text:p text:style-name="P1">Qty Camp</text:p>
          </table:table-cell>
        </table:table-row>
        <table:table-row>
          <table:table-cell table:style-name="Table35.A2" office:value-type="float" office:value="4988">
            <text:p text:style-name="Table_20_Contents">4988</text:p>
          </table:table-cell>
          <table:table-cell table:style-name="Table35.B2" office:value-type="string">
            <text:p text:style-name="Table_20_Contents">D</text:p>
          </table:table-cell>
          <table:table-cell table:style-name="Table35.B2" office:value-type="string">
            <text:p text:style-name="P5">N</text:p>
          </table:table-cell>
          <table:table-cell table:style-name="Table35.A2" office:value-type="float" office:value="37">
            <text:p text:style-name="P7">37</text:p>
          </table:table-cell>
          <table:table-cell table:style-name="Table35.B2" office:value-type="string">
            <text:p text:style-name="Table_20_Contents">NULL</text:p>
          </table:table-cell>
          <table:table-cell table:style-name="Table35.B2" office:value-type="string">
            <text:p text:style-name="Table_20_Contents">NULL</text:p>
          </table:table-cell>
          <table:table-cell table:style-name="Table35.B2" office:value-type="string">
            <text:p text:style-name="Table_20_Contents">NULL</text:p>
          </table:table-cell>
          <table:table-cell table:style-name="Table35.A2" office:value-type="float" office:value="50">
            <text:p text:style-name="Table_20_Contents">50</text:p>
          </table:table-cell>
          <table:table-cell table:style-name="Table35.I2" office:value-type="string">
            <text:p text:style-name="Table_20_Contents">NULL</text:p>
          </table:table-cell>
        </table:table-row>
        <table:table-row>
          <table:table-cell table:style-name="Table35.A2" office:value-type="float" office:value="4988">
            <text:p text:style-name="Table_20_Contents">4988</text:p>
          </table:table-cell>
          <table:table-cell table:style-name="Table35.B2" office:value-type="string">
            <text:p text:style-name="Table_20_Contents">C</text:p>
          </table:table-cell>
          <table:table-cell table:style-name="Table35.B2" office:value-type="string">
            <text:p text:style-name="P5">N</text:p>
          </table:table-cell>
          <table:table-cell table:style-name="Table35.B2" office:value-type="string">
            <text:p text:style-name="Table_20_Contents">NULL</text:p>
          </table:table-cell>
          <table:table-cell table:style-name="Table35.A2" office:value-type="float" office:value="3">
            <text:p text:style-name="P7">3</text:p>
          </table:table-cell>
          <table:table-cell table:style-name="Table35.B2" office:value-type="string">
            <text:p text:style-name="Table_20_Contents">NULL</text:p>
          </table:table-cell>
          <table:table-cell table:style-name="Table35.B2" office:value-type="string">
            <text:p text:style-name="Table_20_Contents">NULL</text:p>
          </table:table-cell>
          <table:table-cell table:style-name="Table35.B2" office:value-type="string">
            <text:p text:style-name="Table_20_Contents">NULL</text:p>
          </table:table-cell>
          <table:table-cell table:style-name="Table35.I3" office:value-type="float" office:value="50">
            <text:p text:style-name="Table_20_Contents">50</text:p>
          </table:table-cell>
        </table:table-row>
      </table:table>
      <text:p text:style-name="Standard"/>
      <table:table table:name="Table48" table:style-name="Table48">
        <table:table-column table:style-name="Table48.A"/>
        <table:table-column table:style-name="Table48.B"/>
        <table:table-column table:style-name="Table48.C"/>
        <table:table-column table:style-name="Table48.D"/>
        <table:table-column table:style-name="Table48.C"/>
        <table:table-column table:style-name="Table48.F"/>
        <table:table-column table:style-name="Table48.G"/>
        <table:table-column table:style-name="Table48.H"/>
        <table:table-column table:style-name="Table48.I"/>
        <table:table-row>
          <table:table-cell table:style-name="Table48.A1" office:value-type="string">
            <text:p text:style-name="P1">Item ID</text:p>
          </table:table-cell>
          <table:table-cell table:style-name="Table48.A1" office:value-type="string">
            <text:p text:style-name="P1">Delta CD</text:p>
          </table:table-cell>
          <table:table-cell table:style-name="Table48.A1" office:value-type="string">
            <text:p text:style-name="P1">SP Stock</text:p>
          </table:table-cell>
          <table:table-cell table:style-name="Table48.A1" office:value-type="string">
            <text:p text:style-name="P1">Mat Dept.</text:p>
          </table:table-cell>
          <table:table-cell table:style-name="Table48.A1" office:value-type="string">
            <text:p text:style-name="P1">Campus </text:p>
          </table:table-cell>
          <table:table-cell table:style-name="Table48.A1" office:value-type="string">
            <text:p text:style-name="P1">Customer</text:p>
          </table:table-cell>
          <table:table-cell table:style-name="Table48.A1" office:value-type="string">
            <text:p text:style-name="P1">Vendor</text:p>
          </table:table-cell>
          <table:table-cell table:style-name="Table48.A1" office:value-type="string">
            <text:p text:style-name="P1">Qty Dept.</text:p>
          </table:table-cell>
          <table:table-cell table:style-name="Table48.I1" office:value-type="string">
            <text:p text:style-name="P1">Qty Camp</text:p>
          </table:table-cell>
        </table:table-row>
        <table:table-row>
          <table:table-cell table:style-name="Table48.A2" office:value-type="float" office:value="4988">
            <text:p text:style-name="Table_20_Contents">4988</text:p>
          </table:table-cell>
          <table:table-cell table:style-name="Table48.B2" office:value-type="string">
            <text:p text:style-name="Table_20_Contents">D</text:p>
          </table:table-cell>
          <table:table-cell table:style-name="Table48.B2" office:value-type="string">
            <text:p text:style-name="P5">J</text:p>
          </table:table-cell>
          <table:table-cell table:style-name="Table48.A2" office:value-type="float" office:value="37">
            <text:p text:style-name="P7">37</text:p>
          </table:table-cell>
          <table:table-cell table:style-name="Table48.B2" office:value-type="string">
            <text:p text:style-name="Table_20_Contents">NULL</text:p>
          </table:table-cell>
          <table:table-cell table:style-name="Table48.A2" office:value-type="float" office:value="2395">
            <text:p text:style-name="P7">2395</text:p>
          </table:table-cell>
          <table:table-cell table:style-name="Table48.B2" office:value-type="string">
            <text:p text:style-name="Table_20_Contents">NULL</text:p>
          </table:table-cell>
          <table:table-cell table:style-name="Table48.A2" office:value-type="float" office:value="50">
            <text:p text:style-name="Table_20_Contents">50</text:p>
          </table:table-cell>
          <table:table-cell table:style-name="Table48.I2" office:value-type="string">
            <text:p text:style-name="Table_20_Contents">NULL</text:p>
          </table:table-cell>
        </table:table-row>
      </table:table>
      <text:p text:style-name="Standard"/>
      <table:table table:name="Table49" table:style-name="Table49">
        <table:table-column table:style-name="Table49.A"/>
        <table:table-column table:style-name="Table49.B"/>
        <table:table-column table:style-name="Table49.C"/>
        <table:table-column table:style-name="Table49.D"/>
        <table:table-column table:style-name="Table49.C"/>
        <table:table-column table:style-name="Table49.F"/>
        <table:table-column table:style-name="Table49.G"/>
        <table:table-column table:style-name="Table49.H"/>
        <table:table-column table:style-name="Table49.I"/>
        <table:table-row>
          <table:table-cell table:style-name="Table49.A1" office:value-type="string">
            <text:p text:style-name="P1">Item ID</text:p>
          </table:table-cell>
          <table:table-cell table:style-name="Table49.A1" office:value-type="string">
            <text:p text:style-name="P1">Delta CD</text:p>
          </table:table-cell>
          <table:table-cell table:style-name="Table49.A1" office:value-type="string">
            <text:p text:style-name="P1">SP Stock</text:p>
          </table:table-cell>
          <table:table-cell table:style-name="Table49.A1" office:value-type="string">
            <text:p text:style-name="P1">Mat Dept.</text:p>
          </table:table-cell>
          <table:table-cell table:style-name="Table49.A1" office:value-type="string">
            <text:p text:style-name="P1">Campus </text:p>
          </table:table-cell>
          <table:table-cell table:style-name="Table49.A1" office:value-type="string">
            <text:p text:style-name="P1">Customer</text:p>
          </table:table-cell>
          <table:table-cell table:style-name="Table49.A1" office:value-type="string">
            <text:p text:style-name="P1">Vendor</text:p>
          </table:table-cell>
          <table:table-cell table:style-name="Table49.A1" office:value-type="string">
            <text:p text:style-name="P1">Qty Dept.</text:p>
          </table:table-cell>
          <table:table-cell table:style-name="Table49.I1" office:value-type="string">
            <text:p text:style-name="P1">Qty Camp</text:p>
          </table:table-cell>
        </table:table-row>
        <table:table-row>
          <table:table-cell table:style-name="Table49.A2" office:value-type="float" office:value="4988">
            <text:p text:style-name="Table_20_Contents">4988</text:p>
          </table:table-cell>
          <table:table-cell table:style-name="Table49.B2" office:value-type="string">
            <text:p text:style-name="Table_20_Contents">D</text:p>
          </table:table-cell>
          <table:table-cell table:style-name="Table49.B2" office:value-type="string">
            <text:p text:style-name="P5">K</text:p>
          </table:table-cell>
          <table:table-cell table:style-name="Table49.A2" office:value-type="float" office:value="37">
            <text:p text:style-name="P7">37</text:p>
          </table:table-cell>
          <table:table-cell table:style-name="Table49.B2" office:value-type="string">
            <text:p text:style-name="Table_20_Contents">NULL</text:p>
          </table:table-cell>
          <table:table-cell table:style-name="Table49.B2" office:value-type="string">
            <text:p text:style-name="Table_20_Contents">NULL</text:p>
          </table:table-cell>
          <table:table-cell table:style-name="Table49.A2" office:value-type="float" office:value="4665">
            <text:p text:style-name="P7">4665</text:p>
          </table:table-cell>
          <table:table-cell table:style-name="Table49.A2" office:value-type="float" office:value="50">
            <text:p text:style-name="Table_20_Contents">50</text:p>
          </table:table-cell>
          <table:table-cell table:style-name="Table49.I2" office:value-type="string">
            <text:p text:style-name="Table_20_Contents">NULL</text:p>
          </table:table-cell>
        </table:table-row>
      </table:table>
      <text:p text:style-name="Standard"/>
      <table:table table:name="Table50" table:style-name="Table50">
        <table:table-column table:style-name="Table50.A"/>
        <table:table-column table:style-name="Table50.B"/>
        <table:table-column table:style-name="Table50.C"/>
        <table:table-column table:style-name="Table50.D"/>
        <table:table-column table:style-name="Table50.C"/>
        <table:table-column table:style-name="Table50.F"/>
        <table:table-column table:style-name="Table50.G"/>
        <table:table-column table:style-name="Table50.H"/>
        <table:table-column table:style-name="Table50.I"/>
        <table:table-row>
          <table:table-cell table:style-name="Table50.A1" office:value-type="string">
            <text:p text:style-name="P1">Item ID</text:p>
          </table:table-cell>
          <table:table-cell table:style-name="Table50.A1" office:value-type="string">
            <text:p text:style-name="P1">Delta CD</text:p>
          </table:table-cell>
          <table:table-cell table:style-name="Table50.A1" office:value-type="string">
            <text:p text:style-name="P1">SP Stock</text:p>
          </table:table-cell>
          <table:table-cell table:style-name="Table50.A1" office:value-type="string">
            <text:p text:style-name="P1">Mat Dept.</text:p>
          </table:table-cell>
          <table:table-cell table:style-name="Table50.A1" office:value-type="string">
            <text:p text:style-name="P1">Campus </text:p>
          </table:table-cell>
          <table:table-cell table:style-name="Table50.A1" office:value-type="string">
            <text:p text:style-name="P1">Customer</text:p>
          </table:table-cell>
          <table:table-cell table:style-name="Table50.A1" office:value-type="string">
            <text:p text:style-name="P1">Vendor</text:p>
          </table:table-cell>
          <table:table-cell table:style-name="Table50.A1" office:value-type="string">
            <text:p text:style-name="P1">Qty Dept.</text:p>
          </table:table-cell>
          <table:table-cell table:style-name="Table50.I1" office:value-type="string">
            <text:p text:style-name="P1">Qty Camp</text:p>
          </table:table-cell>
        </table:table-row>
        <table:table-row>
          <table:table-cell table:style-name="Table50.A2" office:value-type="float" office:value="4988">
            <text:p text:style-name="Table_20_Contents">4988</text:p>
          </table:table-cell>
          <table:table-cell table:style-name="Table50.B2" office:value-type="string">
            <text:p text:style-name="Table_20_Contents">C</text:p>
          </table:table-cell>
          <table:table-cell table:style-name="Table50.B2" office:value-type="string">
            <text:p text:style-name="P5">V</text:p>
          </table:table-cell>
          <table:table-cell table:style-name="Table50.B2" office:value-type="string">
            <text:p text:style-name="Table_20_Contents">NULL</text:p>
          </table:table-cell>
          <table:table-cell table:style-name="Table50.A2" office:value-type="float" office:value="3">
            <text:p text:style-name="P7">3</text:p>
          </table:table-cell>
          <table:table-cell table:style-name="Table50.B2" office:value-type="string">
            <text:p text:style-name="Table_20_Contents">NULL</text:p>
          </table:table-cell>
          <table:table-cell table:style-name="Table50.A2" office:value-type="float" office:value="4665">
            <text:p text:style-name="P7">4665</text:p>
          </table:table-cell>
          <table:table-cell table:style-name="Table50.B2" office:value-type="string">
            <text:p text:style-name="Table_20_Contents">NULL</text:p>
          </table:table-cell>
          <table:table-cell table:style-name="Table50.I2" office:value-type="float" office:value="50">
            <text:p text:style-name="Table_20_Contents">50</text:p>
          </table:table-cell>
        </table:table-row>
      </table:table>
      <text:p text:style-name="Standard"/>
      <text:p text:style-name="Standard"/>
      <text:p text:style-name="Standard"/>
      <text:p text:style-name="Standard"/>
      <text:p text:style-name="Standard"/>
      <text:p text:style-name="P16"/>
      <text:p text:style-name="P16"/>
      <text:p text:style-name="P16"><text:soft-page-break/>Goods Issue</text:p>
      <text:p text:style-name="Standard"/>
      <table:table table:name="Table16" table:style-name="Table16">
        <table:table-column table:style-name="Table16.A"/>
        <table:table-column table:style-name="Table16.B"/>
        <table:table-row>
          <table:table-cell table:style-name="Table16.A1" office:value-type="string">
            <text:p text:style-name="P3">Movement <text:s/>Code <text:s text:c="4"/>(201)</text:p>
          </table:table-cell>
          <table:table-cell table:style-name="Table16.B1" office:value-type="string">
            <text:p text:style-name="P3"><text:s text:c="3"/>GI to <text:s/>Consumption</text:p>
          </table:table-cell>
        </table:table-row>
      </table:table>
      <table:table table:name="Table36" table:style-name="Table36">
        <table:table-column table:style-name="Table36.A"/>
        <table:table-column table:style-name="Table36.B"/>
        <table:table-column table:style-name="Table36.C"/>
        <table:table-column table:style-name="Table36.D"/>
        <table:table-column table:style-name="Table36.C"/>
        <table:table-column table:style-name="Table36.F"/>
        <table:table-column table:style-name="Table36.G"/>
        <table:table-column table:style-name="Table36.H"/>
        <table:table-column table:style-name="Table36.I"/>
        <table:table-row>
          <table:table-cell table:style-name="Table36.A1" office:value-type="string">
            <text:p text:style-name="P1">Item ID</text:p>
          </table:table-cell>
          <table:table-cell table:style-name="Table36.A1" office:value-type="string">
            <text:p text:style-name="P1">Delta CD</text:p>
          </table:table-cell>
          <table:table-cell table:style-name="Table36.A1" office:value-type="string">
            <text:p text:style-name="P1">SP Stock</text:p>
          </table:table-cell>
          <table:table-cell table:style-name="Table36.A1" office:value-type="string">
            <text:p text:style-name="P1">Mat Dept.</text:p>
          </table:table-cell>
          <table:table-cell table:style-name="Table36.A1" office:value-type="string">
            <text:p text:style-name="P1">Campus </text:p>
          </table:table-cell>
          <table:table-cell table:style-name="Table36.A1" office:value-type="string">
            <text:p text:style-name="P1">Customer</text:p>
          </table:table-cell>
          <table:table-cell table:style-name="Table36.A1" office:value-type="string">
            <text:p text:style-name="P1">Vendor</text:p>
          </table:table-cell>
          <table:table-cell table:style-name="Table36.A1" office:value-type="string">
            <text:p text:style-name="P1">Qty Dept.</text:p>
          </table:table-cell>
          <table:table-cell table:style-name="Table36.I1" office:value-type="string">
            <text:p text:style-name="P1">Qty Camp</text:p>
          </table:table-cell>
        </table:table-row>
        <table:table-row>
          <table:table-cell table:style-name="Table36.A2" office:value-type="float" office:value="4988">
            <text:p text:style-name="Table_20_Contents">4988</text:p>
          </table:table-cell>
          <table:table-cell table:style-name="Table36.B2" office:value-type="string">
            <text:p text:style-name="Table_20_Contents">D</text:p>
          </table:table-cell>
          <table:table-cell table:style-name="Table36.B2" office:value-type="string">
            <text:p text:style-name="P5">N</text:p>
          </table:table-cell>
          <table:table-cell table:style-name="Table36.A2" office:value-type="float" office:value="37">
            <text:p text:style-name="P7">37</text:p>
          </table:table-cell>
          <table:table-cell table:style-name="Table36.B2" office:value-type="string">
            <text:p text:style-name="Table_20_Contents">NULL</text:p>
          </table:table-cell>
          <table:table-cell table:style-name="Table36.B2" office:value-type="string">
            <text:p text:style-name="Table_20_Contents">NULL</text:p>
          </table:table-cell>
          <table:table-cell table:style-name="Table36.B2" office:value-type="string">
            <text:p text:style-name="Table_20_Contents">NULL</text:p>
          </table:table-cell>
          <table:table-cell table:style-name="Table36.A2" office:value-type="float" office:value="-50">
            <text:p text:style-name="Table_20_Contents">-50</text:p>
          </table:table-cell>
          <table:table-cell table:style-name="Table36.I2" office:value-type="string">
            <text:p text:style-name="Table_20_Contents">NULL</text:p>
          </table:table-cell>
        </table:table-row>
        <table:table-row>
          <table:table-cell table:style-name="Table36.A2" office:value-type="float" office:value="4988">
            <text:p text:style-name="Table_20_Contents">4988</text:p>
          </table:table-cell>
          <table:table-cell table:style-name="Table36.B2" office:value-type="string">
            <text:p text:style-name="Table_20_Contents">C</text:p>
          </table:table-cell>
          <table:table-cell table:style-name="Table36.B2" office:value-type="string">
            <text:p text:style-name="P5">N</text:p>
          </table:table-cell>
          <table:table-cell table:style-name="Table36.B2" office:value-type="string">
            <text:p text:style-name="Table_20_Contents">NULL</text:p>
          </table:table-cell>
          <table:table-cell table:style-name="Table36.A2" office:value-type="float" office:value="3">
            <text:p text:style-name="P7">3</text:p>
          </table:table-cell>
          <table:table-cell table:style-name="Table36.B2" office:value-type="string">
            <text:p text:style-name="Table_20_Contents">NULL</text:p>
          </table:table-cell>
          <table:table-cell table:style-name="Table36.B2" office:value-type="string">
            <text:p text:style-name="Table_20_Contents">NULL</text:p>
          </table:table-cell>
          <table:table-cell table:style-name="Table36.B2" office:value-type="string">
            <text:p text:style-name="Table_20_Contents">NULL</text:p>
          </table:table-cell>
          <table:table-cell table:style-name="Table36.I3" office:value-type="float" office:value="-50">
            <text:p text:style-name="Table_20_Contents">-50</text:p>
          </table:table-cell>
        </table:table-row>
      </table:table>
      <text:p text:style-name="Standard"/>
      <table:table table:name="Table51" table:style-name="Table51">
        <table:table-column table:style-name="Table51.A"/>
        <table:table-column table:style-name="Table51.B"/>
        <table:table-column table:style-name="Table51.C"/>
        <table:table-column table:style-name="Table51.D"/>
        <table:table-column table:style-name="Table51.C"/>
        <table:table-column table:style-name="Table51.F"/>
        <table:table-column table:style-name="Table51.G"/>
        <table:table-column table:style-name="Table51.H"/>
        <table:table-column table:style-name="Table51.I"/>
        <table:table-row>
          <table:table-cell table:style-name="Table51.A1" office:value-type="string">
            <text:p text:style-name="P1">Item ID</text:p>
          </table:table-cell>
          <table:table-cell table:style-name="Table51.A1" office:value-type="string">
            <text:p text:style-name="P1">Delta CD</text:p>
          </table:table-cell>
          <table:table-cell table:style-name="Table51.A1" office:value-type="string">
            <text:p text:style-name="P1">SP Stock</text:p>
          </table:table-cell>
          <table:table-cell table:style-name="Table51.A1" office:value-type="string">
            <text:p text:style-name="P1">Mat Dept.</text:p>
          </table:table-cell>
          <table:table-cell table:style-name="Table51.A1" office:value-type="string">
            <text:p text:style-name="P1">Campus </text:p>
          </table:table-cell>
          <table:table-cell table:style-name="Table51.A1" office:value-type="string">
            <text:p text:style-name="P1">Customer</text:p>
          </table:table-cell>
          <table:table-cell table:style-name="Table51.A1" office:value-type="string">
            <text:p text:style-name="P1">Vendor</text:p>
          </table:table-cell>
          <table:table-cell table:style-name="Table51.A1" office:value-type="string">
            <text:p text:style-name="P1">Qty Dept.</text:p>
          </table:table-cell>
          <table:table-cell table:style-name="Table51.I1" office:value-type="string">
            <text:p text:style-name="P1">Qty Camp</text:p>
          </table:table-cell>
        </table:table-row>
        <table:table-row>
          <table:table-cell table:style-name="Table51.A2" office:value-type="float" office:value="4988">
            <text:p text:style-name="Table_20_Contents">4988</text:p>
          </table:table-cell>
          <table:table-cell table:style-name="Table51.B2" office:value-type="string">
            <text:p text:style-name="Table_20_Contents">D</text:p>
          </table:table-cell>
          <table:table-cell table:style-name="Table51.B2" office:value-type="string">
            <text:p text:style-name="P5">K</text:p>
          </table:table-cell>
          <table:table-cell table:style-name="Table51.A2" office:value-type="float" office:value="37">
            <text:p text:style-name="P7">37</text:p>
          </table:table-cell>
          <table:table-cell table:style-name="Table51.B2" office:value-type="string">
            <text:p text:style-name="Table_20_Contents">NULL</text:p>
          </table:table-cell>
          <table:table-cell table:style-name="Table51.B2" office:value-type="string">
            <text:p text:style-name="Table_20_Contents">NULL</text:p>
          </table:table-cell>
          <table:table-cell table:style-name="Table51.A2" office:value-type="float" office:value="4665">
            <text:p text:style-name="P7">4665</text:p>
          </table:table-cell>
          <table:table-cell table:style-name="Table51.A2" office:value-type="float" office:value="-50">
            <text:p text:style-name="Table_20_Contents">-50</text:p>
          </table:table-cell>
          <table:table-cell table:style-name="Table51.I2" office:value-type="string">
            <text:p text:style-name="Table_20_Contents">NULL</text:p>
          </table:table-cell>
        </table:table-row>
      </table:table>
      <text:p text:style-name="Standard"/>
      <table:table table:name="Table52" table:style-name="Table52">
        <table:table-column table:style-name="Table52.A"/>
        <table:table-column table:style-name="Table52.B"/>
        <table:table-column table:style-name="Table52.C"/>
        <table:table-column table:style-name="Table52.D"/>
        <table:table-column table:style-name="Table52.C"/>
        <table:table-column table:style-name="Table52.F"/>
        <table:table-column table:style-name="Table52.G"/>
        <table:table-column table:style-name="Table52.H"/>
        <table:table-column table:style-name="Table52.I"/>
        <table:table-row>
          <table:table-cell table:style-name="Table52.A1" office:value-type="string">
            <text:p text:style-name="P1">Item ID</text:p>
          </table:table-cell>
          <table:table-cell table:style-name="Table52.A1" office:value-type="string">
            <text:p text:style-name="P1">Delta CD</text:p>
          </table:table-cell>
          <table:table-cell table:style-name="Table52.A1" office:value-type="string">
            <text:p text:style-name="P1">SP Stock</text:p>
          </table:table-cell>
          <table:table-cell table:style-name="Table52.A1" office:value-type="string">
            <text:p text:style-name="P1">Mat Dept.</text:p>
          </table:table-cell>
          <table:table-cell table:style-name="Table52.A1" office:value-type="string">
            <text:p text:style-name="P1">Campus </text:p>
          </table:table-cell>
          <table:table-cell table:style-name="Table52.A1" office:value-type="string">
            <text:p text:style-name="P1">Customer</text:p>
          </table:table-cell>
          <table:table-cell table:style-name="Table52.A1" office:value-type="string">
            <text:p text:style-name="P1">Vendor</text:p>
          </table:table-cell>
          <table:table-cell table:style-name="Table52.A1" office:value-type="string">
            <text:p text:style-name="P1">Qty Dept.</text:p>
          </table:table-cell>
          <table:table-cell table:style-name="Table52.I1" office:value-type="string">
            <text:p text:style-name="P1">Qty Camp</text:p>
          </table:table-cell>
        </table:table-row>
        <table:table-row>
          <table:table-cell table:style-name="Table52.A2" office:value-type="float" office:value="4988">
            <text:p text:style-name="Table_20_Contents">4988</text:p>
          </table:table-cell>
          <table:table-cell table:style-name="Table52.B2" office:value-type="string">
            <text:p text:style-name="Table_20_Contents">C</text:p>
          </table:table-cell>
          <table:table-cell table:style-name="Table52.B2" office:value-type="string">
            <text:p text:style-name="P5">C</text:p>
          </table:table-cell>
          <table:table-cell table:style-name="Table52.B2" office:value-type="string">
            <text:p text:style-name="Table_20_Contents">NULL</text:p>
          </table:table-cell>
          <table:table-cell table:style-name="Table52.A2" office:value-type="float" office:value="3">
            <text:p text:style-name="P7">3</text:p>
          </table:table-cell>
          <table:table-cell table:style-name="Table52.A2" office:value-type="float" office:value="2395">
            <text:p text:style-name="P7">2395</text:p>
          </table:table-cell>
          <table:table-cell table:style-name="Table52.B2" office:value-type="string">
            <text:p text:style-name="Table_20_Contents">NULL</text:p>
          </table:table-cell>
          <table:table-cell table:style-name="Table52.B2" office:value-type="string">
            <text:p text:style-name="Table_20_Contents">NULL</text:p>
          </table:table-cell>
          <table:table-cell table:style-name="Table52.I2" office:value-type="float" office:value="-50">
            <text:p text:style-name="Table_20_Contents">-50</text:p>
          </table:table-cell>
        </table:table-row>
      </table:table>
      <text:p text:style-name="Standard"/>
      <table:table table:name="Table53" table:style-name="Table53">
        <table:table-column table:style-name="Table53.A"/>
        <table:table-column table:style-name="Table53.B"/>
        <table:table-column table:style-name="Table53.C"/>
        <table:table-column table:style-name="Table53.D"/>
        <table:table-column table:style-name="Table53.C"/>
        <table:table-column table:style-name="Table53.F"/>
        <table:table-column table:style-name="Table53.G"/>
        <table:table-column table:style-name="Table53.H"/>
        <table:table-column table:style-name="Table53.I"/>
        <table:table-row>
          <table:table-cell table:style-name="Table53.A1" office:value-type="string">
            <text:p text:style-name="P1">Item ID</text:p>
          </table:table-cell>
          <table:table-cell table:style-name="Table53.A1" office:value-type="string">
            <text:p text:style-name="P1">Delta CD</text:p>
          </table:table-cell>
          <table:table-cell table:style-name="Table53.A1" office:value-type="string">
            <text:p text:style-name="P1">SP Stock</text:p>
          </table:table-cell>
          <table:table-cell table:style-name="Table53.A1" office:value-type="string">
            <text:p text:style-name="P1">Mat Dept.</text:p>
          </table:table-cell>
          <table:table-cell table:style-name="Table53.A1" office:value-type="string">
            <text:p text:style-name="P1">Campus </text:p>
          </table:table-cell>
          <table:table-cell table:style-name="Table53.A1" office:value-type="string">
            <text:p text:style-name="P1">Customer</text:p>
          </table:table-cell>
          <table:table-cell table:style-name="Table53.A1" office:value-type="string">
            <text:p text:style-name="P1">Vendor</text:p>
          </table:table-cell>
          <table:table-cell table:style-name="Table53.A1" office:value-type="string">
            <text:p text:style-name="P1">Qty Dept.</text:p>
          </table:table-cell>
          <table:table-cell table:style-name="Table53.I1" office:value-type="string">
            <text:p text:style-name="P1">Qty Camp</text:p>
          </table:table-cell>
        </table:table-row>
        <table:table-row>
          <table:table-cell table:style-name="Table53.A2" office:value-type="float" office:value="4988">
            <text:p text:style-name="Table_20_Contents">4988</text:p>
          </table:table-cell>
          <table:table-cell table:style-name="Table53.B2" office:value-type="string">
            <text:p text:style-name="Table_20_Contents">C</text:p>
          </table:table-cell>
          <table:table-cell table:style-name="Table53.B2" office:value-type="string">
            <text:p text:style-name="P5">V</text:p>
          </table:table-cell>
          <table:table-cell table:style-name="Table53.B2" office:value-type="string">
            <text:p text:style-name="Table_20_Contents">NULL</text:p>
          </table:table-cell>
          <table:table-cell table:style-name="Table53.A2" office:value-type="float" office:value="3">
            <text:p text:style-name="P7">3</text:p>
          </table:table-cell>
          <table:table-cell table:style-name="Table53.B2" office:value-type="string">
            <text:p text:style-name="Table_20_Contents">NULL</text:p>
          </table:table-cell>
          <table:table-cell table:style-name="Table53.A2" office:value-type="float" office:value="4665">
            <text:p text:style-name="P7">4665</text:p>
          </table:table-cell>
          <table:table-cell table:style-name="Table53.B2" office:value-type="string">
            <text:p text:style-name="Table_20_Contents">NULL</text:p>
          </table:table-cell>
          <table:table-cell table:style-name="Table53.I2" office:value-type="float" office:value="-50">
            <text:p text:style-name="Table_20_Contents">-50</text:p>
          </table:table-cell>
        </table:table-row>
      </table:table>
      <text:p text:style-name="Standard"/>
      <text:p text:style-name="Standard"/>
      <table:table table:name="Table17" table:style-name="Table17">
        <table:table-column table:style-name="Table17.A"/>
        <table:table-column table:style-name="Table17.B"/>
        <table:table-row>
          <table:table-cell table:style-name="Table17.A1" office:value-type="string">
            <text:p text:style-name="P3">Movement <text:s/>Code <text:s text:c="4"/>(211)</text:p>
          </table:table-cell>
          <table:table-cell table:style-name="Table17.B1" office:value-type="string">
            <text:p text:style-name="P3"><text:s text:c="3"/>GI to Asset Maintenance</text:p>
          </table:table-cell>
        </table:table-row>
      </table:table>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G"/>
        <table:table-column table:style-name="Table37.H"/>
        <table:table-column table:style-name="Table37.I"/>
        <table:table-row>
          <table:table-cell table:style-name="Table37.A1" office:value-type="string">
            <text:p text:style-name="P1">Item ID</text:p>
          </table:table-cell>
          <table:table-cell table:style-name="Table37.A1" office:value-type="string">
            <text:p text:style-name="P1">Delta CD</text:p>
          </table:table-cell>
          <table:table-cell table:style-name="Table37.A1" office:value-type="string">
            <text:p text:style-name="P1">SP Stock</text:p>
          </table:table-cell>
          <table:table-cell table:style-name="Table37.A1" office:value-type="string">
            <text:p text:style-name="P1">Mat Dept.</text:p>
          </table:table-cell>
          <table:table-cell table:style-name="Table37.A1" office:value-type="string">
            <text:p text:style-name="P1">Campus </text:p>
          </table:table-cell>
          <table:table-cell table:style-name="Table37.A1" office:value-type="string">
            <text:p text:style-name="P1">Customer</text:p>
          </table:table-cell>
          <table:table-cell table:style-name="Table37.A1" office:value-type="string">
            <text:p text:style-name="P1">Vendor</text:p>
          </table:table-cell>
          <table:table-cell table:style-name="Table37.A1" office:value-type="string">
            <text:p text:style-name="P1">Qty Dept.</text:p>
          </table:table-cell>
          <table:table-cell table:style-name="Table37.I1" office:value-type="string">
            <text:p text:style-name="P1">Qty Camp</text:p>
          </table:table-cell>
        </table:table-row>
        <table:table-row>
          <table:table-cell table:style-name="Table37.A2" office:value-type="float" office:value="4988">
            <text:p text:style-name="Table_20_Contents">4988</text:p>
          </table:table-cell>
          <table:table-cell table:style-name="Table37.B2" office:value-type="string">
            <text:p text:style-name="Table_20_Contents">D</text:p>
          </table:table-cell>
          <table:table-cell table:style-name="Table37.B2" office:value-type="string">
            <text:p text:style-name="P5">N</text:p>
          </table:table-cell>
          <table:table-cell table:style-name="Table37.A2" office:value-type="float" office:value="37">
            <text:p text:style-name="P7">37</text:p>
          </table:table-cell>
          <table:table-cell table:style-name="Table37.B2" office:value-type="string">
            <text:p text:style-name="Table_20_Contents">NULL</text:p>
          </table:table-cell>
          <table:table-cell table:style-name="Table37.B2" office:value-type="string">
            <text:p text:style-name="Table_20_Contents">NULL</text:p>
          </table:table-cell>
          <table:table-cell table:style-name="Table37.B2" office:value-type="string">
            <text:p text:style-name="Table_20_Contents">NULL</text:p>
          </table:table-cell>
          <table:table-cell table:style-name="Table37.A2" office:value-type="float" office:value="-50">
            <text:p text:style-name="Table_20_Contents">-50</text:p>
          </table:table-cell>
          <table:table-cell table:style-name="Table37.I2" office:value-type="string">
            <text:p text:style-name="Table_20_Contents">NULL</text:p>
          </table:table-cell>
        </table:table-row>
        <table:table-row>
          <table:table-cell table:style-name="Table37.A2" office:value-type="float" office:value="4988">
            <text:p text:style-name="Table_20_Contents">4988</text:p>
          </table:table-cell>
          <table:table-cell table:style-name="Table37.B2" office:value-type="string">
            <text:p text:style-name="Table_20_Contents">C</text:p>
          </table:table-cell>
          <table:table-cell table:style-name="Table37.B2" office:value-type="string">
            <text:p text:style-name="P5">N</text:p>
          </table:table-cell>
          <table:table-cell table:style-name="Table37.B2" office:value-type="string">
            <text:p text:style-name="Table_20_Contents">NULL</text:p>
          </table:table-cell>
          <table:table-cell table:style-name="Table37.A2" office:value-type="float" office:value="3">
            <text:p text:style-name="P7">3</text:p>
          </table:table-cell>
          <table:table-cell table:style-name="Table37.B2" office:value-type="string">
            <text:p text:style-name="Table_20_Contents">NULL</text:p>
          </table:table-cell>
          <table:table-cell table:style-name="Table37.B2" office:value-type="string">
            <text:p text:style-name="Table_20_Contents">NULL</text:p>
          </table:table-cell>
          <table:table-cell table:style-name="Table37.B2" office:value-type="string">
            <text:p text:style-name="Table_20_Contents">NULL</text:p>
          </table:table-cell>
          <table:table-cell table:style-name="Table37.I3" office:value-type="float" office:value="-50">
            <text:p text:style-name="Table_20_Contents">-50</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3">Movement <text:s/>Code <text:s text:c="4"/>(221)</text:p>
          </table:table-cell>
          <table:table-cell table:style-name="Table18.B1" office:value-type="string">
            <text:p text:style-name="P3"><text:s text:c="3"/>GI Against IO</text:p>
          </table:table-cell>
        </table:table-row>
      </table:table>
      <table:table table:name="Table38" table:style-name="Table38">
        <table:table-column table:style-name="Table38.A"/>
        <table:table-column table:style-name="Table38.B"/>
        <table:table-column table:style-name="Table38.C"/>
        <table:table-column table:style-name="Table38.D"/>
        <table:table-column table:style-name="Table38.C"/>
        <table:table-column table:style-name="Table38.F"/>
        <table:table-column table:style-name="Table38.G"/>
        <table:table-column table:style-name="Table38.H"/>
        <table:table-column table:style-name="Table38.I"/>
        <table:table-row>
          <table:table-cell table:style-name="Table38.A1" office:value-type="string">
            <text:p text:style-name="P1">Item ID</text:p>
          </table:table-cell>
          <table:table-cell table:style-name="Table38.A1" office:value-type="string">
            <text:p text:style-name="P1">Delta CD</text:p>
          </table:table-cell>
          <table:table-cell table:style-name="Table38.A1" office:value-type="string">
            <text:p text:style-name="P1">SP Stock</text:p>
          </table:table-cell>
          <table:table-cell table:style-name="Table38.A1" office:value-type="string">
            <text:p text:style-name="P1">Mat Dept.</text:p>
          </table:table-cell>
          <table:table-cell table:style-name="Table38.A1" office:value-type="string">
            <text:p text:style-name="P1">Campus </text:p>
          </table:table-cell>
          <table:table-cell table:style-name="Table38.A1" office:value-type="string">
            <text:p text:style-name="P1">Customer</text:p>
          </table:table-cell>
          <table:table-cell table:style-name="Table38.A1" office:value-type="string">
            <text:p text:style-name="P1">Vendor</text:p>
          </table:table-cell>
          <table:table-cell table:style-name="Table38.A1" office:value-type="string">
            <text:p text:style-name="P1">Qty Dept.</text:p>
          </table:table-cell>
          <table:table-cell table:style-name="Table38.I1" office:value-type="string">
            <text:p text:style-name="P1">Qty Camp</text:p>
          </table:table-cell>
        </table:table-row>
        <table:table-row>
          <table:table-cell table:style-name="Table38.A2" office:value-type="float" office:value="4988">
            <text:p text:style-name="Table_20_Contents">4988</text:p>
          </table:table-cell>
          <table:table-cell table:style-name="Table38.B2" office:value-type="string">
            <text:p text:style-name="Table_20_Contents">D</text:p>
          </table:table-cell>
          <table:table-cell table:style-name="Table38.B2" office:value-type="string">
            <text:p text:style-name="P5">N</text:p>
          </table:table-cell>
          <table:table-cell table:style-name="Table38.A2" office:value-type="float" office:value="37">
            <text:p text:style-name="P7">37</text:p>
          </table:table-cell>
          <table:table-cell table:style-name="Table38.B2" office:value-type="string">
            <text:p text:style-name="Table_20_Contents">NULL</text:p>
          </table:table-cell>
          <table:table-cell table:style-name="Table38.B2" office:value-type="string">
            <text:p text:style-name="Table_20_Contents">NULL</text:p>
          </table:table-cell>
          <table:table-cell table:style-name="Table38.B2" office:value-type="string">
            <text:p text:style-name="Table_20_Contents">NULL</text:p>
          </table:table-cell>
          <table:table-cell table:style-name="Table38.A2" office:value-type="float" office:value="-50">
            <text:p text:style-name="Table_20_Contents">-50</text:p>
          </table:table-cell>
          <table:table-cell table:style-name="Table38.I2" office:value-type="string">
            <text:p text:style-name="Table_20_Contents">NULL</text:p>
          </table:table-cell>
        </table:table-row>
        <table:table-row>
          <table:table-cell table:style-name="Table38.A2" office:value-type="float" office:value="4988">
            <text:p text:style-name="Table_20_Contents">4988</text:p>
          </table:table-cell>
          <table:table-cell table:style-name="Table38.B2" office:value-type="string">
            <text:p text:style-name="Table_20_Contents">C</text:p>
          </table:table-cell>
          <table:table-cell table:style-name="Table38.B2" office:value-type="string">
            <text:p text:style-name="P5">N</text:p>
          </table:table-cell>
          <table:table-cell table:style-name="Table38.B2" office:value-type="string">
            <text:p text:style-name="Table_20_Contents">NULL</text:p>
          </table:table-cell>
          <table:table-cell table:style-name="Table38.A2" office:value-type="float" office:value="3">
            <text:p text:style-name="P7">3</text:p>
          </table:table-cell>
          <table:table-cell table:style-name="Table38.B2" office:value-type="string">
            <text:p text:style-name="Table_20_Contents">NULL</text:p>
          </table:table-cell>
          <table:table-cell table:style-name="Table38.B2" office:value-type="string">
            <text:p text:style-name="Table_20_Contents">NULL</text:p>
          </table:table-cell>
          <table:table-cell table:style-name="Table38.B2" office:value-type="string">
            <text:p text:style-name="Table_20_Contents">NULL</text:p>
          </table:table-cell>
          <table:table-cell table:style-name="Table38.I3" office:value-type="float" office:value="-50">
            <text:p text:style-name="Table_20_Contents">-50</text:p>
          </table:table-cell>
        </table:table-row>
      </table:table>
      <text:p text:style-name="Standard"/>
      <text:p text:style-name="Text_20_body"/>
      <table:table table:name="Table19" table:style-name="Table19">
        <table:table-column table:style-name="Table19.A"/>
        <table:table-column table:style-name="Table19.B"/>
        <table:table-row>
          <table:table-cell table:style-name="Table19.A1" office:value-type="string">
            <text:p text:style-name="P3">Movement <text:s/>Code <text:s text:c="4"/>(251)</text:p>
          </table:table-cell>
          <table:table-cell table:style-name="Table19.B1" office:value-type="string">
            <text:p text:style-name="P3"><text:s text:c="3"/>GI <text:s/>for Sale Against WO / RO</text:p>
          </table:table-cell>
        </table:table-row>
      </table:table>
      <table:table table:name="Table39" table:style-name="Table39">
        <table:table-column table:style-name="Table39.A"/>
        <table:table-column table:style-name="Table39.B"/>
        <table:table-column table:style-name="Table39.C"/>
        <table:table-column table:style-name="Table39.D"/>
        <table:table-column table:style-name="Table39.C"/>
        <table:table-column table:style-name="Table39.F"/>
        <table:table-column table:style-name="Table39.G"/>
        <table:table-column table:style-name="Table39.H"/>
        <table:table-column table:style-name="Table39.I"/>
        <table:table-row>
          <table:table-cell table:style-name="Table39.A1" office:value-type="string">
            <text:p text:style-name="P1">Item ID</text:p>
          </table:table-cell>
          <table:table-cell table:style-name="Table39.A1" office:value-type="string">
            <text:p text:style-name="P1">Delta CD</text:p>
          </table:table-cell>
          <table:table-cell table:style-name="Table39.A1" office:value-type="string">
            <text:p text:style-name="P1">SP Stock</text:p>
          </table:table-cell>
          <table:table-cell table:style-name="Table39.A1" office:value-type="string">
            <text:p text:style-name="P1">Mat Dept.</text:p>
          </table:table-cell>
          <table:table-cell table:style-name="Table39.A1" office:value-type="string">
            <text:p text:style-name="P1">Campus </text:p>
          </table:table-cell>
          <table:table-cell table:style-name="Table39.A1" office:value-type="string">
            <text:p text:style-name="P1">Customer</text:p>
          </table:table-cell>
          <table:table-cell table:style-name="Table39.A1" office:value-type="string">
            <text:p text:style-name="P1">Vendor</text:p>
          </table:table-cell>
          <table:table-cell table:style-name="Table39.A1" office:value-type="string">
            <text:p text:style-name="P1">Qty Dept.</text:p>
          </table:table-cell>
          <table:table-cell table:style-name="Table39.I1" office:value-type="string">
            <text:p text:style-name="P1">Qty Camp</text:p>
          </table:table-cell>
        </table:table-row>
        <table:table-row>
          <table:table-cell table:style-name="Table39.A2" office:value-type="float" office:value="4988">
            <text:p text:style-name="Table_20_Contents">4988</text:p>
          </table:table-cell>
          <table:table-cell table:style-name="Table39.B2" office:value-type="string">
            <text:p text:style-name="Table_20_Contents">D</text:p>
          </table:table-cell>
          <table:table-cell table:style-name="Table39.B2" office:value-type="string">
            <text:p text:style-name="P5">N</text:p>
          </table:table-cell>
          <table:table-cell table:style-name="Table39.A2" office:value-type="float" office:value="37">
            <text:p text:style-name="P7">37</text:p>
          </table:table-cell>
          <table:table-cell table:style-name="Table39.B2" office:value-type="string">
            <text:p text:style-name="Table_20_Contents">NULL</text:p>
          </table:table-cell>
          <table:table-cell table:style-name="Table39.B2" office:value-type="string">
            <text:p text:style-name="Table_20_Contents">NULL</text:p>
          </table:table-cell>
          <table:table-cell table:style-name="Table39.B2" office:value-type="string">
            <text:p text:style-name="Table_20_Contents">NULL</text:p>
          </table:table-cell>
          <table:table-cell table:style-name="Table39.A2" office:value-type="float" office:value="-50">
            <text:p text:style-name="Table_20_Contents">-50</text:p>
          </table:table-cell>
          <table:table-cell table:style-name="Table39.I2" office:value-type="string">
            <text:p text:style-name="Table_20_Contents">NULL</text:p>
          </table:table-cell>
        </table:table-row>
        <table:table-row>
          <table:table-cell table:style-name="Table39.A2" office:value-type="float" office:value="4988">
            <text:p text:style-name="Table_20_Contents">4988</text:p>
          </table:table-cell>
          <table:table-cell table:style-name="Table39.B2" office:value-type="string">
            <text:p text:style-name="Table_20_Contents">C</text:p>
          </table:table-cell>
          <table:table-cell table:style-name="Table39.B2" office:value-type="string">
            <text:p text:style-name="P5">N</text:p>
          </table:table-cell>
          <table:table-cell table:style-name="Table39.B2" office:value-type="string">
            <text:p text:style-name="Table_20_Contents">NULL</text:p>
          </table:table-cell>
          <table:table-cell table:style-name="Table39.A2" office:value-type="float" office:value="3">
            <text:p text:style-name="P7">3</text:p>
          </table:table-cell>
          <table:table-cell table:style-name="Table39.B2" office:value-type="string">
            <text:p text:style-name="Table_20_Contents">NULL</text:p>
          </table:table-cell>
          <table:table-cell table:style-name="Table39.B2" office:value-type="string">
            <text:p text:style-name="Table_20_Contents">NULL</text:p>
          </table:table-cell>
          <table:table-cell table:style-name="Table39.B2" office:value-type="string">
            <text:p text:style-name="Table_20_Contents">NULL</text:p>
          </table:table-cell>
          <table:table-cell table:style-name="Table39.I3" office:value-type="float" office:value="-50">
            <text:p text:style-name="Table_20_Contents">-50</text:p>
          </table:table-cell>
        </table:table-row>
      </table:table>
      <text:p text:style-name="Standard"/>
      <text:p text:style-name="Standard"/>
      <text:p text:style-name="Standard"/>
      <text:p text:style-name="Standard"/>
      <text:p text:style-name="Standard"/>
      <text:p text:style-name="Standard"/>
      <table:table table:name="Table20" table:style-name="Table20">
        <table:table-column table:style-name="Table20.A"/>
        <table:table-column table:style-name="Table20.B"/>
        <text:soft-page-break/>
        <table:table-row>
          <table:table-cell table:style-name="Table20.A1" office:value-type="string">
            <text:p text:style-name="P3">Movement <text:s/>Code <text:s text:c="4"/>(261)</text:p>
          </table:table-cell>
          <table:table-cell table:style-name="Table20.B1" office:value-type="string">
            <text:p text:style-name="P3"><text:s text:c="3"/>GI for Sale without WO</text:p>
          </table:table-cell>
        </table:table-row>
      </table:table>
      <table:table table:name="Table40" table:style-name="Table40">
        <table:table-column table:style-name="Table40.A"/>
        <table:table-column table:style-name="Table40.B"/>
        <table:table-column table:style-name="Table40.C"/>
        <table:table-column table:style-name="Table40.D"/>
        <table:table-column table:style-name="Table40.C"/>
        <table:table-column table:style-name="Table40.F"/>
        <table:table-column table:style-name="Table40.G"/>
        <table:table-column table:style-name="Table40.H"/>
        <table:table-column table:style-name="Table40.I"/>
        <table:table-row>
          <table:table-cell table:style-name="Table40.A1" office:value-type="string">
            <text:p text:style-name="P1">Item ID</text:p>
          </table:table-cell>
          <table:table-cell table:style-name="Table40.A1" office:value-type="string">
            <text:p text:style-name="P1">Delta CD</text:p>
          </table:table-cell>
          <table:table-cell table:style-name="Table40.A1" office:value-type="string">
            <text:p text:style-name="P1">SP Stock</text:p>
          </table:table-cell>
          <table:table-cell table:style-name="Table40.A1" office:value-type="string">
            <text:p text:style-name="P1">Mat Dept.</text:p>
          </table:table-cell>
          <table:table-cell table:style-name="Table40.A1" office:value-type="string">
            <text:p text:style-name="P1">Campus </text:p>
          </table:table-cell>
          <table:table-cell table:style-name="Table40.A1" office:value-type="string">
            <text:p text:style-name="P1">Customer</text:p>
          </table:table-cell>
          <table:table-cell table:style-name="Table40.A1" office:value-type="string">
            <text:p text:style-name="P1">Vendor</text:p>
          </table:table-cell>
          <table:table-cell table:style-name="Table40.A1" office:value-type="string">
            <text:p text:style-name="P1">Qty Dept.</text:p>
          </table:table-cell>
          <table:table-cell table:style-name="Table40.I1" office:value-type="string">
            <text:p text:style-name="P1">Qty Camp</text:p>
          </table:table-cell>
        </table:table-row>
        <table:table-row>
          <table:table-cell table:style-name="Table40.A2" office:value-type="float" office:value="4988">
            <text:p text:style-name="Table_20_Contents">4988</text:p>
          </table:table-cell>
          <table:table-cell table:style-name="Table40.B2" office:value-type="string">
            <text:p text:style-name="Table_20_Contents">D</text:p>
          </table:table-cell>
          <table:table-cell table:style-name="Table40.B2" office:value-type="string">
            <text:p text:style-name="P5">N</text:p>
          </table:table-cell>
          <table:table-cell table:style-name="Table40.A2" office:value-type="float" office:value="37">
            <text:p text:style-name="P7">37</text:p>
          </table:table-cell>
          <table:table-cell table:style-name="Table40.B2" office:value-type="string">
            <text:p text:style-name="Table_20_Contents">NULL</text:p>
          </table:table-cell>
          <table:table-cell table:style-name="Table40.B2" office:value-type="string">
            <text:p text:style-name="Table_20_Contents">NULL</text:p>
          </table:table-cell>
          <table:table-cell table:style-name="Table40.B2" office:value-type="string">
            <text:p text:style-name="Table_20_Contents">NULL</text:p>
          </table:table-cell>
          <table:table-cell table:style-name="Table40.A2" office:value-type="float" office:value="-50">
            <text:p text:style-name="Table_20_Contents">-50</text:p>
          </table:table-cell>
          <table:table-cell table:style-name="Table40.I2" office:value-type="string">
            <text:p text:style-name="Table_20_Contents">NULL</text:p>
          </table:table-cell>
        </table:table-row>
        <table:table-row>
          <table:table-cell table:style-name="Table40.A2" office:value-type="float" office:value="4988">
            <text:p text:style-name="Table_20_Contents">4988</text:p>
          </table:table-cell>
          <table:table-cell table:style-name="Table40.B2" office:value-type="string">
            <text:p text:style-name="Table_20_Contents">C</text:p>
          </table:table-cell>
          <table:table-cell table:style-name="Table40.B2" office:value-type="string">
            <text:p text:style-name="P5">N</text:p>
          </table:table-cell>
          <table:table-cell table:style-name="Table40.B2" office:value-type="string">
            <text:p text:style-name="Table_20_Contents">NULL</text:p>
          </table:table-cell>
          <table:table-cell table:style-name="Table40.A2" office:value-type="float" office:value="3">
            <text:p text:style-name="P7">3</text:p>
          </table:table-cell>
          <table:table-cell table:style-name="Table40.B2" office:value-type="string">
            <text:p text:style-name="Table_20_Contents">NULL</text:p>
          </table:table-cell>
          <table:table-cell table:style-name="Table40.B2" office:value-type="string">
            <text:p text:style-name="Table_20_Contents">NULL</text:p>
          </table:table-cell>
          <table:table-cell table:style-name="Table40.B2" office:value-type="string">
            <text:p text:style-name="Table_20_Contents">NULL</text:p>
          </table:table-cell>
          <table:table-cell table:style-name="Table40.I3" office:value-type="float" office:value="-50">
            <text:p text:style-name="Table_20_Contents">-50</text:p>
          </table:table-cell>
        </table:table-row>
      </table:table>
      <text:p text:style-name="Standard"/>
      <table:table table:name="Table54" table:style-name="Table54">
        <table:table-column table:style-name="Table54.A"/>
        <table:table-column table:style-name="Table54.B"/>
        <table:table-column table:style-name="Table54.C"/>
        <table:table-column table:style-name="Table54.D"/>
        <table:table-column table:style-name="Table54.C"/>
        <table:table-column table:style-name="Table54.F"/>
        <table:table-column table:style-name="Table54.G"/>
        <table:table-column table:style-name="Table54.H"/>
        <table:table-column table:style-name="Table54.I"/>
        <table:table-row>
          <table:table-cell table:style-name="Table54.A1" office:value-type="string">
            <text:p text:style-name="P1">Item ID</text:p>
          </table:table-cell>
          <table:table-cell table:style-name="Table54.A1" office:value-type="string">
            <text:p text:style-name="P1">Delta CD</text:p>
          </table:table-cell>
          <table:table-cell table:style-name="Table54.A1" office:value-type="string">
            <text:p text:style-name="P1">SP Stock</text:p>
          </table:table-cell>
          <table:table-cell table:style-name="Table54.A1" office:value-type="string">
            <text:p text:style-name="P1">Mat Dept.</text:p>
          </table:table-cell>
          <table:table-cell table:style-name="Table54.A1" office:value-type="string">
            <text:p text:style-name="P1">Campus </text:p>
          </table:table-cell>
          <table:table-cell table:style-name="Table54.A1" office:value-type="string">
            <text:p text:style-name="P1">Customer</text:p>
          </table:table-cell>
          <table:table-cell table:style-name="Table54.A1" office:value-type="string">
            <text:p text:style-name="P1">Vendor</text:p>
          </table:table-cell>
          <table:table-cell table:style-name="Table54.A1" office:value-type="string">
            <text:p text:style-name="P1">Qty Dept.</text:p>
          </table:table-cell>
          <table:table-cell table:style-name="Table54.I1" office:value-type="string">
            <text:p text:style-name="P1">Qty Camp</text:p>
          </table:table-cell>
        </table:table-row>
        <table:table-row>
          <table:table-cell table:style-name="Table54.A2" office:value-type="float" office:value="4988">
            <text:p text:style-name="Table_20_Contents">4988</text:p>
          </table:table-cell>
          <table:table-cell table:style-name="Table54.B2" office:value-type="string">
            <text:p text:style-name="Table_20_Contents">C</text:p>
          </table:table-cell>
          <table:table-cell table:style-name="Table54.B2" office:value-type="string">
            <text:p text:style-name="P5">V</text:p>
          </table:table-cell>
          <table:table-cell table:style-name="Table54.B2" office:value-type="string">
            <text:p text:style-name="Table_20_Contents">NULL</text:p>
          </table:table-cell>
          <table:table-cell table:style-name="Table54.A2" office:value-type="float" office:value="3">
            <text:p text:style-name="P7">3</text:p>
          </table:table-cell>
          <table:table-cell table:style-name="Table54.B2" office:value-type="string">
            <text:p text:style-name="Table_20_Contents">NULL</text:p>
          </table:table-cell>
          <table:table-cell table:style-name="Table54.A2" office:value-type="float" office:value="4665">
            <text:p text:style-name="P7">4665</text:p>
          </table:table-cell>
          <table:table-cell table:style-name="Table54.B2" office:value-type="string">
            <text:p text:style-name="Table_20_Contents">NULL</text:p>
          </table:table-cell>
          <table:table-cell table:style-name="Table54.I2" office:value-type="float" office:value="-50">
            <text:p text:style-name="Table_20_Contents">-50</text:p>
          </table:table-cell>
        </table:table-row>
      </table:table>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P3">Movement <text:s/>Code <text:s text:c="4"/>(271)</text:p>
          </table:table-cell>
          <table:table-cell table:style-name="Table21.B1" office:value-type="string">
            <text:p text:style-name="P3"><text:s text:c="3"/>GI for Return Delivery to Vendor</text:p>
          </table:table-cell>
        </table:table-row>
      </table:table>
      <table:table table:name="Table41" table:style-name="Table41">
        <table:table-column table:style-name="Table41.A"/>
        <table:table-column table:style-name="Table41.B"/>
        <table:table-column table:style-name="Table41.C"/>
        <table:table-column table:style-name="Table41.D"/>
        <table:table-column table:style-name="Table41.C"/>
        <table:table-column table:style-name="Table41.F"/>
        <table:table-column table:style-name="Table41.G"/>
        <table:table-column table:style-name="Table41.H"/>
        <table:table-column table:style-name="Table41.I"/>
        <table:table-row>
          <table:table-cell table:style-name="Table41.A1" office:value-type="string">
            <text:p text:style-name="P1">Item ID</text:p>
          </table:table-cell>
          <table:table-cell table:style-name="Table41.A1" office:value-type="string">
            <text:p text:style-name="P1">Delta CD</text:p>
          </table:table-cell>
          <table:table-cell table:style-name="Table41.A1" office:value-type="string">
            <text:p text:style-name="P1">SP Stock</text:p>
          </table:table-cell>
          <table:table-cell table:style-name="Table41.A1" office:value-type="string">
            <text:p text:style-name="P1">Mat Dept.</text:p>
          </table:table-cell>
          <table:table-cell table:style-name="Table41.A1" office:value-type="string">
            <text:p text:style-name="P1">Campus </text:p>
          </table:table-cell>
          <table:table-cell table:style-name="Table41.A1" office:value-type="string">
            <text:p text:style-name="P1">Customer</text:p>
          </table:table-cell>
          <table:table-cell table:style-name="Table41.A1" office:value-type="string">
            <text:p text:style-name="P1">Vendor</text:p>
          </table:table-cell>
          <table:table-cell table:style-name="Table41.A1" office:value-type="string">
            <text:p text:style-name="P1">Qty Dept.</text:p>
          </table:table-cell>
          <table:table-cell table:style-name="Table41.I1" office:value-type="string">
            <text:p text:style-name="P1">Qty Camp</text:p>
          </table:table-cell>
        </table:table-row>
        <table:table-row>
          <table:table-cell table:style-name="Table41.A2" office:value-type="float" office:value="4988">
            <text:p text:style-name="Table_20_Contents">4988</text:p>
          </table:table-cell>
          <table:table-cell table:style-name="Table41.B2" office:value-type="string">
            <text:p text:style-name="Table_20_Contents">D</text:p>
          </table:table-cell>
          <table:table-cell table:style-name="Table41.B2" office:value-type="string">
            <text:p text:style-name="P5">N</text:p>
          </table:table-cell>
          <table:table-cell table:style-name="Table41.A2" office:value-type="float" office:value="37">
            <text:p text:style-name="P7">37</text:p>
          </table:table-cell>
          <table:table-cell table:style-name="Table41.B2" office:value-type="string">
            <text:p text:style-name="Table_20_Contents">NULL</text:p>
          </table:table-cell>
          <table:table-cell table:style-name="Table41.B2" office:value-type="string">
            <text:p text:style-name="Table_20_Contents">NULL</text:p>
          </table:table-cell>
          <table:table-cell table:style-name="Table41.B2" office:value-type="string">
            <text:p text:style-name="Table_20_Contents">NULL</text:p>
          </table:table-cell>
          <table:table-cell table:style-name="Table41.A2" office:value-type="float" office:value="-50">
            <text:p text:style-name="Table_20_Contents">-50</text:p>
          </table:table-cell>
          <table:table-cell table:style-name="Table41.I2" office:value-type="string">
            <text:p text:style-name="Table_20_Contents">NULL</text:p>
          </table:table-cell>
        </table:table-row>
        <table:table-row>
          <table:table-cell table:style-name="Table41.A2" office:value-type="float" office:value="4988">
            <text:p text:style-name="Table_20_Contents">4988</text:p>
          </table:table-cell>
          <table:table-cell table:style-name="Table41.B2" office:value-type="string">
            <text:p text:style-name="Table_20_Contents">C</text:p>
          </table:table-cell>
          <table:table-cell table:style-name="Table41.B2" office:value-type="string">
            <text:p text:style-name="P5">N</text:p>
          </table:table-cell>
          <table:table-cell table:style-name="Table41.B2" office:value-type="string">
            <text:p text:style-name="Table_20_Contents">NULL</text:p>
          </table:table-cell>
          <table:table-cell table:style-name="Table41.A2" office:value-type="float" office:value="3">
            <text:p text:style-name="P7">3</text:p>
          </table:table-cell>
          <table:table-cell table:style-name="Table41.B2" office:value-type="string">
            <text:p text:style-name="Table_20_Contents">NULL</text:p>
          </table:table-cell>
          <table:table-cell table:style-name="Table41.B2" office:value-type="string">
            <text:p text:style-name="Table_20_Contents">NULL</text:p>
          </table:table-cell>
          <table:table-cell table:style-name="Table41.B2" office:value-type="string">
            <text:p text:style-name="Table_20_Contents">NULL</text:p>
          </table:table-cell>
          <table:table-cell table:style-name="Table41.I3" office:value-type="float" office:value="-50">
            <text:p text:style-name="Table_20_Contents">-50</text:p>
          </table:table-cell>
        </table:table-row>
      </table:table>
      <text:p text:style-name="Standard"/>
      <table:table table:name="Table55" table:style-name="Table55">
        <table:table-column table:style-name="Table55.A"/>
        <table:table-column table:style-name="Table55.B"/>
        <table:table-column table:style-name="Table55.C"/>
        <table:table-column table:style-name="Table55.D"/>
        <table:table-column table:style-name="Table55.C"/>
        <table:table-column table:style-name="Table55.F"/>
        <table:table-column table:style-name="Table55.G"/>
        <table:table-column table:style-name="Table55.H"/>
        <table:table-column table:style-name="Table55.I"/>
        <table:table-row>
          <table:table-cell table:style-name="Table55.A1" office:value-type="string">
            <text:p text:style-name="P1">Item ID</text:p>
          </table:table-cell>
          <table:table-cell table:style-name="Table55.A1" office:value-type="string">
            <text:p text:style-name="P1">Delta CD</text:p>
          </table:table-cell>
          <table:table-cell table:style-name="Table55.A1" office:value-type="string">
            <text:p text:style-name="P1">SP Stock</text:p>
          </table:table-cell>
          <table:table-cell table:style-name="Table55.A1" office:value-type="string">
            <text:p text:style-name="P1">Mat Dept.</text:p>
          </table:table-cell>
          <table:table-cell table:style-name="Table55.A1" office:value-type="string">
            <text:p text:style-name="P1">Campus </text:p>
          </table:table-cell>
          <table:table-cell table:style-name="Table55.A1" office:value-type="string">
            <text:p text:style-name="P1">Customer</text:p>
          </table:table-cell>
          <table:table-cell table:style-name="Table55.A1" office:value-type="string">
            <text:p text:style-name="P1">Vendor</text:p>
          </table:table-cell>
          <table:table-cell table:style-name="Table55.A1" office:value-type="string">
            <text:p text:style-name="P1">Qty Dept.</text:p>
          </table:table-cell>
          <table:table-cell table:style-name="Table55.I1" office:value-type="string">
            <text:p text:style-name="P1">Qty Camp</text:p>
          </table:table-cell>
        </table:table-row>
        <table:table-row>
          <table:table-cell table:style-name="Table55.A2" office:value-type="float" office:value="4988">
            <text:p text:style-name="Table_20_Contents">4988</text:p>
          </table:table-cell>
          <table:table-cell table:style-name="Table55.B2" office:value-type="string">
            <text:p text:style-name="Table_20_Contents">D</text:p>
          </table:table-cell>
          <table:table-cell table:style-name="Table55.B2" office:value-type="string">
            <text:p text:style-name="P5">K</text:p>
          </table:table-cell>
          <table:table-cell table:style-name="Table55.A2" office:value-type="float" office:value="37">
            <text:p text:style-name="P7">37</text:p>
          </table:table-cell>
          <table:table-cell table:style-name="Table55.B2" office:value-type="string">
            <text:p text:style-name="Table_20_Contents">NULL</text:p>
          </table:table-cell>
          <table:table-cell table:style-name="Table55.B2" office:value-type="string">
            <text:p text:style-name="Table_20_Contents">NULL</text:p>
          </table:table-cell>
          <table:table-cell table:style-name="Table55.A2" office:value-type="float" office:value="4665">
            <text:p text:style-name="P7">4665</text:p>
          </table:table-cell>
          <table:table-cell table:style-name="Table55.A2" office:value-type="float" office:value="-50">
            <text:p text:style-name="Table_20_Contents">-50</text:p>
          </table:table-cell>
          <table:table-cell table:style-name="Table55.I2" office:value-type="string">
            <text:p text:style-name="Table_20_Contents">NULL</text:p>
          </table:table-cell>
        </table:table-row>
      </table:table>
      <text:p text:style-name="Standard"/>
      <text:p text:style-name="Standard"/>
      <table:table table:name="Table22" table:style-name="Table22">
        <table:table-column table:style-name="Table22.A"/>
        <table:table-column table:style-name="Table22.B"/>
        <table:table-row>
          <table:table-cell table:style-name="Table22.A1" office:value-type="string">
            <text:p text:style-name="P3">Movement <text:s/>Code <text:s text:c="4"/>(272)</text:p>
          </table:table-cell>
          <table:table-cell table:style-name="Table22.B1" office:value-type="string">
            <text:p text:style-name="P3"><text:s text:c="3"/>GI for Return Delivery to Customer</text:p>
          </table:table-cell>
        </table:table-row>
      </table:table>
      <table:table table:name="Table42" table:style-name="Table42">
        <table:table-column table:style-name="Table42.A"/>
        <table:table-column table:style-name="Table42.B"/>
        <table:table-column table:style-name="Table42.C"/>
        <table:table-column table:style-name="Table42.D"/>
        <table:table-column table:style-name="Table42.C"/>
        <table:table-column table:style-name="Table42.F"/>
        <table:table-column table:style-name="Table42.G"/>
        <table:table-column table:style-name="Table42.H"/>
        <table:table-column table:style-name="Table42.I"/>
        <table:table-row>
          <table:table-cell table:style-name="Table42.A1" office:value-type="string">
            <text:p text:style-name="P1">Item ID</text:p>
          </table:table-cell>
          <table:table-cell table:style-name="Table42.A1" office:value-type="string">
            <text:p text:style-name="P1">Delta CD</text:p>
          </table:table-cell>
          <table:table-cell table:style-name="Table42.A1" office:value-type="string">
            <text:p text:style-name="P1">SP Stock</text:p>
          </table:table-cell>
          <table:table-cell table:style-name="Table42.A1" office:value-type="string">
            <text:p text:style-name="P1">Mat Dept.</text:p>
          </table:table-cell>
          <table:table-cell table:style-name="Table42.A1" office:value-type="string">
            <text:p text:style-name="P1">Campus </text:p>
          </table:table-cell>
          <table:table-cell table:style-name="Table42.A1" office:value-type="string">
            <text:p text:style-name="P1">Customer</text:p>
          </table:table-cell>
          <table:table-cell table:style-name="Table42.A1" office:value-type="string">
            <text:p text:style-name="P1">Vendor</text:p>
          </table:table-cell>
          <table:table-cell table:style-name="Table42.A1" office:value-type="string">
            <text:p text:style-name="P1">Qty Dept.</text:p>
          </table:table-cell>
          <table:table-cell table:style-name="Table42.I1" office:value-type="string">
            <text:p text:style-name="P1">Qty Camp</text:p>
          </table:table-cell>
        </table:table-row>
        <table:table-row>
          <table:table-cell table:style-name="Table42.A2" office:value-type="float" office:value="4988">
            <text:p text:style-name="Table_20_Contents">4988</text:p>
          </table:table-cell>
          <table:table-cell table:style-name="Table42.B2" office:value-type="string">
            <text:p text:style-name="Table_20_Contents">D</text:p>
          </table:table-cell>
          <table:table-cell table:style-name="Table42.B2" office:value-type="string">
            <text:p text:style-name="P5">J</text:p>
          </table:table-cell>
          <table:table-cell table:style-name="Table42.A2" office:value-type="float" office:value="37">
            <text:p text:style-name="P7">37</text:p>
          </table:table-cell>
          <table:table-cell table:style-name="Table42.B2" office:value-type="string">
            <text:p text:style-name="Table_20_Contents">NULL</text:p>
          </table:table-cell>
          <table:table-cell table:style-name="Table42.A2" office:value-type="float" office:value="2395">
            <text:p text:style-name="P7">2395</text:p>
          </table:table-cell>
          <table:table-cell table:style-name="Table42.B2" office:value-type="string">
            <text:p text:style-name="Table_20_Contents">NULL</text:p>
          </table:table-cell>
          <table:table-cell table:style-name="Table42.A2" office:value-type="float" office:value="-50">
            <text:p text:style-name="Table_20_Contents">-50</text:p>
          </table:table-cell>
          <table:table-cell table:style-name="Table42.I2" office:value-type="string">
            <text:p text:style-name="Table_20_Contents">NULL</text:p>
          </table:table-cell>
        </table:table-row>
      </table:table>
      <text:p text:style-name="Standard"/>
      <table:table table:name="Table56" table:style-name="Table56">
        <table:table-column table:style-name="Table56.A"/>
        <table:table-column table:style-name="Table56.B"/>
        <table:table-column table:style-name="Table56.C"/>
        <table:table-column table:style-name="Table56.D"/>
        <table:table-column table:style-name="Table56.C"/>
        <table:table-column table:style-name="Table56.F"/>
        <table:table-column table:style-name="Table56.G"/>
        <table:table-column table:style-name="Table56.H"/>
        <table:table-column table:style-name="Table56.I"/>
        <table:table-row>
          <table:table-cell table:style-name="Table56.A1" office:value-type="string">
            <text:p text:style-name="P1">Item ID</text:p>
          </table:table-cell>
          <table:table-cell table:style-name="Table56.A1" office:value-type="string">
            <text:p text:style-name="P1">Delta CD</text:p>
          </table:table-cell>
          <table:table-cell table:style-name="Table56.A1" office:value-type="string">
            <text:p text:style-name="P1">SP Stock</text:p>
          </table:table-cell>
          <table:table-cell table:style-name="Table56.A1" office:value-type="string">
            <text:p text:style-name="P1">Mat Dept.</text:p>
          </table:table-cell>
          <table:table-cell table:style-name="Table56.A1" office:value-type="string">
            <text:p text:style-name="P1">Campus </text:p>
          </table:table-cell>
          <table:table-cell table:style-name="Table56.A1" office:value-type="string">
            <text:p text:style-name="P1">Customer</text:p>
          </table:table-cell>
          <table:table-cell table:style-name="Table56.A1" office:value-type="string">
            <text:p text:style-name="P1">Vendor</text:p>
          </table:table-cell>
          <table:table-cell table:style-name="Table56.A1" office:value-type="string">
            <text:p text:style-name="P1">Qty Dept.</text:p>
          </table:table-cell>
          <table:table-cell table:style-name="Table56.I1" office:value-type="string">
            <text:p text:style-name="P1">Qty Camp</text:p>
          </table:table-cell>
        </table:table-row>
        <table:table-row>
          <table:table-cell table:style-name="Table56.A2" office:value-type="float" office:value="4988">
            <text:p text:style-name="Table_20_Contents">4988</text:p>
          </table:table-cell>
          <table:table-cell table:style-name="Table56.B2" office:value-type="string">
            <text:p text:style-name="Table_20_Contents">C</text:p>
          </table:table-cell>
          <table:table-cell table:style-name="Table56.B2" office:value-type="string">
            <text:p text:style-name="P5">C</text:p>
          </table:table-cell>
          <table:table-cell table:style-name="Table56.B2" office:value-type="string">
            <text:p text:style-name="Table_20_Contents">NULL</text:p>
          </table:table-cell>
          <table:table-cell table:style-name="Table56.A2" office:value-type="float" office:value="3">
            <text:p text:style-name="P7">3</text:p>
          </table:table-cell>
          <table:table-cell table:style-name="Table56.A2" office:value-type="float" office:value="2395">
            <text:p text:style-name="P7">2395</text:p>
          </table:table-cell>
          <table:table-cell table:style-name="Table56.B2" office:value-type="string">
            <text:p text:style-name="Table_20_Contents">NULL</text:p>
          </table:table-cell>
          <table:table-cell table:style-name="Table56.B2" office:value-type="string">
            <text:p text:style-name="Table_20_Contents">NULL</text:p>
          </table:table-cell>
          <table:table-cell table:style-name="Table56.I2" office:value-type="float" office:value="-50">
            <text:p text:style-name="Table_20_Contents">-50</text:p>
          </table:table-cell>
        </table:table-row>
      </table:table>
      <text:p text:style-name="Standard"/>
      <text:p text:style-name="Standard"/>
      <table:table table:name="Table23" table:style-name="Table23">
        <table:table-column table:style-name="Table23.A"/>
        <table:table-column table:style-name="Table23.B"/>
        <table:table-row>
          <table:table-cell table:style-name="Table23.A1" office:value-type="string">
            <text:p text:style-name="P3">Movement <text:s/>Code <text:s text:c="4"/>(232)</text:p>
          </table:table-cell>
          <table:table-cell table:style-name="Table23.B1" office:value-type="string">
            <text:p text:style-name="P3"><text:s text:c="3"/>GI Against MO – Stock in Store</text:p>
          </table:table-cell>
        </table:table-row>
      </table:table>
      <table:table table:name="Table43" table:style-name="Table43">
        <table:table-column table:style-name="Table43.A"/>
        <table:table-column table:style-name="Table43.B"/>
        <table:table-column table:style-name="Table43.C"/>
        <table:table-column table:style-name="Table43.D"/>
        <table:table-column table:style-name="Table43.C"/>
        <table:table-column table:style-name="Table43.F"/>
        <table:table-column table:style-name="Table43.G"/>
        <table:table-column table:style-name="Table43.H"/>
        <table:table-column table:style-name="Table43.I"/>
        <table:table-row>
          <table:table-cell table:style-name="Table43.A1" office:value-type="string">
            <text:p text:style-name="P1">Item ID</text:p>
          </table:table-cell>
          <table:table-cell table:style-name="Table43.A1" office:value-type="string">
            <text:p text:style-name="P1">Delta CD</text:p>
          </table:table-cell>
          <table:table-cell table:style-name="Table43.A1" office:value-type="string">
            <text:p text:style-name="P1">SP Stock</text:p>
          </table:table-cell>
          <table:table-cell table:style-name="Table43.A1" office:value-type="string">
            <text:p text:style-name="P1">Mat Dept.</text:p>
          </table:table-cell>
          <table:table-cell table:style-name="Table43.A1" office:value-type="string">
            <text:p text:style-name="P1">Campus </text:p>
          </table:table-cell>
          <table:table-cell table:style-name="Table43.A1" office:value-type="string">
            <text:p text:style-name="P1">Customer</text:p>
          </table:table-cell>
          <table:table-cell table:style-name="Table43.A1" office:value-type="string">
            <text:p text:style-name="P1">Vendor</text:p>
          </table:table-cell>
          <table:table-cell table:style-name="Table43.A1" office:value-type="string">
            <text:p text:style-name="P1">Qty Dept.</text:p>
          </table:table-cell>
          <table:table-cell table:style-name="Table43.I1" office:value-type="string">
            <text:p text:style-name="P1">Qty Camp</text:p>
          </table:table-cell>
        </table:table-row>
        <table:table-row>
          <table:table-cell table:style-name="Table43.A2" office:value-type="float" office:value="4988">
            <text:p text:style-name="Table_20_Contents">4988</text:p>
          </table:table-cell>
          <table:table-cell table:style-name="Table43.B2" office:value-type="string">
            <text:p text:style-name="Table_20_Contents">D</text:p>
          </table:table-cell>
          <table:table-cell table:style-name="Table43.B2" office:value-type="string">
            <text:p text:style-name="P5">N</text:p>
          </table:table-cell>
          <table:table-cell table:style-name="Table43.A2" office:value-type="float" office:value="37">
            <text:p text:style-name="P7">37</text:p>
          </table:table-cell>
          <table:table-cell table:style-name="Table43.B2" office:value-type="string">
            <text:p text:style-name="Table_20_Contents">NULL</text:p>
          </table:table-cell>
          <table:table-cell table:style-name="Table43.B2" office:value-type="string">
            <text:p text:style-name="Table_20_Contents">NULL</text:p>
          </table:table-cell>
          <table:table-cell table:style-name="Table43.B2" office:value-type="string">
            <text:p text:style-name="Table_20_Contents">NULL</text:p>
          </table:table-cell>
          <table:table-cell table:style-name="Table43.A2" office:value-type="float" office:value="-50">
            <text:p text:style-name="Table_20_Contents">-50</text:p>
          </table:table-cell>
          <table:table-cell table:style-name="Table43.I2" office:value-type="string">
            <text:p text:style-name="Table_20_Contents">NULL</text:p>
          </table:table-cell>
        </table:table-row>
        <table:table-row>
          <table:table-cell table:style-name="Table43.A2" office:value-type="float" office:value="4988">
            <text:p text:style-name="Table_20_Contents">4988</text:p>
          </table:table-cell>
          <table:table-cell table:style-name="Table43.B2" office:value-type="string">
            <text:p text:style-name="Table_20_Contents">C</text:p>
          </table:table-cell>
          <table:table-cell table:style-name="Table43.B2" office:value-type="string">
            <text:p text:style-name="P5">N</text:p>
          </table:table-cell>
          <table:table-cell table:style-name="Table43.B2" office:value-type="string">
            <text:p text:style-name="Table_20_Contents">NULL</text:p>
          </table:table-cell>
          <table:table-cell table:style-name="Table43.A2" office:value-type="float" office:value="3">
            <text:p text:style-name="P7">3</text:p>
          </table:table-cell>
          <table:table-cell table:style-name="Table43.B2" office:value-type="string">
            <text:p text:style-name="Table_20_Contents">NULL</text:p>
          </table:table-cell>
          <table:table-cell table:style-name="Table43.B2" office:value-type="string">
            <text:p text:style-name="Table_20_Contents">NULL</text:p>
          </table:table-cell>
          <table:table-cell table:style-name="Table43.B2" office:value-type="string">
            <text:p text:style-name="Table_20_Contents">NULL</text:p>
          </table:table-cell>
          <table:table-cell table:style-name="Table43.I3" office:value-type="float" office:value="-50">
            <text:p text:style-name="Table_20_Contents">-50</text:p>
          </table:table-cell>
        </table:table-row>
      </table:table>
      <text:p text:style-name="Standard"/>
      <text:p text:style-name="Standard"/>
      <table:table table:name="Table24" table:style-name="Table24">
        <table:table-column table:style-name="Table24.A"/>
        <table:table-column table:style-name="Table24.B"/>
        <table:table-row>
          <table:table-cell table:style-name="Table24.A1" office:value-type="string">
            <text:p text:style-name="P3">Movement <text:s/>Code <text:s text:c="4"/>(281)</text:p>
          </table:table-cell>
          <table:table-cell table:style-name="Table24.B1" office:value-type="string">
            <text:p text:style-name="P3"><text:s text:c="3"/>GI to Sampling Scrap</text:p>
          </table:table-cell>
        </table:table-row>
      </table:table>
      <table:table table:name="Table44" table:style-name="Table44">
        <table:table-column table:style-name="Table44.A"/>
        <table:table-column table:style-name="Table44.B"/>
        <table:table-column table:style-name="Table44.C"/>
        <table:table-column table:style-name="Table44.D"/>
        <table:table-column table:style-name="Table44.C"/>
        <table:table-column table:style-name="Table44.F"/>
        <table:table-column table:style-name="Table44.G"/>
        <table:table-column table:style-name="Table44.H"/>
        <table:table-column table:style-name="Table44.I"/>
        <table:table-row>
          <table:table-cell table:style-name="Table44.A1" office:value-type="string">
            <text:p text:style-name="P1">Item ID</text:p>
          </table:table-cell>
          <table:table-cell table:style-name="Table44.A1" office:value-type="string">
            <text:p text:style-name="P1">Delta CD</text:p>
          </table:table-cell>
          <table:table-cell table:style-name="Table44.A1" office:value-type="string">
            <text:p text:style-name="P1">SP Stock</text:p>
          </table:table-cell>
          <table:table-cell table:style-name="Table44.A1" office:value-type="string">
            <text:p text:style-name="P1">Mat Dept.</text:p>
          </table:table-cell>
          <table:table-cell table:style-name="Table44.A1" office:value-type="string">
            <text:p text:style-name="P1">Campus </text:p>
          </table:table-cell>
          <table:table-cell table:style-name="Table44.A1" office:value-type="string">
            <text:p text:style-name="P1">Customer</text:p>
          </table:table-cell>
          <table:table-cell table:style-name="Table44.A1" office:value-type="string">
            <text:p text:style-name="P1">Vendor</text:p>
          </table:table-cell>
          <table:table-cell table:style-name="Table44.A1" office:value-type="string">
            <text:p text:style-name="P1">Qty Dept.</text:p>
          </table:table-cell>
          <table:table-cell table:style-name="Table44.I1" office:value-type="string">
            <text:p text:style-name="P1">Qty Camp</text:p>
          </table:table-cell>
        </table:table-row>
        <table:table-row>
          <table:table-cell table:style-name="Table44.A2" office:value-type="float" office:value="4988">
            <text:p text:style-name="Table_20_Contents">4988</text:p>
          </table:table-cell>
          <table:table-cell table:style-name="Table44.B2" office:value-type="string">
            <text:p text:style-name="Table_20_Contents">D</text:p>
          </table:table-cell>
          <table:table-cell table:style-name="Table44.B2" office:value-type="string">
            <text:p text:style-name="P5">N</text:p>
          </table:table-cell>
          <table:table-cell table:style-name="Table44.A2" office:value-type="float" office:value="37">
            <text:p text:style-name="P7">37</text:p>
          </table:table-cell>
          <table:table-cell table:style-name="Table44.B2" office:value-type="string">
            <text:p text:style-name="Table_20_Contents">NULL</text:p>
          </table:table-cell>
          <table:table-cell table:style-name="Table44.B2" office:value-type="string">
            <text:p text:style-name="Table_20_Contents">NULL</text:p>
          </table:table-cell>
          <table:table-cell table:style-name="Table44.B2" office:value-type="string">
            <text:p text:style-name="Table_20_Contents">NULL</text:p>
          </table:table-cell>
          <table:table-cell table:style-name="Table44.A2" office:value-type="float" office:value="-50">
            <text:p text:style-name="Table_20_Contents">-50</text:p>
          </table:table-cell>
          <table:table-cell table:style-name="Table44.I2" office:value-type="string">
            <text:p text:style-name="Table_20_Contents">NULL</text:p>
          </table:table-cell>
        </table:table-row>
        <table:table-row>
          <table:table-cell table:style-name="Table44.A2" office:value-type="float" office:value="4988">
            <text:p text:style-name="Table_20_Contents">4988</text:p>
          </table:table-cell>
          <table:table-cell table:style-name="Table44.B2" office:value-type="string">
            <text:p text:style-name="Table_20_Contents">C</text:p>
          </table:table-cell>
          <table:table-cell table:style-name="Table44.B2" office:value-type="string">
            <text:p text:style-name="P5">N</text:p>
          </table:table-cell>
          <table:table-cell table:style-name="Table44.B2" office:value-type="string">
            <text:p text:style-name="Table_20_Contents">NULL</text:p>
          </table:table-cell>
          <table:table-cell table:style-name="Table44.A2" office:value-type="float" office:value="3">
            <text:p text:style-name="P7">3</text:p>
          </table:table-cell>
          <table:table-cell table:style-name="Table44.B2" office:value-type="string">
            <text:p text:style-name="Table_20_Contents">NULL</text:p>
          </table:table-cell>
          <table:table-cell table:style-name="Table44.B2" office:value-type="string">
            <text:p text:style-name="Table_20_Contents">NULL</text:p>
          </table:table-cell>
          <table:table-cell table:style-name="Table44.B2" office:value-type="string">
            <text:p text:style-name="Table_20_Contents">NULL</text:p>
          </table:table-cell>
          <table:table-cell table:style-name="Table44.I3" office:value-type="float" office:value="-50">
            <text:p text:style-name="Table_20_Contents">-50</text:p>
          </table:table-cell>
        </table:table-row>
      </table:table>
      <text:p text:style-name="Standard"/>
      <table:table table:name="Table57" table:style-name="Table57">
        <table:table-column table:style-name="Table57.A"/>
        <table:table-column table:style-name="Table57.B"/>
        <table:table-column table:style-name="Table57.C"/>
        <table:table-column table:style-name="Table57.D"/>
        <table:table-column table:style-name="Table57.C"/>
        <table:table-column table:style-name="Table57.F"/>
        <table:table-column table:style-name="Table57.G"/>
        <table:table-column table:style-name="Table57.H"/>
        <table:table-column table:style-name="Table57.I"/>
        <table:table-row>
          <table:table-cell table:style-name="Table57.A1" office:value-type="string">
            <text:p text:style-name="P1">Item ID</text:p>
          </table:table-cell>
          <table:table-cell table:style-name="Table57.A1" office:value-type="string">
            <text:p text:style-name="P1">Delta CD</text:p>
          </table:table-cell>
          <table:table-cell table:style-name="Table57.A1" office:value-type="string">
            <text:p text:style-name="P1">SP Stock</text:p>
          </table:table-cell>
          <table:table-cell table:style-name="Table57.A1" office:value-type="string">
            <text:p text:style-name="P1">Mat Dept.</text:p>
          </table:table-cell>
          <table:table-cell table:style-name="Table57.A1" office:value-type="string">
            <text:p text:style-name="P1">Campus </text:p>
          </table:table-cell>
          <table:table-cell table:style-name="Table57.A1" office:value-type="string">
            <text:p text:style-name="P1">Customer</text:p>
          </table:table-cell>
          <table:table-cell table:style-name="Table57.A1" office:value-type="string">
            <text:p text:style-name="P1">Vendor</text:p>
          </table:table-cell>
          <table:table-cell table:style-name="Table57.A1" office:value-type="string">
            <text:p text:style-name="P1">Qty Dept.</text:p>
          </table:table-cell>
          <table:table-cell table:style-name="Table57.I1" office:value-type="string">
            <text:p text:style-name="P1">Qty Camp</text:p>
          </table:table-cell>
        </table:table-row>
        <table:table-row>
          <table:table-cell table:style-name="Table57.A2" office:value-type="float" office:value="4988">
            <text:p text:style-name="Table_20_Contents">4988</text:p>
          </table:table-cell>
          <table:table-cell table:style-name="Table57.B2" office:value-type="string">
            <text:p text:style-name="Table_20_Contents">D</text:p>
          </table:table-cell>
          <table:table-cell table:style-name="Table57.B2" office:value-type="string">
            <text:p text:style-name="P5">K</text:p>
          </table:table-cell>
          <table:table-cell table:style-name="Table57.A2" office:value-type="float" office:value="37">
            <text:p text:style-name="P7">37</text:p>
          </table:table-cell>
          <table:table-cell table:style-name="Table57.B2" office:value-type="string">
            <text:p text:style-name="Table_20_Contents">NULL</text:p>
          </table:table-cell>
          <table:table-cell table:style-name="Table57.B2" office:value-type="string">
            <text:p text:style-name="Table_20_Contents">NULL</text:p>
          </table:table-cell>
          <table:table-cell table:style-name="Table57.A2" office:value-type="float" office:value="4665">
            <text:p text:style-name="P7">4665</text:p>
          </table:table-cell>
          <table:table-cell table:style-name="Table57.A2" office:value-type="float" office:value="-50">
            <text:p text:style-name="Table_20_Contents">-50</text:p>
          </table:table-cell>
          <table:table-cell table:style-name="Table57.I2" office:value-type="string">
            <text:p text:style-name="Table_20_Contents">NULL</text:p>
          </table:table-cell>
        </table:table-row>
      </table:table>
      <text:p text:style-name="P22"><text:soft-page-break/>Transfer Posting</text:p>
      <text:p text:style-name="Standard"/>
      <table:table table:name="Table25" table:style-name="Table25">
        <table:table-column table:style-name="Table25.A"/>
        <table:table-column table:style-name="Table25.B"/>
        <table:table-row table:style-name="Table25.1">
          <table:table-cell table:style-name="Table25.A1" office:value-type="string">
            <text:p text:style-name="P3">Movement <text:s/>Code <text:s text:c="4"/>(301) (TB)</text:p>
          </table:table-cell>
          <table:table-cell table:style-name="Table25.B1" office:value-type="string">
            <text:p text:style-name="P3"><text:s text:c="3"/><text:span text:style-name="T3">Transfer within a plant – remove from storage</text:span></text:p>
          </table:table-cell>
        </table:table-row>
      </table:table>
      <table:table table:name="Table45" table:style-name="Table45">
        <table:table-column table:style-name="Table45.A"/>
        <table:table-column table:style-name="Table45.B" table:number-columns-repeated="2"/>
        <table:table-column table:style-name="Table45.D"/>
        <table:table-column table:style-name="Table45.E"/>
        <table:table-column table:style-name="Table45.F"/>
        <table:table-column table:style-name="Table45.G"/>
        <table:table-column table:style-name="Table45.H"/>
        <table:table-column table:style-name="Table45.G"/>
        <table:table-column table:style-name="Table45.J"/>
        <table:table-row>
          <table:table-cell table:style-name="Table45.A1" office:value-type="string">
            <text:p text:style-name="P2">Delta CD</text:p>
          </table:table-cell>
          <table:table-cell table:style-name="Table45.A1" office:value-type="string">
            <text:p text:style-name="P2">SP St.</text:p>
          </table:table-cell>
          <table:table-cell table:style-name="Table45.A1" office:value-type="string">
            <text:p text:style-name="P2">SP St. N</text:p>
          </table:table-cell>
          <table:table-cell table:style-name="Table45.A1" office:value-type="string">
            <text:p text:style-name="P2">Flow</text:p>
          </table:table-cell>
          <table:table-cell table:style-name="Table45.A1" office:value-type="string">
            <text:p text:style-name="P2">Mat Dept.</text:p>
          </table:table-cell>
          <table:table-cell table:style-name="Table45.A1" office:value-type="string">
            <text:p text:style-name="P2">Campus </text:p>
          </table:table-cell>
          <table:table-cell table:style-name="Table45.A1" office:value-type="string">
            <text:p text:style-name="P2">Customer</text:p>
          </table:table-cell>
          <table:table-cell table:style-name="Table45.A1" office:value-type="string">
            <text:p text:style-name="P2">Vendor</text:p>
          </table:table-cell>
          <table:table-cell table:style-name="Table45.A1" office:value-type="string">
            <text:p text:style-name="P2">Qty Dept.</text:p>
          </table:table-cell>
          <table:table-cell table:style-name="Table45.J1" office:value-type="string">
            <text:p text:style-name="P2">Qty Camp.</text:p>
          </table:table-cell>
        </table:table-row>
        <table:table-row>
          <table:table-cell table:style-name="Table45.A2" office:value-type="string">
            <text:p text:style-name="Table_20_Contents">D</text:p>
          </table:table-cell>
          <table:table-cell table:style-name="Table45.A2" office:value-type="string">
            <text:p text:style-name="P5">N</text:p>
          </table:table-cell>
          <table:table-cell table:style-name="Table45.A2" office:value-type="string">
            <text:p text:style-name="P5">N</text:p>
          </table:table-cell>
          <table:table-cell table:style-name="Table45.A2" office:value-type="string">
            <text:p text:style-name="P5">T</text:p>
          </table:table-cell>
          <table:table-cell table:style-name="Table45.E2" office:value-type="float" office:value="37">
            <text:p text:style-name="P7">37</text:p>
          </table:table-cell>
          <table:table-cell table:style-name="Table45.A2" office:value-type="string">
            <text:p text:style-name="Table_20_Contents">NULL</text:p>
          </table:table-cell>
          <table:table-cell table:style-name="Table45.A2" office:value-type="string">
            <text:p text:style-name="Table_20_Contents">NULL</text:p>
          </table:table-cell>
          <table:table-cell table:style-name="Table45.A2" office:value-type="string">
            <text:p text:style-name="Table_20_Contents">NULL</text:p>
          </table:table-cell>
          <table:table-cell table:style-name="Table45.E2" office:value-type="float" office:value="-50">
            <text:p text:style-name="Table_20_Contents">-50</text:p>
          </table:table-cell>
          <table:table-cell table:style-name="Table45.J2" office:value-type="string">
            <text:p text:style-name="Table_20_Contents">NULL</text:p>
          </table:table-cell>
        </table:table-row>
        <table:table-row>
          <table:table-cell table:style-name="Table45.A2" office:value-type="string">
            <text:p text:style-name="Table_20_Contents">D</text:p>
          </table:table-cell>
          <table:table-cell table:style-name="Table45.A2" office:value-type="string">
            <text:p text:style-name="P5">N</text:p>
          </table:table-cell>
          <table:table-cell table:style-name="Table45.A2" office:value-type="string">
            <text:p text:style-name="P5">N</text:p>
          </table:table-cell>
          <table:table-cell table:style-name="Table45.A2" office:value-type="string">
            <text:p text:style-name="P5">B</text:p>
          </table:table-cell>
          <table:table-cell table:style-name="Table45.E2" office:value-type="float" office:value="38">
            <text:p text:style-name="P7">38</text:p>
          </table:table-cell>
          <table:table-cell table:style-name="Table45.A2" office:value-type="string">
            <text:p text:style-name="Table_20_Contents">NULL</text:p>
          </table:table-cell>
          <table:table-cell table:style-name="Table45.A2" office:value-type="string">
            <text:p text:style-name="Table_20_Contents">NULL</text:p>
          </table:table-cell>
          <table:table-cell table:style-name="Table45.A2" office:value-type="string">
            <text:p text:style-name="Table_20_Contents">NULL</text:p>
          </table:table-cell>
          <table:table-cell table:style-name="Table45.E2" office:value-type="float" office:value="50">
            <text:p text:style-name="Table_20_Contents">50</text:p>
          </table:table-cell>
          <table:table-cell table:style-name="Table45.J2" office:value-type="string">
            <text:p text:style-name="Table_20_Contents">NULL</text:p>
          </table:table-cell>
        </table:table-row>
      </table:table>
      <text:p text:style-name="Standard"/>
      <table:table table:name="Table86" table:style-name="Table86">
        <table:table-column table:style-name="Table86.A"/>
        <table:table-column table:style-name="Table86.B" table:number-columns-repeated="2"/>
        <table:table-column table:style-name="Table86.D"/>
        <table:table-column table:style-name="Table86.E"/>
        <table:table-column table:style-name="Table86.F"/>
        <table:table-column table:style-name="Table86.G"/>
        <table:table-column table:style-name="Table86.H"/>
        <table:table-column table:style-name="Table86.G"/>
        <table:table-column table:style-name="Table86.J"/>
        <table:table-row>
          <table:table-cell table:style-name="Table86.A1" office:value-type="string">
            <text:p text:style-name="P2">Delta CD</text:p>
          </table:table-cell>
          <table:table-cell table:style-name="Table86.A1" office:value-type="string">
            <text:p text:style-name="P2">SP St.</text:p>
          </table:table-cell>
          <table:table-cell table:style-name="Table86.A1" office:value-type="string">
            <text:p text:style-name="P2">SP St. N</text:p>
          </table:table-cell>
          <table:table-cell table:style-name="Table86.A1" office:value-type="string">
            <text:p text:style-name="P2">Flow</text:p>
          </table:table-cell>
          <table:table-cell table:style-name="Table86.A1" office:value-type="string">
            <text:p text:style-name="P2">Mat Dept.</text:p>
          </table:table-cell>
          <table:table-cell table:style-name="Table86.A1" office:value-type="string">
            <text:p text:style-name="P2">Campus </text:p>
          </table:table-cell>
          <table:table-cell table:style-name="Table86.A1" office:value-type="string">
            <text:p text:style-name="P2">Customer</text:p>
          </table:table-cell>
          <table:table-cell table:style-name="Table86.A1" office:value-type="string">
            <text:p text:style-name="P2">Vendor</text:p>
          </table:table-cell>
          <table:table-cell table:style-name="Table86.A1" office:value-type="string">
            <text:p text:style-name="P2">Qty Dept.</text:p>
          </table:table-cell>
          <table:table-cell table:style-name="Table86.J1" office:value-type="string">
            <text:p text:style-name="P2">Qty Camp.</text:p>
          </table:table-cell>
        </table:table-row>
        <table:table-row>
          <table:table-cell table:style-name="Table86.A2" office:value-type="string">
            <text:p text:style-name="Table_20_Contents">D</text:p>
          </table:table-cell>
          <table:table-cell table:style-name="Table86.A2" office:value-type="string">
            <text:p text:style-name="P5">K</text:p>
          </table:table-cell>
          <table:table-cell table:style-name="Table86.A2" office:value-type="string">
            <text:p text:style-name="P5">K</text:p>
          </table:table-cell>
          <table:table-cell table:style-name="Table86.A2" office:value-type="string">
            <text:p text:style-name="P5">T</text:p>
          </table:table-cell>
          <table:table-cell table:style-name="Table86.E2" office:value-type="float" office:value="37">
            <text:p text:style-name="P7">37</text:p>
          </table:table-cell>
          <table:table-cell table:style-name="Table86.A2" office:value-type="string">
            <text:p text:style-name="Table_20_Contents">NULL</text:p>
          </table:table-cell>
          <table:table-cell table:style-name="Table86.A2" office:value-type="string">
            <text:p text:style-name="Table_20_Contents">NULL</text:p>
          </table:table-cell>
          <table:table-cell table:style-name="Table86.E2" office:value-type="float" office:value="4556">
            <text:p text:style-name="P7">4556</text:p>
          </table:table-cell>
          <table:table-cell table:style-name="Table86.E2" office:value-type="float" office:value="-50">
            <text:p text:style-name="Table_20_Contents">-50</text:p>
          </table:table-cell>
          <table:table-cell table:style-name="Table86.J2" office:value-type="string">
            <text:p text:style-name="Table_20_Contents">NULL</text:p>
          </table:table-cell>
        </table:table-row>
        <table:table-row>
          <table:table-cell table:style-name="Table86.A2" office:value-type="string">
            <text:p text:style-name="Table_20_Contents">D</text:p>
          </table:table-cell>
          <table:table-cell table:style-name="Table86.A2" office:value-type="string">
            <text:p text:style-name="P5">K</text:p>
          </table:table-cell>
          <table:table-cell table:style-name="Table86.A2" office:value-type="string">
            <text:p text:style-name="P5">K</text:p>
          </table:table-cell>
          <table:table-cell table:style-name="Table86.A2" office:value-type="string">
            <text:p text:style-name="P5">B</text:p>
          </table:table-cell>
          <table:table-cell table:style-name="Table86.E2" office:value-type="float" office:value="38">
            <text:p text:style-name="P7">38</text:p>
          </table:table-cell>
          <table:table-cell table:style-name="Table86.A2" office:value-type="string">
            <text:p text:style-name="Table_20_Contents">NULL</text:p>
          </table:table-cell>
          <table:table-cell table:style-name="Table86.A2" office:value-type="string">
            <text:p text:style-name="Table_20_Contents">NULL</text:p>
          </table:table-cell>
          <table:table-cell table:style-name="Table86.E2" office:value-type="float" office:value="4556">
            <text:p text:style-name="P7">4556</text:p>
          </table:table-cell>
          <table:table-cell table:style-name="Table86.E2" office:value-type="float" office:value="50">
            <text:p text:style-name="Table_20_Contents">50</text:p>
          </table:table-cell>
          <table:table-cell table:style-name="Table86.J2" office:value-type="string">
            <text:p text:style-name="Table_20_Contents">NULL</text:p>
          </table:table-cell>
        </table:table-row>
      </table:table>
      <text:p text:style-name="Standard"/>
      <text:p text:style-name="Standard"/>
      <table:table table:name="Table26" table:style-name="Table26">
        <table:table-column table:style-name="Table26.A"/>
        <table:table-column table:style-name="Table26.B"/>
        <table:table-row>
          <table:table-cell table:style-name="Table26.A1" office:value-type="string">
            <text:p text:style-name="P4">Movement <text:s/>Code <text:s text:c="4"/>(302) (TT)</text:p>
          </table:table-cell>
          <table:table-cell table:style-name="Table26.B1" office:value-type="string">
            <text:p text:style-name="P4"><text:s text:c="3"/><text:span text:style-name="T2">Transfer within a plant – place in storage</text:span></text:p>
          </table:table-cell>
        </table:table-row>
      </table:table>
      <table:table table:name="Table70" table:style-name="Table70">
        <table:table-column table:style-name="Table70.A"/>
        <table:table-column table:style-name="Table70.B" table:number-columns-repeated="2"/>
        <table:table-column table:style-name="Table70.D"/>
        <table:table-column table:style-name="Table70.E"/>
        <table:table-column table:style-name="Table70.F"/>
        <table:table-column table:style-name="Table70.G"/>
        <table:table-column table:style-name="Table70.H"/>
        <table:table-column table:style-name="Table70.G"/>
        <table:table-column table:style-name="Table70.J"/>
        <table:table-row>
          <table:table-cell table:style-name="Table70.A1" office:value-type="string">
            <text:p text:style-name="P2">Delta CD</text:p>
          </table:table-cell>
          <table:table-cell table:style-name="Table70.A1" office:value-type="string">
            <text:p text:style-name="P2">SP St.</text:p>
          </table:table-cell>
          <table:table-cell table:style-name="Table70.A1" office:value-type="string">
            <text:p text:style-name="P2">SP St. N</text:p>
          </table:table-cell>
          <table:table-cell table:style-name="Table70.A1" office:value-type="string">
            <text:p text:style-name="P2">Flow</text:p>
          </table:table-cell>
          <table:table-cell table:style-name="Table70.A1" office:value-type="string">
            <text:p text:style-name="P2">Mat Dept.</text:p>
          </table:table-cell>
          <table:table-cell table:style-name="Table70.A1" office:value-type="string">
            <text:p text:style-name="P2">Campus </text:p>
          </table:table-cell>
          <table:table-cell table:style-name="Table70.A1" office:value-type="string">
            <text:p text:style-name="P2">Customer</text:p>
          </table:table-cell>
          <table:table-cell table:style-name="Table70.A1" office:value-type="string">
            <text:p text:style-name="P2">Vendor</text:p>
          </table:table-cell>
          <table:table-cell table:style-name="Table70.A1" office:value-type="string">
            <text:p text:style-name="P2">Qty Dept.</text:p>
          </table:table-cell>
          <table:table-cell table:style-name="Table70.J1" office:value-type="string">
            <text:p text:style-name="P2">Qty Camp.</text:p>
          </table:table-cell>
        </table:table-row>
        <table:table-row>
          <table:table-cell table:style-name="Table70.A2" office:value-type="string">
            <text:p text:style-name="Table_20_Contents">D</text:p>
          </table:table-cell>
          <table:table-cell table:style-name="Table70.A2" office:value-type="string">
            <text:p text:style-name="P5">N</text:p>
          </table:table-cell>
          <table:table-cell table:style-name="Table70.A2" office:value-type="string">
            <text:p text:style-name="P5">N</text:p>
          </table:table-cell>
          <table:table-cell table:style-name="Table70.A2" office:value-type="string">
            <text:p text:style-name="P5">T</text:p>
          </table:table-cell>
          <table:table-cell table:style-name="Table70.E2" office:value-type="float" office:value="37">
            <text:p text:style-name="P7">37</text:p>
          </table:table-cell>
          <table:table-cell table:style-name="Table70.A2" office:value-type="string">
            <text:p text:style-name="Table_20_Contents">NULL</text:p>
          </table:table-cell>
          <table:table-cell table:style-name="Table70.A2" office:value-type="string">
            <text:p text:style-name="Table_20_Contents">NULL</text:p>
          </table:table-cell>
          <table:table-cell table:style-name="Table70.A2" office:value-type="string">
            <text:p text:style-name="Table_20_Contents">NULL</text:p>
          </table:table-cell>
          <table:table-cell table:style-name="Table70.E2" office:value-type="float" office:value="-50">
            <text:p text:style-name="Table_20_Contents">-50</text:p>
          </table:table-cell>
          <table:table-cell table:style-name="Table70.J2" office:value-type="string">
            <text:p text:style-name="Table_20_Contents">NULL</text:p>
          </table:table-cell>
        </table:table-row>
        <table:table-row>
          <table:table-cell table:style-name="Table70.A2" office:value-type="string">
            <text:p text:style-name="Table_20_Contents">D</text:p>
          </table:table-cell>
          <table:table-cell table:style-name="Table70.A2" office:value-type="string">
            <text:p text:style-name="P5">N</text:p>
          </table:table-cell>
          <table:table-cell table:style-name="Table70.A2" office:value-type="string">
            <text:p text:style-name="P5">N</text:p>
          </table:table-cell>
          <table:table-cell table:style-name="Table70.A2" office:value-type="string">
            <text:p text:style-name="P5">T</text:p>
          </table:table-cell>
          <table:table-cell table:style-name="Table70.E2" office:value-type="float" office:value="37">
            <text:p text:style-name="P7">37</text:p>
          </table:table-cell>
          <table:table-cell table:style-name="Table70.A2" office:value-type="string">
            <text:p text:style-name="Table_20_Contents">NULL</text:p>
          </table:table-cell>
          <table:table-cell table:style-name="Table70.A2" office:value-type="string">
            <text:p text:style-name="Table_20_Contents">NULL</text:p>
          </table:table-cell>
          <table:table-cell table:style-name="Table70.A2" office:value-type="string">
            <text:p text:style-name="Table_20_Contents">NULL</text:p>
          </table:table-cell>
          <table:table-cell table:style-name="Table70.E2" office:value-type="float" office:value="50">
            <text:p text:style-name="Table_20_Contents">50</text:p>
          </table:table-cell>
          <table:table-cell table:style-name="Table70.J2" office:value-type="string">
            <text:p text:style-name="Table_20_Contents">NULL</text:p>
          </table:table-cell>
        </table:table-row>
      </table:table>
      <text:p text:style-name="Standard"/>
      <table:table table:name="Table87" table:style-name="Table87">
        <table:table-column table:style-name="Table87.A"/>
        <table:table-column table:style-name="Table87.B" table:number-columns-repeated="2"/>
        <table:table-column table:style-name="Table87.D"/>
        <table:table-column table:style-name="Table87.E"/>
        <table:table-column table:style-name="Table87.F"/>
        <table:table-column table:style-name="Table87.G"/>
        <table:table-column table:style-name="Table87.H"/>
        <table:table-column table:style-name="Table87.G"/>
        <table:table-column table:style-name="Table87.J"/>
        <table:table-row>
          <table:table-cell table:style-name="Table87.A1" office:value-type="string">
            <text:p text:style-name="P2">Delta CD</text:p>
          </table:table-cell>
          <table:table-cell table:style-name="Table87.A1" office:value-type="string">
            <text:p text:style-name="P2">SP St.</text:p>
          </table:table-cell>
          <table:table-cell table:style-name="Table87.A1" office:value-type="string">
            <text:p text:style-name="P2">SP St. N</text:p>
          </table:table-cell>
          <table:table-cell table:style-name="Table87.A1" office:value-type="string">
            <text:p text:style-name="P2">Flow</text:p>
          </table:table-cell>
          <table:table-cell table:style-name="Table87.A1" office:value-type="string">
            <text:p text:style-name="P2">Mat Dept.</text:p>
          </table:table-cell>
          <table:table-cell table:style-name="Table87.A1" office:value-type="string">
            <text:p text:style-name="P2">Campus </text:p>
          </table:table-cell>
          <table:table-cell table:style-name="Table87.A1" office:value-type="string">
            <text:p text:style-name="P2">Customer</text:p>
          </table:table-cell>
          <table:table-cell table:style-name="Table87.A1" office:value-type="string">
            <text:p text:style-name="P2">Vendor</text:p>
          </table:table-cell>
          <table:table-cell table:style-name="Table87.A1" office:value-type="string">
            <text:p text:style-name="P2">Qty Dept.</text:p>
          </table:table-cell>
          <table:table-cell table:style-name="Table87.J1" office:value-type="string">
            <text:p text:style-name="P2">Qty Camp.</text:p>
          </table:table-cell>
        </table:table-row>
        <table:table-row>
          <table:table-cell table:style-name="Table87.A2" office:value-type="string">
            <text:p text:style-name="Table_20_Contents">D</text:p>
          </table:table-cell>
          <table:table-cell table:style-name="Table87.A2" office:value-type="string">
            <text:p text:style-name="P5">K</text:p>
          </table:table-cell>
          <table:table-cell table:style-name="Table87.A2" office:value-type="string">
            <text:p text:style-name="P5">K</text:p>
          </table:table-cell>
          <table:table-cell table:style-name="Table87.A2" office:value-type="string">
            <text:p text:style-name="P5">T</text:p>
          </table:table-cell>
          <table:table-cell table:style-name="Table87.E2" office:value-type="float" office:value="37">
            <text:p text:style-name="P7">37</text:p>
          </table:table-cell>
          <table:table-cell table:style-name="Table87.A2" office:value-type="string">
            <text:p text:style-name="Table_20_Contents">NULL</text:p>
          </table:table-cell>
          <table:table-cell table:style-name="Table87.A2" office:value-type="string">
            <text:p text:style-name="Table_20_Contents">NULL</text:p>
          </table:table-cell>
          <table:table-cell table:style-name="Table87.E2" office:value-type="float" office:value="4556">
            <text:p text:style-name="P7">4556</text:p>
          </table:table-cell>
          <table:table-cell table:style-name="Table87.E2" office:value-type="float" office:value="-50">
            <text:p text:style-name="Table_20_Contents">-50</text:p>
          </table:table-cell>
          <table:table-cell table:style-name="Table87.J2" office:value-type="string">
            <text:p text:style-name="Table_20_Contents">NULL</text:p>
          </table:table-cell>
        </table:table-row>
        <table:table-row>
          <table:table-cell table:style-name="Table87.A2" office:value-type="string">
            <text:p text:style-name="Table_20_Contents">D</text:p>
          </table:table-cell>
          <table:table-cell table:style-name="Table87.A2" office:value-type="string">
            <text:p text:style-name="P5">K</text:p>
          </table:table-cell>
          <table:table-cell table:style-name="Table87.A2" office:value-type="string">
            <text:p text:style-name="P5">K</text:p>
          </table:table-cell>
          <table:table-cell table:style-name="Table87.A2" office:value-type="string">
            <text:p text:style-name="P5">T</text:p>
          </table:table-cell>
          <table:table-cell table:style-name="Table87.E2" office:value-type="float" office:value="37">
            <text:p text:style-name="P7">37</text:p>
          </table:table-cell>
          <table:table-cell table:style-name="Table87.A2" office:value-type="string">
            <text:p text:style-name="Table_20_Contents">NULL</text:p>
          </table:table-cell>
          <table:table-cell table:style-name="Table87.A2" office:value-type="string">
            <text:p text:style-name="Table_20_Contents">NULL</text:p>
          </table:table-cell>
          <table:table-cell table:style-name="Table87.E2" office:value-type="float" office:value="4556">
            <text:p text:style-name="P7">4556</text:p>
          </table:table-cell>
          <table:table-cell table:style-name="Table87.E2" office:value-type="float" office:value="50">
            <text:p text:style-name="Table_20_Contents">50</text:p>
          </table:table-cell>
          <table:table-cell table:style-name="Table87.J2" office:value-type="string">
            <text:p text:style-name="Table_20_Contents">NULL</text:p>
          </table:table-cell>
        </table:table-row>
      </table:table>
      <text:p text:style-name="Standard"/>
      <text:p text:style-name="Standard"/>
      <table:table table:name="Table27" table:style-name="Table27">
        <table:table-column table:style-name="Table27.A"/>
        <table:table-column table:style-name="Table27.B"/>
        <table:table-row>
          <table:table-cell table:style-name="Table27.A1" office:value-type="string">
            <text:p text:style-name="P4">Movement <text:s/>Code <text:s text:c="4"/>(311) <text:s/>(TB)</text:p>
          </table:table-cell>
          <table:table-cell table:style-name="Table27.B1" office:value-type="string">
            <text:p text:style-name="P4"><text:s text:c="3"/><text:span text:style-name="T2">Transfer plant to plant – remove from storage</text:span></text:p>
          </table:table-cell>
        </table:table-row>
      </table:table>
      <table:table table:name="Table71" table:style-name="Table71">
        <table:table-column table:style-name="Table71.A"/>
        <table:table-column table:style-name="Table71.B" table:number-columns-repeated="2"/>
        <table:table-column table:style-name="Table71.D"/>
        <table:table-column table:style-name="Table71.E"/>
        <table:table-column table:style-name="Table71.F"/>
        <table:table-column table:style-name="Table71.G"/>
        <table:table-column table:style-name="Table71.H"/>
        <table:table-column table:style-name="Table71.G"/>
        <table:table-column table:style-name="Table71.J"/>
        <table:table-row>
          <table:table-cell table:style-name="Table71.A1" office:value-type="string">
            <text:p text:style-name="P2">Delta CD</text:p>
          </table:table-cell>
          <table:table-cell table:style-name="Table71.A1" office:value-type="string">
            <text:p text:style-name="P2">SP St.</text:p>
          </table:table-cell>
          <table:table-cell table:style-name="Table71.A1" office:value-type="string">
            <text:p text:style-name="P2">SP St. N</text:p>
          </table:table-cell>
          <table:table-cell table:style-name="Table71.A1" office:value-type="string">
            <text:p text:style-name="P2">Flow</text:p>
          </table:table-cell>
          <table:table-cell table:style-name="Table71.A1" office:value-type="string">
            <text:p text:style-name="P2">Mat Dept.</text:p>
          </table:table-cell>
          <table:table-cell table:style-name="Table71.A1" office:value-type="string">
            <text:p text:style-name="P2">Campus </text:p>
          </table:table-cell>
          <table:table-cell table:style-name="Table71.A1" office:value-type="string">
            <text:p text:style-name="P2">Customer</text:p>
          </table:table-cell>
          <table:table-cell table:style-name="Table71.A1" office:value-type="string">
            <text:p text:style-name="P2">Vendor</text:p>
          </table:table-cell>
          <table:table-cell table:style-name="Table71.A1" office:value-type="string">
            <text:p text:style-name="P2">Qty Dept.</text:p>
          </table:table-cell>
          <table:table-cell table:style-name="Table71.J1" office:value-type="string">
            <text:p text:style-name="P2">Qty Camp.</text:p>
          </table:table-cell>
        </table:table-row>
        <table:table-row>
          <table:table-cell table:style-name="Table71.A2" office:value-type="string">
            <text:p text:style-name="Table_20_Contents">D</text:p>
          </table:table-cell>
          <table:table-cell table:style-name="Table71.A2" office:value-type="string">
            <text:p text:style-name="P5">N</text:p>
          </table:table-cell>
          <table:table-cell table:style-name="Table71.A2" office:value-type="string">
            <text:p text:style-name="P5">N</text:p>
          </table:table-cell>
          <table:table-cell table:style-name="Table71.A2" office:value-type="string">
            <text:p text:style-name="P5">T</text:p>
          </table:table-cell>
          <table:table-cell table:style-name="Table71.E2" office:value-type="float" office:value="37">
            <text:p text:style-name="P7">37</text:p>
          </table:table-cell>
          <table:table-cell table:style-name="Table71.A2" office:value-type="string">
            <text:p text:style-name="Table_20_Contents">NULL</text:p>
          </table:table-cell>
          <table:table-cell table:style-name="Table71.A2" office:value-type="string">
            <text:p text:style-name="Table_20_Contents">NULL</text:p>
          </table:table-cell>
          <table:table-cell table:style-name="Table71.A2" office:value-type="string">
            <text:p text:style-name="Table_20_Contents">NULL</text:p>
          </table:table-cell>
          <table:table-cell table:style-name="Table71.E2" office:value-type="float" office:value="-50">
            <text:p text:style-name="Table_20_Contents">-50</text:p>
          </table:table-cell>
          <table:table-cell table:style-name="Table71.J2" office:value-type="string">
            <text:p text:style-name="Table_20_Contents">NULL</text:p>
          </table:table-cell>
        </table:table-row>
        <table:table-row>
          <table:table-cell table:style-name="Table71.A2" office:value-type="string">
            <text:p text:style-name="Table_20_Contents">C</text:p>
          </table:table-cell>
          <table:table-cell table:style-name="Table71.A2" office:value-type="string">
            <text:p text:style-name="P5">N</text:p>
          </table:table-cell>
          <table:table-cell table:style-name="Table71.A2" office:value-type="string">
            <text:p text:style-name="P5">N</text:p>
          </table:table-cell>
          <table:table-cell table:style-name="Table71.A2" office:value-type="string">
            <text:p text:style-name="P5">T</text:p>
          </table:table-cell>
          <table:table-cell table:style-name="Table71.A2" office:value-type="string">
            <text:p text:style-name="Table_20_Contents">NULL</text:p>
          </table:table-cell>
          <table:table-cell table:style-name="Table71.E2" office:value-type="float" office:value="3">
            <text:p text:style-name="P7">3</text:p>
          </table:table-cell>
          <table:table-cell table:style-name="Table71.A2" office:value-type="string">
            <text:p text:style-name="Table_20_Contents">NULL</text:p>
          </table:table-cell>
          <table:table-cell table:style-name="Table71.A2" office:value-type="string">
            <text:p text:style-name="Table_20_Contents">NULL</text:p>
          </table:table-cell>
          <table:table-cell table:style-name="Table71.A2" office:value-type="string">
            <text:p text:style-name="Table_20_Contents">NULL</text:p>
          </table:table-cell>
          <table:table-cell table:style-name="Table71.J3" office:value-type="float" office:value="-50">
            <text:p text:style-name="Table_20_Contents">-50</text:p>
          </table:table-cell>
        </table:table-row>
        <table:table-row>
          <table:table-cell table:style-name="Table71.A2" office:value-type="string">
            <text:p text:style-name="Table_20_Contents">C</text:p>
          </table:table-cell>
          <table:table-cell table:style-name="Table71.A2" office:value-type="string">
            <text:p text:style-name="P5">N</text:p>
          </table:table-cell>
          <table:table-cell table:style-name="Table71.A2" office:value-type="string">
            <text:p text:style-name="P5">N</text:p>
          </table:table-cell>
          <table:table-cell table:style-name="Table71.A2" office:value-type="string">
            <text:p text:style-name="P5">B</text:p>
          </table:table-cell>
          <table:table-cell table:style-name="Table71.A2" office:value-type="string">
            <text:p text:style-name="Table_20_Contents">NULL</text:p>
          </table:table-cell>
          <table:table-cell table:style-name="Table71.E2" office:value-type="float" office:value="4">
            <text:p text:style-name="P7">4</text:p>
          </table:table-cell>
          <table:table-cell table:style-name="Table71.A2" office:value-type="string">
            <text:p text:style-name="Table_20_Contents">NULL</text:p>
          </table:table-cell>
          <table:table-cell table:style-name="Table71.A2" office:value-type="string">
            <text:p text:style-name="Table_20_Contents">NULL</text:p>
          </table:table-cell>
          <table:table-cell table:style-name="Table71.A2" office:value-type="string">
            <text:p text:style-name="Table_20_Contents">NULL</text:p>
          </table:table-cell>
          <table:table-cell table:style-name="Table71.J3" office:value-type="float" office:value="50">
            <text:p text:style-name="Table_20_Contents">50</text:p>
          </table:table-cell>
        </table:table-row>
      </table:table>
      <text:p text:style-name="Standard"/>
      <text:p text:style-name="Standard"/>
      <table:table table:name="Table46" table:style-name="Table46">
        <table:table-column table:style-name="Table46.A"/>
        <table:table-column table:style-name="Table46.B"/>
        <table:table-row>
          <table:table-cell table:style-name="Table46.A1" office:value-type="string">
            <text:p text:style-name="P4">Movement <text:s/>Code <text:s text:c="4"/>(312) <text:s text:c="2"/>(TT)</text:p>
          </table:table-cell>
          <table:table-cell table:style-name="Table46.B1" office:value-type="string">
            <text:p text:style-name="P4"><text:s text:c="3"/><text:span text:style-name="T2">Transfer from Plant Transit to storage location</text:span></text:p>
          </table:table-cell>
        </table:table-row>
      </table:table>
      <table:table table:name="Table72" table:style-name="Table72">
        <table:table-column table:style-name="Table72.A"/>
        <table:table-column table:style-name="Table72.B" table:number-columns-repeated="2"/>
        <table:table-column table:style-name="Table72.D"/>
        <table:table-column table:style-name="Table72.E"/>
        <table:table-column table:style-name="Table72.F"/>
        <table:table-column table:style-name="Table72.G"/>
        <table:table-column table:style-name="Table72.H"/>
        <table:table-column table:style-name="Table72.G"/>
        <table:table-column table:style-name="Table72.J"/>
        <table:table-row>
          <table:table-cell table:style-name="Table72.A1" office:value-type="string">
            <text:p text:style-name="P2">Delta CD</text:p>
          </table:table-cell>
          <table:table-cell table:style-name="Table72.A1" office:value-type="string">
            <text:p text:style-name="P2">SP St.</text:p>
          </table:table-cell>
          <table:table-cell table:style-name="Table72.A1" office:value-type="string">
            <text:p text:style-name="P2">SP St. N</text:p>
          </table:table-cell>
          <table:table-cell table:style-name="Table72.A1" office:value-type="string">
            <text:p text:style-name="P2">Flow</text:p>
          </table:table-cell>
          <table:table-cell table:style-name="Table72.A1" office:value-type="string">
            <text:p text:style-name="P2">Mat Dept.</text:p>
          </table:table-cell>
          <table:table-cell table:style-name="Table72.A1" office:value-type="string">
            <text:p text:style-name="P2">Campus </text:p>
          </table:table-cell>
          <table:table-cell table:style-name="Table72.A1" office:value-type="string">
            <text:p text:style-name="P2">Customer</text:p>
          </table:table-cell>
          <table:table-cell table:style-name="Table72.A1" office:value-type="string">
            <text:p text:style-name="P2">Vendor</text:p>
          </table:table-cell>
          <table:table-cell table:style-name="Table72.A1" office:value-type="string">
            <text:p text:style-name="P2">Qty Dept.</text:p>
          </table:table-cell>
          <table:table-cell table:style-name="Table72.J1" office:value-type="string">
            <text:p text:style-name="P2">Qty Camp.</text:p>
          </table:table-cell>
        </table:table-row>
        <table:table-row>
          <table:table-cell table:style-name="Table72.A2" office:value-type="string">
            <text:p text:style-name="Table_20_Contents">D</text:p>
          </table:table-cell>
          <table:table-cell table:style-name="Table72.A2" office:value-type="string">
            <text:p text:style-name="P5">N</text:p>
          </table:table-cell>
          <table:table-cell table:style-name="Table72.A2" office:value-type="string">
            <text:p text:style-name="P5">N</text:p>
          </table:table-cell>
          <table:table-cell table:style-name="Table72.A2" office:value-type="string">
            <text:p text:style-name="P5">T</text:p>
          </table:table-cell>
          <table:table-cell table:style-name="Table72.E2" office:value-type="float" office:value="37">
            <text:p text:style-name="P7">37</text:p>
          </table:table-cell>
          <table:table-cell table:style-name="Table72.A2" office:value-type="string">
            <text:p text:style-name="Table_20_Contents">NULL</text:p>
          </table:table-cell>
          <table:table-cell table:style-name="Table72.A2" office:value-type="string">
            <text:p text:style-name="Table_20_Contents">NULL</text:p>
          </table:table-cell>
          <table:table-cell table:style-name="Table72.A2" office:value-type="string">
            <text:p text:style-name="Table_20_Contents">NULL</text:p>
          </table:table-cell>
          <table:table-cell table:style-name="Table72.E2" office:value-type="float" office:value="50">
            <text:p text:style-name="Table_20_Contents">50</text:p>
          </table:table-cell>
          <table:table-cell table:style-name="Table72.J2" office:value-type="string">
            <text:p text:style-name="Table_20_Contents">NULL</text:p>
          </table:table-cell>
        </table:table-row>
        <table:table-row>
          <table:table-cell table:style-name="Table72.A2" office:value-type="string">
            <text:p text:style-name="Table_20_Contents">C</text:p>
          </table:table-cell>
          <table:table-cell table:style-name="Table72.A2" office:value-type="string">
            <text:p text:style-name="P5">N</text:p>
          </table:table-cell>
          <table:table-cell table:style-name="Table72.A2" office:value-type="string">
            <text:p text:style-name="P5">N</text:p>
          </table:table-cell>
          <table:table-cell table:style-name="Table72.A2" office:value-type="string">
            <text:p text:style-name="P5">T</text:p>
          </table:table-cell>
          <table:table-cell table:style-name="Table72.A2" office:value-type="string">
            <text:p text:style-name="Table_20_Contents">NULL</text:p>
          </table:table-cell>
          <table:table-cell table:style-name="Table72.E2" office:value-type="float" office:value="3">
            <text:p text:style-name="P7">3</text:p>
          </table:table-cell>
          <table:table-cell table:style-name="Table72.A2" office:value-type="string">
            <text:p text:style-name="Table_20_Contents">NULL</text:p>
          </table:table-cell>
          <table:table-cell table:style-name="Table72.A2" office:value-type="string">
            <text:p text:style-name="Table_20_Contents">NULL</text:p>
          </table:table-cell>
          <table:table-cell table:style-name="Table72.A2" office:value-type="string">
            <text:p text:style-name="Table_20_Contents">NULL</text:p>
          </table:table-cell>
          <table:table-cell table:style-name="Table72.J3" office:value-type="float" office:value="-50">
            <text:p text:style-name="Table_20_Contents">-50</text:p>
          </table:table-cell>
        </table:table-row>
        <table:table-row>
          <table:table-cell table:style-name="Table72.A2" office:value-type="string">
            <text:p text:style-name="Table_20_Contents">C</text:p>
          </table:table-cell>
          <table:table-cell table:style-name="Table72.A2" office:value-type="string">
            <text:p text:style-name="P5">N</text:p>
          </table:table-cell>
          <table:table-cell table:style-name="Table72.A2" office:value-type="string">
            <text:p text:style-name="P5">N</text:p>
          </table:table-cell>
          <table:table-cell table:style-name="Table72.A2" office:value-type="string">
            <text:p text:style-name="P5">T</text:p>
          </table:table-cell>
          <table:table-cell table:style-name="Table72.A2" office:value-type="string">
            <text:p text:style-name="Table_20_Contents">NULL</text:p>
          </table:table-cell>
          <table:table-cell table:style-name="Table72.E2" office:value-type="float" office:value="3">
            <text:p text:style-name="P7">3</text:p>
          </table:table-cell>
          <table:table-cell table:style-name="Table72.A2" office:value-type="string">
            <text:p text:style-name="Table_20_Contents">NULL</text:p>
          </table:table-cell>
          <table:table-cell table:style-name="Table72.A2" office:value-type="string">
            <text:p text:style-name="Table_20_Contents">NULL</text:p>
          </table:table-cell>
          <table:table-cell table:style-name="Table72.A2" office:value-type="string">
            <text:p text:style-name="Table_20_Contents">NULL</text:p>
          </table:table-cell>
          <table:table-cell table:style-name="Table72.J3" office:value-type="float" office:value="50">
            <text:p text:style-name="Table_20_Contents">50</text:p>
          </table:table-cell>
        </table:table-row>
      </table:table>
      <text:p text:style-name="Standard"/>
      <text:p text:style-name="Standard"/>
      <text:p text:style-name="Standard"/>
      <text:p text:style-name="Standard"/>
      <text:p text:style-name="Standard"/>
      <table:table table:name="Table47" table:style-name="Table47">
        <table:table-column table:style-name="Table47.A"/>
        <table:table-column table:style-name="Table47.B"/>
        <text:soft-page-break/>
        <table:table-row>
          <table:table-cell table:style-name="Table47.A1" office:value-type="string">
            <text:p text:style-name="P4">Movement <text:s/>Code <text:s text:c="4"/>(321) <text:s/>(TT)</text:p>
          </table:table-cell>
          <table:table-cell table:style-name="Table47.B1" office:value-type="string">
            <text:p text:style-name="P4"><text:s text:c="2"/><text:span text:style-name="T2">Transfer from UR within a storage location</text:span></text:p>
          </table:table-cell>
        </table:table-row>
      </table:table>
      <table:table table:name="Table73" table:style-name="Table73">
        <table:table-column table:style-name="Table73.A"/>
        <table:table-column table:style-name="Table73.B" table:number-columns-repeated="2"/>
        <table:table-column table:style-name="Table73.D"/>
        <table:table-column table:style-name="Table73.E"/>
        <table:table-column table:style-name="Table73.F"/>
        <table:table-column table:style-name="Table73.G"/>
        <table:table-column table:style-name="Table73.H"/>
        <table:table-column table:style-name="Table73.G"/>
        <table:table-column table:style-name="Table73.J"/>
        <table:table-row>
          <table:table-cell table:style-name="Table73.A1" office:value-type="string">
            <text:p text:style-name="P2">Delta CD</text:p>
          </table:table-cell>
          <table:table-cell table:style-name="Table73.A1" office:value-type="string">
            <text:p text:style-name="P2">SP St.</text:p>
          </table:table-cell>
          <table:table-cell table:style-name="Table73.A1" office:value-type="string">
            <text:p text:style-name="P2">SP St. N</text:p>
          </table:table-cell>
          <table:table-cell table:style-name="Table73.A1" office:value-type="string">
            <text:p text:style-name="P2">Flow</text:p>
          </table:table-cell>
          <table:table-cell table:style-name="Table73.A1" office:value-type="string">
            <text:p text:style-name="P2">Mat Dept.</text:p>
          </table:table-cell>
          <table:table-cell table:style-name="Table73.A1" office:value-type="string">
            <text:p text:style-name="P2">Campus </text:p>
          </table:table-cell>
          <table:table-cell table:style-name="Table73.A1" office:value-type="string">
            <text:p text:style-name="P2">Customer</text:p>
          </table:table-cell>
          <table:table-cell table:style-name="Table73.A1" office:value-type="string">
            <text:p text:style-name="P2">Vendor</text:p>
          </table:table-cell>
          <table:table-cell table:style-name="Table73.A1" office:value-type="string">
            <text:p text:style-name="P2">Qty Dept.</text:p>
          </table:table-cell>
          <table:table-cell table:style-name="Table73.J1" office:value-type="string">
            <text:p text:style-name="P2">Qty Camp.</text:p>
          </table:table-cell>
        </table:table-row>
        <table:table-row>
          <table:table-cell table:style-name="Table73.A2" office:value-type="string">
            <text:p text:style-name="Table_20_Contents">D</text:p>
          </table:table-cell>
          <table:table-cell table:style-name="Table73.A2" office:value-type="string">
            <text:p text:style-name="P5">N</text:p>
          </table:table-cell>
          <table:table-cell table:style-name="Table73.A2" office:value-type="string">
            <text:p text:style-name="P5">N</text:p>
          </table:table-cell>
          <table:table-cell table:style-name="Table73.A2" office:value-type="string">
            <text:p text:style-name="P5">T</text:p>
          </table:table-cell>
          <table:table-cell table:style-name="Table73.E2" office:value-type="float" office:value="37">
            <text:p text:style-name="P7">37</text:p>
          </table:table-cell>
          <table:table-cell table:style-name="Table73.A2" office:value-type="string">
            <text:p text:style-name="Table_20_Contents">NULL</text:p>
          </table:table-cell>
          <table:table-cell table:style-name="Table73.A2" office:value-type="string">
            <text:p text:style-name="Table_20_Contents">NULL</text:p>
          </table:table-cell>
          <table:table-cell table:style-name="Table73.A2" office:value-type="string">
            <text:p text:style-name="Table_20_Contents">NULL</text:p>
          </table:table-cell>
          <table:table-cell table:style-name="Table73.E2" office:value-type="float" office:value="-50">
            <text:p text:style-name="Table_20_Contents">-50</text:p>
          </table:table-cell>
          <table:table-cell table:style-name="Table73.J2" office:value-type="string">
            <text:p text:style-name="Table_20_Contents">NULL</text:p>
          </table:table-cell>
        </table:table-row>
        <table:table-row>
          <table:table-cell table:style-name="Table73.A2" office:value-type="string">
            <text:p text:style-name="Table_20_Contents">D</text:p>
          </table:table-cell>
          <table:table-cell table:style-name="Table73.A2" office:value-type="string">
            <text:p text:style-name="P5">N</text:p>
          </table:table-cell>
          <table:table-cell table:style-name="Table73.A2" office:value-type="string">
            <text:p text:style-name="P5">N</text:p>
          </table:table-cell>
          <table:table-cell table:style-name="Table73.A2" office:value-type="string">
            <text:p text:style-name="P5">T</text:p>
          </table:table-cell>
          <table:table-cell table:style-name="Table73.E2" office:value-type="float" office:value="37">
            <text:p text:style-name="P7">37</text:p>
          </table:table-cell>
          <table:table-cell table:style-name="Table73.A2" office:value-type="string">
            <text:p text:style-name="Table_20_Contents">NULL</text:p>
          </table:table-cell>
          <table:table-cell table:style-name="Table73.A2" office:value-type="string">
            <text:p text:style-name="Table_20_Contents">NULL</text:p>
          </table:table-cell>
          <table:table-cell table:style-name="Table73.A2" office:value-type="string">
            <text:p text:style-name="Table_20_Contents">NULL</text:p>
          </table:table-cell>
          <table:table-cell table:style-name="Table73.E2" office:value-type="float" office:value="50">
            <text:p text:style-name="Table_20_Contents">50</text:p>
          </table:table-cell>
          <table:table-cell table:style-name="Table73.J2" office:value-type="string">
            <text:p text:style-name="Table_20_Contents">NULL</text:p>
          </table:table-cell>
        </table:table-row>
      </table:table>
      <text:p text:style-name="Standard"/>
      <table:table table:name="Table88" table:style-name="Table88">
        <table:table-column table:style-name="Table88.A"/>
        <table:table-column table:style-name="Table88.B" table:number-columns-repeated="2"/>
        <table:table-column table:style-name="Table88.D"/>
        <table:table-column table:style-name="Table88.E"/>
        <table:table-column table:style-name="Table88.F"/>
        <table:table-column table:style-name="Table88.G"/>
        <table:table-column table:style-name="Table88.H"/>
        <table:table-column table:style-name="Table88.G"/>
        <table:table-column table:style-name="Table88.J"/>
        <table:table-row>
          <table:table-cell table:style-name="Table88.A1" office:value-type="string">
            <text:p text:style-name="P2">Delta CD</text:p>
          </table:table-cell>
          <table:table-cell table:style-name="Table88.A1" office:value-type="string">
            <text:p text:style-name="P2">SP St.</text:p>
          </table:table-cell>
          <table:table-cell table:style-name="Table88.A1" office:value-type="string">
            <text:p text:style-name="P2">SP St. N</text:p>
          </table:table-cell>
          <table:table-cell table:style-name="Table88.A1" office:value-type="string">
            <text:p text:style-name="P2">Flow</text:p>
          </table:table-cell>
          <table:table-cell table:style-name="Table88.A1" office:value-type="string">
            <text:p text:style-name="P2">Mat Dept.</text:p>
          </table:table-cell>
          <table:table-cell table:style-name="Table88.A1" office:value-type="string">
            <text:p text:style-name="P2">Campus </text:p>
          </table:table-cell>
          <table:table-cell table:style-name="Table88.A1" office:value-type="string">
            <text:p text:style-name="P2">Customer</text:p>
          </table:table-cell>
          <table:table-cell table:style-name="Table88.A1" office:value-type="string">
            <text:p text:style-name="P2">Vendor</text:p>
          </table:table-cell>
          <table:table-cell table:style-name="Table88.A1" office:value-type="string">
            <text:p text:style-name="P2">Qty Dept.</text:p>
          </table:table-cell>
          <table:table-cell table:style-name="Table88.J1" office:value-type="string">
            <text:p text:style-name="P2">Qty Camp.</text:p>
          </table:table-cell>
        </table:table-row>
        <table:table-row>
          <table:table-cell table:style-name="Table88.A2" office:value-type="string">
            <text:p text:style-name="Table_20_Contents">D</text:p>
          </table:table-cell>
          <table:table-cell table:style-name="Table88.A2" office:value-type="string">
            <text:p text:style-name="P5">J</text:p>
          </table:table-cell>
          <table:table-cell table:style-name="Table88.A2" office:value-type="string">
            <text:p text:style-name="P5">J</text:p>
          </table:table-cell>
          <table:table-cell table:style-name="Table88.A2" office:value-type="string">
            <text:p text:style-name="P5">T</text:p>
          </table:table-cell>
          <table:table-cell table:style-name="Table88.E2" office:value-type="float" office:value="37">
            <text:p text:style-name="P7">37</text:p>
          </table:table-cell>
          <table:table-cell table:style-name="Table88.A2" office:value-type="string">
            <text:p text:style-name="Table_20_Contents">NULL</text:p>
          </table:table-cell>
          <table:table-cell table:style-name="Table88.E2" office:value-type="float" office:value="2395">
            <text:p text:style-name="P7">2395</text:p>
          </table:table-cell>
          <table:table-cell table:style-name="Table88.A2" office:value-type="string">
            <text:p text:style-name="Table_20_Contents">NULL</text:p>
          </table:table-cell>
          <table:table-cell table:style-name="Table88.E2" office:value-type="float" office:value="-50">
            <text:p text:style-name="Table_20_Contents">-50</text:p>
          </table:table-cell>
          <table:table-cell table:style-name="Table88.J2" office:value-type="string">
            <text:p text:style-name="Table_20_Contents">NULL</text:p>
          </table:table-cell>
        </table:table-row>
        <table:table-row>
          <table:table-cell table:style-name="Table88.A2" office:value-type="string">
            <text:p text:style-name="Table_20_Contents">D</text:p>
          </table:table-cell>
          <table:table-cell table:style-name="Table88.A2" office:value-type="string">
            <text:p text:style-name="P5">J</text:p>
          </table:table-cell>
          <table:table-cell table:style-name="Table88.A2" office:value-type="string">
            <text:p text:style-name="P5">J</text:p>
          </table:table-cell>
          <table:table-cell table:style-name="Table88.A2" office:value-type="string">
            <text:p text:style-name="P5">T</text:p>
          </table:table-cell>
          <table:table-cell table:style-name="Table88.E2" office:value-type="float" office:value="37">
            <text:p text:style-name="P7">37</text:p>
          </table:table-cell>
          <table:table-cell table:style-name="Table88.A2" office:value-type="string">
            <text:p text:style-name="Table_20_Contents">NULL</text:p>
          </table:table-cell>
          <table:table-cell table:style-name="Table88.E2" office:value-type="float" office:value="2395">
            <text:p text:style-name="P7">2395</text:p>
          </table:table-cell>
          <table:table-cell table:style-name="Table88.A2" office:value-type="string">
            <text:p text:style-name="Table_20_Contents">NULL</text:p>
          </table:table-cell>
          <table:table-cell table:style-name="Table88.E2" office:value-type="float" office:value="50">
            <text:p text:style-name="Table_20_Contents">50</text:p>
          </table:table-cell>
          <table:table-cell table:style-name="Table88.J2" office:value-type="string">
            <text:p text:style-name="Table_20_Contents">NULL</text:p>
          </table:table-cell>
        </table:table-row>
      </table:table>
      <text:p text:style-name="Standard"/>
      <table:table table:name="Table89" table:style-name="Table89">
        <table:table-column table:style-name="Table89.A"/>
        <table:table-column table:style-name="Table89.B" table:number-columns-repeated="2"/>
        <table:table-column table:style-name="Table89.D"/>
        <table:table-column table:style-name="Table89.E"/>
        <table:table-column table:style-name="Table89.F"/>
        <table:table-column table:style-name="Table89.G"/>
        <table:table-column table:style-name="Table89.H"/>
        <table:table-column table:style-name="Table89.G"/>
        <table:table-column table:style-name="Table89.J"/>
        <table:table-row>
          <table:table-cell table:style-name="Table89.A1" office:value-type="string">
            <text:p text:style-name="P2">Delta CD</text:p>
          </table:table-cell>
          <table:table-cell table:style-name="Table89.A1" office:value-type="string">
            <text:p text:style-name="P2">SP St.</text:p>
          </table:table-cell>
          <table:table-cell table:style-name="Table89.A1" office:value-type="string">
            <text:p text:style-name="P2">SP St. N</text:p>
          </table:table-cell>
          <table:table-cell table:style-name="Table89.A1" office:value-type="string">
            <text:p text:style-name="P2">Flow</text:p>
          </table:table-cell>
          <table:table-cell table:style-name="Table89.A1" office:value-type="string">
            <text:p text:style-name="P2">Mat Dept.</text:p>
          </table:table-cell>
          <table:table-cell table:style-name="Table89.A1" office:value-type="string">
            <text:p text:style-name="P2">Campus </text:p>
          </table:table-cell>
          <table:table-cell table:style-name="Table89.A1" office:value-type="string">
            <text:p text:style-name="P2">Customer</text:p>
          </table:table-cell>
          <table:table-cell table:style-name="Table89.A1" office:value-type="string">
            <text:p text:style-name="P2">Vendor</text:p>
          </table:table-cell>
          <table:table-cell table:style-name="Table89.A1" office:value-type="string">
            <text:p text:style-name="P2">Qty Dept.</text:p>
          </table:table-cell>
          <table:table-cell table:style-name="Table89.J1" office:value-type="string">
            <text:p text:style-name="P2">Qty Camp.</text:p>
          </table:table-cell>
        </table:table-row>
        <table:table-row>
          <table:table-cell table:style-name="Table89.A2" office:value-type="string">
            <text:p text:style-name="Table_20_Contents">D</text:p>
          </table:table-cell>
          <table:table-cell table:style-name="Table89.A2" office:value-type="string">
            <text:p text:style-name="P5">K</text:p>
          </table:table-cell>
          <table:table-cell table:style-name="Table89.A2" office:value-type="string">
            <text:p text:style-name="P5">K</text:p>
          </table:table-cell>
          <table:table-cell table:style-name="Table89.A2" office:value-type="string">
            <text:p text:style-name="P5">T</text:p>
          </table:table-cell>
          <table:table-cell table:style-name="Table89.E2" office:value-type="float" office:value="37">
            <text:p text:style-name="P7">37</text:p>
          </table:table-cell>
          <table:table-cell table:style-name="Table89.A2" office:value-type="string">
            <text:p text:style-name="Table_20_Contents">NULL</text:p>
          </table:table-cell>
          <table:table-cell table:style-name="Table89.A2" office:value-type="string">
            <text:p text:style-name="Table_20_Contents">NULL</text:p>
          </table:table-cell>
          <table:table-cell table:style-name="Table89.E2" office:value-type="float" office:value="4556">
            <text:p text:style-name="P7">4556</text:p>
          </table:table-cell>
          <table:table-cell table:style-name="Table89.E2" office:value-type="float" office:value="-50">
            <text:p text:style-name="Table_20_Contents">-50</text:p>
          </table:table-cell>
          <table:table-cell table:style-name="Table89.J2" office:value-type="string">
            <text:p text:style-name="Table_20_Contents">NULL</text:p>
          </table:table-cell>
        </table:table-row>
        <table:table-row>
          <table:table-cell table:style-name="Table89.A2" office:value-type="string">
            <text:p text:style-name="Table_20_Contents">D</text:p>
          </table:table-cell>
          <table:table-cell table:style-name="Table89.A2" office:value-type="string">
            <text:p text:style-name="P5">K</text:p>
          </table:table-cell>
          <table:table-cell table:style-name="Table89.A2" office:value-type="string">
            <text:p text:style-name="P5">K</text:p>
          </table:table-cell>
          <table:table-cell table:style-name="Table89.A2" office:value-type="string">
            <text:p text:style-name="P5">T</text:p>
          </table:table-cell>
          <table:table-cell table:style-name="Table89.E2" office:value-type="float" office:value="37">
            <text:p text:style-name="P7">37</text:p>
          </table:table-cell>
          <table:table-cell table:style-name="Table89.A2" office:value-type="string">
            <text:p text:style-name="Table_20_Contents">NULL</text:p>
          </table:table-cell>
          <table:table-cell table:style-name="Table89.A2" office:value-type="string">
            <text:p text:style-name="Table_20_Contents">NULL</text:p>
          </table:table-cell>
          <table:table-cell table:style-name="Table89.E2" office:value-type="float" office:value="4556">
            <text:p text:style-name="P7">4556</text:p>
          </table:table-cell>
          <table:table-cell table:style-name="Table89.E2" office:value-type="float" office:value="50">
            <text:p text:style-name="Table_20_Contents">50</text:p>
          </table:table-cell>
          <table:table-cell table:style-name="Table89.J2" office:value-type="string">
            <text:p text:style-name="Table_20_Contents">NULL</text:p>
          </table:table-cell>
        </table:table-row>
      </table:table>
      <text:p text:style-name="Standard"/>
      <text:p text:style-name="Standard"/>
      <table:table table:name="Table58" table:style-name="Table58">
        <table:table-column table:style-name="Table58.A"/>
        <table:table-column table:style-name="Table58.B"/>
        <table:table-row>
          <table:table-cell table:style-name="Table58.A1" office:value-type="string">
            <text:p text:style-name="P4">Movement <text:s/>Code <text:s text:c="4"/>(322) <text:s text:c="2"/>(TT)</text:p>
          </table:table-cell>
          <table:table-cell table:style-name="Table58.B1" office:value-type="string">
            <text:p text:style-name="P4"><text:s text:c="3"/><text:span text:style-name="T2">Transfer out of QI within a storage location</text:span></text:p>
          </table:table-cell>
        </table:table-row>
      </table:table>
      <table:table table:name="Table74" table:style-name="Table74">
        <table:table-column table:style-name="Table74.A"/>
        <table:table-column table:style-name="Table74.B" table:number-columns-repeated="2"/>
        <table:table-column table:style-name="Table74.D"/>
        <table:table-column table:style-name="Table74.E"/>
        <table:table-column table:style-name="Table74.F"/>
        <table:table-column table:style-name="Table74.G"/>
        <table:table-column table:style-name="Table74.H"/>
        <table:table-column table:style-name="Table74.G"/>
        <table:table-column table:style-name="Table74.J"/>
        <table:table-row>
          <table:table-cell table:style-name="Table74.A1" office:value-type="string">
            <text:p text:style-name="P2">Delta CD</text:p>
          </table:table-cell>
          <table:table-cell table:style-name="Table74.A1" office:value-type="string">
            <text:p text:style-name="P2">SP St.</text:p>
          </table:table-cell>
          <table:table-cell table:style-name="Table74.A1" office:value-type="string">
            <text:p text:style-name="P2">SP St. N</text:p>
          </table:table-cell>
          <table:table-cell table:style-name="Table74.A1" office:value-type="string">
            <text:p text:style-name="P2">Flow</text:p>
          </table:table-cell>
          <table:table-cell table:style-name="Table74.A1" office:value-type="string">
            <text:p text:style-name="P2">Mat Dept.</text:p>
          </table:table-cell>
          <table:table-cell table:style-name="Table74.A1" office:value-type="string">
            <text:p text:style-name="P2">Campus </text:p>
          </table:table-cell>
          <table:table-cell table:style-name="Table74.A1" office:value-type="string">
            <text:p text:style-name="P2">Customer</text:p>
          </table:table-cell>
          <table:table-cell table:style-name="Table74.A1" office:value-type="string">
            <text:p text:style-name="P2">Vendor</text:p>
          </table:table-cell>
          <table:table-cell table:style-name="Table74.A1" office:value-type="string">
            <text:p text:style-name="P2">Qty Dept.</text:p>
          </table:table-cell>
          <table:table-cell table:style-name="Table74.J1" office:value-type="string">
            <text:p text:style-name="P2">Qty Camp.</text:p>
          </table:table-cell>
        </table:table-row>
        <table:table-row>
          <table:table-cell table:style-name="Table74.A2" office:value-type="string">
            <text:p text:style-name="Table_20_Contents">D</text:p>
          </table:table-cell>
          <table:table-cell table:style-name="Table74.A2" office:value-type="string">
            <text:p text:style-name="P5">N</text:p>
          </table:table-cell>
          <table:table-cell table:style-name="Table74.A2" office:value-type="string">
            <text:p text:style-name="P5">N</text:p>
          </table:table-cell>
          <table:table-cell table:style-name="Table74.A2" office:value-type="string">
            <text:p text:style-name="P5">T</text:p>
          </table:table-cell>
          <table:table-cell table:style-name="Table74.E2" office:value-type="float" office:value="37">
            <text:p text:style-name="P7">37</text:p>
          </table:table-cell>
          <table:table-cell table:style-name="Table74.A2" office:value-type="string">
            <text:p text:style-name="Table_20_Contents">NULL</text:p>
          </table:table-cell>
          <table:table-cell table:style-name="Table74.A2" office:value-type="string">
            <text:p text:style-name="Table_20_Contents">NULL</text:p>
          </table:table-cell>
          <table:table-cell table:style-name="Table74.A2" office:value-type="string">
            <text:p text:style-name="Table_20_Contents">NULL</text:p>
          </table:table-cell>
          <table:table-cell table:style-name="Table74.E2" office:value-type="float" office:value="-50">
            <text:p text:style-name="Table_20_Contents">-50</text:p>
          </table:table-cell>
          <table:table-cell table:style-name="Table74.J2" office:value-type="string">
            <text:p text:style-name="Table_20_Contents">NULL</text:p>
          </table:table-cell>
        </table:table-row>
        <table:table-row>
          <table:table-cell table:style-name="Table74.A2" office:value-type="string">
            <text:p text:style-name="Table_20_Contents">D</text:p>
          </table:table-cell>
          <table:table-cell table:style-name="Table74.A2" office:value-type="string">
            <text:p text:style-name="P5">N</text:p>
          </table:table-cell>
          <table:table-cell table:style-name="Table74.A2" office:value-type="string">
            <text:p text:style-name="P5">N</text:p>
          </table:table-cell>
          <table:table-cell table:style-name="Table74.A2" office:value-type="string">
            <text:p text:style-name="P5">T</text:p>
          </table:table-cell>
          <table:table-cell table:style-name="Table74.E2" office:value-type="float" office:value="37">
            <text:p text:style-name="P7">37</text:p>
          </table:table-cell>
          <table:table-cell table:style-name="Table74.A2" office:value-type="string">
            <text:p text:style-name="Table_20_Contents">NULL</text:p>
          </table:table-cell>
          <table:table-cell table:style-name="Table74.A2" office:value-type="string">
            <text:p text:style-name="Table_20_Contents">NULL</text:p>
          </table:table-cell>
          <table:table-cell table:style-name="Table74.A2" office:value-type="string">
            <text:p text:style-name="Table_20_Contents">NULL</text:p>
          </table:table-cell>
          <table:table-cell table:style-name="Table74.E2" office:value-type="float" office:value="50">
            <text:p text:style-name="Table_20_Contents">50</text:p>
          </table:table-cell>
          <table:table-cell table:style-name="Table74.J2" office:value-type="string">
            <text:p text:style-name="Table_20_Contents">NULL</text:p>
          </table:table-cell>
        </table:table-row>
      </table:table>
      <text:p text:style-name="Standard"/>
      <table:table table:name="Table90" table:style-name="Table90">
        <table:table-column table:style-name="Table90.A"/>
        <table:table-column table:style-name="Table90.B" table:number-columns-repeated="2"/>
        <table:table-column table:style-name="Table90.D"/>
        <table:table-column table:style-name="Table90.E"/>
        <table:table-column table:style-name="Table90.F"/>
        <table:table-column table:style-name="Table90.G"/>
        <table:table-column table:style-name="Table90.H"/>
        <table:table-column table:style-name="Table90.G"/>
        <table:table-column table:style-name="Table90.J"/>
        <table:table-row>
          <table:table-cell table:style-name="Table90.A1" office:value-type="string">
            <text:p text:style-name="P2">Delta CD</text:p>
          </table:table-cell>
          <table:table-cell table:style-name="Table90.A1" office:value-type="string">
            <text:p text:style-name="P2">SP St.</text:p>
          </table:table-cell>
          <table:table-cell table:style-name="Table90.A1" office:value-type="string">
            <text:p text:style-name="P2">SP St. N</text:p>
          </table:table-cell>
          <table:table-cell table:style-name="Table90.A1" office:value-type="string">
            <text:p text:style-name="P2">Flow</text:p>
          </table:table-cell>
          <table:table-cell table:style-name="Table90.A1" office:value-type="string">
            <text:p text:style-name="P2">Mat Dept.</text:p>
          </table:table-cell>
          <table:table-cell table:style-name="Table90.A1" office:value-type="string">
            <text:p text:style-name="P2">Campus </text:p>
          </table:table-cell>
          <table:table-cell table:style-name="Table90.A1" office:value-type="string">
            <text:p text:style-name="P2">Customer</text:p>
          </table:table-cell>
          <table:table-cell table:style-name="Table90.A1" office:value-type="string">
            <text:p text:style-name="P2">Vendor</text:p>
          </table:table-cell>
          <table:table-cell table:style-name="Table90.A1" office:value-type="string">
            <text:p text:style-name="P2">Qty Dept.</text:p>
          </table:table-cell>
          <table:table-cell table:style-name="Table90.J1" office:value-type="string">
            <text:p text:style-name="P2">Qty Camp.</text:p>
          </table:table-cell>
        </table:table-row>
        <table:table-row>
          <table:table-cell table:style-name="Table90.A2" office:value-type="string">
            <text:p text:style-name="Table_20_Contents">D</text:p>
          </table:table-cell>
          <table:table-cell table:style-name="Table90.A2" office:value-type="string">
            <text:p text:style-name="P5">J</text:p>
          </table:table-cell>
          <table:table-cell table:style-name="Table90.A2" office:value-type="string">
            <text:p text:style-name="P5">J</text:p>
          </table:table-cell>
          <table:table-cell table:style-name="Table90.A2" office:value-type="string">
            <text:p text:style-name="P5">T</text:p>
          </table:table-cell>
          <table:table-cell table:style-name="Table90.E2" office:value-type="float" office:value="37">
            <text:p text:style-name="P7">37</text:p>
          </table:table-cell>
          <table:table-cell table:style-name="Table90.A2" office:value-type="string">
            <text:p text:style-name="Table_20_Contents">NULL</text:p>
          </table:table-cell>
          <table:table-cell table:style-name="Table90.E2" office:value-type="float" office:value="2395">
            <text:p text:style-name="P7">2395</text:p>
          </table:table-cell>
          <table:table-cell table:style-name="Table90.A2" office:value-type="string">
            <text:p text:style-name="Table_20_Contents">NULL</text:p>
          </table:table-cell>
          <table:table-cell table:style-name="Table90.E2" office:value-type="float" office:value="-50">
            <text:p text:style-name="Table_20_Contents">-50</text:p>
          </table:table-cell>
          <table:table-cell table:style-name="Table90.J2" office:value-type="string">
            <text:p text:style-name="Table_20_Contents">NULL</text:p>
          </table:table-cell>
        </table:table-row>
        <table:table-row>
          <table:table-cell table:style-name="Table90.A2" office:value-type="string">
            <text:p text:style-name="Table_20_Contents">D</text:p>
          </table:table-cell>
          <table:table-cell table:style-name="Table90.A2" office:value-type="string">
            <text:p text:style-name="P5">J</text:p>
          </table:table-cell>
          <table:table-cell table:style-name="Table90.A2" office:value-type="string">
            <text:p text:style-name="P5">J</text:p>
          </table:table-cell>
          <table:table-cell table:style-name="Table90.A2" office:value-type="string">
            <text:p text:style-name="P5">T</text:p>
          </table:table-cell>
          <table:table-cell table:style-name="Table90.E2" office:value-type="float" office:value="37">
            <text:p text:style-name="P7">37</text:p>
          </table:table-cell>
          <table:table-cell table:style-name="Table90.A2" office:value-type="string">
            <text:p text:style-name="Table_20_Contents">NULL</text:p>
          </table:table-cell>
          <table:table-cell table:style-name="Table90.E2" office:value-type="float" office:value="2395">
            <text:p text:style-name="P7">2395</text:p>
          </table:table-cell>
          <table:table-cell table:style-name="Table90.A2" office:value-type="string">
            <text:p text:style-name="Table_20_Contents">NULL</text:p>
          </table:table-cell>
          <table:table-cell table:style-name="Table90.E2" office:value-type="float" office:value="50">
            <text:p text:style-name="Table_20_Contents">50</text:p>
          </table:table-cell>
          <table:table-cell table:style-name="Table90.J2" office:value-type="string">
            <text:p text:style-name="Table_20_Contents">NULL</text:p>
          </table:table-cell>
        </table:table-row>
      </table:table>
      <text:p text:style-name="Standard"/>
      <table:table table:name="Table91" table:style-name="Table91">
        <table:table-column table:style-name="Table91.A"/>
        <table:table-column table:style-name="Table91.B" table:number-columns-repeated="2"/>
        <table:table-column table:style-name="Table91.D"/>
        <table:table-column table:style-name="Table91.E"/>
        <table:table-column table:style-name="Table91.F"/>
        <table:table-column table:style-name="Table91.G"/>
        <table:table-column table:style-name="Table91.H"/>
        <table:table-column table:style-name="Table91.G"/>
        <table:table-column table:style-name="Table91.J"/>
        <table:table-row>
          <table:table-cell table:style-name="Table91.A1" office:value-type="string">
            <text:p text:style-name="P2">Delta CD</text:p>
          </table:table-cell>
          <table:table-cell table:style-name="Table91.A1" office:value-type="string">
            <text:p text:style-name="P2">SP St.</text:p>
          </table:table-cell>
          <table:table-cell table:style-name="Table91.A1" office:value-type="string">
            <text:p text:style-name="P2">SP St. N</text:p>
          </table:table-cell>
          <table:table-cell table:style-name="Table91.A1" office:value-type="string">
            <text:p text:style-name="P2">Flow</text:p>
          </table:table-cell>
          <table:table-cell table:style-name="Table91.A1" office:value-type="string">
            <text:p text:style-name="P2">Mat Dept.</text:p>
          </table:table-cell>
          <table:table-cell table:style-name="Table91.A1" office:value-type="string">
            <text:p text:style-name="P2">Campus </text:p>
          </table:table-cell>
          <table:table-cell table:style-name="Table91.A1" office:value-type="string">
            <text:p text:style-name="P2">Customer</text:p>
          </table:table-cell>
          <table:table-cell table:style-name="Table91.A1" office:value-type="string">
            <text:p text:style-name="P2">Vendor</text:p>
          </table:table-cell>
          <table:table-cell table:style-name="Table91.A1" office:value-type="string">
            <text:p text:style-name="P2">Qty Dept.</text:p>
          </table:table-cell>
          <table:table-cell table:style-name="Table91.J1" office:value-type="string">
            <text:p text:style-name="P2">Qty Camp.</text:p>
          </table:table-cell>
        </table:table-row>
        <table:table-row>
          <table:table-cell table:style-name="Table91.A2" office:value-type="string">
            <text:p text:style-name="Table_20_Contents">D</text:p>
          </table:table-cell>
          <table:table-cell table:style-name="Table91.A2" office:value-type="string">
            <text:p text:style-name="P5">K</text:p>
          </table:table-cell>
          <table:table-cell table:style-name="Table91.A2" office:value-type="string">
            <text:p text:style-name="P5">K</text:p>
          </table:table-cell>
          <table:table-cell table:style-name="Table91.A2" office:value-type="string">
            <text:p text:style-name="P5">T</text:p>
          </table:table-cell>
          <table:table-cell table:style-name="Table91.E2" office:value-type="float" office:value="37">
            <text:p text:style-name="P7">37</text:p>
          </table:table-cell>
          <table:table-cell table:style-name="Table91.A2" office:value-type="string">
            <text:p text:style-name="Table_20_Contents">NULL</text:p>
          </table:table-cell>
          <table:table-cell table:style-name="Table91.A2" office:value-type="string">
            <text:p text:style-name="Table_20_Contents">NULL</text:p>
          </table:table-cell>
          <table:table-cell table:style-name="Table91.E2" office:value-type="float" office:value="4556">
            <text:p text:style-name="P7">4556</text:p>
          </table:table-cell>
          <table:table-cell table:style-name="Table91.E2" office:value-type="float" office:value="-50">
            <text:p text:style-name="Table_20_Contents">-50</text:p>
          </table:table-cell>
          <table:table-cell table:style-name="Table91.J2" office:value-type="string">
            <text:p text:style-name="Table_20_Contents">NULL</text:p>
          </table:table-cell>
        </table:table-row>
        <table:table-row>
          <table:table-cell table:style-name="Table91.A2" office:value-type="string">
            <text:p text:style-name="Table_20_Contents">D</text:p>
          </table:table-cell>
          <table:table-cell table:style-name="Table91.A2" office:value-type="string">
            <text:p text:style-name="P5">K</text:p>
          </table:table-cell>
          <table:table-cell table:style-name="Table91.A2" office:value-type="string">
            <text:p text:style-name="P5">K</text:p>
          </table:table-cell>
          <table:table-cell table:style-name="Table91.A2" office:value-type="string">
            <text:p text:style-name="P5">T</text:p>
          </table:table-cell>
          <table:table-cell table:style-name="Table91.E2" office:value-type="float" office:value="37">
            <text:p text:style-name="P7">37</text:p>
          </table:table-cell>
          <table:table-cell table:style-name="Table91.A2" office:value-type="string">
            <text:p text:style-name="Table_20_Contents">NULL</text:p>
          </table:table-cell>
          <table:table-cell table:style-name="Table91.A2" office:value-type="string">
            <text:p text:style-name="Table_20_Contents">NULL</text:p>
          </table:table-cell>
          <table:table-cell table:style-name="Table91.E2" office:value-type="float" office:value="4556">
            <text:p text:style-name="P7">4556</text:p>
          </table:table-cell>
          <table:table-cell table:style-name="Table91.E2" office:value-type="float" office:value="50">
            <text:p text:style-name="Table_20_Contents">50</text:p>
          </table:table-cell>
          <table:table-cell table:style-name="Table91.J2" office:value-type="string">
            <text:p text:style-name="Table_20_Contents">NULL</text:p>
          </table:table-cell>
        </table:table-row>
      </table:table>
      <text:p text:style-name="Standard"/>
      <text:p text:style-name="Standard"/>
      <table:table table:name="Table59" table:style-name="Table59">
        <table:table-column table:style-name="Table59.A"/>
        <table:table-column table:style-name="Table59.B"/>
        <table:table-row>
          <table:table-cell table:style-name="Table59.A1" office:value-type="string">
            <text:p text:style-name="P4">Movement <text:s/>Code <text:s text:c="4"/>(323) <text:s text:c="3"/>(TT)</text:p>
          </table:table-cell>
          <table:table-cell table:style-name="Table59.B1" office:value-type="string">
            <text:p text:style-name="P4"><text:s text:c="3"/><text:span text:style-name="T2">Transfer from R within a storage location </text:span></text:p>
          </table:table-cell>
        </table:table-row>
      </table:table>
      <table:table table:name="Table75" table:style-name="Table75">
        <table:table-column table:style-name="Table75.A"/>
        <table:table-column table:style-name="Table75.B" table:number-columns-repeated="2"/>
        <table:table-column table:style-name="Table75.D"/>
        <table:table-column table:style-name="Table75.E"/>
        <table:table-column table:style-name="Table75.F"/>
        <table:table-column table:style-name="Table75.G"/>
        <table:table-column table:style-name="Table75.H"/>
        <table:table-column table:style-name="Table75.G"/>
        <table:table-column table:style-name="Table75.J"/>
        <table:table-row>
          <table:table-cell table:style-name="Table75.A1" office:value-type="string">
            <text:p text:style-name="P2">Delta CD</text:p>
          </table:table-cell>
          <table:table-cell table:style-name="Table75.A1" office:value-type="string">
            <text:p text:style-name="P2">SP St.</text:p>
          </table:table-cell>
          <table:table-cell table:style-name="Table75.A1" office:value-type="string">
            <text:p text:style-name="P2">SP St. N</text:p>
          </table:table-cell>
          <table:table-cell table:style-name="Table75.A1" office:value-type="string">
            <text:p text:style-name="P2">Flow</text:p>
          </table:table-cell>
          <table:table-cell table:style-name="Table75.A1" office:value-type="string">
            <text:p text:style-name="P2">Mat Dept.</text:p>
          </table:table-cell>
          <table:table-cell table:style-name="Table75.A1" office:value-type="string">
            <text:p text:style-name="P2">Campus </text:p>
          </table:table-cell>
          <table:table-cell table:style-name="Table75.A1" office:value-type="string">
            <text:p text:style-name="P2">Customer</text:p>
          </table:table-cell>
          <table:table-cell table:style-name="Table75.A1" office:value-type="string">
            <text:p text:style-name="P2">Vendor</text:p>
          </table:table-cell>
          <table:table-cell table:style-name="Table75.A1" office:value-type="string">
            <text:p text:style-name="P2">Qty Dept.</text:p>
          </table:table-cell>
          <table:table-cell table:style-name="Table75.J1" office:value-type="string">
            <text:p text:style-name="P2">Qty Camp.</text:p>
          </table:table-cell>
        </table:table-row>
        <table:table-row>
          <table:table-cell table:style-name="Table75.A2" office:value-type="string">
            <text:p text:style-name="Table_20_Contents">D</text:p>
          </table:table-cell>
          <table:table-cell table:style-name="Table75.A2" office:value-type="string">
            <text:p text:style-name="P5">N</text:p>
          </table:table-cell>
          <table:table-cell table:style-name="Table75.A2" office:value-type="string">
            <text:p text:style-name="P5">N</text:p>
          </table:table-cell>
          <table:table-cell table:style-name="Table75.A2" office:value-type="string">
            <text:p text:style-name="P5">T</text:p>
          </table:table-cell>
          <table:table-cell table:style-name="Table75.E2" office:value-type="float" office:value="37">
            <text:p text:style-name="P8">37</text:p>
          </table:table-cell>
          <table:table-cell table:style-name="Table75.A2" office:value-type="string">
            <text:p text:style-name="Table_20_Contents">NULL</text:p>
          </table:table-cell>
          <table:table-cell table:style-name="Table75.A2" office:value-type="string">
            <text:p text:style-name="Table_20_Contents">NULL</text:p>
          </table:table-cell>
          <table:table-cell table:style-name="Table75.A2" office:value-type="string">
            <text:p text:style-name="Table_20_Contents">NULL</text:p>
          </table:table-cell>
          <table:table-cell table:style-name="Table75.E2" office:value-type="float" office:value="-50">
            <text:p text:style-name="Table_20_Contents">-50</text:p>
          </table:table-cell>
          <table:table-cell table:style-name="Table75.J2" office:value-type="string">
            <text:p text:style-name="Table_20_Contents">NULL</text:p>
          </table:table-cell>
        </table:table-row>
        <table:table-row>
          <table:table-cell table:style-name="Table75.A2" office:value-type="string">
            <text:p text:style-name="Table_20_Contents">D</text:p>
          </table:table-cell>
          <table:table-cell table:style-name="Table75.A2" office:value-type="string">
            <text:p text:style-name="P5">N</text:p>
          </table:table-cell>
          <table:table-cell table:style-name="Table75.A2" office:value-type="string">
            <text:p text:style-name="P5">N</text:p>
          </table:table-cell>
          <table:table-cell table:style-name="Table75.A2" office:value-type="string">
            <text:p text:style-name="P5">T</text:p>
          </table:table-cell>
          <table:table-cell table:style-name="Table75.E2" office:value-type="float" office:value="37">
            <text:p text:style-name="P7">37</text:p>
          </table:table-cell>
          <table:table-cell table:style-name="Table75.A2" office:value-type="string">
            <text:p text:style-name="Table_20_Contents">NULL</text:p>
          </table:table-cell>
          <table:table-cell table:style-name="Table75.A2" office:value-type="string">
            <text:p text:style-name="Table_20_Contents">NULL</text:p>
          </table:table-cell>
          <table:table-cell table:style-name="Table75.A2" office:value-type="string">
            <text:p text:style-name="Table_20_Contents">NULL</text:p>
          </table:table-cell>
          <table:table-cell table:style-name="Table75.E2" office:value-type="float" office:value="50">
            <text:p text:style-name="Table_20_Contents">50</text:p>
          </table:table-cell>
          <table:table-cell table:style-name="Table75.J2" office:value-type="string">
            <text:p text:style-name="Table_20_Contents">NULL</text:p>
          </table:table-cell>
        </table:table-row>
      </table:table>
      <text:p text:style-name="Standard"/>
      <table:table table:name="Table92" table:style-name="Table92">
        <table:table-column table:style-name="Table92.A"/>
        <table:table-column table:style-name="Table92.B" table:number-columns-repeated="2"/>
        <table:table-column table:style-name="Table92.D"/>
        <table:table-column table:style-name="Table92.E"/>
        <table:table-column table:style-name="Table92.F"/>
        <table:table-column table:style-name="Table92.G"/>
        <table:table-column table:style-name="Table92.H"/>
        <table:table-column table:style-name="Table92.G"/>
        <table:table-column table:style-name="Table92.J"/>
        <table:table-row>
          <table:table-cell table:style-name="Table92.A1" office:value-type="string">
            <text:p text:style-name="P2">Delta CD</text:p>
          </table:table-cell>
          <table:table-cell table:style-name="Table92.A1" office:value-type="string">
            <text:p text:style-name="P2">SP St.</text:p>
          </table:table-cell>
          <table:table-cell table:style-name="Table92.A1" office:value-type="string">
            <text:p text:style-name="P2">SP St. N</text:p>
          </table:table-cell>
          <table:table-cell table:style-name="Table92.A1" office:value-type="string">
            <text:p text:style-name="P2">Flow</text:p>
          </table:table-cell>
          <table:table-cell table:style-name="Table92.A1" office:value-type="string">
            <text:p text:style-name="P2">Mat Dept.</text:p>
          </table:table-cell>
          <table:table-cell table:style-name="Table92.A1" office:value-type="string">
            <text:p text:style-name="P2">Campus </text:p>
          </table:table-cell>
          <table:table-cell table:style-name="Table92.A1" office:value-type="string">
            <text:p text:style-name="P2">Customer</text:p>
          </table:table-cell>
          <table:table-cell table:style-name="Table92.A1" office:value-type="string">
            <text:p text:style-name="P2">Vendor</text:p>
          </table:table-cell>
          <table:table-cell table:style-name="Table92.A1" office:value-type="string">
            <text:p text:style-name="P2">Qty Dept.</text:p>
          </table:table-cell>
          <table:table-cell table:style-name="Table92.J1" office:value-type="string">
            <text:p text:style-name="P2">Qty Camp.</text:p>
          </table:table-cell>
        </table:table-row>
        <table:table-row>
          <table:table-cell table:style-name="Table92.A2" office:value-type="string">
            <text:p text:style-name="Table_20_Contents">D</text:p>
          </table:table-cell>
          <table:table-cell table:style-name="Table92.A2" office:value-type="string">
            <text:p text:style-name="P5">J</text:p>
          </table:table-cell>
          <table:table-cell table:style-name="Table92.A2" office:value-type="string">
            <text:p text:style-name="P5">J</text:p>
          </table:table-cell>
          <table:table-cell table:style-name="Table92.A2" office:value-type="string">
            <text:p text:style-name="P5">T</text:p>
          </table:table-cell>
          <table:table-cell table:style-name="Table92.E2" office:value-type="float" office:value="37">
            <text:p text:style-name="P7">37</text:p>
          </table:table-cell>
          <table:table-cell table:style-name="Table92.A2" office:value-type="string">
            <text:p text:style-name="Table_20_Contents">NULL</text:p>
          </table:table-cell>
          <table:table-cell table:style-name="Table92.E2" office:value-type="float" office:value="2395">
            <text:p text:style-name="P7">2395</text:p>
          </table:table-cell>
          <table:table-cell table:style-name="Table92.A2" office:value-type="string">
            <text:p text:style-name="Table_20_Contents">NULL</text:p>
          </table:table-cell>
          <table:table-cell table:style-name="Table92.E2" office:value-type="float" office:value="-50">
            <text:p text:style-name="Table_20_Contents">-50</text:p>
          </table:table-cell>
          <table:table-cell table:style-name="Table92.J2" office:value-type="string">
            <text:p text:style-name="Table_20_Contents">NULL</text:p>
          </table:table-cell>
        </table:table-row>
        <table:table-row>
          <table:table-cell table:style-name="Table92.A2" office:value-type="string">
            <text:p text:style-name="Table_20_Contents">D</text:p>
          </table:table-cell>
          <table:table-cell table:style-name="Table92.A2" office:value-type="string">
            <text:p text:style-name="P5">J</text:p>
          </table:table-cell>
          <table:table-cell table:style-name="Table92.A2" office:value-type="string">
            <text:p text:style-name="P5">J</text:p>
          </table:table-cell>
          <table:table-cell table:style-name="Table92.A2" office:value-type="string">
            <text:p text:style-name="P5">T</text:p>
          </table:table-cell>
          <table:table-cell table:style-name="Table92.E2" office:value-type="float" office:value="37">
            <text:p text:style-name="P7">37</text:p>
          </table:table-cell>
          <table:table-cell table:style-name="Table92.A2" office:value-type="string">
            <text:p text:style-name="Table_20_Contents">NULL</text:p>
          </table:table-cell>
          <table:table-cell table:style-name="Table92.E2" office:value-type="float" office:value="2395">
            <text:p text:style-name="P7">2395</text:p>
          </table:table-cell>
          <table:table-cell table:style-name="Table92.A2" office:value-type="string">
            <text:p text:style-name="Table_20_Contents">NULL</text:p>
          </table:table-cell>
          <table:table-cell table:style-name="Table92.E2" office:value-type="float" office:value="50">
            <text:p text:style-name="Table_20_Contents">50</text:p>
          </table:table-cell>
          <table:table-cell table:style-name="Table92.J2" office:value-type="string">
            <text:p text:style-name="Table_20_Contents">NULL</text:p>
          </table:table-cell>
        </table:table-row>
      </table:table>
      <text:p text:style-name="Standard"/>
      <text:p text:style-name="Standard"/>
      <table:table table:name="Table93" table:style-name="Table93">
        <table:table-column table:style-name="Table93.A"/>
        <table:table-column table:style-name="Table93.B" table:number-columns-repeated="2"/>
        <table:table-column table:style-name="Table93.D"/>
        <table:table-column table:style-name="Table93.E"/>
        <table:table-column table:style-name="Table93.F"/>
        <table:table-column table:style-name="Table93.G"/>
        <table:table-column table:style-name="Table93.H"/>
        <table:table-column table:style-name="Table93.G"/>
        <table:table-column table:style-name="Table93.J"/>
        <text:soft-page-break/>
        <table:table-row>
          <table:table-cell table:style-name="Table93.A1" office:value-type="string">
            <text:p text:style-name="P2">Delta CD</text:p>
          </table:table-cell>
          <table:table-cell table:style-name="Table93.A1" office:value-type="string">
            <text:p text:style-name="P2">SP St.</text:p>
          </table:table-cell>
          <table:table-cell table:style-name="Table93.A1" office:value-type="string">
            <text:p text:style-name="P2">SP St. N</text:p>
          </table:table-cell>
          <table:table-cell table:style-name="Table93.A1" office:value-type="string">
            <text:p text:style-name="P2">Flow</text:p>
          </table:table-cell>
          <table:table-cell table:style-name="Table93.A1" office:value-type="string">
            <text:p text:style-name="P2">Mat Dept.</text:p>
          </table:table-cell>
          <table:table-cell table:style-name="Table93.A1" office:value-type="string">
            <text:p text:style-name="P2">Campus </text:p>
          </table:table-cell>
          <table:table-cell table:style-name="Table93.A1" office:value-type="string">
            <text:p text:style-name="P2">Customer</text:p>
          </table:table-cell>
          <table:table-cell table:style-name="Table93.A1" office:value-type="string">
            <text:p text:style-name="P2">Vendor</text:p>
          </table:table-cell>
          <table:table-cell table:style-name="Table93.A1" office:value-type="string">
            <text:p text:style-name="P2">Qty Dept.</text:p>
          </table:table-cell>
          <table:table-cell table:style-name="Table93.J1" office:value-type="string">
            <text:p text:style-name="P2">Qty Camp.</text:p>
          </table:table-cell>
        </table:table-row>
        <table:table-row>
          <table:table-cell table:style-name="Table93.A2" office:value-type="string">
            <text:p text:style-name="Table_20_Contents">D</text:p>
          </table:table-cell>
          <table:table-cell table:style-name="Table93.A2" office:value-type="string">
            <text:p text:style-name="P5">K</text:p>
          </table:table-cell>
          <table:table-cell table:style-name="Table93.A2" office:value-type="string">
            <text:p text:style-name="P5">K</text:p>
          </table:table-cell>
          <table:table-cell table:style-name="Table93.A2" office:value-type="string">
            <text:p text:style-name="P5">T</text:p>
          </table:table-cell>
          <table:table-cell table:style-name="Table93.E2" office:value-type="float" office:value="37">
            <text:p text:style-name="P7">37</text:p>
          </table:table-cell>
          <table:table-cell table:style-name="Table93.A2" office:value-type="string">
            <text:p text:style-name="Table_20_Contents">NULL</text:p>
          </table:table-cell>
          <table:table-cell table:style-name="Table93.A2" office:value-type="string">
            <text:p text:style-name="Table_20_Contents">NULL</text:p>
          </table:table-cell>
          <table:table-cell table:style-name="Table93.E2" office:value-type="float" office:value="4556">
            <text:p text:style-name="P7">4556</text:p>
          </table:table-cell>
          <table:table-cell table:style-name="Table93.E2" office:value-type="float" office:value="-50">
            <text:p text:style-name="Table_20_Contents">-50</text:p>
          </table:table-cell>
          <table:table-cell table:style-name="Table93.J2" office:value-type="string">
            <text:p text:style-name="Table_20_Contents">NULL</text:p>
          </table:table-cell>
        </table:table-row>
        <table:table-row>
          <table:table-cell table:style-name="Table93.A2" office:value-type="string">
            <text:p text:style-name="Table_20_Contents">D</text:p>
          </table:table-cell>
          <table:table-cell table:style-name="Table93.A2" office:value-type="string">
            <text:p text:style-name="P5">K</text:p>
          </table:table-cell>
          <table:table-cell table:style-name="Table93.A2" office:value-type="string">
            <text:p text:style-name="P5">K</text:p>
          </table:table-cell>
          <table:table-cell table:style-name="Table93.A2" office:value-type="string">
            <text:p text:style-name="P5">T</text:p>
          </table:table-cell>
          <table:table-cell table:style-name="Table93.E2" office:value-type="float" office:value="37">
            <text:p text:style-name="P7">37</text:p>
          </table:table-cell>
          <table:table-cell table:style-name="Table93.A2" office:value-type="string">
            <text:p text:style-name="Table_20_Contents">NULL</text:p>
          </table:table-cell>
          <table:table-cell table:style-name="Table93.A2" office:value-type="string">
            <text:p text:style-name="Table_20_Contents">NULL</text:p>
          </table:table-cell>
          <table:table-cell table:style-name="Table93.E2" office:value-type="float" office:value="4556">
            <text:p text:style-name="P7">4556</text:p>
          </table:table-cell>
          <table:table-cell table:style-name="Table93.E2" office:value-type="float" office:value="50">
            <text:p text:style-name="Table_20_Contents">50</text:p>
          </table:table-cell>
          <table:table-cell table:style-name="Table93.J2" office:value-type="string">
            <text:p text:style-name="Table_20_Contents">NULL</text:p>
          </table:table-cell>
        </table:table-row>
      </table:table>
      <text:p text:style-name="Standard"/>
      <text:p text:style-name="Standard"/>
      <table:table table:name="Table60" table:style-name="Table60">
        <table:table-column table:style-name="Table60.A"/>
        <table:table-column table:style-name="Table60.B"/>
        <table:table-row>
          <table:table-cell table:style-name="Table60.A1" office:value-type="string">
            <text:p text:style-name="P4">Movement <text:s/>Code <text:s text:c="4"/>(411) <text:s text:c="2"/>(BT)</text:p>
          </table:table-cell>
          <table:table-cell table:style-name="Table60.B1" office:value-type="string">
            <text:p text:style-name="P4"><text:s text:c="3"/><text:span text:style-name="T2">Transfer from consignment to own stock</text:span></text:p>
          </table:table-cell>
        </table:table-row>
      </table:table>
      <table:table table:name="Table76" table:style-name="Table76">
        <table:table-column table:style-name="Table76.A"/>
        <table:table-column table:style-name="Table76.B" table:number-columns-repeated="2"/>
        <table:table-column table:style-name="Table76.D"/>
        <table:table-column table:style-name="Table76.E"/>
        <table:table-column table:style-name="Table76.F"/>
        <table:table-column table:style-name="Table76.G"/>
        <table:table-column table:style-name="Table76.H"/>
        <table:table-column table:style-name="Table76.G"/>
        <table:table-column table:style-name="Table76.J"/>
        <table:table-row>
          <table:table-cell table:style-name="Table76.A1" office:value-type="string">
            <text:p text:style-name="P2">Delta CD</text:p>
          </table:table-cell>
          <table:table-cell table:style-name="Table76.A1" office:value-type="string">
            <text:p text:style-name="P2">SP St.</text:p>
          </table:table-cell>
          <table:table-cell table:style-name="Table76.A1" office:value-type="string">
            <text:p text:style-name="P2">SP St. N</text:p>
          </table:table-cell>
          <table:table-cell table:style-name="Table76.A1" office:value-type="string">
            <text:p text:style-name="P2">Flow</text:p>
          </table:table-cell>
          <table:table-cell table:style-name="Table76.A1" office:value-type="string">
            <text:p text:style-name="P2">Mat Dept.</text:p>
          </table:table-cell>
          <table:table-cell table:style-name="Table76.A1" office:value-type="string">
            <text:p text:style-name="P2">Campus </text:p>
          </table:table-cell>
          <table:table-cell table:style-name="Table76.A1" office:value-type="string">
            <text:p text:style-name="P2">Customer</text:p>
          </table:table-cell>
          <table:table-cell table:style-name="Table76.A1" office:value-type="string">
            <text:p text:style-name="P2">Vendor</text:p>
          </table:table-cell>
          <table:table-cell table:style-name="Table76.A1" office:value-type="string">
            <text:p text:style-name="P2">Qty Dept.</text:p>
          </table:table-cell>
          <table:table-cell table:style-name="Table76.J1" office:value-type="string">
            <text:p text:style-name="P2">Qty Camp.</text:p>
          </table:table-cell>
        </table:table-row>
        <table:table-row>
          <table:table-cell table:style-name="Table76.A2" office:value-type="string">
            <text:p text:style-name="Table_20_Contents">D</text:p>
          </table:table-cell>
          <table:table-cell table:style-name="Table76.A2" office:value-type="string">
            <text:p text:style-name="P5">K</text:p>
          </table:table-cell>
          <table:table-cell table:style-name="Table76.A2" office:value-type="string">
            <text:p text:style-name="P5">K</text:p>
          </table:table-cell>
          <table:table-cell table:style-name="Table76.A2" office:value-type="string">
            <text:p text:style-name="P5">B</text:p>
          </table:table-cell>
          <table:table-cell table:style-name="Table76.E2" office:value-type="float" office:value="37">
            <text:p text:style-name="P7">37</text:p>
          </table:table-cell>
          <table:table-cell table:style-name="Table76.A2" office:value-type="string">
            <text:p text:style-name="Table_20_Contents">NULL</text:p>
          </table:table-cell>
          <table:table-cell table:style-name="Table76.A2" office:value-type="string">
            <text:p text:style-name="Table_20_Contents">NULL</text:p>
          </table:table-cell>
          <table:table-cell table:style-name="Table76.E2" office:value-type="float" office:value="4556">
            <text:p text:style-name="P7">4556</text:p>
          </table:table-cell>
          <table:table-cell table:style-name="Table76.E2" office:value-type="float" office:value="-50">
            <text:p text:style-name="Table_20_Contents">-50</text:p>
          </table:table-cell>
          <table:table-cell table:style-name="Table76.J2" office:value-type="string">
            <text:p text:style-name="Table_20_Contents">NULL</text:p>
          </table:table-cell>
        </table:table-row>
        <table:table-row>
          <table:table-cell table:style-name="Table76.A2" office:value-type="string">
            <text:p text:style-name="Table_20_Contents">D</text:p>
          </table:table-cell>
          <table:table-cell table:style-name="Table76.A2" office:value-type="string">
            <text:p text:style-name="P5">K</text:p>
          </table:table-cell>
          <table:table-cell table:style-name="Table76.A2" office:value-type="string">
            <text:p text:style-name="P10">N</text:p>
          </table:table-cell>
          <table:table-cell table:style-name="Table76.A2" office:value-type="string">
            <text:p text:style-name="P5">T</text:p>
          </table:table-cell>
          <table:table-cell table:style-name="Table76.E2" office:value-type="float" office:value="37">
            <text:p text:style-name="P7">37</text:p>
          </table:table-cell>
          <table:table-cell table:style-name="Table76.A2" office:value-type="string">
            <text:p text:style-name="Table_20_Contents">NULL</text:p>
          </table:table-cell>
          <table:table-cell table:style-name="Table76.A2" office:value-type="string">
            <text:p text:style-name="Table_20_Contents">NULL</text:p>
          </table:table-cell>
          <table:table-cell table:style-name="Table76.A2" office:value-type="string">
            <text:p text:style-name="Table_20_Contents">NULL</text:p>
          </table:table-cell>
          <table:table-cell table:style-name="Table76.A2" office:value-type="string">
            <text:p text:style-name="Table_20_Contents">NULL</text:p>
          </table:table-cell>
          <table:table-cell table:style-name="Table76.J3" office:value-type="float" office:value="50">
            <text:p text:style-name="Table_20_Contents">50</text:p>
          </table:table-cell>
        </table:table-row>
        <table:table-row>
          <table:table-cell table:style-name="Table76.A2" office:value-type="string">
            <text:p text:style-name="Table_20_Contents">C</text:p>
          </table:table-cell>
          <table:table-cell table:style-name="Table76.A2" office:value-type="string">
            <text:p text:style-name="P5">K</text:p>
          </table:table-cell>
          <table:table-cell table:style-name="Table76.A2" office:value-type="string">
            <text:p text:style-name="P10">N</text:p>
          </table:table-cell>
          <table:table-cell table:style-name="Table76.A2" office:value-type="string">
            <text:p text:style-name="P5">T</text:p>
          </table:table-cell>
          <table:table-cell table:style-name="Table76.A2" office:value-type="string">
            <text:p text:style-name="Table_20_Contents">NULL</text:p>
          </table:table-cell>
          <table:table-cell table:style-name="Table76.E2" office:value-type="float" office:value="3">
            <text:p text:style-name="P7">3</text:p>
          </table:table-cell>
          <table:table-cell table:style-name="Table76.A2" office:value-type="string">
            <text:p text:style-name="Table_20_Contents">NULL</text:p>
          </table:table-cell>
          <table:table-cell table:style-name="Table76.A2" office:value-type="string">
            <text:p text:style-name="Table_20_Contents">NULL</text:p>
          </table:table-cell>
          <table:table-cell table:style-name="Table76.A2" office:value-type="string">
            <text:p text:style-name="Table_20_Contents">NULL</text:p>
          </table:table-cell>
          <table:table-cell table:style-name="Table76.J3" office:value-type="float" office:value="50">
            <text:p text:style-name="Table_20_Contents">50</text:p>
          </table:table-cell>
        </table:table-row>
      </table:table>
      <text:p text:style-name="Standard"/>
      <text:p text:style-name="Standard"/>
      <table:table table:name="Table63" table:style-name="Table63">
        <table:table-column table:style-name="Table63.A"/>
        <table:table-column table:style-name="Table63.B"/>
        <table:table-row>
          <table:table-cell table:style-name="Table63.A1" office:value-type="string">
            <text:p text:style-name="P4">Movement <text:s/>Code <text:s text:c="4"/>(423) <text:s text:c="2"/>(BT)</text:p>
          </table:table-cell>
          <table:table-cell table:style-name="Table63.B1" office:value-type="string">
            <text:p text:style-name="P4"><text:s text:c="3"/><text:span text:style-name="T2">Transfer Rejections from floor to store</text:span></text:p>
          </table:table-cell>
        </table:table-row>
      </table:table>
      <table:table table:name="Table79" table:style-name="Table79">
        <table:table-column table:style-name="Table79.A"/>
        <table:table-column table:style-name="Table79.B" table:number-columns-repeated="2"/>
        <table:table-column table:style-name="Table79.D"/>
        <table:table-column table:style-name="Table79.E"/>
        <table:table-column table:style-name="Table79.F"/>
        <table:table-column table:style-name="Table79.G"/>
        <table:table-column table:style-name="Table79.H"/>
        <table:table-column table:style-name="Table79.G"/>
        <table:table-column table:style-name="Table79.J"/>
        <table:table-row>
          <table:table-cell table:style-name="Table79.A1" office:value-type="string">
            <text:p text:style-name="P2">Delta CD</text:p>
          </table:table-cell>
          <table:table-cell table:style-name="Table79.A1" office:value-type="string">
            <text:p text:style-name="P2">SP St.</text:p>
          </table:table-cell>
          <table:table-cell table:style-name="Table79.A1" office:value-type="string">
            <text:p text:style-name="P2">SP St. N</text:p>
          </table:table-cell>
          <table:table-cell table:style-name="Table79.A1" office:value-type="string">
            <text:p text:style-name="P2">Flow</text:p>
          </table:table-cell>
          <table:table-cell table:style-name="Table79.A1" office:value-type="string">
            <text:p text:style-name="P2">Mat Dept.</text:p>
          </table:table-cell>
          <table:table-cell table:style-name="Table79.A1" office:value-type="string">
            <text:p text:style-name="P2">Campus </text:p>
          </table:table-cell>
          <table:table-cell table:style-name="Table79.A1" office:value-type="string">
            <text:p text:style-name="P2">Customer</text:p>
          </table:table-cell>
          <table:table-cell table:style-name="Table79.A1" office:value-type="string">
            <text:p text:style-name="P2">Vendor</text:p>
          </table:table-cell>
          <table:table-cell table:style-name="Table79.A1" office:value-type="string">
            <text:p text:style-name="P2">Qty Dept.</text:p>
          </table:table-cell>
          <table:table-cell table:style-name="Table79.J1" office:value-type="string">
            <text:p text:style-name="P2">Qty Camp.</text:p>
          </table:table-cell>
        </table:table-row>
        <table:table-row>
          <table:table-cell table:style-name="Table79.A2" office:value-type="string">
            <text:p text:style-name="Table_20_Contents">D</text:p>
          </table:table-cell>
          <table:table-cell table:style-name="Table79.A2" office:value-type="string">
            <text:p text:style-name="P5">N</text:p>
          </table:table-cell>
          <table:table-cell table:style-name="Table79.A2" office:value-type="string">
            <text:p text:style-name="P5">N</text:p>
          </table:table-cell>
          <table:table-cell table:style-name="Table79.A2" office:value-type="string">
            <text:p text:style-name="P5">B</text:p>
          </table:table-cell>
          <table:table-cell table:style-name="Table79.E2" office:value-type="float" office:value="38">
            <text:p text:style-name="P7">38</text:p>
          </table:table-cell>
          <table:table-cell table:style-name="Table79.A2" office:value-type="string">
            <text:p text:style-name="Table_20_Contents">NULL</text:p>
          </table:table-cell>
          <table:table-cell table:style-name="Table79.A2" office:value-type="string">
            <text:p text:style-name="Table_20_Contents">NULL</text:p>
          </table:table-cell>
          <table:table-cell table:style-name="Table79.A2" office:value-type="string">
            <text:p text:style-name="Table_20_Contents">NULL</text:p>
          </table:table-cell>
          <table:table-cell table:style-name="Table79.E2" office:value-type="float" office:value="-50">
            <text:p text:style-name="Table_20_Contents">-50</text:p>
          </table:table-cell>
          <table:table-cell table:style-name="Table79.J2" office:value-type="string">
            <text:p text:style-name="Table_20_Contents">NULL</text:p>
          </table:table-cell>
        </table:table-row>
        <table:table-row>
          <table:table-cell table:style-name="Table79.A2" office:value-type="string">
            <text:p text:style-name="Table_20_Contents">D</text:p>
          </table:table-cell>
          <table:table-cell table:style-name="Table79.A2" office:value-type="string">
            <text:p text:style-name="P5">N</text:p>
          </table:table-cell>
          <table:table-cell table:style-name="Table79.A2" office:value-type="string">
            <text:p text:style-name="P5">N</text:p>
          </table:table-cell>
          <table:table-cell table:style-name="Table79.A2" office:value-type="string">
            <text:p text:style-name="P5">T</text:p>
          </table:table-cell>
          <table:table-cell table:style-name="Table79.E2" office:value-type="float" office:value="37">
            <text:p text:style-name="P7">37</text:p>
          </table:table-cell>
          <table:table-cell table:style-name="Table79.A2" office:value-type="string">
            <text:p text:style-name="Table_20_Contents">NULL</text:p>
          </table:table-cell>
          <table:table-cell table:style-name="Table79.A2" office:value-type="string">
            <text:p text:style-name="Table_20_Contents">NULL</text:p>
          </table:table-cell>
          <table:table-cell table:style-name="Table79.A2" office:value-type="string">
            <text:p text:style-name="Table_20_Contents">NULL</text:p>
          </table:table-cell>
          <table:table-cell table:style-name="Table79.E2" office:value-type="float" office:value="50">
            <text:p text:style-name="Table_20_Contents">50</text:p>
          </table:table-cell>
          <table:table-cell table:style-name="Table79.J2" office:value-type="string">
            <text:p text:style-name="Table_20_Contents">NULL</text:p>
          </table:table-cell>
        </table:table-row>
      </table:table>
      <text:p text:style-name="Standard"/>
      <text:p text:style-name="Standard"/>
      <table:table table:name="Table64" table:style-name="Table64">
        <table:table-column table:style-name="Table64.A"/>
        <table:table-column table:style-name="Table64.B"/>
        <table:table-row>
          <table:table-cell table:style-name="Table64.A1" office:value-type="string">
            <text:p text:style-name="P4">Movement <text:s/>Code <text:s text:c="4"/>(424) <text:s/>(BT)</text:p>
          </table:table-cell>
          <table:table-cell table:style-name="Table64.B1" office:value-type="string">
            <text:p text:style-name="P4"><text:s text:c="3"/><text:span text:style-name="T2">Transfer leftover from floor to store</text:span></text:p>
          </table:table-cell>
        </table:table-row>
      </table:table>
      <table:table table:name="Table80" table:style-name="Table80">
        <table:table-column table:style-name="Table80.A"/>
        <table:table-column table:style-name="Table80.B" table:number-columns-repeated="2"/>
        <table:table-column table:style-name="Table80.D"/>
        <table:table-column table:style-name="Table80.E"/>
        <table:table-column table:style-name="Table80.F"/>
        <table:table-column table:style-name="Table80.G"/>
        <table:table-column table:style-name="Table80.H"/>
        <table:table-column table:style-name="Table80.G"/>
        <table:table-column table:style-name="Table80.J"/>
        <table:table-row>
          <table:table-cell table:style-name="Table80.A1" office:value-type="string">
            <text:p text:style-name="P2">Delta CD</text:p>
          </table:table-cell>
          <table:table-cell table:style-name="Table80.A1" office:value-type="string">
            <text:p text:style-name="P2">SP St.</text:p>
          </table:table-cell>
          <table:table-cell table:style-name="Table80.A1" office:value-type="string">
            <text:p text:style-name="P2">SP St. N</text:p>
          </table:table-cell>
          <table:table-cell table:style-name="Table80.A1" office:value-type="string">
            <text:p text:style-name="P2">Flow</text:p>
          </table:table-cell>
          <table:table-cell table:style-name="Table80.A1" office:value-type="string">
            <text:p text:style-name="P2">Mat Dept.</text:p>
          </table:table-cell>
          <table:table-cell table:style-name="Table80.A1" office:value-type="string">
            <text:p text:style-name="P2">Campus </text:p>
          </table:table-cell>
          <table:table-cell table:style-name="Table80.A1" office:value-type="string">
            <text:p text:style-name="P2">Customer</text:p>
          </table:table-cell>
          <table:table-cell table:style-name="Table80.A1" office:value-type="string">
            <text:p text:style-name="P2">Vendor</text:p>
          </table:table-cell>
          <table:table-cell table:style-name="Table80.A1" office:value-type="string">
            <text:p text:style-name="P2">Qty Dept.</text:p>
          </table:table-cell>
          <table:table-cell table:style-name="Table80.J1" office:value-type="string">
            <text:p text:style-name="P2">Qty Camp.</text:p>
          </table:table-cell>
        </table:table-row>
        <table:table-row>
          <table:table-cell table:style-name="Table80.A2" office:value-type="string">
            <text:p text:style-name="Table_20_Contents">D</text:p>
          </table:table-cell>
          <table:table-cell table:style-name="Table80.A2" office:value-type="string">
            <text:p text:style-name="P5">N</text:p>
          </table:table-cell>
          <table:table-cell table:style-name="Table80.A2" office:value-type="string">
            <text:p text:style-name="P5">N</text:p>
          </table:table-cell>
          <table:table-cell table:style-name="Table80.A2" office:value-type="string">
            <text:p text:style-name="P5">B</text:p>
          </table:table-cell>
          <table:table-cell table:style-name="Table80.E2" office:value-type="float" office:value="38">
            <text:p text:style-name="P7">38</text:p>
          </table:table-cell>
          <table:table-cell table:style-name="Table80.A2" office:value-type="string">
            <text:p text:style-name="Table_20_Contents">NULL</text:p>
          </table:table-cell>
          <table:table-cell table:style-name="Table80.A2" office:value-type="string">
            <text:p text:style-name="Table_20_Contents">NULL</text:p>
          </table:table-cell>
          <table:table-cell table:style-name="Table80.A2" office:value-type="string">
            <text:p text:style-name="Table_20_Contents">NULL</text:p>
          </table:table-cell>
          <table:table-cell table:style-name="Table80.E2" office:value-type="float" office:value="-50">
            <text:p text:style-name="Table_20_Contents">-50</text:p>
          </table:table-cell>
          <table:table-cell table:style-name="Table80.J2" office:value-type="string">
            <text:p text:style-name="Table_20_Contents">NULL</text:p>
          </table:table-cell>
        </table:table-row>
        <table:table-row>
          <table:table-cell table:style-name="Table80.A2" office:value-type="string">
            <text:p text:style-name="Table_20_Contents">D</text:p>
          </table:table-cell>
          <table:table-cell table:style-name="Table80.A2" office:value-type="string">
            <text:p text:style-name="P5">N</text:p>
          </table:table-cell>
          <table:table-cell table:style-name="Table80.A2" office:value-type="string">
            <text:p text:style-name="P5">N</text:p>
          </table:table-cell>
          <table:table-cell table:style-name="Table80.A2" office:value-type="string">
            <text:p text:style-name="P5">T</text:p>
          </table:table-cell>
          <table:table-cell table:style-name="Table80.E2" office:value-type="float" office:value="37">
            <text:p text:style-name="P7">37</text:p>
          </table:table-cell>
          <table:table-cell table:style-name="Table80.A2" office:value-type="string">
            <text:p text:style-name="Table_20_Contents">NULL</text:p>
          </table:table-cell>
          <table:table-cell table:style-name="Table80.A2" office:value-type="string">
            <text:p text:style-name="Table_20_Contents">NULL</text:p>
          </table:table-cell>
          <table:table-cell table:style-name="Table80.A2" office:value-type="string">
            <text:p text:style-name="Table_20_Contents">NULL</text:p>
          </table:table-cell>
          <table:table-cell table:style-name="Table80.E2" office:value-type="float" office:value="50">
            <text:p text:style-name="Table_20_Contents">50</text:p>
          </table:table-cell>
          <table:table-cell table:style-name="Table80.J2" office:value-type="string">
            <text:p text:style-name="Table_20_Contents">NULL</text:p>
          </table:table-cell>
        </table:table-row>
      </table:table>
      <text:p text:style-name="Standard"/>
      <text:p text:style-name="Standard"/>
      <table:table table:name="Table65" table:style-name="Table65">
        <table:table-column table:style-name="Table65.A"/>
        <table:table-column table:style-name="Table65.B"/>
        <table:table-row>
          <table:table-cell table:style-name="Table65.A1" office:value-type="string">
            <text:p text:style-name="P4">Movement <text:s/>Code <text:s text:c="4"/>(431) <text:s/>(TB)</text:p>
          </table:table-cell>
          <table:table-cell table:style-name="Table65.B1" office:value-type="string">
            <text:p text:style-name="P4"><text:s text:c="3"/><text:span text:style-name="T2">Transfer from own stock to Customer</text:span></text:p>
          </table:table-cell>
        </table:table-row>
      </table:table>
      <table:table table:name="Table81" table:style-name="Table81">
        <table:table-column table:style-name="Table81.A"/>
        <table:table-column table:style-name="Table81.B" table:number-columns-repeated="2"/>
        <table:table-column table:style-name="Table81.D"/>
        <table:table-column table:style-name="Table81.E"/>
        <table:table-column table:style-name="Table81.F"/>
        <table:table-column table:style-name="Table81.G"/>
        <table:table-column table:style-name="Table81.H"/>
        <table:table-column table:style-name="Table81.G"/>
        <table:table-column table:style-name="Table81.J"/>
        <table:table-row>
          <table:table-cell table:style-name="Table81.A1" office:value-type="string">
            <text:p text:style-name="P2">Delta CD</text:p>
          </table:table-cell>
          <table:table-cell table:style-name="Table81.A1" office:value-type="string">
            <text:p text:style-name="P2">SP St.</text:p>
          </table:table-cell>
          <table:table-cell table:style-name="Table81.A1" office:value-type="string">
            <text:p text:style-name="P2">SP St. N</text:p>
          </table:table-cell>
          <table:table-cell table:style-name="Table81.A1" office:value-type="string">
            <text:p text:style-name="P2">Flow</text:p>
          </table:table-cell>
          <table:table-cell table:style-name="Table81.A1" office:value-type="string">
            <text:p text:style-name="P2">Mat Dept.</text:p>
          </table:table-cell>
          <table:table-cell table:style-name="Table81.A1" office:value-type="string">
            <text:p text:style-name="P2">Campus </text:p>
          </table:table-cell>
          <table:table-cell table:style-name="Table81.A1" office:value-type="string">
            <text:p text:style-name="P2">Customer</text:p>
          </table:table-cell>
          <table:table-cell table:style-name="Table81.A1" office:value-type="string">
            <text:p text:style-name="P2">Vendor</text:p>
          </table:table-cell>
          <table:table-cell table:style-name="Table81.A1" office:value-type="string">
            <text:p text:style-name="P2">Qty Dept.</text:p>
          </table:table-cell>
          <table:table-cell table:style-name="Table81.J1" office:value-type="string">
            <text:p text:style-name="P2">Qty Camp.</text:p>
          </table:table-cell>
        </table:table-row>
        <table:table-row>
          <table:table-cell table:style-name="Table81.A2" office:value-type="string">
            <text:p text:style-name="Table_20_Contents">D</text:p>
          </table:table-cell>
          <table:table-cell table:style-name="Table81.A2" office:value-type="string">
            <text:p text:style-name="P5">N</text:p>
          </table:table-cell>
          <table:table-cell table:style-name="Table81.A2" office:value-type="string">
            <text:p text:style-name="P5">N</text:p>
          </table:table-cell>
          <table:table-cell table:style-name="Table81.A2" office:value-type="string">
            <text:p text:style-name="P5">T</text:p>
          </table:table-cell>
          <table:table-cell table:style-name="Table81.E2" office:value-type="float" office:value="37">
            <text:p text:style-name="P7">37</text:p>
          </table:table-cell>
          <table:table-cell table:style-name="Table81.A2" office:value-type="string">
            <text:p text:style-name="Table_20_Contents">NULL</text:p>
          </table:table-cell>
          <table:table-cell table:style-name="Table81.A2" office:value-type="string">
            <text:p text:style-name="Table_20_Contents">NULL</text:p>
          </table:table-cell>
          <table:table-cell table:style-name="Table81.A2" office:value-type="string">
            <text:p text:style-name="Table_20_Contents">NULL</text:p>
          </table:table-cell>
          <table:table-cell table:style-name="Table81.E2" office:value-type="float" office:value="-50">
            <text:p text:style-name="Table_20_Contents">-50</text:p>
          </table:table-cell>
          <table:table-cell table:style-name="Table81.J2" office:value-type="string">
            <text:p text:style-name="Table_20_Contents">NULL</text:p>
          </table:table-cell>
        </table:table-row>
        <table:table-row>
          <table:table-cell table:style-name="Table81.A2" office:value-type="string">
            <text:p text:style-name="Table_20_Contents">C</text:p>
          </table:table-cell>
          <table:table-cell table:style-name="Table81.A2" office:value-type="string">
            <text:p text:style-name="P5">N</text:p>
          </table:table-cell>
          <table:table-cell table:style-name="Table81.A2" office:value-type="string">
            <text:p text:style-name="P5">N</text:p>
          </table:table-cell>
          <table:table-cell table:style-name="Table81.A2" office:value-type="string">
            <text:p text:style-name="P5">T</text:p>
          </table:table-cell>
          <table:table-cell table:style-name="Table81.A2" office:value-type="string">
            <text:p text:style-name="Table_20_Contents">NULL</text:p>
          </table:table-cell>
          <table:table-cell table:style-name="Table81.E2" office:value-type="float" office:value="3">
            <text:p text:style-name="P7">3</text:p>
          </table:table-cell>
          <table:table-cell table:style-name="Table81.A2" office:value-type="string">
            <text:p text:style-name="Table_20_Contents">NULL</text:p>
          </table:table-cell>
          <table:table-cell table:style-name="Table81.A2" office:value-type="string">
            <text:p text:style-name="Table_20_Contents">NULL</text:p>
          </table:table-cell>
          <table:table-cell table:style-name="Table81.A2" office:value-type="string">
            <text:p text:style-name="Table_20_Contents">NULL</text:p>
          </table:table-cell>
          <table:table-cell table:style-name="Table81.J3" office:value-type="float" office:value="-50">
            <text:p text:style-name="Table_20_Contents">-50</text:p>
          </table:table-cell>
        </table:table-row>
        <table:table-row>
          <table:table-cell table:style-name="Table81.A2" office:value-type="string">
            <text:p text:style-name="Table_20_Contents">C</text:p>
          </table:table-cell>
          <table:table-cell table:style-name="Table81.A2" office:value-type="string">
            <text:p text:style-name="P5">N</text:p>
          </table:table-cell>
          <table:table-cell table:style-name="Table81.A2" office:value-type="string">
            <text:p text:style-name="P10">C</text:p>
          </table:table-cell>
          <table:table-cell table:style-name="Table81.A2" office:value-type="string">
            <text:p text:style-name="P5">B</text:p>
          </table:table-cell>
          <table:table-cell table:style-name="Table81.A2" office:value-type="string">
            <text:p text:style-name="Table_20_Contents">NULL</text:p>
          </table:table-cell>
          <table:table-cell table:style-name="Table81.E2" office:value-type="float" office:value="3">
            <text:p text:style-name="P7">3</text:p>
          </table:table-cell>
          <table:table-cell table:style-name="Table81.A2" office:value-type="string">
            <text:p text:style-name="P7">2395</text:p>
          </table:table-cell>
          <table:table-cell table:style-name="Table81.A2" office:value-type="string">
            <text:p text:style-name="Table_20_Contents">NULL</text:p>
          </table:table-cell>
          <table:table-cell table:style-name="Table81.A2" office:value-type="string">
            <text:p text:style-name="Table_20_Contents">NULL</text:p>
          </table:table-cell>
          <table:table-cell table:style-name="Table81.J3" office:value-type="float" office:value="50">
            <text:p text:style-name="Table_20_Contents">50</text:p>
          </table:table-cell>
        </table:table-row>
      </table:table>
      <text:p text:style-name="Standard"/>
      <text:p text:style-name="Standard"/>
      <text:p text:style-name="Standard"/>
      <table:table table:name="Table66" table:style-name="Table66">
        <table:table-column table:style-name="Table66.A"/>
        <table:table-column table:style-name="Table66.B"/>
        <table:table-row>
          <table:table-cell table:style-name="Table66.A1" office:value-type="string">
            <text:p text:style-name="P4">Movement <text:s/>Code <text:s/>(441) <text:s/>(TT)</text:p>
          </table:table-cell>
          <table:table-cell table:style-name="Table66.B1" office:value-type="string">
            <text:p text:style-name="P4"><text:s/><text:span text:style-name="T2">Transfer from work order A to work order B for ETO Item</text:span></text:p>
          </table:table-cell>
        </table:table-row>
      </table:table>
      <table:table table:name="Table82" table:style-name="Table82">
        <table:table-column table:style-name="Table82.A"/>
        <table:table-column table:style-name="Table82.B" table:number-columns-repeated="2"/>
        <table:table-column table:style-name="Table82.D"/>
        <table:table-column table:style-name="Table82.E"/>
        <table:table-column table:style-name="Table82.F"/>
        <table:table-column table:style-name="Table82.G"/>
        <table:table-column table:style-name="Table82.H"/>
        <table:table-column table:style-name="Table82.G"/>
        <table:table-column table:style-name="Table82.J"/>
        <table:table-row>
          <table:table-cell table:style-name="Table82.A1" office:value-type="string">
            <text:p text:style-name="P2">Delta CD</text:p>
          </table:table-cell>
          <table:table-cell table:style-name="Table82.A1" office:value-type="string">
            <text:p text:style-name="P2">SP St.</text:p>
          </table:table-cell>
          <table:table-cell table:style-name="Table82.A1" office:value-type="string">
            <text:p text:style-name="P2">SP St. N</text:p>
          </table:table-cell>
          <table:table-cell table:style-name="Table82.A1" office:value-type="string">
            <text:p text:style-name="P2">Flow</text:p>
          </table:table-cell>
          <table:table-cell table:style-name="Table82.A1" office:value-type="string">
            <text:p text:style-name="P2">Mat Dept.</text:p>
          </table:table-cell>
          <table:table-cell table:style-name="Table82.A1" office:value-type="string">
            <text:p text:style-name="P2">Campus </text:p>
          </table:table-cell>
          <table:table-cell table:style-name="Table82.A1" office:value-type="string">
            <text:p text:style-name="P2">Customer</text:p>
          </table:table-cell>
          <table:table-cell table:style-name="Table82.A1" office:value-type="string">
            <text:p text:style-name="P2">Vendor</text:p>
          </table:table-cell>
          <table:table-cell table:style-name="Table82.A1" office:value-type="string">
            <text:p text:style-name="P2">Qty Dept.</text:p>
          </table:table-cell>
          <table:table-cell table:style-name="Table82.J1" office:value-type="string">
            <text:p text:style-name="P2">Qty Camp.</text:p>
          </table:table-cell>
        </table:table-row>
        <table:table-row>
          <table:table-cell table:style-name="Table82.A2" office:value-type="string">
            <text:p text:style-name="Table_20_Contents">D</text:p>
          </table:table-cell>
          <table:table-cell table:style-name="Table82.A2" office:value-type="string">
            <text:p text:style-name="P5">N</text:p>
          </table:table-cell>
          <table:table-cell table:style-name="Table82.A2" office:value-type="string">
            <text:p text:style-name="P5">N</text:p>
          </table:table-cell>
          <table:table-cell table:style-name="Table82.A2" office:value-type="string">
            <text:p text:style-name="P5">T</text:p>
          </table:table-cell>
          <table:table-cell table:style-name="Table82.E2" office:value-type="float" office:value="37">
            <text:p text:style-name="P7">37</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E2" office:value-type="float" office:value="-50">
            <text:p text:style-name="Table_20_Contents">-50</text:p>
          </table:table-cell>
          <table:table-cell table:style-name="Table82.J2" office:value-type="string">
            <text:p text:style-name="Table_20_Contents">NULL</text:p>
          </table:table-cell>
        </table:table-row>
        <table:table-row>
          <table:table-cell table:style-name="Table82.A2" office:value-type="string">
            <text:p text:style-name="Table_20_Contents">D</text:p>
          </table:table-cell>
          <table:table-cell table:style-name="Table82.A2" office:value-type="string">
            <text:p text:style-name="P5">N</text:p>
          </table:table-cell>
          <table:table-cell table:style-name="Table82.A2" office:value-type="string">
            <text:p text:style-name="P5">N</text:p>
          </table:table-cell>
          <table:table-cell table:style-name="Table82.A2" office:value-type="string">
            <text:p text:style-name="P5">T</text:p>
          </table:table-cell>
          <table:table-cell table:style-name="Table82.E2" office:value-type="float" office:value="37">
            <text:p text:style-name="P7">37</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E2" office:value-type="float" office:value="50">
            <text:p text:style-name="Table_20_Contents">50</text:p>
          </table:table-cell>
          <table:table-cell table:style-name="Table82.J2" office:value-type="string">
            <text:p text:style-name="Table_20_Contents">NULL</text:p>
          </table:table-cell>
        </table:table-row>
        <table:table-row>
          <table:table-cell table:style-name="Table82.A2" office:value-type="string">
            <text:p text:style-name="Table_20_Contents">C</text:p>
          </table:table-cell>
          <table:table-cell table:style-name="Table82.A2" office:value-type="string">
            <text:p text:style-name="P5">N</text:p>
          </table:table-cell>
          <table:table-cell table:style-name="Table82.A2" office:value-type="string">
            <text:p text:style-name="P5">N</text:p>
          </table:table-cell>
          <table:table-cell table:style-name="Table82.A2" office:value-type="string">
            <text:p text:style-name="P5">T</text:p>
          </table:table-cell>
          <table:table-cell table:style-name="Table82.A2" office:value-type="string">
            <text:p text:style-name="Table_20_Contents">NULL</text:p>
          </table:table-cell>
          <table:table-cell table:style-name="Table82.E2" office:value-type="float" office:value="3">
            <text:p text:style-name="P7">3</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J4" office:value-type="float" office:value="-50">
            <text:p text:style-name="Table_20_Contents">-50</text:p>
          </table:table-cell>
        </table:table-row>
        <table:table-row>
          <table:table-cell table:style-name="Table82.A2" office:value-type="string">
            <text:p text:style-name="Table_20_Contents">C</text:p>
          </table:table-cell>
          <table:table-cell table:style-name="Table82.A2" office:value-type="string">
            <text:p text:style-name="P5">N</text:p>
          </table:table-cell>
          <table:table-cell table:style-name="Table82.A2" office:value-type="string">
            <text:p text:style-name="P5">N</text:p>
          </table:table-cell>
          <table:table-cell table:style-name="Table82.A2" office:value-type="string">
            <text:p text:style-name="P5">T</text:p>
          </table:table-cell>
          <table:table-cell table:style-name="Table82.A2" office:value-type="string">
            <text:p text:style-name="Table_20_Contents">NULL</text:p>
          </table:table-cell>
          <table:table-cell table:style-name="Table82.E2" office:value-type="float" office:value="3">
            <text:p text:style-name="P7">3</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A2" office:value-type="string">
            <text:p text:style-name="Table_20_Contents">NULL</text:p>
          </table:table-cell>
          <table:table-cell table:style-name="Table82.J4" office:value-type="float" office:value="50">
            <text:p text:style-name="Table_20_Contents">50</text:p>
          </table:table-cell>
        </table:table-row>
      </table:table>
      <table:table table:name="Table67" table:style-name="Table67">
        <table:table-column table:style-name="Table67.A"/>
        <table:table-column table:style-name="Table67.B"/>
        <text:soft-page-break/>
        <table:table-row>
          <table:table-cell table:style-name="Table67.A1" office:value-type="string">
            <text:p text:style-name="P4">Movement <text:s/>Code <text:s text:c="4"/>(502) <text:s/>(TT)</text:p>
          </table:table-cell>
          <table:table-cell table:style-name="Table67.B1" office:value-type="string">
            <text:p text:style-name="P4"><text:s text:c="2"/><text:span text:style-name="T2">Transfer from Excisable to Non Excisable</text:span></text:p>
          </table:table-cell>
        </table:table-row>
      </table:table>
      <table:table table:name="Table83" table:style-name="Table83">
        <table:table-column table:style-name="Table83.A"/>
        <table:table-column table:style-name="Table83.B" table:number-columns-repeated="2"/>
        <table:table-column table:style-name="Table83.D"/>
        <table:table-column table:style-name="Table83.E"/>
        <table:table-column table:style-name="Table83.F"/>
        <table:table-column table:style-name="Table83.G"/>
        <table:table-column table:style-name="Table83.H"/>
        <table:table-column table:style-name="Table83.G"/>
        <table:table-column table:style-name="Table83.J"/>
        <table:table-row>
          <table:table-cell table:style-name="Table83.A1" office:value-type="string">
            <text:p text:style-name="P2">Delta CD</text:p>
          </table:table-cell>
          <table:table-cell table:style-name="Table83.A1" office:value-type="string">
            <text:p text:style-name="P2">SP St.</text:p>
          </table:table-cell>
          <table:table-cell table:style-name="Table83.A1" office:value-type="string">
            <text:p text:style-name="P2">SP St. N</text:p>
          </table:table-cell>
          <table:table-cell table:style-name="Table83.A1" office:value-type="string">
            <text:p text:style-name="P2">Flow</text:p>
          </table:table-cell>
          <table:table-cell table:style-name="Table83.A1" office:value-type="string">
            <text:p text:style-name="P2">Mat Dept.</text:p>
          </table:table-cell>
          <table:table-cell table:style-name="Table83.A1" office:value-type="string">
            <text:p text:style-name="P2">Campus </text:p>
          </table:table-cell>
          <table:table-cell table:style-name="Table83.A1" office:value-type="string">
            <text:p text:style-name="P2">Customer</text:p>
          </table:table-cell>
          <table:table-cell table:style-name="Table83.A1" office:value-type="string">
            <text:p text:style-name="P2">Vendor</text:p>
          </table:table-cell>
          <table:table-cell table:style-name="Table83.A1" office:value-type="string">
            <text:p text:style-name="P2">Qty Dept.</text:p>
          </table:table-cell>
          <table:table-cell table:style-name="Table83.J1" office:value-type="string">
            <text:p text:style-name="P2">Qty Camp.</text:p>
          </table:table-cell>
        </table:table-row>
        <table:table-row>
          <table:table-cell table:style-name="Table83.A2" office:value-type="string">
            <text:p text:style-name="Table_20_Contents">D</text:p>
          </table:table-cell>
          <table:table-cell table:style-name="Table83.A2" office:value-type="string">
            <text:p text:style-name="P5">N</text:p>
          </table:table-cell>
          <table:table-cell table:style-name="Table83.A2" office:value-type="string">
            <text:p text:style-name="P5">N</text:p>
          </table:table-cell>
          <table:table-cell table:style-name="Table83.A2" office:value-type="string">
            <text:p text:style-name="P5">T</text:p>
          </table:table-cell>
          <table:table-cell table:style-name="Table83.E2" office:value-type="float" office:value="37">
            <text:p text:style-name="P7">37</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E2" office:value-type="float" office:value="-50">
            <text:p text:style-name="Table_20_Contents">-50</text:p>
          </table:table-cell>
          <table:table-cell table:style-name="Table83.J2" office:value-type="string">
            <text:p text:style-name="Table_20_Contents">NULL</text:p>
          </table:table-cell>
        </table:table-row>
        <table:table-row>
          <table:table-cell table:style-name="Table83.A2" office:value-type="string">
            <text:p text:style-name="Table_20_Contents">D</text:p>
          </table:table-cell>
          <table:table-cell table:style-name="Table83.A2" office:value-type="string">
            <text:p text:style-name="P5">N</text:p>
          </table:table-cell>
          <table:table-cell table:style-name="Table83.A2" office:value-type="string">
            <text:p text:style-name="P5">N</text:p>
          </table:table-cell>
          <table:table-cell table:style-name="Table83.A2" office:value-type="string">
            <text:p text:style-name="P5">T</text:p>
          </table:table-cell>
          <table:table-cell table:style-name="Table83.E2" office:value-type="float" office:value="37">
            <text:p text:style-name="P7">37</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E2" office:value-type="float" office:value="50">
            <text:p text:style-name="Table_20_Contents">50</text:p>
          </table:table-cell>
          <table:table-cell table:style-name="Table83.J2" office:value-type="string">
            <text:p text:style-name="Table_20_Contents">NULL</text:p>
          </table:table-cell>
        </table:table-row>
        <table:table-row>
          <table:table-cell table:style-name="Table83.A2" office:value-type="string">
            <text:p text:style-name="Table_20_Contents">C</text:p>
          </table:table-cell>
          <table:table-cell table:style-name="Table83.A2" office:value-type="string">
            <text:p text:style-name="P5">N</text:p>
          </table:table-cell>
          <table:table-cell table:style-name="Table83.A2" office:value-type="string">
            <text:p text:style-name="P5">N</text:p>
          </table:table-cell>
          <table:table-cell table:style-name="Table83.A2" office:value-type="string">
            <text:p text:style-name="P5">T</text:p>
          </table:table-cell>
          <table:table-cell table:style-name="Table83.A2" office:value-type="string">
            <text:p text:style-name="Table_20_Contents">NULL</text:p>
          </table:table-cell>
          <table:table-cell table:style-name="Table83.E2" office:value-type="float" office:value="3">
            <text:p text:style-name="P7">3</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J4" office:value-type="float" office:value="-50">
            <text:p text:style-name="Table_20_Contents">-50</text:p>
          </table:table-cell>
        </table:table-row>
        <table:table-row>
          <table:table-cell table:style-name="Table83.A2" office:value-type="string">
            <text:p text:style-name="Table_20_Contents">C</text:p>
          </table:table-cell>
          <table:table-cell table:style-name="Table83.A2" office:value-type="string">
            <text:p text:style-name="P5">N</text:p>
          </table:table-cell>
          <table:table-cell table:style-name="Table83.A2" office:value-type="string">
            <text:p text:style-name="P5">N</text:p>
          </table:table-cell>
          <table:table-cell table:style-name="Table83.A2" office:value-type="string">
            <text:p text:style-name="P5">T</text:p>
          </table:table-cell>
          <table:table-cell table:style-name="Table83.A2" office:value-type="string">
            <text:p text:style-name="Table_20_Contents">NULL</text:p>
          </table:table-cell>
          <table:table-cell table:style-name="Table83.E2" office:value-type="float" office:value="3">
            <text:p text:style-name="P7">3</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A2" office:value-type="string">
            <text:p text:style-name="Table_20_Contents">NULL</text:p>
          </table:table-cell>
          <table:table-cell table:style-name="Table83.J4" office:value-type="float" office:value="50">
            <text:p text:style-name="Table_20_Contents">50</text:p>
          </table:table-cell>
        </table:table-row>
      </table:table>
      <text:p text:style-name="Standard"/>
      <text:p text:style-name="Standard"/>
      <table:table table:name="Table68" table:style-name="Table68">
        <table:table-column table:style-name="Table68.A"/>
        <table:table-column table:style-name="Table68.B"/>
        <table:table-row>
          <table:table-cell table:style-name="Table68.A1" office:value-type="string">
            <text:p text:style-name="P4">Movement <text:s/>Code <text:s text:c="4"/>(503) <text:s text:c="2"/>(TT)</text:p>
          </table:table-cell>
          <table:table-cell table:style-name="Table68.B1" office:value-type="string">
            <text:p text:style-name="P4"><text:s text:c="3"/><text:span text:style-name="T2">RM to ST</text:span></text:p>
          </table:table-cell>
        </table:table-row>
      </table:table>
      <table:table table:name="Table84" table:style-name="Table84">
        <table:table-column table:style-name="Table84.A"/>
        <table:table-column table:style-name="Table84.B" table:number-columns-repeated="2"/>
        <table:table-column table:style-name="Table84.D"/>
        <table:table-column table:style-name="Table84.E"/>
        <table:table-column table:style-name="Table84.F"/>
        <table:table-column table:style-name="Table84.G"/>
        <table:table-column table:style-name="Table84.H"/>
        <table:table-column table:style-name="Table84.G"/>
        <table:table-column table:style-name="Table84.J"/>
        <table:table-row>
          <table:table-cell table:style-name="Table84.A1" office:value-type="string">
            <text:p text:style-name="P2">Delta CD</text:p>
          </table:table-cell>
          <table:table-cell table:style-name="Table84.A1" office:value-type="string">
            <text:p text:style-name="P2">SP St.</text:p>
          </table:table-cell>
          <table:table-cell table:style-name="Table84.A1" office:value-type="string">
            <text:p text:style-name="P2">SP St. N</text:p>
          </table:table-cell>
          <table:table-cell table:style-name="Table84.A1" office:value-type="string">
            <text:p text:style-name="P2">Flow</text:p>
          </table:table-cell>
          <table:table-cell table:style-name="Table84.A1" office:value-type="string">
            <text:p text:style-name="P2">Mat Dept.</text:p>
          </table:table-cell>
          <table:table-cell table:style-name="Table84.A1" office:value-type="string">
            <text:p text:style-name="P2">Campus </text:p>
          </table:table-cell>
          <table:table-cell table:style-name="Table84.A1" office:value-type="string">
            <text:p text:style-name="P2">Customer</text:p>
          </table:table-cell>
          <table:table-cell table:style-name="Table84.A1" office:value-type="string">
            <text:p text:style-name="P2">Vendor</text:p>
          </table:table-cell>
          <table:table-cell table:style-name="Table84.A1" office:value-type="string">
            <text:p text:style-name="P2">Qty Dept.</text:p>
          </table:table-cell>
          <table:table-cell table:style-name="Table84.J1" office:value-type="string">
            <text:p text:style-name="P2">Qty Camp.</text:p>
          </table:table-cell>
        </table:table-row>
        <table:table-row>
          <table:table-cell table:style-name="Table84.A2" office:value-type="string">
            <text:p text:style-name="Table_20_Contents">D</text:p>
          </table:table-cell>
          <table:table-cell table:style-name="Table84.A2" office:value-type="string">
            <text:p text:style-name="P5">N</text:p>
          </table:table-cell>
          <table:table-cell table:style-name="Table84.A2" office:value-type="string">
            <text:p text:style-name="P5">N</text:p>
          </table:table-cell>
          <table:table-cell table:style-name="Table84.A2" office:value-type="string">
            <text:p text:style-name="P5">T</text:p>
          </table:table-cell>
          <table:table-cell table:style-name="Table84.E2" office:value-type="float" office:value="37">
            <text:p text:style-name="P7">37</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E2" office:value-type="float" office:value="-50">
            <text:p text:style-name="Table_20_Contents">-50</text:p>
          </table:table-cell>
          <table:table-cell table:style-name="Table84.J2" office:value-type="string">
            <text:p text:style-name="Table_20_Contents">NULL</text:p>
          </table:table-cell>
        </table:table-row>
        <table:table-row>
          <table:table-cell table:style-name="Table84.A2" office:value-type="string">
            <text:p text:style-name="Table_20_Contents">D</text:p>
          </table:table-cell>
          <table:table-cell table:style-name="Table84.A2" office:value-type="string">
            <text:p text:style-name="P5">N</text:p>
          </table:table-cell>
          <table:table-cell table:style-name="Table84.A2" office:value-type="string">
            <text:p text:style-name="P5">N</text:p>
          </table:table-cell>
          <table:table-cell table:style-name="Table84.A2" office:value-type="string">
            <text:p text:style-name="P5">T</text:p>
          </table:table-cell>
          <table:table-cell table:style-name="Table84.E2" office:value-type="float" office:value="37">
            <text:p text:style-name="P7">37</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E2" office:value-type="float" office:value="50">
            <text:p text:style-name="Table_20_Contents">50</text:p>
          </table:table-cell>
          <table:table-cell table:style-name="Table84.J2" office:value-type="string">
            <text:p text:style-name="Table_20_Contents">NULL</text:p>
          </table:table-cell>
        </table:table-row>
        <table:table-row>
          <table:table-cell table:style-name="Table84.A2" office:value-type="string">
            <text:p text:style-name="Table_20_Contents">C</text:p>
          </table:table-cell>
          <table:table-cell table:style-name="Table84.A2" office:value-type="string">
            <text:p text:style-name="P5">N</text:p>
          </table:table-cell>
          <table:table-cell table:style-name="Table84.A2" office:value-type="string">
            <text:p text:style-name="P5">N</text:p>
          </table:table-cell>
          <table:table-cell table:style-name="Table84.A2" office:value-type="string">
            <text:p text:style-name="P5">T</text:p>
          </table:table-cell>
          <table:table-cell table:style-name="Table84.A2" office:value-type="string">
            <text:p text:style-name="Table_20_Contents">NULL</text:p>
          </table:table-cell>
          <table:table-cell table:style-name="Table84.E2" office:value-type="float" office:value="3">
            <text:p text:style-name="P7">3</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J4" office:value-type="float" office:value="-50">
            <text:p text:style-name="Table_20_Contents">-50</text:p>
          </table:table-cell>
        </table:table-row>
        <table:table-row>
          <table:table-cell table:style-name="Table84.A2" office:value-type="string">
            <text:p text:style-name="Table_20_Contents">C</text:p>
          </table:table-cell>
          <table:table-cell table:style-name="Table84.A2" office:value-type="string">
            <text:p text:style-name="P5">N</text:p>
          </table:table-cell>
          <table:table-cell table:style-name="Table84.A2" office:value-type="string">
            <text:p text:style-name="P5">N</text:p>
          </table:table-cell>
          <table:table-cell table:style-name="Table84.A2" office:value-type="string">
            <text:p text:style-name="P5">T</text:p>
          </table:table-cell>
          <table:table-cell table:style-name="Table84.A2" office:value-type="string">
            <text:p text:style-name="Table_20_Contents">NULL</text:p>
          </table:table-cell>
          <table:table-cell table:style-name="Table84.E2" office:value-type="float" office:value="3">
            <text:p text:style-name="P7">3</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A2" office:value-type="string">
            <text:p text:style-name="Table_20_Contents">NULL</text:p>
          </table:table-cell>
          <table:table-cell table:style-name="Table84.J4" office:value-type="float" office:value="50">
            <text:p text:style-name="Table_20_Contents">50</text:p>
          </table:table-cell>
        </table:table-row>
      </table:table>
      <text:p text:style-name="Standard"/>
      <text:p text:style-name="Standard"/>
      <table:table table:name="Table69" table:style-name="Table69">
        <table:table-column table:style-name="Table69.A"/>
        <table:table-column table:style-name="Table69.B"/>
        <table:table-row>
          <table:table-cell table:style-name="Table69.A1" office:value-type="string">
            <text:p text:style-name="P4">Movement <text:s/>Code <text:s text:c="4"/>(425) (BT)</text:p>
          </table:table-cell>
          <table:table-cell table:style-name="Table69.B1" office:value-type="string">
            <text:p text:style-name="P4"><text:s text:c="3"/><text:span text:style-name="T2">Transfer from SC vendor to Store</text:span></text:p>
          </table:table-cell>
        </table:table-row>
      </table:table>
      <table:table table:name="Table85" table:style-name="Table85">
        <table:table-column table:style-name="Table85.A"/>
        <table:table-column table:style-name="Table85.B" table:number-columns-repeated="2"/>
        <table:table-column table:style-name="Table85.D"/>
        <table:table-column table:style-name="Table85.E"/>
        <table:table-column table:style-name="Table85.F"/>
        <table:table-column table:style-name="Table85.G"/>
        <table:table-column table:style-name="Table85.H"/>
        <table:table-column table:style-name="Table85.G"/>
        <table:table-column table:style-name="Table85.J"/>
        <table:table-row>
          <table:table-cell table:style-name="Table85.A1" office:value-type="string">
            <text:p text:style-name="P2">Delta CD</text:p>
          </table:table-cell>
          <table:table-cell table:style-name="Table85.A1" office:value-type="string">
            <text:p text:style-name="P2">SP St.</text:p>
          </table:table-cell>
          <table:table-cell table:style-name="Table85.A1" office:value-type="string">
            <text:p text:style-name="P2">SP St. N</text:p>
          </table:table-cell>
          <table:table-cell table:style-name="Table85.A1" office:value-type="string">
            <text:p text:style-name="P2">Flow</text:p>
          </table:table-cell>
          <table:table-cell table:style-name="Table85.A1" office:value-type="string">
            <text:p text:style-name="P2">Mat Dept.</text:p>
          </table:table-cell>
          <table:table-cell table:style-name="Table85.A1" office:value-type="string">
            <text:p text:style-name="P2">Campus </text:p>
          </table:table-cell>
          <table:table-cell table:style-name="Table85.A1" office:value-type="string">
            <text:p text:style-name="P2">Customer</text:p>
          </table:table-cell>
          <table:table-cell table:style-name="Table85.A1" office:value-type="string">
            <text:p text:style-name="P2">Vendor</text:p>
          </table:table-cell>
          <table:table-cell table:style-name="Table85.A1" office:value-type="string">
            <text:p text:style-name="P2">Qty Dept.</text:p>
          </table:table-cell>
          <table:table-cell table:style-name="Table85.J1" office:value-type="string">
            <text:p text:style-name="P2">Qty Camp.</text:p>
          </table:table-cell>
        </table:table-row>
        <table:table-row>
          <table:table-cell table:style-name="Table85.A2" office:value-type="string">
            <text:p text:style-name="Table_20_Contents">D</text:p>
          </table:table-cell>
          <table:table-cell table:style-name="Table85.A2" office:value-type="string">
            <text:p text:style-name="P5">N</text:p>
          </table:table-cell>
          <table:table-cell table:style-name="Table85.A2" office:value-type="string">
            <text:p text:style-name="P5">N</text:p>
          </table:table-cell>
          <table:table-cell table:style-name="Table85.A2" office:value-type="string">
            <text:p text:style-name="P5">T</text:p>
          </table:table-cell>
          <table:table-cell table:style-name="Table85.E2" office:value-type="float" office:value="37">
            <text:p text:style-name="P7">37</text:p>
          </table:table-cell>
          <table:table-cell table:style-name="Table85.A2" office:value-type="string">
            <text:p text:style-name="Table_20_Contents">NULL</text:p>
          </table:table-cell>
          <table:table-cell table:style-name="Table85.A2" office:value-type="string">
            <text:p text:style-name="Table_20_Contents">NULL</text:p>
          </table:table-cell>
          <table:table-cell table:style-name="Table85.A2" office:value-type="string">
            <text:p text:style-name="Table_20_Contents">NULL</text:p>
          </table:table-cell>
          <table:table-cell table:style-name="Table85.E2" office:value-type="float" office:value="50">
            <text:p text:style-name="Table_20_Contents">50</text:p>
          </table:table-cell>
          <table:table-cell table:style-name="Table85.J2" office:value-type="string">
            <text:p text:style-name="Table_20_Contents">NULL</text:p>
          </table:table-cell>
        </table:table-row>
        <table:table-row>
          <table:table-cell table:style-name="Table85.A2" office:value-type="string">
            <text:p text:style-name="Table_20_Contents">C</text:p>
          </table:table-cell>
          <table:table-cell table:style-name="Table85.A2" office:value-type="string">
            <text:p text:style-name="P5">N</text:p>
          </table:table-cell>
          <table:table-cell table:style-name="Table85.A2" office:value-type="string">
            <text:p text:style-name="P9">V</text:p>
          </table:table-cell>
          <table:table-cell table:style-name="Table85.A2" office:value-type="string">
            <text:p text:style-name="P5">B</text:p>
          </table:table-cell>
          <table:table-cell table:style-name="Table85.A2" office:value-type="string">
            <text:p text:style-name="Table_20_Contents">NULL</text:p>
          </table:table-cell>
          <table:table-cell table:style-name="Table85.E2" office:value-type="float" office:value="3">
            <text:p text:style-name="P7">3</text:p>
          </table:table-cell>
          <table:table-cell table:style-name="Table85.E2" office:value-type="float" office:value="4556">
            <text:p text:style-name="P7">4556</text:p>
          </table:table-cell>
          <table:table-cell table:style-name="Table85.A2" office:value-type="string">
            <text:p text:style-name="Table_20_Contents">NULL</text:p>
          </table:table-cell>
          <table:table-cell table:style-name="Table85.A2" office:value-type="string">
            <text:p text:style-name="Table_20_Contents">NULL</text:p>
          </table:table-cell>
          <table:table-cell table:style-name="Table85.J3" office:value-type="float" office:value="-50">
            <text:p text:style-name="Table_20_Contents">-50</text:p>
          </table:table-cell>
        </table:table-row>
        <table:table-row>
          <table:table-cell table:style-name="Table85.A2" office:value-type="string">
            <text:p text:style-name="Table_20_Contents">C</text:p>
          </table:table-cell>
          <table:table-cell table:style-name="Table85.A2" office:value-type="string">
            <text:p text:style-name="P5">N</text:p>
          </table:table-cell>
          <table:table-cell table:style-name="Table85.A2" office:value-type="string">
            <text:p text:style-name="P5">N</text:p>
          </table:table-cell>
          <table:table-cell table:style-name="Table85.A2" office:value-type="string">
            <text:p text:style-name="P5">T</text:p>
          </table:table-cell>
          <table:table-cell table:style-name="Table85.A2" office:value-type="string">
            <text:p text:style-name="Table_20_Contents">NULL</text:p>
          </table:table-cell>
          <table:table-cell table:style-name="Table85.E2" office:value-type="float" office:value="3">
            <text:p text:style-name="P7">3</text:p>
          </table:table-cell>
          <table:table-cell table:style-name="Table85.A2" office:value-type="string">
            <text:p text:style-name="Table_20_Contents">NULL</text:p>
          </table:table-cell>
          <table:table-cell table:style-name="Table85.A2" office:value-type="string">
            <text:p text:style-name="Table_20_Contents">NULL</text:p>
          </table:table-cell>
          <table:table-cell table:style-name="Table85.A2" office:value-type="string">
            <text:p text:style-name="Table_20_Contents">NULL</text:p>
          </table:table-cell>
          <table:table-cell table:style-name="Table85.J3" office:value-type="float" office:value="50">
            <text:p text:style-name="Table_20_Contents">5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BOM (JWO)</text:p>
      <text:p text:style-name="P16"/>
      <text:p text:style-name="P19">Case 1 : </text:p>
      <text:p text:style-name="P19">GR against JWO (421 + 111 +241)</text:p>
      <text:p text:style-name="P20"><text:s text:c="8"/><text:span text:style-name="T4">In this case we transfer to the Item By 421 mvtCode. And After that We will Receive the Item and Issue the another Item by BOM method and use only upper (Department ID and Campus ID). In this Case SrcDesTypeItem is UN Used.</text:span></text:p>
      <table:table table:name="Table61" table:style-name="Table61">
        <table:table-column table:style-name="Table61.A"/>
        <table:table-column table:style-name="Table61.B"/>
        <table:table-row>
          <table:table-cell table:style-name="Table61.A1" office:value-type="string">
            <text:p text:style-name="P4">Movement <text:s/>Code <text:s text:c="4"/>(421) <text:s text:c="2"/>(TB)</text:p>
          </table:table-cell>
          <table:table-cell table:style-name="Table61.B1" office:value-type="string">
            <text:p text:style-name="P4"><text:s text:c="3"/><text:span text:style-name="T2">Transfer from own stock to SC vendor</text:span></text:p>
          </table:table-cell>
        </table:table-row>
      </table:table>
      <table:table table:name="Table77" table:style-name="Table77">
        <table:table-column table:style-name="Table77.A"/>
        <table:table-column table:style-name="Table77.B" table:number-columns-repeated="2"/>
        <table:table-column table:style-name="Table77.D"/>
        <table:table-column table:style-name="Table77.E"/>
        <table:table-column table:style-name="Table77.F"/>
        <table:table-column table:style-name="Table77.G"/>
        <table:table-column table:style-name="Table77.H"/>
        <table:table-column table:style-name="Table77.G"/>
        <table:table-column table:style-name="Table77.J"/>
        <table:table-row>
          <table:table-cell table:style-name="Table77.A1" office:value-type="string">
            <text:p text:style-name="P2">Delta CD</text:p>
          </table:table-cell>
          <table:table-cell table:style-name="Table77.A1" office:value-type="string">
            <text:p text:style-name="P2">SP St.</text:p>
          </table:table-cell>
          <table:table-cell table:style-name="Table77.A1" office:value-type="string">
            <text:p text:style-name="P2">SP St. N</text:p>
          </table:table-cell>
          <table:table-cell table:style-name="Table77.A1" office:value-type="string">
            <text:p text:style-name="P2">Flow</text:p>
          </table:table-cell>
          <table:table-cell table:style-name="Table77.A1" office:value-type="string">
            <text:p text:style-name="P2">Mat Dept.</text:p>
          </table:table-cell>
          <table:table-cell table:style-name="Table77.A1" office:value-type="string">
            <text:p text:style-name="P2">Campus </text:p>
          </table:table-cell>
          <table:table-cell table:style-name="Table77.A1" office:value-type="string">
            <text:p text:style-name="P2">Customer</text:p>
          </table:table-cell>
          <table:table-cell table:style-name="Table77.A1" office:value-type="string">
            <text:p text:style-name="P2">Vendor</text:p>
          </table:table-cell>
          <table:table-cell table:style-name="Table77.A1" office:value-type="string">
            <text:p text:style-name="P2">Qty Dept.</text:p>
          </table:table-cell>
          <table:table-cell table:style-name="Table77.J1" office:value-type="string">
            <text:p text:style-name="P2">Qty Camp.</text:p>
          </table:table-cell>
        </table:table-row>
        <table:table-row>
          <table:table-cell table:style-name="Table77.A2" office:value-type="string">
            <text:p text:style-name="Table_20_Contents">D</text:p>
          </table:table-cell>
          <table:table-cell table:style-name="Table77.A2" office:value-type="string">
            <text:p text:style-name="P5">N</text:p>
          </table:table-cell>
          <table:table-cell table:style-name="Table77.A2" office:value-type="string">
            <text:p text:style-name="P5">N</text:p>
          </table:table-cell>
          <table:table-cell table:style-name="Table77.A2" office:value-type="string">
            <text:p text:style-name="P5">T</text:p>
          </table:table-cell>
          <table:table-cell table:style-name="Table77.E2" office:value-type="float" office:value="37">
            <text:p text:style-name="P7">37</text:p>
          </table:table-cell>
          <table:table-cell table:style-name="Table77.A2" office:value-type="string">
            <text:p text:style-name="Table_20_Contents">NULL</text:p>
          </table:table-cell>
          <table:table-cell table:style-name="Table77.A2" office:value-type="string">
            <text:p text:style-name="Table_20_Contents">NULL</text:p>
          </table:table-cell>
          <table:table-cell table:style-name="Table77.A2" office:value-type="string">
            <text:p text:style-name="Table_20_Contents">NULL</text:p>
          </table:table-cell>
          <table:table-cell table:style-name="Table77.E2" office:value-type="float" office:value="-50">
            <text:p text:style-name="Table_20_Contents">-50</text:p>
          </table:table-cell>
          <table:table-cell table:style-name="Table77.J2" office:value-type="string">
            <text:p text:style-name="Table_20_Contents">NULL</text:p>
          </table:table-cell>
        </table:table-row>
        <table:table-row>
          <table:table-cell table:style-name="Table77.A2" office:value-type="string">
            <text:p text:style-name="Table_20_Contents">C</text:p>
          </table:table-cell>
          <table:table-cell table:style-name="Table77.A2" office:value-type="string">
            <text:p text:style-name="P5">N</text:p>
          </table:table-cell>
          <table:table-cell table:style-name="Table77.A2" office:value-type="string">
            <text:p text:style-name="P5">N</text:p>
          </table:table-cell>
          <table:table-cell table:style-name="Table77.A2" office:value-type="string">
            <text:p text:style-name="P5">T</text:p>
          </table:table-cell>
          <table:table-cell table:style-name="Table77.A2" office:value-type="string">
            <text:p text:style-name="Table_20_Contents">NULL</text:p>
          </table:table-cell>
          <table:table-cell table:style-name="Table77.E2" office:value-type="float" office:value="3">
            <text:p text:style-name="P7">3</text:p>
          </table:table-cell>
          <table:table-cell table:style-name="Table77.A2" office:value-type="string">
            <text:p text:style-name="Table_20_Contents">NULL</text:p>
          </table:table-cell>
          <table:table-cell table:style-name="Table77.A2" office:value-type="string">
            <text:p text:style-name="Table_20_Contents">NULL</text:p>
          </table:table-cell>
          <table:table-cell table:style-name="Table77.A2" office:value-type="string">
            <text:p text:style-name="Table_20_Contents">NULL</text:p>
          </table:table-cell>
          <table:table-cell table:style-name="Table77.J3" office:value-type="float" office:value="-50">
            <text:p text:style-name="Table_20_Contents">-50</text:p>
          </table:table-cell>
        </table:table-row>
        <table:table-row>
          <table:table-cell table:style-name="Table77.A2" office:value-type="string">
            <text:p text:style-name="Table_20_Contents">C</text:p>
          </table:table-cell>
          <table:table-cell table:style-name="Table77.A2" office:value-type="string">
            <text:p text:style-name="P5">N</text:p>
          </table:table-cell>
          <table:table-cell table:style-name="Table77.A2" office:value-type="string">
            <text:p text:style-name="P10">V</text:p>
          </table:table-cell>
          <table:table-cell table:style-name="Table77.A2" office:value-type="string">
            <text:p text:style-name="P5">B</text:p>
          </table:table-cell>
          <table:table-cell table:style-name="Table77.A2" office:value-type="string">
            <text:p text:style-name="Table_20_Contents">NULL</text:p>
          </table:table-cell>
          <table:table-cell table:style-name="Table77.E2" office:value-type="float" office:value="3">
            <text:p text:style-name="P7">3</text:p>
          </table:table-cell>
          <table:table-cell table:style-name="Table77.A2" office:value-type="string">
            <text:p text:style-name="Table_20_Contents">NULL</text:p>
          </table:table-cell>
          <table:table-cell table:style-name="Table77.E2" office:value-type="float" office:value="4556">
            <text:p text:style-name="P7">4556</text:p>
          </table:table-cell>
          <table:table-cell table:style-name="Table77.A2" office:value-type="string">
            <text:p text:style-name="Table_20_Contents">NULL</text:p>
          </table:table-cell>
          <table:table-cell table:style-name="Table77.J3" office:value-type="float" office:value="50">
            <text:p text:style-name="Table_20_Contents">50</text:p>
          </table:table-cell>
        </table:table-row>
      </table:table>
      <text:p text:style-name="Standard"><text:tab/> </text:p>
      <text:p text:style-name="P18">+</text:p>
      <text:p text:style-name="Standard"/>
      <table:table table:name="Table98" table:style-name="Table98">
        <table:table-column table:style-name="Table98.A"/>
        <table:table-column table:style-name="Table98.B"/>
        <table:table-row>
          <table:table-cell table:style-name="Table98.A1" office:value-type="string">
            <text:p text:style-name="P3">Movement <text:s/>Code <text:s text:c="4"/>(111 + 241)</text:p>
          </table:table-cell>
          <table:table-cell table:style-name="Table98.B1" office:value-type="string">
            <text:p text:style-name="P3"><text:s text:c="3"/>(GR against JWO + GI against JWO)</text:p>
          </table:table-cell>
        </table:table-row>
      </table:table>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column table:style-name="Table99.C"/>
        <table:table-column table:style-name="Table99.H"/>
        <table:table-column table:style-name="Table99.E"/>
        <table:table-column table:style-name="Table99.J"/>
        <table:table-row>
          <table:table-cell table:style-name="Table99.A1" office:value-type="string">
            <text:p text:style-name="P1">Item ID</text:p>
          </table:table-cell>
          <table:table-cell table:style-name="Table99.A1" office:value-type="string">
            <text:p text:style-name="P1">Delta CD</text:p>
          </table:table-cell>
          <table:table-cell table:style-name="Table99.A1" office:value-type="string">
            <text:p text:style-name="P14">Mvt Code</text:p>
          </table:table-cell>
          <table:table-cell table:style-name="Table99.A1" office:value-type="string">
            <text:p text:style-name="P1">SP Stock</text:p>
          </table:table-cell>
          <table:table-cell table:style-name="Table99.A1" office:value-type="string">
            <text:p text:style-name="P1">Mat Dept.</text:p>
          </table:table-cell>
          <table:table-cell table:style-name="Table99.A1" office:value-type="string">
            <text:p text:style-name="P1">Campus </text:p>
          </table:table-cell>
          <table:table-cell table:style-name="Table99.A1" office:value-type="string">
            <text:p text:style-name="P1">Customer</text:p>
          </table:table-cell>
          <table:table-cell table:style-name="Table99.A1" office:value-type="string">
            <text:p text:style-name="P1">Vendor</text:p>
          </table:table-cell>
          <table:table-cell table:style-name="Table99.A1" office:value-type="string">
            <text:p text:style-name="P1">Qty Dept.</text:p>
          </table:table-cell>
          <table:table-cell table:style-name="Table99.J1" office:value-type="string">
            <text:p text:style-name="P1">Qty Camp</text:p>
          </table:table-cell>
        </table:table-row>
        <table:table-row>
          <table:table-cell table:style-name="Table99.A2" office:value-type="float" office:value="14904">
            <text:p text:style-name="Table_20_Contents">14904</text:p>
          </table:table-cell>
          <table:table-cell table:style-name="Table99.B2" office:value-type="string">
            <text:p text:style-name="Table_20_Contents">D</text:p>
          </table:table-cell>
          <table:table-cell table:style-name="Table99.A2" office:value-type="float" office:value="111">
            <text:p text:style-name="P11">111</text:p>
          </table:table-cell>
          <table:table-cell table:style-name="Table99.B2" office:value-type="string">
            <text:p text:style-name="P5">N</text:p>
          </table:table-cell>
          <table:table-cell table:style-name="Table99.A2" office:value-type="float" office:value="37">
            <text:p text:style-name="P7">37</text:p>
          </table:table-cell>
          <table:table-cell table:style-name="Table99.B2" office:value-type="string">
            <text:p text:style-name="Table_20_Contents">NULL</text:p>
          </table:table-cell>
          <table:table-cell table:style-name="Table99.B2" office:value-type="string">
            <text:p text:style-name="Table_20_Contents">NULL</text:p>
          </table:table-cell>
          <table:table-cell table:style-name="Table99.B2" office:value-type="string">
            <text:p text:style-name="Table_20_Contents">NULL</text:p>
          </table:table-cell>
          <table:table-cell table:style-name="Table99.A2" office:value-type="float" office:value="50">
            <text:p text:style-name="Table_20_Contents">50</text:p>
          </table:table-cell>
          <table:table-cell table:style-name="Table99.J2" office:value-type="string">
            <text:p text:style-name="Table_20_Contents">NULL</text:p>
          </table:table-cell>
        </table:table-row>
        <table:table-row>
          <table:table-cell table:style-name="Table99.A2" office:value-type="float" office:value="14904">
            <text:p text:style-name="Table_20_Contents">14904</text:p>
          </table:table-cell>
          <table:table-cell table:style-name="Table99.B2" office:value-type="string">
            <text:p text:style-name="Table_20_Contents">C</text:p>
          </table:table-cell>
          <table:table-cell table:style-name="Table99.A2" office:value-type="float" office:value="111">
            <text:p text:style-name="P11">111</text:p>
          </table:table-cell>
          <table:table-cell table:style-name="Table99.B2" office:value-type="string">
            <text:p text:style-name="P5">N</text:p>
          </table:table-cell>
          <table:table-cell table:style-name="Table99.B2" office:value-type="string">
            <text:p text:style-name="Table_20_Contents">NULL</text:p>
          </table:table-cell>
          <table:table-cell table:style-name="Table99.A2" office:value-type="float" office:value="3">
            <text:p text:style-name="P7">3</text:p>
          </table:table-cell>
          <table:table-cell table:style-name="Table99.B2" office:value-type="string">
            <text:p text:style-name="Table_20_Contents">NULL</text:p>
          </table:table-cell>
          <table:table-cell table:style-name="Table99.B2" office:value-type="string">
            <text:p text:style-name="Table_20_Contents">NULL</text:p>
          </table:table-cell>
          <table:table-cell table:style-name="Table99.B2" office:value-type="string">
            <text:p text:style-name="Table_20_Contents">NULL</text:p>
          </table:table-cell>
          <table:table-cell table:style-name="Table99.J3" office:value-type="float" office:value="50">
            <text:p text:style-name="Table_20_Contents">50</text:p>
          </table:table-cell>
        </table:table-row>
        <table:table-row>
          <table:table-cell table:style-name="Table99.A2" office:value-type="float" office:value="4988">
            <text:p text:style-name="Table_20_Contents">4988</text:p>
          </table:table-cell>
          <table:table-cell table:style-name="Table99.B2" office:value-type="string">
            <text:p text:style-name="Table_20_Contents">C</text:p>
          </table:table-cell>
          <table:table-cell table:style-name="Table99.A2" office:value-type="float" office:value="241">
            <text:p text:style-name="P15">241</text:p>
          </table:table-cell>
          <table:table-cell table:style-name="Table99.B2" office:value-type="string">
            <text:p text:style-name="P10">V</text:p>
          </table:table-cell>
          <table:table-cell table:style-name="Table99.B2" office:value-type="string">
            <text:p text:style-name="Table_20_Contents">NULL</text:p>
          </table:table-cell>
          <table:table-cell table:style-name="Table99.A2" office:value-type="float" office:value="3">
            <text:p text:style-name="P7">3</text:p>
          </table:table-cell>
          <table:table-cell table:style-name="Table99.B2" office:value-type="string">
            <text:p text:style-name="Table_20_Contents">NULL</text:p>
          </table:table-cell>
          <table:table-cell table:style-name="Table99.A2" office:value-type="float" office:value="4556">
            <text:p text:style-name="P7">4556</text:p>
          </table:table-cell>
          <table:table-cell table:style-name="Table99.B2" office:value-type="string">
            <text:p text:style-name="P13">NULL</text:p>
          </table:table-cell>
          <table:table-cell table:style-name="Table99.J3" office:value-type="float" office:value="-50">
            <text:p text:style-name="Table_20_Contents">-50</text:p>
          </table:table-cell>
        </table:table-row>
      </table:table>
      <text:p text:style-name="P16"/>
      <text:p text:style-name="P16">OR</text:p>
      <text:p text:style-name="P16"/>
      <text:p text:style-name="P19">GR against JWO (111 +241)</text:p>
      <text:p text:style-name="P20"><text:s text:c="25"/><text:span text:style-name="T4">There is no need to transfer. We will Receive the Item and Issue the another Item by BOM method and use only upper (Department ID and Campus ID). In this Case SrcDesTypeItem is UN Used.</text:span></text:p>
      <table:table table:name="Table94" table:style-name="Table94">
        <table:table-column table:style-name="Table94.A"/>
        <table:table-column table:style-name="Table94.B"/>
        <table:table-row>
          <table:table-cell table:style-name="Table94.A1" office:value-type="string">
            <text:p text:style-name="P3">Movement <text:s/>Code <text:s text:c="4"/>(111 + 241)</text:p>
          </table:table-cell>
          <table:table-cell table:style-name="Table94.B1" office:value-type="string">
            <text:p text:style-name="P3"><text:s text:c="3"/>(GR against JWO + GI against JWO)</text:p>
          </table:table-cell>
        </table:table-row>
      </table:table>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C"/>
        <table:table-column table:style-name="Table95.H"/>
        <table:table-column table:style-name="Table95.E"/>
        <table:table-column table:style-name="Table95.J"/>
        <table:table-row>
          <table:table-cell table:style-name="Table95.A1" office:value-type="string">
            <text:p text:style-name="P1">Item ID</text:p>
          </table:table-cell>
          <table:table-cell table:style-name="Table95.A1" office:value-type="string">
            <text:p text:style-name="P1">Delta CD</text:p>
          </table:table-cell>
          <table:table-cell table:style-name="Table95.A1" office:value-type="string">
            <text:p text:style-name="P14">Mvt Code</text:p>
          </table:table-cell>
          <table:table-cell table:style-name="Table95.A1" office:value-type="string">
            <text:p text:style-name="P1">SP Stock</text:p>
          </table:table-cell>
          <table:table-cell table:style-name="Table95.A1" office:value-type="string">
            <text:p text:style-name="P1">Mat Dept.</text:p>
          </table:table-cell>
          <table:table-cell table:style-name="Table95.A1" office:value-type="string">
            <text:p text:style-name="P1">Campus </text:p>
          </table:table-cell>
          <table:table-cell table:style-name="Table95.A1" office:value-type="string">
            <text:p text:style-name="P1">Customer</text:p>
          </table:table-cell>
          <table:table-cell table:style-name="Table95.A1" office:value-type="string">
            <text:p text:style-name="P1">Vendor</text:p>
          </table:table-cell>
          <table:table-cell table:style-name="Table95.A1" office:value-type="string">
            <text:p text:style-name="P1">Qty Dept.</text:p>
          </table:table-cell>
          <table:table-cell table:style-name="Table95.J1" office:value-type="string">
            <text:p text:style-name="P1">Qty Camp</text:p>
          </table:table-cell>
        </table:table-row>
        <table:table-row>
          <table:table-cell table:style-name="Table95.A2" office:value-type="float" office:value="14904">
            <text:p text:style-name="Table_20_Contents">14904</text:p>
          </table:table-cell>
          <table:table-cell table:style-name="Table95.B2" office:value-type="string">
            <text:p text:style-name="Table_20_Contents">D</text:p>
          </table:table-cell>
          <table:table-cell table:style-name="Table95.A2" office:value-type="float" office:value="111">
            <text:p text:style-name="P11">111</text:p>
          </table:table-cell>
          <table:table-cell table:style-name="Table95.B2" office:value-type="string">
            <text:p text:style-name="P5">N</text:p>
          </table:table-cell>
          <table:table-cell table:style-name="Table95.A2" office:value-type="float" office:value="37">
            <text:p text:style-name="P7">37</text:p>
          </table:table-cell>
          <table:table-cell table:style-name="Table95.B2" office:value-type="string">
            <text:p text:style-name="Table_20_Contents">NULL</text:p>
          </table:table-cell>
          <table:table-cell table:style-name="Table95.B2" office:value-type="string">
            <text:p text:style-name="Table_20_Contents">NULL</text:p>
          </table:table-cell>
          <table:table-cell table:style-name="Table95.B2" office:value-type="string">
            <text:p text:style-name="Table_20_Contents">NULL</text:p>
          </table:table-cell>
          <table:table-cell table:style-name="Table95.A2" office:value-type="float" office:value="50">
            <text:p text:style-name="Table_20_Contents">50</text:p>
          </table:table-cell>
          <table:table-cell table:style-name="Table95.J2" office:value-type="string">
            <text:p text:style-name="Table_20_Contents">NULL</text:p>
          </table:table-cell>
        </table:table-row>
        <table:table-row>
          <table:table-cell table:style-name="Table95.A2" office:value-type="float" office:value="14904">
            <text:p text:style-name="Table_20_Contents">14904</text:p>
          </table:table-cell>
          <table:table-cell table:style-name="Table95.B2" office:value-type="string">
            <text:p text:style-name="Table_20_Contents">C</text:p>
          </table:table-cell>
          <table:table-cell table:style-name="Table95.A2" office:value-type="float" office:value="111">
            <text:p text:style-name="P11">111</text:p>
          </table:table-cell>
          <table:table-cell table:style-name="Table95.B2" office:value-type="string">
            <text:p text:style-name="P5">N</text:p>
          </table:table-cell>
          <table:table-cell table:style-name="Table95.B2" office:value-type="string">
            <text:p text:style-name="Table_20_Contents">NULL</text:p>
          </table:table-cell>
          <table:table-cell table:style-name="Table95.A2" office:value-type="float" office:value="3">
            <text:p text:style-name="P7">3</text:p>
          </table:table-cell>
          <table:table-cell table:style-name="Table95.B2" office:value-type="string">
            <text:p text:style-name="Table_20_Contents">NULL</text:p>
          </table:table-cell>
          <table:table-cell table:style-name="Table95.B2" office:value-type="string">
            <text:p text:style-name="Table_20_Contents">NULL</text:p>
          </table:table-cell>
          <table:table-cell table:style-name="Table95.B2" office:value-type="string">
            <text:p text:style-name="Table_20_Contents">NULL</text:p>
          </table:table-cell>
          <table:table-cell table:style-name="Table95.J3" office:value-type="float" office:value="50">
            <text:p text:style-name="Table_20_Contents">50</text:p>
          </table:table-cell>
        </table:table-row>
        <table:table-row>
          <table:table-cell table:style-name="Table95.A2" office:value-type="float" office:value="4988">
            <text:p text:style-name="Table_20_Contents">4988</text:p>
          </table:table-cell>
          <table:table-cell table:style-name="Table95.B2" office:value-type="string">
            <text:p text:style-name="Table_20_Contents">D</text:p>
          </table:table-cell>
          <table:table-cell table:style-name="Table95.A2" office:value-type="float" office:value="241">
            <text:p text:style-name="P15">241</text:p>
          </table:table-cell>
          <table:table-cell table:style-name="Table95.B2" office:value-type="string">
            <text:p text:style-name="P5">N</text:p>
          </table:table-cell>
          <table:table-cell table:style-name="Table95.A2" office:value-type="float" office:value="37">
            <text:p text:style-name="P7">37</text:p>
          </table:table-cell>
          <table:table-cell table:style-name="Table95.B2" office:value-type="string">
            <text:p text:style-name="Table_20_Contents">NULL</text:p>
          </table:table-cell>
          <table:table-cell table:style-name="Table95.B2" office:value-type="string">
            <text:p text:style-name="Table_20_Contents">NULL</text:p>
          </table:table-cell>
          <table:table-cell table:style-name="Table95.B2" office:value-type="string">
            <text:p text:style-name="Table_20_Contents">NULL</text:p>
          </table:table-cell>
          <table:table-cell table:style-name="Table95.A2" office:value-type="float" office:value="-50">
            <text:p text:style-name="Table_20_Contents">-50</text:p>
          </table:table-cell>
          <table:table-cell table:style-name="Table95.J2" office:value-type="string">
            <text:p text:style-name="Table_20_Contents">NULL</text:p>
          </table:table-cell>
        </table:table-row>
        <table:table-row>
          <table:table-cell table:style-name="Table95.A2" office:value-type="float" office:value="4988">
            <text:p text:style-name="Table_20_Contents">4988</text:p>
          </table:table-cell>
          <table:table-cell table:style-name="Table95.B2" office:value-type="string">
            <text:p text:style-name="Table_20_Contents">C</text:p>
          </table:table-cell>
          <table:table-cell table:style-name="Table95.A2" office:value-type="float" office:value="241">
            <text:p text:style-name="P15">241</text:p>
          </table:table-cell>
          <table:table-cell table:style-name="Table95.B2" office:value-type="string">
            <text:p text:style-name="P6">N</text:p>
          </table:table-cell>
          <table:table-cell table:style-name="Table95.B2" office:value-type="string">
            <text:p text:style-name="Table_20_Contents">NULL</text:p>
          </table:table-cell>
          <table:table-cell table:style-name="Table95.A2" office:value-type="float" office:value="3">
            <text:p text:style-name="P7">3</text:p>
          </table:table-cell>
          <table:table-cell table:style-name="Table95.B2" office:value-type="string">
            <text:p text:style-name="Table_20_Contents">NULL</text:p>
          </table:table-cell>
          <table:table-cell table:style-name="Table95.B2" office:value-type="string">
            <text:p text:style-name="P13">NULL</text:p>
          </table:table-cell>
          <table:table-cell table:style-name="Table95.B2" office:value-type="string">
            <text:p text:style-name="P13">NULL</text:p>
          </table:table-cell>
          <table:table-cell table:style-name="Table95.J3" office:value-type="float" office:value="-50">
            <text:p text:style-name="Table_20_Contents">-50</text:p>
          </table:table-cell>
        </table:table-row>
      </table:table>
      <text:p text:style-name="P16"/>
      <text:p text:style-name="P16"/>
      <text:p text:style-name="P16"/>
      <text:p text:style-name="P16"/>
      <text:p text:style-name="P16"/>
      <text:p text:style-name="P16"/>
      <text:p text:style-name="P19"><text:soft-page-break/>Case 2 : </text:p>
      <text:p text:style-name="P19">GR by-product against JWO (421 + 112 +241)</text:p>
      <table:table table:name="Table100" table:style-name="Table100">
        <table:table-column table:style-name="Table100.A"/>
        <table:table-column table:style-name="Table100.B"/>
        <table:table-row>
          <table:table-cell table:style-name="Table100.A1" office:value-type="string">
            <text:p text:style-name="P4">Movement <text:s/>Code <text:s text:c="4"/>(421) <text:s text:c="2"/>(TB)</text:p>
          </table:table-cell>
          <table:table-cell table:style-name="Table100.B1" office:value-type="string">
            <text:p text:style-name="P4"><text:s text:c="3"/><text:span text:style-name="T2">Transfer from own stock to SC vendor</text:span></text:p>
          </table:table-cell>
        </table:table-row>
      </table:table>
      <table:table table:name="Table101" table:style-name="Table101">
        <table:table-column table:style-name="Table101.A"/>
        <table:table-column table:style-name="Table101.B" table:number-columns-repeated="2"/>
        <table:table-column table:style-name="Table101.D"/>
        <table:table-column table:style-name="Table101.E"/>
        <table:table-column table:style-name="Table101.F"/>
        <table:table-column table:style-name="Table101.G"/>
        <table:table-column table:style-name="Table101.H"/>
        <table:table-column table:style-name="Table101.G"/>
        <table:table-column table:style-name="Table101.J"/>
        <table:table-row>
          <table:table-cell table:style-name="Table101.A1" office:value-type="string">
            <text:p text:style-name="P2">Delta CD</text:p>
          </table:table-cell>
          <table:table-cell table:style-name="Table101.A1" office:value-type="string">
            <text:p text:style-name="P2">SP St.</text:p>
          </table:table-cell>
          <table:table-cell table:style-name="Table101.A1" office:value-type="string">
            <text:p text:style-name="P2">SP St. N</text:p>
          </table:table-cell>
          <table:table-cell table:style-name="Table101.A1" office:value-type="string">
            <text:p text:style-name="P2">Flow</text:p>
          </table:table-cell>
          <table:table-cell table:style-name="Table101.A1" office:value-type="string">
            <text:p text:style-name="P2">Mat Dept.</text:p>
          </table:table-cell>
          <table:table-cell table:style-name="Table101.A1" office:value-type="string">
            <text:p text:style-name="P2">Campus </text:p>
          </table:table-cell>
          <table:table-cell table:style-name="Table101.A1" office:value-type="string">
            <text:p text:style-name="P2">Customer</text:p>
          </table:table-cell>
          <table:table-cell table:style-name="Table101.A1" office:value-type="string">
            <text:p text:style-name="P2">Vendor</text:p>
          </table:table-cell>
          <table:table-cell table:style-name="Table101.A1" office:value-type="string">
            <text:p text:style-name="P2">Qty Dept.</text:p>
          </table:table-cell>
          <table:table-cell table:style-name="Table101.J1" office:value-type="string">
            <text:p text:style-name="P2">Qty Camp.</text:p>
          </table:table-cell>
        </table:table-row>
        <table:table-row>
          <table:table-cell table:style-name="Table101.A2" office:value-type="string">
            <text:p text:style-name="Table_20_Contents">D</text:p>
          </table:table-cell>
          <table:table-cell table:style-name="Table101.A2" office:value-type="string">
            <text:p text:style-name="P5">N</text:p>
          </table:table-cell>
          <table:table-cell table:style-name="Table101.A2" office:value-type="string">
            <text:p text:style-name="P5">N</text:p>
          </table:table-cell>
          <table:table-cell table:style-name="Table101.A2" office:value-type="string">
            <text:p text:style-name="P5">T</text:p>
          </table:table-cell>
          <table:table-cell table:style-name="Table101.E2" office:value-type="float" office:value="37">
            <text:p text:style-name="P7">37</text:p>
          </table:table-cell>
          <table:table-cell table:style-name="Table101.A2" office:value-type="string">
            <text:p text:style-name="Table_20_Contents">NULL</text:p>
          </table:table-cell>
          <table:table-cell table:style-name="Table101.A2" office:value-type="string">
            <text:p text:style-name="Table_20_Contents">NULL</text:p>
          </table:table-cell>
          <table:table-cell table:style-name="Table101.A2" office:value-type="string">
            <text:p text:style-name="Table_20_Contents">NULL</text:p>
          </table:table-cell>
          <table:table-cell table:style-name="Table101.E2" office:value-type="float" office:value="-50">
            <text:p text:style-name="Table_20_Contents">-50</text:p>
          </table:table-cell>
          <table:table-cell table:style-name="Table101.J2" office:value-type="string">
            <text:p text:style-name="Table_20_Contents">NULL</text:p>
          </table:table-cell>
        </table:table-row>
        <table:table-row>
          <table:table-cell table:style-name="Table101.A2" office:value-type="string">
            <text:p text:style-name="Table_20_Contents">C</text:p>
          </table:table-cell>
          <table:table-cell table:style-name="Table101.A2" office:value-type="string">
            <text:p text:style-name="P5">N</text:p>
          </table:table-cell>
          <table:table-cell table:style-name="Table101.A2" office:value-type="string">
            <text:p text:style-name="P5">N</text:p>
          </table:table-cell>
          <table:table-cell table:style-name="Table101.A2" office:value-type="string">
            <text:p text:style-name="P5">T</text:p>
          </table:table-cell>
          <table:table-cell table:style-name="Table101.A2" office:value-type="string">
            <text:p text:style-name="Table_20_Contents">NULL</text:p>
          </table:table-cell>
          <table:table-cell table:style-name="Table101.E2" office:value-type="float" office:value="3">
            <text:p text:style-name="P7">3</text:p>
          </table:table-cell>
          <table:table-cell table:style-name="Table101.A2" office:value-type="string">
            <text:p text:style-name="Table_20_Contents">NULL</text:p>
          </table:table-cell>
          <table:table-cell table:style-name="Table101.A2" office:value-type="string">
            <text:p text:style-name="Table_20_Contents">NULL</text:p>
          </table:table-cell>
          <table:table-cell table:style-name="Table101.A2" office:value-type="string">
            <text:p text:style-name="Table_20_Contents">NULL</text:p>
          </table:table-cell>
          <table:table-cell table:style-name="Table101.J3" office:value-type="float" office:value="-50">
            <text:p text:style-name="Table_20_Contents">-50</text:p>
          </table:table-cell>
        </table:table-row>
        <table:table-row>
          <table:table-cell table:style-name="Table101.A2" office:value-type="string">
            <text:p text:style-name="Table_20_Contents">C</text:p>
          </table:table-cell>
          <table:table-cell table:style-name="Table101.A2" office:value-type="string">
            <text:p text:style-name="P5">N</text:p>
          </table:table-cell>
          <table:table-cell table:style-name="Table101.A2" office:value-type="string">
            <text:p text:style-name="P10">V</text:p>
          </table:table-cell>
          <table:table-cell table:style-name="Table101.A2" office:value-type="string">
            <text:p text:style-name="P5">B</text:p>
          </table:table-cell>
          <table:table-cell table:style-name="Table101.A2" office:value-type="string">
            <text:p text:style-name="Table_20_Contents">NULL</text:p>
          </table:table-cell>
          <table:table-cell table:style-name="Table101.E2" office:value-type="float" office:value="3">
            <text:p text:style-name="P7">3</text:p>
          </table:table-cell>
          <table:table-cell table:style-name="Table101.A2" office:value-type="string">
            <text:p text:style-name="Table_20_Contents">NULL</text:p>
          </table:table-cell>
          <table:table-cell table:style-name="Table101.E2" office:value-type="float" office:value="4556">
            <text:p text:style-name="P7">4556</text:p>
          </table:table-cell>
          <table:table-cell table:style-name="Table101.A2" office:value-type="string">
            <text:p text:style-name="Table_20_Contents">NULL</text:p>
          </table:table-cell>
          <table:table-cell table:style-name="Table101.J3" office:value-type="float" office:value="50">
            <text:p text:style-name="Table_20_Contents">50</text:p>
          </table:table-cell>
        </table:table-row>
      </table:table>
      <text:p text:style-name="Standard"><text:tab/><text:tab/><text:tab/></text:p>
      <text:p text:style-name="P18">+</text:p>
      <text:p text:style-name="P18"/>
      <table:table table:name="Table104" table:style-name="Table104">
        <table:table-column table:style-name="Table104.A"/>
        <table:table-column table:style-name="Table104.B"/>
        <table:table-row>
          <table:table-cell table:style-name="Table104.A1" office:value-type="string">
            <text:p text:style-name="P3">Movement <text:s/>Code <text:s text:c="4"/>(112 + 241)</text:p>
          </table:table-cell>
          <table:table-cell table:style-name="Table104.B1" office:value-type="string">
            <text:p text:style-name="P3"><text:s text:c="3"/>(GR by-product against JWO + GI against JWO)</text:p>
          </table:table-cell>
        </table:table-row>
      </table:table>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column table:style-name="Table105.C"/>
        <table:table-column table:style-name="Table105.H"/>
        <table:table-column table:style-name="Table105.E"/>
        <table:table-column table:style-name="Table105.J"/>
        <table:table-row>
          <table:table-cell table:style-name="Table105.A1" office:value-type="string">
            <text:p text:style-name="P1">Item ID</text:p>
          </table:table-cell>
          <table:table-cell table:style-name="Table105.A1" office:value-type="string">
            <text:p text:style-name="P1">Delta CD</text:p>
          </table:table-cell>
          <table:table-cell table:style-name="Table105.A1" office:value-type="string">
            <text:p text:style-name="P14">Mvt Code</text:p>
          </table:table-cell>
          <table:table-cell table:style-name="Table105.A1" office:value-type="string">
            <text:p text:style-name="P1">SP Stock</text:p>
          </table:table-cell>
          <table:table-cell table:style-name="Table105.A1" office:value-type="string">
            <text:p text:style-name="P1">Mat Dept.</text:p>
          </table:table-cell>
          <table:table-cell table:style-name="Table105.A1" office:value-type="string">
            <text:p text:style-name="P1">Campus </text:p>
          </table:table-cell>
          <table:table-cell table:style-name="Table105.A1" office:value-type="string">
            <text:p text:style-name="P1">Customer</text:p>
          </table:table-cell>
          <table:table-cell table:style-name="Table105.A1" office:value-type="string">
            <text:p text:style-name="P1">Vendor</text:p>
          </table:table-cell>
          <table:table-cell table:style-name="Table105.A1" office:value-type="string">
            <text:p text:style-name="P1">Qty Dept.</text:p>
          </table:table-cell>
          <table:table-cell table:style-name="Table105.J1" office:value-type="string">
            <text:p text:style-name="P1">Qty Camp</text:p>
          </table:table-cell>
        </table:table-row>
        <table:table-row>
          <table:table-cell table:style-name="Table105.A2" office:value-type="float" office:value="14904">
            <text:p text:style-name="Table_20_Contents">14904</text:p>
          </table:table-cell>
          <table:table-cell table:style-name="Table105.B2" office:value-type="string">
            <text:p text:style-name="Table_20_Contents">D</text:p>
          </table:table-cell>
          <table:table-cell table:style-name="Table105.A2" office:value-type="float" office:value="112">
            <text:p text:style-name="P11">112</text:p>
          </table:table-cell>
          <table:table-cell table:style-name="Table105.B2" office:value-type="string">
            <text:p text:style-name="P5">N</text:p>
          </table:table-cell>
          <table:table-cell table:style-name="Table105.A2" office:value-type="float" office:value="37">
            <text:p text:style-name="P7">37</text:p>
          </table:table-cell>
          <table:table-cell table:style-name="Table105.B2" office:value-type="string">
            <text:p text:style-name="Table_20_Contents">NULL</text:p>
          </table:table-cell>
          <table:table-cell table:style-name="Table105.B2" office:value-type="string">
            <text:p text:style-name="Table_20_Contents">NULL</text:p>
          </table:table-cell>
          <table:table-cell table:style-name="Table105.B2" office:value-type="string">
            <text:p text:style-name="Table_20_Contents">NULL</text:p>
          </table:table-cell>
          <table:table-cell table:style-name="Table105.A2" office:value-type="float" office:value="50">
            <text:p text:style-name="Table_20_Contents">50</text:p>
          </table:table-cell>
          <table:table-cell table:style-name="Table105.J2" office:value-type="string">
            <text:p text:style-name="Table_20_Contents">NULL</text:p>
          </table:table-cell>
        </table:table-row>
        <table:table-row>
          <table:table-cell table:style-name="Table105.A2" office:value-type="float" office:value="14904">
            <text:p text:style-name="Table_20_Contents">14904</text:p>
          </table:table-cell>
          <table:table-cell table:style-name="Table105.B2" office:value-type="string">
            <text:p text:style-name="Table_20_Contents">C</text:p>
          </table:table-cell>
          <table:table-cell table:style-name="Table105.A2" office:value-type="float" office:value="112">
            <text:p text:style-name="P11">112</text:p>
          </table:table-cell>
          <table:table-cell table:style-name="Table105.B2" office:value-type="string">
            <text:p text:style-name="P5">N</text:p>
          </table:table-cell>
          <table:table-cell table:style-name="Table105.B2" office:value-type="string">
            <text:p text:style-name="Table_20_Contents">NULL</text:p>
          </table:table-cell>
          <table:table-cell table:style-name="Table105.A2" office:value-type="float" office:value="3">
            <text:p text:style-name="P7">3</text:p>
          </table:table-cell>
          <table:table-cell table:style-name="Table105.B2" office:value-type="string">
            <text:p text:style-name="Table_20_Contents">NULL</text:p>
          </table:table-cell>
          <table:table-cell table:style-name="Table105.B2" office:value-type="string">
            <text:p text:style-name="Table_20_Contents">NULL</text:p>
          </table:table-cell>
          <table:table-cell table:style-name="Table105.B2" office:value-type="string">
            <text:p text:style-name="Table_20_Contents">NULL</text:p>
          </table:table-cell>
          <table:table-cell table:style-name="Table105.J3" office:value-type="float" office:value="50">
            <text:p text:style-name="Table_20_Contents">50</text:p>
          </table:table-cell>
        </table:table-row>
        <table:table-row>
          <table:table-cell table:style-name="Table105.A2" office:value-type="float" office:value="4988">
            <text:p text:style-name="Table_20_Contents">4988</text:p>
          </table:table-cell>
          <table:table-cell table:style-name="Table105.B2" office:value-type="string">
            <text:p text:style-name="Table_20_Contents">C</text:p>
          </table:table-cell>
          <table:table-cell table:style-name="Table105.A2" office:value-type="float" office:value="241">
            <text:p text:style-name="P15">241</text:p>
          </table:table-cell>
          <table:table-cell table:style-name="Table105.B2" office:value-type="string">
            <text:p text:style-name="P10">V</text:p>
          </table:table-cell>
          <table:table-cell table:style-name="Table105.B2" office:value-type="string">
            <text:p text:style-name="Table_20_Contents">NULL</text:p>
          </table:table-cell>
          <table:table-cell table:style-name="Table105.A2" office:value-type="float" office:value="3">
            <text:p text:style-name="P7">3</text:p>
          </table:table-cell>
          <table:table-cell table:style-name="Table105.B2" office:value-type="string">
            <text:p text:style-name="Table_20_Contents">NULL</text:p>
          </table:table-cell>
          <table:table-cell table:style-name="Table105.A2" office:value-type="float" office:value="4556">
            <text:p text:style-name="P7">4556</text:p>
          </table:table-cell>
          <table:table-cell table:style-name="Table105.B2" office:value-type="string">
            <text:p text:style-name="P13">NULL</text:p>
          </table:table-cell>
          <table:table-cell table:style-name="Table105.J3" office:value-type="float" office:value="-50">
            <text:p text:style-name="Table_20_Contents">-50</text:p>
          </table:table-cell>
        </table:table-row>
      </table:table>
      <text:p text:style-name="P16"/>
      <text:p text:style-name="P16">OR</text:p>
      <text:p text:style-name="P19">GR by-product against JWO (112 +241)</text:p>
      <table:table table:name="Table96" table:style-name="Table96">
        <table:table-column table:style-name="Table96.A"/>
        <table:table-column table:style-name="Table96.B"/>
        <table:table-row>
          <table:table-cell table:style-name="Table96.A1" office:value-type="string">
            <text:p text:style-name="P3">Movement <text:s/>Code <text:s text:c="4"/>( 112 + 241)</text:p>
          </table:table-cell>
          <table:table-cell table:style-name="Table96.B1" office:value-type="string">
            <text:p text:style-name="P3"><text:s text:c="3"/>( GR by-product against JWO + GI against JWO)</text:p>
          </table:table-cell>
        </table:table-row>
      </table:table>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C"/>
        <table:table-column table:style-name="Table97.H"/>
        <table:table-column table:style-name="Table97.E"/>
        <table:table-column table:style-name="Table97.J"/>
        <table:table-row>
          <table:table-cell table:style-name="Table97.A1" office:value-type="string">
            <text:p text:style-name="P1">Item ID</text:p>
          </table:table-cell>
          <table:table-cell table:style-name="Table97.A1" office:value-type="string">
            <text:p text:style-name="P1">Delta CD</text:p>
          </table:table-cell>
          <table:table-cell table:style-name="Table97.A1" office:value-type="string">
            <text:p text:style-name="P14">Mvt Code</text:p>
          </table:table-cell>
          <table:table-cell table:style-name="Table97.A1" office:value-type="string">
            <text:p text:style-name="P1">SP Stock</text:p>
          </table:table-cell>
          <table:table-cell table:style-name="Table97.A1" office:value-type="string">
            <text:p text:style-name="P1">Mat Dept.</text:p>
          </table:table-cell>
          <table:table-cell table:style-name="Table97.A1" office:value-type="string">
            <text:p text:style-name="P1">Campus </text:p>
          </table:table-cell>
          <table:table-cell table:style-name="Table97.A1" office:value-type="string">
            <text:p text:style-name="P1">Customer</text:p>
          </table:table-cell>
          <table:table-cell table:style-name="Table97.A1" office:value-type="string">
            <text:p text:style-name="P1">Vendor</text:p>
          </table:table-cell>
          <table:table-cell table:style-name="Table97.A1" office:value-type="string">
            <text:p text:style-name="P1">Qty Dept.</text:p>
          </table:table-cell>
          <table:table-cell table:style-name="Table97.J1" office:value-type="string">
            <text:p text:style-name="P1">Qty Camp</text:p>
          </table:table-cell>
        </table:table-row>
        <table:table-row>
          <table:table-cell table:style-name="Table97.A2" office:value-type="float" office:value="14904">
            <text:p text:style-name="Table_20_Contents">14904</text:p>
          </table:table-cell>
          <table:table-cell table:style-name="Table97.B2" office:value-type="string">
            <text:p text:style-name="Table_20_Contents">D</text:p>
          </table:table-cell>
          <table:table-cell table:style-name="Table97.A2" office:value-type="float" office:value="112">
            <text:p text:style-name="P11">112</text:p>
          </table:table-cell>
          <table:table-cell table:style-name="Table97.B2" office:value-type="string">
            <text:p text:style-name="P5">N</text:p>
          </table:table-cell>
          <table:table-cell table:style-name="Table97.A2" office:value-type="float" office:value="37">
            <text:p text:style-name="P7">37</text:p>
          </table:table-cell>
          <table:table-cell table:style-name="Table97.B2" office:value-type="string">
            <text:p text:style-name="Table_20_Contents">NULL</text:p>
          </table:table-cell>
          <table:table-cell table:style-name="Table97.B2" office:value-type="string">
            <text:p text:style-name="Table_20_Contents">NULL</text:p>
          </table:table-cell>
          <table:table-cell table:style-name="Table97.B2" office:value-type="string">
            <text:p text:style-name="Table_20_Contents">NULL</text:p>
          </table:table-cell>
          <table:table-cell table:style-name="Table97.A2" office:value-type="float" office:value="50">
            <text:p text:style-name="Table_20_Contents">50</text:p>
          </table:table-cell>
          <table:table-cell table:style-name="Table97.J2" office:value-type="string">
            <text:p text:style-name="Table_20_Contents">NULL</text:p>
          </table:table-cell>
        </table:table-row>
        <table:table-row>
          <table:table-cell table:style-name="Table97.A2" office:value-type="float" office:value="14904">
            <text:p text:style-name="Table_20_Contents">14904</text:p>
          </table:table-cell>
          <table:table-cell table:style-name="Table97.B2" office:value-type="string">
            <text:p text:style-name="Table_20_Contents">C</text:p>
          </table:table-cell>
          <table:table-cell table:style-name="Table97.A2" office:value-type="float" office:value="112">
            <text:p text:style-name="P11">112</text:p>
          </table:table-cell>
          <table:table-cell table:style-name="Table97.B2" office:value-type="string">
            <text:p text:style-name="P5">N</text:p>
          </table:table-cell>
          <table:table-cell table:style-name="Table97.B2" office:value-type="string">
            <text:p text:style-name="Table_20_Contents">NULL</text:p>
          </table:table-cell>
          <table:table-cell table:style-name="Table97.A2" office:value-type="float" office:value="3">
            <text:p text:style-name="P7">3</text:p>
          </table:table-cell>
          <table:table-cell table:style-name="Table97.B2" office:value-type="string">
            <text:p text:style-name="Table_20_Contents">NULL</text:p>
          </table:table-cell>
          <table:table-cell table:style-name="Table97.B2" office:value-type="string">
            <text:p text:style-name="Table_20_Contents">NULL</text:p>
          </table:table-cell>
          <table:table-cell table:style-name="Table97.B2" office:value-type="string">
            <text:p text:style-name="Table_20_Contents">NULL</text:p>
          </table:table-cell>
          <table:table-cell table:style-name="Table97.J3" office:value-type="float" office:value="50">
            <text:p text:style-name="Table_20_Contents">50</text:p>
          </table:table-cell>
        </table:table-row>
        <table:table-row>
          <table:table-cell table:style-name="Table97.A2" office:value-type="float" office:value="4988">
            <text:p text:style-name="Table_20_Contents">4988</text:p>
          </table:table-cell>
          <table:table-cell table:style-name="Table97.B2" office:value-type="string">
            <text:p text:style-name="Table_20_Contents">D</text:p>
          </table:table-cell>
          <table:table-cell table:style-name="Table97.A2" office:value-type="float" office:value="241">
            <text:p text:style-name="P15">241</text:p>
          </table:table-cell>
          <table:table-cell table:style-name="Table97.B2" office:value-type="string">
            <text:p text:style-name="P5">N</text:p>
          </table:table-cell>
          <table:table-cell table:style-name="Table97.A2" office:value-type="float" office:value="37">
            <text:p text:style-name="P7">37</text:p>
          </table:table-cell>
          <table:table-cell table:style-name="Table97.B2" office:value-type="string">
            <text:p text:style-name="Table_20_Contents">NULL</text:p>
          </table:table-cell>
          <table:table-cell table:style-name="Table97.B2" office:value-type="string">
            <text:p text:style-name="Table_20_Contents">NULL</text:p>
          </table:table-cell>
          <table:table-cell table:style-name="Table97.B2" office:value-type="string">
            <text:p text:style-name="Table_20_Contents">NULL</text:p>
          </table:table-cell>
          <table:table-cell table:style-name="Table97.A2" office:value-type="float" office:value="-50">
            <text:p text:style-name="Table_20_Contents">-50</text:p>
          </table:table-cell>
          <table:table-cell table:style-name="Table97.J2" office:value-type="string">
            <text:p text:style-name="Table_20_Contents">NULL</text:p>
          </table:table-cell>
        </table:table-row>
        <table:table-row>
          <table:table-cell table:style-name="Table97.A2" office:value-type="float" office:value="4988">
            <text:p text:style-name="Table_20_Contents">4988</text:p>
          </table:table-cell>
          <table:table-cell table:style-name="Table97.B2" office:value-type="string">
            <text:p text:style-name="Table_20_Contents">C</text:p>
          </table:table-cell>
          <table:table-cell table:style-name="Table97.A2" office:value-type="float" office:value="241">
            <text:p text:style-name="P15">241</text:p>
          </table:table-cell>
          <table:table-cell table:style-name="Table97.B2" office:value-type="string">
            <text:p text:style-name="P6">N</text:p>
          </table:table-cell>
          <table:table-cell table:style-name="Table97.B2" office:value-type="string">
            <text:p text:style-name="Table_20_Contents">NULL</text:p>
          </table:table-cell>
          <table:table-cell table:style-name="Table97.A2" office:value-type="float" office:value="3">
            <text:p text:style-name="P7">3</text:p>
          </table:table-cell>
          <table:table-cell table:style-name="Table97.B2" office:value-type="string">
            <text:p text:style-name="Table_20_Contents">NULL</text:p>
          </table:table-cell>
          <table:table-cell table:style-name="Table97.B2" office:value-type="string">
            <text:p text:style-name="P13">NULL</text:p>
          </table:table-cell>
          <table:table-cell table:style-name="Table97.B2" office:value-type="string">
            <text:p text:style-name="P13">NULL</text:p>
          </table:table-cell>
          <table:table-cell table:style-name="Table97.J3" office:value-type="float" office:value="-50">
            <text:p text:style-name="Table_20_Contents">-50</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BOM (MO)</text:p>
      <text:p text:style-name="P19">Case 1 : </text:p>
      <text:p text:style-name="P19">GR against MO (422 + 121 +231)</text:p>
      <text:p text:style-name="P20"><text:s text:c="7"/><text:span text:style-name="T4">In this case we transfer to the Item By 422 mvtCode. And After that We will Receive the Item and Issue the another Item by BOM method. <text:s/>In this case use <text:s/>upper (Department ID and Campus ID) for Source and Lower (Department ID and Campus ID) for Destination. In this Case SrcDesTypeItem Id is Used for BOM Method. </text:span></text:p>
      <table:table table:name="Table62" table:style-name="Table62">
        <table:table-column table:style-name="Table62.A"/>
        <table:table-column table:style-name="Table62.B"/>
        <table:table-row>
          <table:table-cell table:style-name="Table62.A1" office:value-type="string">
            <text:p text:style-name="P4">Movement <text:s/>Code <text:s text:c="4"/>(422) <text:s text:c="2"/>(TB)</text:p>
          </table:table-cell>
          <table:table-cell table:style-name="Table62.B1" office:value-type="string">
            <text:p text:style-name="P4"><text:s text:c="3"/><text:span text:style-name="T2">Transfer from store to floor</text:span></text:p>
          </table:table-cell>
        </table:table-row>
      </table:table>
      <table:table table:name="Table78" table:style-name="Table78">
        <table:table-column table:style-name="Table78.A"/>
        <table:table-column table:style-name="Table78.B" table:number-columns-repeated="2"/>
        <table:table-column table:style-name="Table78.D"/>
        <table:table-column table:style-name="Table78.E"/>
        <table:table-column table:style-name="Table78.F"/>
        <table:table-column table:style-name="Table78.G"/>
        <table:table-column table:style-name="Table78.H"/>
        <table:table-column table:style-name="Table78.G"/>
        <table:table-column table:style-name="Table78.J"/>
        <table:table-row>
          <table:table-cell table:style-name="Table78.A1" office:value-type="string">
            <text:p text:style-name="P2">Delta CD</text:p>
          </table:table-cell>
          <table:table-cell table:style-name="Table78.A1" office:value-type="string">
            <text:p text:style-name="P2">SP St.</text:p>
          </table:table-cell>
          <table:table-cell table:style-name="Table78.A1" office:value-type="string">
            <text:p text:style-name="P2">SP St. N</text:p>
          </table:table-cell>
          <table:table-cell table:style-name="Table78.A1" office:value-type="string">
            <text:p text:style-name="P2">Flow</text:p>
          </table:table-cell>
          <table:table-cell table:style-name="Table78.A1" office:value-type="string">
            <text:p text:style-name="P2">Mat Dept.</text:p>
          </table:table-cell>
          <table:table-cell table:style-name="Table78.A1" office:value-type="string">
            <text:p text:style-name="P2">Campus </text:p>
          </table:table-cell>
          <table:table-cell table:style-name="Table78.A1" office:value-type="string">
            <text:p text:style-name="P2">Customer</text:p>
          </table:table-cell>
          <table:table-cell table:style-name="Table78.A1" office:value-type="string">
            <text:p text:style-name="P2">Vendor</text:p>
          </table:table-cell>
          <table:table-cell table:style-name="Table78.A1" office:value-type="string">
            <text:p text:style-name="P2">Qty Dept.</text:p>
          </table:table-cell>
          <table:table-cell table:style-name="Table78.J1" office:value-type="string">
            <text:p text:style-name="P2">Qty Camp.</text:p>
          </table:table-cell>
        </table:table-row>
        <table:table-row>
          <table:table-cell table:style-name="Table78.A2" office:value-type="string">
            <text:p text:style-name="Table_20_Contents">D</text:p>
          </table:table-cell>
          <table:table-cell table:style-name="Table78.A2" office:value-type="string">
            <text:p text:style-name="P5">N</text:p>
          </table:table-cell>
          <table:table-cell table:style-name="Table78.A2" office:value-type="string">
            <text:p text:style-name="P5">N</text:p>
          </table:table-cell>
          <table:table-cell table:style-name="Table78.A2" office:value-type="string">
            <text:p text:style-name="P5">T</text:p>
          </table:table-cell>
          <table:table-cell table:style-name="Table78.E2" office:value-type="float" office:value="37">
            <text:p text:style-name="P7">37</text:p>
          </table:table-cell>
          <table:table-cell table:style-name="Table78.A2" office:value-type="string">
            <text:p text:style-name="Table_20_Contents">NULL</text:p>
          </table:table-cell>
          <table:table-cell table:style-name="Table78.A2" office:value-type="string">
            <text:p text:style-name="Table_20_Contents">NULL</text:p>
          </table:table-cell>
          <table:table-cell table:style-name="Table78.A2" office:value-type="string">
            <text:p text:style-name="Table_20_Contents">NULL</text:p>
          </table:table-cell>
          <table:table-cell table:style-name="Table78.E2" office:value-type="float" office:value="-50">
            <text:p text:style-name="Table_20_Contents">-50</text:p>
          </table:table-cell>
          <table:table-cell table:style-name="Table78.J2" office:value-type="string">
            <text:p text:style-name="Table_20_Contents">NULL</text:p>
          </table:table-cell>
        </table:table-row>
        <table:table-row>
          <table:table-cell table:style-name="Table78.A2" office:value-type="string">
            <text:p text:style-name="Table_20_Contents">D</text:p>
          </table:table-cell>
          <table:table-cell table:style-name="Table78.A2" office:value-type="string">
            <text:p text:style-name="P5">N</text:p>
          </table:table-cell>
          <table:table-cell table:style-name="Table78.A2" office:value-type="string">
            <text:p text:style-name="P5">N</text:p>
          </table:table-cell>
          <table:table-cell table:style-name="Table78.A2" office:value-type="string">
            <text:p text:style-name="P5">B</text:p>
          </table:table-cell>
          <table:table-cell table:style-name="Table78.E2" office:value-type="float" office:value="38">
            <text:p text:style-name="P7">38</text:p>
          </table:table-cell>
          <table:table-cell table:style-name="Table78.A2" office:value-type="string">
            <text:p text:style-name="Table_20_Contents">NULL</text:p>
          </table:table-cell>
          <table:table-cell table:style-name="Table78.A2" office:value-type="string">
            <text:p text:style-name="Table_20_Contents">NULL</text:p>
          </table:table-cell>
          <table:table-cell table:style-name="Table78.A2" office:value-type="string">
            <text:p text:style-name="Table_20_Contents">NULL</text:p>
          </table:table-cell>
          <table:table-cell table:style-name="Table78.E2" office:value-type="float" office:value="50">
            <text:p text:style-name="Table_20_Contents">50</text:p>
          </table:table-cell>
          <table:table-cell table:style-name="Table78.J2" office:value-type="string">
            <text:p text:style-name="Table_20_Contents">NULL</text:p>
          </table:table-cell>
        </table:table-row>
      </table:table>
      <text:p text:style-name="P17"/>
      <text:p text:style-name="P16">+</text:p>
      <text:p text:style-name="Standard"/>
      <table:table table:name="Table102" table:style-name="Table102">
        <table:table-column table:style-name="Table102.A"/>
        <table:table-column table:style-name="Table102.B"/>
        <table:table-row>
          <table:table-cell table:style-name="Table102.A1" office:value-type="string">
            <text:p text:style-name="P3">Movement <text:s/>Code <text:s text:c="4"/>(121 + 231)</text:p>
          </table:table-cell>
          <table:table-cell table:style-name="Table102.B1" office:value-type="string">
            <text:p text:style-name="P3"><text:s text:c="3"/>(GR against MO + GI against MO)</text:p>
          </table:table-cell>
        </table:table-row>
      </table:table>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column table:style-name="Table103.C"/>
        <table:table-column table:style-name="Table103.H"/>
        <table:table-column table:style-name="Table103.E"/>
        <table:table-column table:style-name="Table103.J"/>
        <table:table-row>
          <table:table-cell table:style-name="Table103.A1" office:value-type="string">
            <text:p text:style-name="P1">Item ID</text:p>
          </table:table-cell>
          <table:table-cell table:style-name="Table103.A1" office:value-type="string">
            <text:p text:style-name="P1">Delta CD</text:p>
          </table:table-cell>
          <table:table-cell table:style-name="Table103.A1" office:value-type="string">
            <text:p text:style-name="P14">Mvt Code</text:p>
          </table:table-cell>
          <table:table-cell table:style-name="Table103.A1" office:value-type="string">
            <text:p text:style-name="P1">SP Stock</text:p>
          </table:table-cell>
          <table:table-cell table:style-name="Table103.A1" office:value-type="string">
            <text:p text:style-name="P1">Mat Dept.</text:p>
          </table:table-cell>
          <table:table-cell table:style-name="Table103.A1" office:value-type="string">
            <text:p text:style-name="P1">Campus </text:p>
          </table:table-cell>
          <table:table-cell table:style-name="Table103.A1" office:value-type="string">
            <text:p text:style-name="P1">St Stage</text:p>
          </table:table-cell>
          <table:table-cell table:style-name="Table103.A1" office:value-type="string">
            <text:p text:style-name="P1"><text:s text:c="2"/>V/C</text:p>
          </table:table-cell>
          <table:table-cell table:style-name="Table103.A1" office:value-type="string">
            <text:p text:style-name="P1">Qty Dept.</text:p>
          </table:table-cell>
          <table:table-cell table:style-name="Table103.J1" office:value-type="string">
            <text:p text:style-name="P1">Qty Camp</text:p>
          </table:table-cell>
        </table:table-row>
        <table:table-row>
          <table:table-cell table:style-name="Table103.A2" office:value-type="float" office:value="14904">
            <text:p text:style-name="Table_20_Contents">14904</text:p>
          </table:table-cell>
          <table:table-cell table:style-name="Table103.B2" office:value-type="string">
            <text:p text:style-name="Table_20_Contents">D</text:p>
          </table:table-cell>
          <table:table-cell table:style-name="Table103.A2" office:value-type="float" office:value="121">
            <text:p text:style-name="P11">121</text:p>
          </table:table-cell>
          <table:table-cell table:style-name="Table103.B2" office:value-type="string">
            <text:p text:style-name="P5">N</text:p>
          </table:table-cell>
          <table:table-cell table:style-name="Table103.A2" office:value-type="float" office:value="37">
            <text:p text:style-name="P7">37</text:p>
          </table:table-cell>
          <table:table-cell table:style-name="Table103.B2" office:value-type="string">
            <text:p text:style-name="Table_20_Contents">NULL</text:p>
          </table:table-cell>
          <table:table-cell table:style-name="Table103.B2" office:value-type="string">
            <text:p text:style-name="Table_20_Contents">WPS</text:p>
          </table:table-cell>
          <table:table-cell table:style-name="Table103.B2" office:value-type="string">
            <text:p text:style-name="Table_20_Contents">NULL</text:p>
          </table:table-cell>
          <table:table-cell table:style-name="Table103.A2" office:value-type="float" office:value="50">
            <text:p text:style-name="Table_20_Contents">50</text:p>
          </table:table-cell>
          <table:table-cell table:style-name="Table103.J2" office:value-type="string">
            <text:p text:style-name="Table_20_Contents">NULL</text:p>
          </table:table-cell>
        </table:table-row>
        <table:table-row>
          <table:table-cell table:style-name="Table103.A2" office:value-type="float" office:value="14904">
            <text:p text:style-name="Table_20_Contents">14904</text:p>
          </table:table-cell>
          <table:table-cell table:style-name="Table103.B2" office:value-type="string">
            <text:p text:style-name="Table_20_Contents">C</text:p>
          </table:table-cell>
          <table:table-cell table:style-name="Table103.A2" office:value-type="float" office:value="121">
            <text:p text:style-name="P11">121</text:p>
          </table:table-cell>
          <table:table-cell table:style-name="Table103.B2" office:value-type="string">
            <text:p text:style-name="P5">N</text:p>
          </table:table-cell>
          <table:table-cell table:style-name="Table103.B2" office:value-type="string">
            <text:p text:style-name="Table_20_Contents">NULL</text:p>
          </table:table-cell>
          <table:table-cell table:style-name="Table103.A2" office:value-type="float" office:value="3">
            <text:p text:style-name="P7">3</text:p>
          </table:table-cell>
          <table:table-cell table:style-name="Table103.B2" office:value-type="string">
            <text:p text:style-name="Table_20_Contents">WPS</text:p>
          </table:table-cell>
          <table:table-cell table:style-name="Table103.B2" office:value-type="string">
            <text:p text:style-name="Table_20_Contents">NULL</text:p>
          </table:table-cell>
          <table:table-cell table:style-name="Table103.B2" office:value-type="string">
            <text:p text:style-name="Table_20_Contents">NULL</text:p>
          </table:table-cell>
          <table:table-cell table:style-name="Table103.J3" office:value-type="float" office:value="50">
            <text:p text:style-name="Table_20_Contents">50</text:p>
          </table:table-cell>
        </table:table-row>
        <table:table-row>
          <table:table-cell table:style-name="Table103.A2" office:value-type="float" office:value="4988">
            <text:p text:style-name="Table_20_Contents">4988</text:p>
          </table:table-cell>
          <table:table-cell table:style-name="Table103.B2" office:value-type="string">
            <text:p text:style-name="Table_20_Contents">D</text:p>
          </table:table-cell>
          <table:table-cell table:style-name="Table103.A2" office:value-type="float" office:value="231">
            <text:p text:style-name="P15">231</text:p>
          </table:table-cell>
          <table:table-cell table:style-name="Table103.B2" office:value-type="string">
            <text:p text:style-name="P5">N</text:p>
          </table:table-cell>
          <table:table-cell table:style-name="Table103.A2" office:value-type="float" office:value="38">
            <text:p text:style-name="P7">38</text:p>
          </table:table-cell>
          <table:table-cell table:style-name="Table103.B2" office:value-type="string">
            <text:p text:style-name="Table_20_Contents">NULL</text:p>
          </table:table-cell>
          <table:table-cell table:style-name="Table103.B2" office:value-type="string">
            <text:p text:style-name="Table_20_Contents">RM</text:p>
          </table:table-cell>
          <table:table-cell table:style-name="Table103.B2" office:value-type="string">
            <text:p text:style-name="Table_20_Contents">NULL</text:p>
          </table:table-cell>
          <table:table-cell table:style-name="Table103.A2" office:value-type="float" office:value="-50">
            <text:p text:style-name="Table_20_Contents">-50</text:p>
          </table:table-cell>
          <table:table-cell table:style-name="Table103.J2" office:value-type="string">
            <text:p text:style-name="Table_20_Contents">NULL</text:p>
          </table:table-cell>
        </table:table-row>
        <table:table-row>
          <table:table-cell table:style-name="Table103.A2" office:value-type="float" office:value="4988">
            <text:p text:style-name="Table_20_Contents">4988</text:p>
          </table:table-cell>
          <table:table-cell table:style-name="Table103.B2" office:value-type="string">
            <text:p text:style-name="Table_20_Contents">C</text:p>
          </table:table-cell>
          <table:table-cell table:style-name="Table103.A2" office:value-type="float" office:value="231">
            <text:p text:style-name="P15">231</text:p>
          </table:table-cell>
          <table:table-cell table:style-name="Table103.B2" office:value-type="string">
            <text:p text:style-name="P6">N</text:p>
          </table:table-cell>
          <table:table-cell table:style-name="Table103.B2" office:value-type="string">
            <text:p text:style-name="Table_20_Contents">NULL</text:p>
          </table:table-cell>
          <table:table-cell table:style-name="Table103.A2" office:value-type="float" office:value="1">
            <text:p text:style-name="P7">1</text:p>
          </table:table-cell>
          <table:table-cell table:style-name="Table103.B2" office:value-type="string">
            <text:p text:style-name="Table_20_Contents">RM</text:p>
          </table:table-cell>
          <table:table-cell table:style-name="Table103.B2" office:value-type="string">
            <text:p text:style-name="P13">NULL</text:p>
          </table:table-cell>
          <table:table-cell table:style-name="Table103.B2" office:value-type="string">
            <text:p text:style-name="P13">NULL</text:p>
          </table:table-cell>
          <table:table-cell table:style-name="Table103.J3" office:value-type="float" office:value="-50">
            <text:p text:style-name="Table_20_Contents">-50</text:p>
          </table:table-cell>
        </table:table-row>
      </table:table>
      <text:p text:style-name="P16"/>
      <text:p text:style-name="P16">OR</text:p>
      <text:p text:style-name="P16"/>
      <text:p text:style-name="P19">GR against MO (121 +231)</text:p>
      <text:p text:style-name="P19"><text:s text:c="6"/><text:span text:style-name="T5">There is no need to transfer. We will Receive the Item By (121) <text:s text:c="2"/>and Issue the another Item by BOM method. <text:s/>In this case use Only <text:s/>upper Department ID and Campus ID. In this Case SrcDesTypeItem Id is UN Used. </text:span><text:s/></text:p>
      <table:table table:name="Table110" table:style-name="Table110">
        <table:table-column table:style-name="Table110.A"/>
        <table:table-column table:style-name="Table110.B"/>
        <table:table-row>
          <table:table-cell table:style-name="Table110.A1" office:value-type="string">
            <text:p text:style-name="P3">Movement <text:s/>Code <text:s text:c="4"/>(121 + 231)</text:p>
          </table:table-cell>
          <table:table-cell table:style-name="Table110.B1" office:value-type="string">
            <text:p text:style-name="P3"><text:s text:c="3"/>(GR against MO + GI against MO)</text:p>
          </table:table-cell>
        </table:table-row>
      </table:table>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column table:style-name="Table111.C"/>
        <table:table-column table:style-name="Table111.H"/>
        <table:table-column table:style-name="Table111.E"/>
        <table:table-column table:style-name="Table111.J"/>
        <table:table-row>
          <table:table-cell table:style-name="Table111.A1" office:value-type="string">
            <text:p text:style-name="P1">Item ID</text:p>
          </table:table-cell>
          <table:table-cell table:style-name="Table111.A1" office:value-type="string">
            <text:p text:style-name="P1">Delta CD</text:p>
          </table:table-cell>
          <table:table-cell table:style-name="Table111.A1" office:value-type="string">
            <text:p text:style-name="P14">Mvt Code</text:p>
          </table:table-cell>
          <table:table-cell table:style-name="Table111.A1" office:value-type="string">
            <text:p text:style-name="P1">SP Stock</text:p>
          </table:table-cell>
          <table:table-cell table:style-name="Table111.A1" office:value-type="string">
            <text:p text:style-name="P1">Mat Dept.</text:p>
          </table:table-cell>
          <table:table-cell table:style-name="Table111.A1" office:value-type="string">
            <text:p text:style-name="P1">Campus </text:p>
          </table:table-cell>
          <table:table-cell table:style-name="Table111.A1" office:value-type="string">
            <text:p text:style-name="P1">St Stage</text:p>
          </table:table-cell>
          <table:table-cell table:style-name="Table111.A1" office:value-type="string">
            <text:p text:style-name="P1"><text:s text:c="2"/>V/C</text:p>
          </table:table-cell>
          <table:table-cell table:style-name="Table111.A1" office:value-type="string">
            <text:p text:style-name="P1">Qty Dept.</text:p>
          </table:table-cell>
          <table:table-cell table:style-name="Table111.J1" office:value-type="string">
            <text:p text:style-name="P1">Qty Camp</text:p>
          </table:table-cell>
        </table:table-row>
        <table:table-row>
          <table:table-cell table:style-name="Table111.A2" office:value-type="float" office:value="14904">
            <text:p text:style-name="Table_20_Contents">14904</text:p>
          </table:table-cell>
          <table:table-cell table:style-name="Table111.B2" office:value-type="string">
            <text:p text:style-name="Table_20_Contents">D</text:p>
          </table:table-cell>
          <table:table-cell table:style-name="Table111.A2" office:value-type="float" office:value="121">
            <text:p text:style-name="P11">121</text:p>
          </table:table-cell>
          <table:table-cell table:style-name="Table111.B2" office:value-type="string">
            <text:p text:style-name="P5">N</text:p>
          </table:table-cell>
          <table:table-cell table:style-name="Table111.A2" office:value-type="float" office:value="37">
            <text:p text:style-name="P7">37</text:p>
          </table:table-cell>
          <table:table-cell table:style-name="Table111.B2" office:value-type="string">
            <text:p text:style-name="Table_20_Contents">NULL</text:p>
          </table:table-cell>
          <table:table-cell table:style-name="Table111.B2" office:value-type="string">
            <text:p text:style-name="Table_20_Contents">WPS</text:p>
          </table:table-cell>
          <table:table-cell table:style-name="Table111.B2" office:value-type="string">
            <text:p text:style-name="Table_20_Contents">NULL</text:p>
          </table:table-cell>
          <table:table-cell table:style-name="Table111.A2" office:value-type="float" office:value="50">
            <text:p text:style-name="Table_20_Contents">50</text:p>
          </table:table-cell>
          <table:table-cell table:style-name="Table111.J2" office:value-type="string">
            <text:p text:style-name="Table_20_Contents">NULL</text:p>
          </table:table-cell>
        </table:table-row>
        <table:table-row>
          <table:table-cell table:style-name="Table111.A2" office:value-type="float" office:value="14904">
            <text:p text:style-name="Table_20_Contents">14904</text:p>
          </table:table-cell>
          <table:table-cell table:style-name="Table111.B2" office:value-type="string">
            <text:p text:style-name="Table_20_Contents">C</text:p>
          </table:table-cell>
          <table:table-cell table:style-name="Table111.A2" office:value-type="float" office:value="121">
            <text:p text:style-name="P11">121</text:p>
          </table:table-cell>
          <table:table-cell table:style-name="Table111.B2" office:value-type="string">
            <text:p text:style-name="P5">N</text:p>
          </table:table-cell>
          <table:table-cell table:style-name="Table111.B2" office:value-type="string">
            <text:p text:style-name="Table_20_Contents">NULL</text:p>
          </table:table-cell>
          <table:table-cell table:style-name="Table111.A2" office:value-type="float" office:value="3">
            <text:p text:style-name="P7">3</text:p>
          </table:table-cell>
          <table:table-cell table:style-name="Table111.B2" office:value-type="string">
            <text:p text:style-name="Table_20_Contents">WPS</text:p>
          </table:table-cell>
          <table:table-cell table:style-name="Table111.B2" office:value-type="string">
            <text:p text:style-name="Table_20_Contents">NULL</text:p>
          </table:table-cell>
          <table:table-cell table:style-name="Table111.B2" office:value-type="string">
            <text:p text:style-name="Table_20_Contents">NULL</text:p>
          </table:table-cell>
          <table:table-cell table:style-name="Table111.J3" office:value-type="float" office:value="50">
            <text:p text:style-name="Table_20_Contents">50</text:p>
          </table:table-cell>
        </table:table-row>
        <table:table-row>
          <table:table-cell table:style-name="Table111.A2" office:value-type="float" office:value="4988">
            <text:p text:style-name="Table_20_Contents">4988</text:p>
          </table:table-cell>
          <table:table-cell table:style-name="Table111.B2" office:value-type="string">
            <text:p text:style-name="Table_20_Contents">D</text:p>
          </table:table-cell>
          <table:table-cell table:style-name="Table111.A2" office:value-type="float" office:value="231">
            <text:p text:style-name="P15">231</text:p>
          </table:table-cell>
          <table:table-cell table:style-name="Table111.B2" office:value-type="string">
            <text:p text:style-name="P5">N</text:p>
          </table:table-cell>
          <table:table-cell table:style-name="Table111.A2" office:value-type="float" office:value="37">
            <text:p text:style-name="P7">37</text:p>
          </table:table-cell>
          <table:table-cell table:style-name="Table111.B2" office:value-type="string">
            <text:p text:style-name="Table_20_Contents">NULL</text:p>
          </table:table-cell>
          <table:table-cell table:style-name="Table111.B2" office:value-type="string">
            <text:p text:style-name="Table_20_Contents">RM</text:p>
          </table:table-cell>
          <table:table-cell table:style-name="Table111.B2" office:value-type="string">
            <text:p text:style-name="Table_20_Contents">NULL</text:p>
          </table:table-cell>
          <table:table-cell table:style-name="Table111.A2" office:value-type="float" office:value="-50">
            <text:p text:style-name="Table_20_Contents">-50</text:p>
          </table:table-cell>
          <table:table-cell table:style-name="Table111.J2" office:value-type="string">
            <text:p text:style-name="Table_20_Contents">NULL</text:p>
          </table:table-cell>
        </table:table-row>
        <table:table-row>
          <table:table-cell table:style-name="Table111.A2" office:value-type="float" office:value="4988">
            <text:p text:style-name="Table_20_Contents">4988</text:p>
          </table:table-cell>
          <table:table-cell table:style-name="Table111.B2" office:value-type="string">
            <text:p text:style-name="Table_20_Contents">C</text:p>
          </table:table-cell>
          <table:table-cell table:style-name="Table111.A2" office:value-type="float" office:value="231">
            <text:p text:style-name="P15">231</text:p>
          </table:table-cell>
          <table:table-cell table:style-name="Table111.B2" office:value-type="string">
            <text:p text:style-name="P6">N</text:p>
          </table:table-cell>
          <table:table-cell table:style-name="Table111.B2" office:value-type="string">
            <text:p text:style-name="Table_20_Contents">NULL</text:p>
          </table:table-cell>
          <table:table-cell table:style-name="Table111.A2" office:value-type="float" office:value="3">
            <text:p text:style-name="P7">3</text:p>
          </table:table-cell>
          <table:table-cell table:style-name="Table111.B2" office:value-type="string">
            <text:p text:style-name="Table_20_Contents">RM</text:p>
          </table:table-cell>
          <table:table-cell table:style-name="Table111.B2" office:value-type="string">
            <text:p text:style-name="P13">NULL</text:p>
          </table:table-cell>
          <table:table-cell table:style-name="Table111.B2" office:value-type="string">
            <text:p text:style-name="P13">NULL</text:p>
          </table:table-cell>
          <table:table-cell table:style-name="Table111.J3" office:value-type="float" office:value="-50">
            <text:p text:style-name="Table_20_Contents">-50</text:p>
          </table:table-cell>
        </table:table-row>
      </table:table>
      <text:p text:style-name="P16"/>
      <text:p text:style-name="P16"/>
      <text:p text:style-name="P16"/>
      <text:p text:style-name="P16"/>
      <text:p text:style-name="P16"/>
      <text:p text:style-name="P19"><text:soft-page-break/>Case 2 : </text:p>
      <text:p text:style-name="P19">GR by-product against MO (422 + 122 +231)</text:p>
      <text:p text:style-name="P19"/>
      <table:table table:name="Table106" table:style-name="Table106">
        <table:table-column table:style-name="Table106.A"/>
        <table:table-column table:style-name="Table106.B"/>
        <table:table-row>
          <table:table-cell table:style-name="Table106.A1" office:value-type="string">
            <text:p text:style-name="P4">Movement <text:s/>Code <text:s text:c="4"/>(422) <text:s text:c="2"/>(TB)</text:p>
          </table:table-cell>
          <table:table-cell table:style-name="Table106.B1" office:value-type="string">
            <text:p text:style-name="P4"><text:s text:c="3"/><text:span text:style-name="T2">Transfer from store to floor</text:span></text:p>
          </table:table-cell>
        </table:table-row>
      </table:table>
      <table:table table:name="Table107" table:style-name="Table107">
        <table:table-column table:style-name="Table107.A"/>
        <table:table-column table:style-name="Table107.B" table:number-columns-repeated="2"/>
        <table:table-column table:style-name="Table107.D"/>
        <table:table-column table:style-name="Table107.E"/>
        <table:table-column table:style-name="Table107.F"/>
        <table:table-column table:style-name="Table107.G"/>
        <table:table-column table:style-name="Table107.H"/>
        <table:table-column table:style-name="Table107.G"/>
        <table:table-column table:style-name="Table107.J"/>
        <table:table-row>
          <table:table-cell table:style-name="Table107.A1" office:value-type="string">
            <text:p text:style-name="P2">Delta CD</text:p>
          </table:table-cell>
          <table:table-cell table:style-name="Table107.A1" office:value-type="string">
            <text:p text:style-name="P2">SP St.</text:p>
          </table:table-cell>
          <table:table-cell table:style-name="Table107.A1" office:value-type="string">
            <text:p text:style-name="P2">SP St. N</text:p>
          </table:table-cell>
          <table:table-cell table:style-name="Table107.A1" office:value-type="string">
            <text:p text:style-name="P2">Flow</text:p>
          </table:table-cell>
          <table:table-cell table:style-name="Table107.A1" office:value-type="string">
            <text:p text:style-name="P2">Mat Dept.</text:p>
          </table:table-cell>
          <table:table-cell table:style-name="Table107.A1" office:value-type="string">
            <text:p text:style-name="P2">Campus </text:p>
          </table:table-cell>
          <table:table-cell table:style-name="Table107.A1" office:value-type="string">
            <text:p text:style-name="P2">Customer</text:p>
          </table:table-cell>
          <table:table-cell table:style-name="Table107.A1" office:value-type="string">
            <text:p text:style-name="P2">Vendor</text:p>
          </table:table-cell>
          <table:table-cell table:style-name="Table107.A1" office:value-type="string">
            <text:p text:style-name="P2">Qty Dept.</text:p>
          </table:table-cell>
          <table:table-cell table:style-name="Table107.J1" office:value-type="string">
            <text:p text:style-name="P2">Qty Camp.</text:p>
          </table:table-cell>
        </table:table-row>
        <table:table-row>
          <table:table-cell table:style-name="Table107.A2" office:value-type="string">
            <text:p text:style-name="Table_20_Contents">D</text:p>
          </table:table-cell>
          <table:table-cell table:style-name="Table107.A2" office:value-type="string">
            <text:p text:style-name="P5">N</text:p>
          </table:table-cell>
          <table:table-cell table:style-name="Table107.A2" office:value-type="string">
            <text:p text:style-name="P5">N</text:p>
          </table:table-cell>
          <table:table-cell table:style-name="Table107.A2" office:value-type="string">
            <text:p text:style-name="P5">T</text:p>
          </table:table-cell>
          <table:table-cell table:style-name="Table107.E2" office:value-type="float" office:value="37">
            <text:p text:style-name="P7">37</text:p>
          </table:table-cell>
          <table:table-cell table:style-name="Table107.A2" office:value-type="string">
            <text:p text:style-name="Table_20_Contents">NULL</text:p>
          </table:table-cell>
          <table:table-cell table:style-name="Table107.A2" office:value-type="string">
            <text:p text:style-name="Table_20_Contents">NULL</text:p>
          </table:table-cell>
          <table:table-cell table:style-name="Table107.A2" office:value-type="string">
            <text:p text:style-name="Table_20_Contents">NULL</text:p>
          </table:table-cell>
          <table:table-cell table:style-name="Table107.E2" office:value-type="float" office:value="-50">
            <text:p text:style-name="Table_20_Contents">-50</text:p>
          </table:table-cell>
          <table:table-cell table:style-name="Table107.J2" office:value-type="string">
            <text:p text:style-name="Table_20_Contents">NULL</text:p>
          </table:table-cell>
        </table:table-row>
        <table:table-row>
          <table:table-cell table:style-name="Table107.A2" office:value-type="string">
            <text:p text:style-name="Table_20_Contents">D</text:p>
          </table:table-cell>
          <table:table-cell table:style-name="Table107.A2" office:value-type="string">
            <text:p text:style-name="P5">N</text:p>
          </table:table-cell>
          <table:table-cell table:style-name="Table107.A2" office:value-type="string">
            <text:p text:style-name="P5">N</text:p>
          </table:table-cell>
          <table:table-cell table:style-name="Table107.A2" office:value-type="string">
            <text:p text:style-name="P5">B</text:p>
          </table:table-cell>
          <table:table-cell table:style-name="Table107.E2" office:value-type="float" office:value="38">
            <text:p text:style-name="P7">38</text:p>
          </table:table-cell>
          <table:table-cell table:style-name="Table107.A2" office:value-type="string">
            <text:p text:style-name="Table_20_Contents">NULL</text:p>
          </table:table-cell>
          <table:table-cell table:style-name="Table107.A2" office:value-type="string">
            <text:p text:style-name="Table_20_Contents">NULL</text:p>
          </table:table-cell>
          <table:table-cell table:style-name="Table107.A2" office:value-type="string">
            <text:p text:style-name="Table_20_Contents">NULL</text:p>
          </table:table-cell>
          <table:table-cell table:style-name="Table107.E2" office:value-type="float" office:value="50">
            <text:p text:style-name="Table_20_Contents">50</text:p>
          </table:table-cell>
          <table:table-cell table:style-name="Table107.J2" office:value-type="string">
            <text:p text:style-name="Table_20_Contents">NULL</text:p>
          </table:table-cell>
        </table:table-row>
      </table:table>
      <text:p text:style-name="P17"/>
      <text:p text:style-name="P16">+</text:p>
      <text:p text:style-name="Standard"/>
      <table:table table:name="Table108" table:style-name="Table108">
        <table:table-column table:style-name="Table108.A"/>
        <table:table-column table:style-name="Table108.B"/>
        <table:table-row>
          <table:table-cell table:style-name="Table108.A1" office:value-type="string">
            <text:p text:style-name="P3">Movement <text:s/>Code <text:s text:c="4"/>(122 + 231)</text:p>
          </table:table-cell>
          <table:table-cell table:style-name="Table108.B1" office:value-type="string">
            <text:p text:style-name="P3"><text:s text:c="3"/>(GR by-product against MO + GI against MO)</text:p>
          </table:table-cell>
        </table:table-row>
      </table:table>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column table:style-name="Table109.C"/>
        <table:table-column table:style-name="Table109.H"/>
        <table:table-column table:style-name="Table109.E"/>
        <table:table-column table:style-name="Table109.J"/>
        <table:table-row>
          <table:table-cell table:style-name="Table109.A1" office:value-type="string">
            <text:p text:style-name="P1">Item ID</text:p>
          </table:table-cell>
          <table:table-cell table:style-name="Table109.A1" office:value-type="string">
            <text:p text:style-name="P1">Delta CD</text:p>
          </table:table-cell>
          <table:table-cell table:style-name="Table109.A1" office:value-type="string">
            <text:p text:style-name="P14">Mvt Code</text:p>
          </table:table-cell>
          <table:table-cell table:style-name="Table109.A1" office:value-type="string">
            <text:p text:style-name="P1">SP Stock</text:p>
          </table:table-cell>
          <table:table-cell table:style-name="Table109.A1" office:value-type="string">
            <text:p text:style-name="P1">Mat Dept.</text:p>
          </table:table-cell>
          <table:table-cell table:style-name="Table109.A1" office:value-type="string">
            <text:p text:style-name="P1">Campus </text:p>
          </table:table-cell>
          <table:table-cell table:style-name="Table109.A1" office:value-type="string">
            <text:p text:style-name="P1">St Stage</text:p>
          </table:table-cell>
          <table:table-cell table:style-name="Table109.A1" office:value-type="string">
            <text:p text:style-name="P1"><text:s text:c="2"/>V/C</text:p>
          </table:table-cell>
          <table:table-cell table:style-name="Table109.A1" office:value-type="string">
            <text:p text:style-name="P1">Qty Dept.</text:p>
          </table:table-cell>
          <table:table-cell table:style-name="Table109.J1" office:value-type="string">
            <text:p text:style-name="P1">Qty Camp</text:p>
          </table:table-cell>
        </table:table-row>
        <table:table-row>
          <table:table-cell table:style-name="Table109.A2" office:value-type="float" office:value="14904">
            <text:p text:style-name="Table_20_Contents">14904</text:p>
          </table:table-cell>
          <table:table-cell table:style-name="Table109.B2" office:value-type="string">
            <text:p text:style-name="Table_20_Contents">D</text:p>
          </table:table-cell>
          <table:table-cell table:style-name="Table109.A2" office:value-type="float" office:value="122">
            <text:p text:style-name="P12">122</text:p>
          </table:table-cell>
          <table:table-cell table:style-name="Table109.B2" office:value-type="string">
            <text:p text:style-name="P5">N</text:p>
          </table:table-cell>
          <table:table-cell table:style-name="Table109.A2" office:value-type="float" office:value="37">
            <text:p text:style-name="P7">37</text:p>
          </table:table-cell>
          <table:table-cell table:style-name="Table109.B2" office:value-type="string">
            <text:p text:style-name="Table_20_Contents">NULL</text:p>
          </table:table-cell>
          <table:table-cell table:style-name="Table109.B2" office:value-type="string">
            <text:p text:style-name="Table_20_Contents">WPS</text:p>
          </table:table-cell>
          <table:table-cell table:style-name="Table109.B2" office:value-type="string">
            <text:p text:style-name="Table_20_Contents">NULL</text:p>
          </table:table-cell>
          <table:table-cell table:style-name="Table109.A2" office:value-type="float" office:value="50">
            <text:p text:style-name="Table_20_Contents">50</text:p>
          </table:table-cell>
          <table:table-cell table:style-name="Table109.J2" office:value-type="string">
            <text:p text:style-name="Table_20_Contents">NULL</text:p>
          </table:table-cell>
        </table:table-row>
        <table:table-row>
          <table:table-cell table:style-name="Table109.A2" office:value-type="float" office:value="14904">
            <text:p text:style-name="Table_20_Contents">14904</text:p>
          </table:table-cell>
          <table:table-cell table:style-name="Table109.B2" office:value-type="string">
            <text:p text:style-name="Table_20_Contents">C</text:p>
          </table:table-cell>
          <table:table-cell table:style-name="Table109.A2" office:value-type="float" office:value="122">
            <text:p text:style-name="P12">122</text:p>
          </table:table-cell>
          <table:table-cell table:style-name="Table109.B2" office:value-type="string">
            <text:p text:style-name="P5">N</text:p>
          </table:table-cell>
          <table:table-cell table:style-name="Table109.B2" office:value-type="string">
            <text:p text:style-name="Table_20_Contents">NULL</text:p>
          </table:table-cell>
          <table:table-cell table:style-name="Table109.A2" office:value-type="float" office:value="3">
            <text:p text:style-name="P7">3</text:p>
          </table:table-cell>
          <table:table-cell table:style-name="Table109.B2" office:value-type="string">
            <text:p text:style-name="Table_20_Contents">WPS</text:p>
          </table:table-cell>
          <table:table-cell table:style-name="Table109.B2" office:value-type="string">
            <text:p text:style-name="Table_20_Contents">NULL</text:p>
          </table:table-cell>
          <table:table-cell table:style-name="Table109.B2" office:value-type="string">
            <text:p text:style-name="Table_20_Contents">NULL</text:p>
          </table:table-cell>
          <table:table-cell table:style-name="Table109.J3" office:value-type="float" office:value="50">
            <text:p text:style-name="Table_20_Contents">50</text:p>
          </table:table-cell>
        </table:table-row>
        <table:table-row>
          <table:table-cell table:style-name="Table109.A2" office:value-type="float" office:value="4988">
            <text:p text:style-name="Table_20_Contents">4988</text:p>
          </table:table-cell>
          <table:table-cell table:style-name="Table109.B2" office:value-type="string">
            <text:p text:style-name="Table_20_Contents">D</text:p>
          </table:table-cell>
          <table:table-cell table:style-name="Table109.A2" office:value-type="float" office:value="231">
            <text:p text:style-name="P15">231</text:p>
          </table:table-cell>
          <table:table-cell table:style-name="Table109.B2" office:value-type="string">
            <text:p text:style-name="P5">N</text:p>
          </table:table-cell>
          <table:table-cell table:style-name="Table109.A2" office:value-type="float" office:value="38">
            <text:p text:style-name="P7">38</text:p>
          </table:table-cell>
          <table:table-cell table:style-name="Table109.B2" office:value-type="string">
            <text:p text:style-name="Table_20_Contents">NULL</text:p>
          </table:table-cell>
          <table:table-cell table:style-name="Table109.B2" office:value-type="string">
            <text:p text:style-name="Table_20_Contents">RM</text:p>
          </table:table-cell>
          <table:table-cell table:style-name="Table109.B2" office:value-type="string">
            <text:p text:style-name="Table_20_Contents">NULL</text:p>
          </table:table-cell>
          <table:table-cell table:style-name="Table109.A2" office:value-type="float" office:value="-50">
            <text:p text:style-name="Table_20_Contents">-50</text:p>
          </table:table-cell>
          <table:table-cell table:style-name="Table109.J2" office:value-type="string">
            <text:p text:style-name="Table_20_Contents">NULL</text:p>
          </table:table-cell>
        </table:table-row>
        <table:table-row>
          <table:table-cell table:style-name="Table109.A2" office:value-type="float" office:value="4988">
            <text:p text:style-name="Table_20_Contents">4988</text:p>
          </table:table-cell>
          <table:table-cell table:style-name="Table109.B2" office:value-type="string">
            <text:p text:style-name="Table_20_Contents">C</text:p>
          </table:table-cell>
          <table:table-cell table:style-name="Table109.A2" office:value-type="float" office:value="231">
            <text:p text:style-name="P15">231</text:p>
          </table:table-cell>
          <table:table-cell table:style-name="Table109.B2" office:value-type="string">
            <text:p text:style-name="P6">N</text:p>
          </table:table-cell>
          <table:table-cell table:style-name="Table109.B2" office:value-type="string">
            <text:p text:style-name="Table_20_Contents">NULL</text:p>
          </table:table-cell>
          <table:table-cell table:style-name="Table109.A2" office:value-type="float" office:value="1">
            <text:p text:style-name="P7">1</text:p>
          </table:table-cell>
          <table:table-cell table:style-name="Table109.B2" office:value-type="string">
            <text:p text:style-name="Table_20_Contents">RM</text:p>
          </table:table-cell>
          <table:table-cell table:style-name="Table109.B2" office:value-type="string">
            <text:p text:style-name="P13">NULL</text:p>
          </table:table-cell>
          <table:table-cell table:style-name="Table109.B2" office:value-type="string">
            <text:p text:style-name="P13">NULL</text:p>
          </table:table-cell>
          <table:table-cell table:style-name="Table109.J3" office:value-type="float" office:value="-50">
            <text:p text:style-name="Table_20_Contents">-50</text:p>
          </table:table-cell>
        </table:table-row>
      </table:table>
      <text:p text:style-name="P16"/>
      <text:p text:style-name="P16"/>
      <text:p text:style-name="P16">OR</text:p>
      <text:p text:style-name="P16"/>
      <text:p text:style-name="P19">GR by-product against MO <text:s/>(122 +231)</text:p>
      <table:table table:name="Table112" table:style-name="Table112">
        <table:table-column table:style-name="Table112.A"/>
        <table:table-column table:style-name="Table112.B"/>
        <table:table-row>
          <table:table-cell table:style-name="Table112.A1" office:value-type="string">
            <text:p text:style-name="P3">Movement <text:s/>Code <text:s text:c="4"/>(122 + 231)</text:p>
          </table:table-cell>
          <table:table-cell table:style-name="Table112.B1" office:value-type="string">
            <text:p text:style-name="P3"><text:s text:c="3"/>( GR by-product against MO + GI against MO)</text:p>
          </table:table-cell>
        </table:table-row>
      </table:table>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column table:style-name="Table113.C"/>
        <table:table-column table:style-name="Table113.H"/>
        <table:table-column table:style-name="Table113.E"/>
        <table:table-column table:style-name="Table113.J"/>
        <table:table-row>
          <table:table-cell table:style-name="Table113.A1" office:value-type="string">
            <text:p text:style-name="P1">Item ID</text:p>
          </table:table-cell>
          <table:table-cell table:style-name="Table113.A1" office:value-type="string">
            <text:p text:style-name="P1">Delta CD</text:p>
          </table:table-cell>
          <table:table-cell table:style-name="Table113.A1" office:value-type="string">
            <text:p text:style-name="P14">Mvt Code</text:p>
          </table:table-cell>
          <table:table-cell table:style-name="Table113.A1" office:value-type="string">
            <text:p text:style-name="P1">SP Stock</text:p>
          </table:table-cell>
          <table:table-cell table:style-name="Table113.A1" office:value-type="string">
            <text:p text:style-name="P1">Mat Dept.</text:p>
          </table:table-cell>
          <table:table-cell table:style-name="Table113.A1" office:value-type="string">
            <text:p text:style-name="P1">Campus </text:p>
          </table:table-cell>
          <table:table-cell table:style-name="Table113.A1" office:value-type="string">
            <text:p text:style-name="P1">St Stage</text:p>
          </table:table-cell>
          <table:table-cell table:style-name="Table113.A1" office:value-type="string">
            <text:p text:style-name="P1"><text:s text:c="2"/>V/C</text:p>
          </table:table-cell>
          <table:table-cell table:style-name="Table113.A1" office:value-type="string">
            <text:p text:style-name="P1">Qty Dept.</text:p>
          </table:table-cell>
          <table:table-cell table:style-name="Table113.J1" office:value-type="string">
            <text:p text:style-name="P1">Qty Camp</text:p>
          </table:table-cell>
        </table:table-row>
        <table:table-row>
          <table:table-cell table:style-name="Table113.A2" office:value-type="float" office:value="14904">
            <text:p text:style-name="Table_20_Contents">14904</text:p>
          </table:table-cell>
          <table:table-cell table:style-name="Table113.B2" office:value-type="string">
            <text:p text:style-name="Table_20_Contents">D</text:p>
          </table:table-cell>
          <table:table-cell table:style-name="Table113.A2" office:value-type="float" office:value="122">
            <text:p text:style-name="P11">122</text:p>
          </table:table-cell>
          <table:table-cell table:style-name="Table113.B2" office:value-type="string">
            <text:p text:style-name="P5">N</text:p>
          </table:table-cell>
          <table:table-cell table:style-name="Table113.A2" office:value-type="float" office:value="37">
            <text:p text:style-name="P7">37</text:p>
          </table:table-cell>
          <table:table-cell table:style-name="Table113.B2" office:value-type="string">
            <text:p text:style-name="Table_20_Contents">NULL</text:p>
          </table:table-cell>
          <table:table-cell table:style-name="Table113.B2" office:value-type="string">
            <text:p text:style-name="Table_20_Contents">WPS</text:p>
          </table:table-cell>
          <table:table-cell table:style-name="Table113.B2" office:value-type="string">
            <text:p text:style-name="Table_20_Contents">NULL</text:p>
          </table:table-cell>
          <table:table-cell table:style-name="Table113.A2" office:value-type="float" office:value="50">
            <text:p text:style-name="Table_20_Contents">50</text:p>
          </table:table-cell>
          <table:table-cell table:style-name="Table113.J2" office:value-type="string">
            <text:p text:style-name="Table_20_Contents">NULL</text:p>
          </table:table-cell>
        </table:table-row>
        <table:table-row>
          <table:table-cell table:style-name="Table113.A2" office:value-type="float" office:value="14904">
            <text:p text:style-name="Table_20_Contents">14904</text:p>
          </table:table-cell>
          <table:table-cell table:style-name="Table113.B2" office:value-type="string">
            <text:p text:style-name="Table_20_Contents">C</text:p>
          </table:table-cell>
          <table:table-cell table:style-name="Table113.A2" office:value-type="float" office:value="122">
            <text:p text:style-name="P11">122</text:p>
          </table:table-cell>
          <table:table-cell table:style-name="Table113.B2" office:value-type="string">
            <text:p text:style-name="P5">N</text:p>
          </table:table-cell>
          <table:table-cell table:style-name="Table113.B2" office:value-type="string">
            <text:p text:style-name="Table_20_Contents">NULL</text:p>
          </table:table-cell>
          <table:table-cell table:style-name="Table113.A2" office:value-type="float" office:value="3">
            <text:p text:style-name="P7">3</text:p>
          </table:table-cell>
          <table:table-cell table:style-name="Table113.B2" office:value-type="string">
            <text:p text:style-name="Table_20_Contents">WPS</text:p>
          </table:table-cell>
          <table:table-cell table:style-name="Table113.B2" office:value-type="string">
            <text:p text:style-name="Table_20_Contents">NULL</text:p>
          </table:table-cell>
          <table:table-cell table:style-name="Table113.B2" office:value-type="string">
            <text:p text:style-name="Table_20_Contents">NULL</text:p>
          </table:table-cell>
          <table:table-cell table:style-name="Table113.J3" office:value-type="float" office:value="50">
            <text:p text:style-name="Table_20_Contents">50</text:p>
          </table:table-cell>
        </table:table-row>
        <table:table-row>
          <table:table-cell table:style-name="Table113.A2" office:value-type="float" office:value="4988">
            <text:p text:style-name="Table_20_Contents">4988</text:p>
          </table:table-cell>
          <table:table-cell table:style-name="Table113.B2" office:value-type="string">
            <text:p text:style-name="Table_20_Contents">D</text:p>
          </table:table-cell>
          <table:table-cell table:style-name="Table113.A2" office:value-type="float" office:value="231">
            <text:p text:style-name="P15">231</text:p>
          </table:table-cell>
          <table:table-cell table:style-name="Table113.B2" office:value-type="string">
            <text:p text:style-name="P5">N</text:p>
          </table:table-cell>
          <table:table-cell table:style-name="Table113.A2" office:value-type="float" office:value="37">
            <text:p text:style-name="P7">37</text:p>
          </table:table-cell>
          <table:table-cell table:style-name="Table113.B2" office:value-type="string">
            <text:p text:style-name="Table_20_Contents">NULL</text:p>
          </table:table-cell>
          <table:table-cell table:style-name="Table113.B2" office:value-type="string">
            <text:p text:style-name="Table_20_Contents">RM</text:p>
          </table:table-cell>
          <table:table-cell table:style-name="Table113.B2" office:value-type="string">
            <text:p text:style-name="Table_20_Contents">NULL</text:p>
          </table:table-cell>
          <table:table-cell table:style-name="Table113.A2" office:value-type="float" office:value="-50">
            <text:p text:style-name="Table_20_Contents">-50</text:p>
          </table:table-cell>
          <table:table-cell table:style-name="Table113.J2" office:value-type="string">
            <text:p text:style-name="Table_20_Contents">NULL</text:p>
          </table:table-cell>
        </table:table-row>
        <table:table-row>
          <table:table-cell table:style-name="Table113.A2" office:value-type="float" office:value="4988">
            <text:p text:style-name="Table_20_Contents">4988</text:p>
          </table:table-cell>
          <table:table-cell table:style-name="Table113.B2" office:value-type="string">
            <text:p text:style-name="Table_20_Contents">C</text:p>
          </table:table-cell>
          <table:table-cell table:style-name="Table113.A2" office:value-type="float" office:value="231">
            <text:p text:style-name="P15">231</text:p>
          </table:table-cell>
          <table:table-cell table:style-name="Table113.B2" office:value-type="string">
            <text:p text:style-name="P6">N</text:p>
          </table:table-cell>
          <table:table-cell table:style-name="Table113.B2" office:value-type="string">
            <text:p text:style-name="Table_20_Contents">NULL</text:p>
          </table:table-cell>
          <table:table-cell table:style-name="Table113.A2" office:value-type="float" office:value="3">
            <text:p text:style-name="P7">3</text:p>
          </table:table-cell>
          <table:table-cell table:style-name="Table113.B2" office:value-type="string">
            <text:p text:style-name="Table_20_Contents">RM</text:p>
          </table:table-cell>
          <table:table-cell table:style-name="Table113.B2" office:value-type="string">
            <text:p text:style-name="P13">NULL</text:p>
          </table:table-cell>
          <table:table-cell table:style-name="Table113.B2" office:value-type="string">
            <text:p text:style-name="P13">NULL</text:p>
          </table:table-cell>
          <table:table-cell table:style-name="Table113.J3" office:value-type="float" office:value="-50">
            <text:p text:style-name="Table_20_Contents">-50</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6-14T09:33:51.68</meta:creation-date>
    <dc:date>2014-06-18T14:44:37.82</dc:date>
    <meta:editing-duration>PT07H15M42S</meta:editing-duration>
    <meta:editing-cycles>29</meta:editing-cycles>
    <meta:generator>OpenOffice.org/3.1$Win32 OpenOffice.org_project/310m11$Build-9399</meta:generator>
    <meta:document-statistic meta:table-count="113" meta:image-count="0" meta:object-count="0" meta:page-count="12" meta:paragraph-count="2127" meta:word-count="3155" meta:character-count="12729"/>
  </office:meta>
</office:document-meta>
</file>